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521in" fo:margin-left="-0.1438in" fo:margin-right="-0.0028in" table:align="margins"/>
    </style:style>
    <style:style style:name="តារាង1.A" style:family="table-column">
      <style:table-column-properties style:column-width="0.7694in" style:rel-column-width="4563*"/>
    </style:style>
    <style:style style:name="តារាង1.B" style:family="table-column">
      <style:table-column-properties style:column-width="1.0417in" style:rel-column-width="6178*"/>
    </style:style>
    <style:style style:name="តារាង1.C" style:family="table-column">
      <style:table-column-properties style:column-width="0.4375in" style:rel-column-width="2595*"/>
    </style:style>
    <style:style style:name="តារាង1.D" style:family="table-column">
      <style:table-column-properties style:column-width="0.9063in" style:rel-column-width="5375*"/>
    </style:style>
    <style:style style:name="តារាង1.E" style:family="table-column">
      <style:table-column-properties style:column-width="0.5938in" style:rel-column-width="3521*"/>
    </style:style>
    <style:style style:name="តារាង1.F" style:family="table-column">
      <style:table-column-properties style:column-width="0.9479in" style:rel-column-width="5622*"/>
    </style:style>
    <style:style style:name="តារាង1.G" style:family="table-column">
      <style:table-column-properties style:column-width="4.1472in" style:rel-column-width="24591*"/>
    </style:style>
    <style:style style:name="តារាង1.H" style:family="table-column">
      <style:table-column-properties style:column-width="1.125in" style:rel-column-width="6672*"/>
    </style:style>
    <style:style style:name="តារាង1.I" style:family="table-column">
      <style:table-column-properties style:column-width="1.0826in" style:rel-column-width="6418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9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5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6" style:family="paragraph" style:parent-style-name="Table_20_Contents">
      <style:paragraph-properties fo:text-align="justify" style:justify-single-word="false" text:number-lines="false" text:line-number="0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7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8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9" style:family="paragraph" style:parent-style-name="Table_20_Contents">
      <style:paragraph-properties style:writing-mode="lr-tb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ffffff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6" style:family="text">
      <style:text-properties style:text-position="super 58%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1">ល.រ</text:p>
          </table:table-cell>
          <table:table-cell table:style-name="តារាង1.A1" office:value-type="string">
            <text:p text:style-name="P12">មេ​ពាក្យ</text:p>
          </table:table-cell>
          <table:table-cell table:style-name="តារាង1.A1" office:value-type="string">
            <text:p text:style-name="P13">ល.រ</text:p>
          </table:table-cell>
          <table:table-cell table:style-name="តារាង1.A1" office:value-type="string">
            <text:p text:style-name="P13">សូរ​ប្រកប</text:p>
          </table:table-cell>
          <table:table-cell table:style-name="តារាង1.A1" office:value-type="string">
            <text:p text:style-name="P13">មក​ពី</text:p>
          </table:table-cell>
          <table:table-cell table:style-name="តារាង1.A1" office:value-type="string">
            <text:p text:style-name="P13">ថ្នាក់</text:p>
          </table:table-cell>
          <table:table-cell table:style-name="តារាង1.A1" office:value-type="string">
            <text:p text:style-name="P13">សេចក្តី​ពន្យល់</text:p>
          </table:table-cell>
          <table:table-cell table:style-name="តារាង1.A1" office:value-type="string">
            <text:p text:style-name="P13">របៀប​សរសេរ​ផ្សេង</text:p>
          </table:table-cell>
          <table:table-cell table:style-name="តារាង1.I1" office:value-type="string">
            <text:p text:style-name="P13">ពាក្យ​ផ្សំ</text:p>
            <text:p text:style-name="P13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្យញ្ជនៈ​ទី ៥ ក្នុង​វគ្គ​ទី​៥​ជា​ឱដ្ឋជៈ មាន​សំឡេង​កើត​ត្រង់​រឹម​បបូរ​មាត់ ឬ​ជា​សកដ្ឋាននាសិកជៈ មាន​សំឡេង​កើត​តាម​ឋាន​របស់​ខ្លួន (ត្រង់​រឹម​បបូរ​មាត់​និង​ច្រមុះ ហៅ​ថា ទ្វិដ្ឋានជៈ “មាន​សំឡេង​កើត​ក្នុង​ឋាន​ពីរ” ដូច្នេះ​វិញ​ក៏​បាន), ជា​ព្យញ្ជនៈ​គម្រប់​២៥​តាម​លំដាប់​នៃ​ព្យញ្ជនៈ​នវ​វគ្គ​ដែល​រាប់​តាំង​ពី ក, ខ... រៀង​មក ។ សំស្ក្រឹត​និង​បាលី​អាន​ថា មៈ, ខ្មែរ​ប្រើ​ជា​សំឡេង​ពីរ គឺ ម និង ម៉ តាម​គួរ​ដល់​សូរ​សម្ដី​របស់​ជាតិ; ម នេះ​ជា​ព្យញ្ជនៈ​អាច​តម្រួត​លើ​ព្យញ្ជនៈ​៤​តួ​ក្នុង​វគ្គ​ទី ៥ របស់​ខ្លួន​ផង លើ​តួ​ឯង​ផង​ដូច​ជា ចម្បាំង, សម្ផស្ស, កម្ពុជា, ជម្ពូ, សម្ភព, សម្ភាស, កម្មការ, ធម្មតា ជាដើម; អាច​តម្រួត​លើ​ព្យញ្ជនៈ​នវ​វគ្គ​ឯង​ទៀត​ក៏​បាន ដូច​ជា សម្កូវ, សម្ងាច, ម្ចាស់, អម្ចាស់, សម្ញាញ, សម្ញែង, សម្ដី, សម្ដេច, សម្ដោក, សម្ទាញ, សម្ទូង, សម្ទើញ ជាដើម; អាច​តម្រួត​លើ​ព្យញ្ជនៈ​ក្នុង​សេស​វគ្គ​ក៏​បាន​ទៀត​ផង ដូច​ជា ម្យ៉ាង, បម្រាម, ម្រាម​ដៃ, ម្រ៉ាង​ឡើយ, ម្លប់, ម្លូ, ម៉្លា, ម៉្លេះ, ម្សៅ, ម្ហូប, ម្ហេះ​ៗ ជាដើម, ជា​ព្យញ្ជនៈ​មាន​សិទ្ធិ​ទូលំទូលាយ ក្នុង​ការ​ប្រើ​សម្រាប់​ភាសា​ខ្ម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៥៥</text:p>
          </table:table-cell>
          <table:table-cell table:style-name="តារាង1.A2" office:value-type="string">
            <text:p text:style-name="P5">ម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ពាក្យ​សាមញ្ញ​ឬ​ជា​គ្រាម​ភាសា​មាន​សូរ​បញ្ជាក់​ខ្លី​ឬ​សូរ​បង្អូស​ជា​ជំនួស​សម្ដី​ថា មក ដូច​ជា​និយាយ​ថា : ម៏​ទៅ​ផ្ទះ ! ឬ​ថា មក៍, មក៍​អង្គុយ​ឯណេះ​ម៏ !; ឬ​ថា : ម៉ុះ ! តុះ ! ដូច​ជា​ថាៈ ម៉ុះ, ទៅ​ផ្ទះ !, តុះ, ប៉ុណ្ណឹង​ចុះ ! (ហៅ​ថា សម្ដី​ម៉ុះ​តុ សម្រាប់​និយាយ​ចំពោះ​មនុស្ស​អ្នក​មាន​សភាព​ស្មើ​គ្នា) ។</text:p>
          </table:table-cell>
          <table:table-cell table:style-name="តារាង1.D2" office:value-type="string">
            <text:p text:style-name="P2">មក៏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៥៦</text:p>
          </table:table-cell>
          <table:table-cell table:style-name="តារាង1.A2" office:value-type="string">
            <text:p text:style-name="P5">ម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ឃ្លាត​ពី​ទី​ខាង​នាយ​អាយ, ឃ្លាត​ពី​ទី​នោះ ចូល​ដល់​ទី​នេះ, វិល​ត្រឡប់​វិញ : មក​ពី​ណា ?, មក​ពី​ផ្សារ, មក​នេះ ! ឬ មក​ណេះ ! ។ ព. ផ្ទ. ទ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៥៧</text:p>
          </table:table-cell>
          <table:table-cell table:style-name="តារាង1.A2" office:value-type="string">
            <text:p text:style-name="P5">ម៉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ឮ​ដោយ​វាយ, គោះ, ផ្ទាត់​អ្វី​ៗ​ដែល​រឹង​ណែន : វាយ​ម៉ក គឺ​វាយ​ឮ​សូរ​ម៉ក ។ កិ. វិ. ដែល​ត្រូវ​ត្រង់, ដែល​ចំ​ឥត​ល្អៀង : ថា​ត្រូវ​ម៉ក, ទាយ​ម៉ក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៥៨</text:p>
          </table:table-cell>
          <table:table-cell table:style-name="តារាង1.A2" office:value-type="string">
            <text:p text:style-name="P5">ម៉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ូក​តូច​ៗ​សម្រាប់​ទារក : ដេរ​ម៉ក់​ឲ្យ​កូន, ដាក់​កូន​ឲ្យ​ដេក​លើ​ម៉ក់​ (អ្នក​ក្រុង​ច្រើន​និយាយ​ពាក្យ​នេ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៥៩</text:p>
          </table:table-cell>
          <table:table-cell table:style-name="តារាង1.A2" office:value-type="string">
            <text:p text:style-name="P5">ម៉ក់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ប៉ប្រិច​ភ្នែក​រង្វើល​ៗ ខ្លាំង​ៗ​ដោយ​អាការ​ខឹង, អន់​ចិត្ត : ធ្វើ​ភ្នែក​ម៉ក់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០</text:p>
          </table:table-cell>
          <table:table-cell table:style-name="តារាង1.A2" office:value-type="string">
            <text:p text:style-name="P5">មក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ក</text:p>
          </table:table-cell>
          <table:table-cell table:style-name="តារាង1.D2" office:value-type="string">
            <text:p text:style-name="P2">សំ.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4">(មករ ឬ មង្ករ) ឈ្មោះ​ត្រី​សមុទ្រ​មួយ​ប្រភេទ មាន​ខ្លួន​ធំ ក្បាល​ខ្លី​ក្រមុប ធ្មេញ​នឹង​ចង្កូម​ស្ញាញ​គួរ​ស្បើម (មាន​តំណាល​ក្នុង​រឿងរ៉ាវ​ពី​ព្រេង​នាយ); ខ្មែរ​ហៅ​សំដៅ ត្រី​ថ្ករ ក៏​មាន, ច្រើន​និយាយ​ថា ឆ្លាម​មក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3">៩១៦១</text:p>
          </table:table-cell>
          <table:table-cell table:style-name="តារាង1.A2" office:value-type="string">
            <text:p text:style-name="P5">មក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ៈកៈរ៉ៈ</text:p>
          </table:table-cell>
          <table:table-cell table:style-name="តារាង1.D2" office:value-type="string">
            <text:p text:style-name="P2">សំ. បា. ឬ 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4">(មករ --រាឝិ; --រាសិ) មករ​ឬ​រាសី​មករ គឺ​ឈ្មោះ​ខែ​ទី ១០ នៃ​សុរិយ​គតិ, មាន​ថ្ងៃ ៣១, ត្រូវ​គ្នា​នឹង​ខែ​យ៉ាំងវិយេរ (ខែ​ទី ១) បារាំង​សែស : ខែ​មករ ឬ មករ​រាសី ។ សព្វ​ថ្ងៃ​ប្រើ​ជា មករា (មៈកៈរ៉ា) ជា​ខែ​ទី ១ ដែរ ។</text:p>
          </table:table-cell>
          <table:table-cell table:style-name="តារាង1.D2" office:value-type="string">
            <text:p text:style-name="P2">មករ​រាស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3">៩១៦២</text:p>
          </table:table-cell>
          <table:table-cell table:style-name="តារាង1.A2" office:value-type="string">
            <text:p text:style-name="P5">មករន្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កៈរ៉ន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ស​នៃ​ផ្កា, ទឹក​ដម​ផ្កា; ទឹក​ឃ្មុំ (សម្រាប់​ប្រើ​ក្នុង​កាព្យ) : សម្ដី​ផ្អែម​ល្ហែម ដូច​មករន្ទ អ្នក​ស្ដាប់​ភាំងភ័ន្ត​ស្លន់​គំនិត ភ្លេច​ខ្លួន​ទៅ​ពួន​នៅ​ទី​ជិត ព្រោះ​គិត​ថា​នៅ​ឆ្ងាយ​ពុំ​កើ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៣</text:p>
          </table:table-cell>
          <table:table-cell table:style-name="តារាង1.A2" office:value-type="string">
            <text:p text:style-name="P5">ម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កា</text:p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ះកា អ. ថ. ម៉ៈកា) ឈ្មោះ​ឈើ​មួយ​ប្រភេទ​ស្លឹក​ស្រដៀង​នឹង​រាជ​ឆ្ពឹស​ឬ​រាជ​ព្រឹក្ស : ស្លឹក​មកា​សម្រាប់​ប្រើ​ជា​ថ្នាំ​បញ្ចុះ តាម​តម្រា​ឱសថ​របស់​គ្រូ​ខ្មែរ​សម័យ​បុរាណ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៤</text:p>
          </table:table-cell>
          <table:table-cell table:style-name="តារាង1.A2" office:value-type="string">
            <text:p text:style-name="P5">មការន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ការ៉ន់-តៈ ឬ--រ៉ន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និគ្គហិត​ដែល​ពោល​ឮ​សូរ​សំឡេង​ជា​អក្សរ ម ប្រកប​ខាង​ចុង (អ័ម, អាម) ដូច​ជា កំ, តំ (ក័ម, ត័ម) : កាំ, ចាំ (ក័ម, ច័ម ឬ កាម, ចាម) ជាដើម (ម. ព. និគ្គហិត និង សរណ​គមន៍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៥</text:p>
          </table:table-cell>
          <table:table-cell table:style-name="តារាង1.A2" office:value-type="string">
            <text:p text:style-name="P5">មកុ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កុ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កុដ ឬ មង្កុដ; មកុដ ឬ មុកុដ) គ្រឿង​ប្រដាប់​ធ្វើ​ដោយ​មាស​សុទ្ធ មាន​រាង​ក្រឡូម មាន​កំពូល រំលេច​ដោយ​ក្បាច់​រចនា​ដ៏​វិចិត្រ​ ដាំ​ត្បូង សម្រាប់​ក្សត្រិយ៍​ទ្រង់​រាជ្យ​ទ្រង់​ពាក់​ព្រះ​សិរ, រាប់​បញ្ចូល​ក្នុង​រាជ​កកុធ​ភណ្ឌ : មកុដ​រាជ្យ, ស្ដេច​ទ្រង់​មកុដ ។ សូម្បី​ធ្វើ​ដោយ​ស្មាច់​ក្រដាស​ឬ​សំពត់​រចនា​វិចិត្រ​បិទ​មាស​ដាំ​កញ្ចក់​ក៏​ហៅ មកុដ ដែរ, សម្រាប់​ប្រើ​ជា​គ្រឿង​ល្ខោ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៦</text:p>
          </table:table-cell>
          <table:table-cell table:style-name="តារាង1.A2" office:value-type="string">
            <text:p text:style-name="P5">មក្ខជ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ក់-ខៈជន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ក្ខ + ជន) ជន​អ្នក​លុប​គុណ​គេ, មនុស្ស​រមិល​គុណ : មក្ខ​ជន​ទោះ​ប្រុស​ក្ដី ស្រី​ក្ដី ច្រើន​តែ​មាន​គំនិត​ខ្លី​ៗ​កំបុត​កំបុញ ទោស​រមិល​គុណ ច្រើន​តែ​រុញ​ច្រាន​ទម្លាក់​ទៅ​ក្នុង​សេចក្ដី​ទុក្ខ​វិនាស ។ (ព. កា.) : មក្ខ​ជន​ទោះ​នៅ​ក្នុង​ទី​ណា​ច្រើន​តែ​ទេព្តា​បរា​មុខ ឲ្យ​ជន​នោះ​បាន​សេចក្ដី​ទុក្ខ​ពុំ​សុខ​ព្រោះ​ខ្លួន​រមិល​គុណ ។ ម. ព. រមិល​គុណ ទៀត​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៧</text:p>
          </table:table-cell>
          <table:table-cell table:style-name="តារាង1.A2" office:value-type="string">
            <text:p text:style-name="P5">មក្លឿ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-</text:p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6">(<text:span text:style-name="T1">មះក្ល្ចេឺ</text:span> <text:s/>អ. ថ. ម៉ៈក្លឿ) ឈ្មោះ​ឈើ​ដំណាំ​មួយ​ប្រភេទ ផ្លែ​ប្រើ​ជា​គ្រឿង​ជ្រលក់​សំពត់​យក​ព័ណ៌​ខ្មៅ; ខ្លឹម​មាន​សម្បុរ​ខ្មៅ សាច់​រឹង​ប្រើ​ធ្វើ​ជា​ការ​ឈើ​រាយ​រង​បាន : សំបត់​ជ្រលក់​មក្លឿ; សរសេរ​ជា មាក់ក្លឿ <text:s/>ក៏​មាន; ខ្មែរ​ហៅ ខ្មួញ ជា​គូ​គ្នា​នឹង ខ្មាញ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៨</text:p>
          </table:table-cell>
          <table:table-cell table:style-name="តារាង1.A2" office:value-type="string">
            <text:p text:style-name="P5">មក្ល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-</text:p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ះក្លាំ អ. ថ. ម៉ៈក្លាំ “អង្ក្រេមអង្ក្រម”) ឈ្មោះ​សំពត់​អន្លូញ​សូត្រ​មួយ​ប្រភេទ ស្ត្រី​ខ្មែរ​ត្បាញ​ចាក់​ជា​ក្រឡា​ល្អិត​ៗ លាយ​ព័ណ៌​ក្រហម​និង​ខ្មៅ​ឆ្លាស់​គ្នា​ស្រដៀង​នឹង​សម្បុរ​គ្រាប់​អង្ក្រេមអង្ក្រម​ទុំ : អន្លូញ​មក្លាំ, សំពត់​មក្លាំ។ ខ្មែរ​ក្នុង​សម័យ​បុរាណ​ហៅ​សំពត់​នេះ​ថា អន្លូញ​អង្ក្រេមអង្ក្រម, ដោយ​សៀម​ស្រឡាញ់​រាប់អាន​ប្រើ​សំពត់​ប្រភេទ​នេះ​ណាស់, ហៅ​សំពត់​នេះ​ថា ម៉ៈក្លាំ “អង្ក្រេម​អង្ក្រម”, ខ្មែរ​សម័យ​នោះ ក៏​ហៅ​តាម​សៀម​ថា មក្លាំ ដែរ ជាប់​ជា​សម្ដី​ហៅ​ត​ៗ​រៀង​មក (ប៉ុន្តែ​ស្ត្រី​ខ្មែរ​ក្នុង​សម័យ​បច្ចុប្បន្ន​លែង​ត្បាញ​សំពត់​ប្រភេទ​នេះ​ហើ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៦៩</text:p>
          </table:table-cell>
          <table:table-cell table:style-name="តារាង1.A2" office:value-type="string">
            <text:p text:style-name="P5">មគធ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គៈធ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គធ) ឈ្មោះ​ដែន​ធំ​មួយ​ក្នុង​ប្រទេស​ឥណ្ឌា ពី​ក្នុង​ពុទ្ធ​កាល, មាន​ក្រុង​រាជគ្រឹះ​ជា​រាជ​ធានី លុះ​បន្ទាប់​មក មាន​ក្រុង​បាដលិបុត្រ ជា​រាជធានី; ក្នុង​សម័យ​សព្វ​ថ្ងៃ​នេះ សំដៅ​ត្រង់​ប្រទេស​ឥណ្ឌា​ដែល​ហៅ​ថា ប៊ិហារ (ពិហារ) ជា​ដែន មគធៈ ក្នុង​សម័យ​បុរាណ ។ ជាតិ​មនុស្ស​អ្នក​ដែន​នោះ​ក៏​ហៅ​ថា មគធៈ ដែរ : អ្នក​មគធៈ, ពួក​មគធៈ, ជាតិ​មគធៈ; ឬ ហៅ​ថា មាគធៈ, មាគធិក ក៏​បាន; បើ​ស្ត្រី​ជា មាគធិកា ។ ភាសា​របស់​ពួក​ជន​ជាតិ​នោះ​ហៅ​ថា មគធ​ពាក្យ, មគធ​ភាសា ឬ មាគធិកា, មាគធី, មាគធី​ភាសា “សម្ដី​អ្នក​មគធៈ” (មើល​ក្នុង​ពាក្យ ប្រាក្រឹ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០</text:p>
          </table:table-cell>
          <table:table-cell table:style-name="តារាង1.A2" office:value-type="string">
            <text:p text:style-name="P5">មគធ​ពាក្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គៈធៈពា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គធ + វាក្យ) សម្ដី​អ្នក​មគធៈ, សម្ដី​របស់​ជន​ជាតិ​មគធៈ (ម. ព. មគធ​ភាស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១</text:p>
          </table:table-cell>
          <table:table-cell table:style-name="តារាង1.A2" office:value-type="string">
            <text:p text:style-name="P5">មគធ​ភាស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គៈធៈ-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<text:span text:style-name="T2">ភាឞ‌ា</text:span>) ភាសា​អ្នក​មគធៈ ។ មគធ​ភាសា​នេះ​ចែក​ជា ២ យ៉ាង គឺ ទេសិយា ភាសា​សម្រាប់​និយាយ​ស្ដី​ជា​ប្រក្រតី របស់​អ្នក​ប្រទេស​មគធៈ គឺ​សម្ដី​សម្រាប់​ស្រុក; តន្តី ឬ តន្តី​ភាសា សម្ដី​ដែល​មាន​របៀប​ទៀងទាត់​តាម​ដំណើរ​វេយ្យាករណ៍, ជា​ភាសា​សម្រាប់​ប្រើ​តែ​ក្នុង​គម្ពីរ​ក្បួន​ច្បាប់, លុះ​តែ​ហាត់​រៀន​ឲ្យ​ចេះ​វេយ្យាករណ៍ ទើប​អាច​ដឹង​សេចក្ដី​បាន ប្រើ​ការ​កើត ។ តន្តី នេះ​ជា​មូល​ភាសា​របស់​ពួក​ជន​អ្នក​មគធៈ, ហៅ​ថា បាលី ឬ បាឡី ក៏​បាន; បាលី <text:s/>នេះ​ឯង​ពួក​ពុទ្ធ​សាសនិក​ជន​ខាង​ប៉ែក​ទក្ខិណ​និកាយ​រៀន ទន្ទេញ សូត្រ គោរព​ថា​ជា​ភាសា​ដ៏​ប្រសើរ​ព្រោះ​ព្រះ​ត្រៃ​បិដក​ដែល​ជា​ពុទ្ធ​វចនៈ​ឬ​ពុទ្ធ​សាសនា ប្រតិស្ឋាន​នៅ​ដោយ​ភាសា​នេះ (ម. ព. បាលី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២</text:p>
          </table:table-cell>
          <table:table-cell table:style-name="តារាង1.A2" office:value-type="string">
            <text:p text:style-name="P5">មគធ​រដ្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គៈធៈរ័ត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រាឞ្រ្ដ) ដែន​មគធៈ, ប្រទេស​មគធៈ ។</text:p>
          </table:table-cell>
          <table:table-cell table:style-name="តារាង1.D2" office:value-type="string">
            <text:p text:style-name="P2">មគធ​រាស្រ្ដ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៣</text:p>
          </table:table-cell>
          <table:table-cell table:style-name="តារាង1.A2" office:value-type="string">
            <text:p text:style-name="P5">មគ្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ក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គ៌) ផ្លូវ; ផ្លូវ​ប្រតិបត្តិ; លំអាន; ទ្វារ ...។ មគ្គ​ចិត្ត (ម័ក-គៈចិត) ចិត្ត​ដែល​ប្រកប​ដោយ​លោកុត្តរ​មគ្គ (ព. ពុ.) ។ មគ្គញ្ញាណ (ម័ក-គ័ញ-ញាន) ប្រាជ្ញា​ដែល​ឃើញ​អរិយ​មគ្គ (ព. ពុ.) ។ មគ្គ​ផល <text:s/>(ម័កផល់) ពាក្យ​សម្រាប់​ហៅ​លោកុត្តរ​ធម៌​ដែល​ចែក​ជា​មគ្គ ៤ មាន​សោតាបត្តិ​មគ្គ​ជាដើម មាន​អរហត្ត​មគ្គ​ជា​ទី​បំផុត​និង​ផល ៤ មាន​សោតាបត្តិ​ផល​ជាដើម មាន​អរហត្ត​ផល​ជា​ទី​បំផុត (ព. ពុ.) ។ ទ្វារ​មគ្គ (ទ្វាម័ក) ទ្វារ​ដែល​ជា​ផ្លូវ​បន្ទោ​ឧច្ចារៈ​ឬ​បស្សាវៈ (ម. ព. បស្សាវ​មគ្គ និង វច្ច​មគ្គ, ឧច្ចារ​មគ្គ ផង) ។ មិច្ឆា​មគ្គ (មិច-ឆាម័ក) ផ្លូវ​ខុស គឺ​សេចក្ដី​ប្រតិបត្តិ​ខុស​មាន​មិច្ឆា​ទិដ្ឋិ​ជាដើម (ព. ពុ.) ។ សម្មា​មគ្គ (ស័ម-ម៉ាម័ក) ផ្លូវ​ត្រូវ គឺ​សេចក្ដី​ប្រតិបត្តិ​ត្រូវ​មាន​សម្មា​ទិដ្ឋិ​ជាដើម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គ្គ​ចិត្ត</text:p>
            <text:p text:style-name="P1">មគ្គញ្ញាណ </text:p>
            <text:p text:style-name="P1">មគ្គ​ផល </text:p>
            <text:p text:style-name="P1">ទ្វារ​មគ្គ</text:p>
            <text:p text:style-name="P1">មិច្ឆាមគ្គ</text:p>
            <text:p text:style-name="P1">សម្មា​មគ្គ</text:p>
            <text:p text:style-name="P1"/>
          </table:table-cell>
        </table:table-row>
        <table:table-row>
          <table:table-cell table:style-name="តារាង1.A2" office:value-type="string">
            <text:p text:style-name="P3">៩១៧៤</text:p>
          </table:table-cell>
          <table:table-cell table:style-name="តារាង1.A2" office:value-type="string">
            <text:p text:style-name="P5">មគ្គទេសក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ក-គៈទេស 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សក) អ្នក​សម្ដែង​ផ្លូវ គឺ​អ្នក​នាំ​ផ្លូវ : ធ្វើ​ជា​មគ្គទេសក៍, មាន​មគ្គុទេ្ទសក៍ ។ <text:s/>បើ​ស្ត្រី​ជា មគ្គទេសិកា <text:s/>ឬ មគ្គុទេ្ទសិកា ។</text:p>
          </table:table-cell>
          <table:table-cell table:style-name="តារាង1.D2" office:value-type="string">
            <text:p text:style-name="P2">មគ្គុទេ្ទសក៍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៥</text:p>
          </table:table-cell>
          <table:table-cell table:style-name="តារាង1.A2" office:value-type="string">
            <text:p text:style-name="P5">មគ្គន​កម្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ក-គៈនៈ ក័ម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គ្គន+កម្ម; មាគ៌ណ + កម៌ន៑) ការ​ជ្រើសរើស, ការ​រើស​សម្រាំង; ការ​ស្វែង : ធ្វើ​មគ្គនកម្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៦</text:p>
          </table:table-cell>
          <table:table-cell table:style-name="តារាង1.A2" office:value-type="string">
            <text:p text:style-name="P5">មគ្គ​នាយ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ក-គៈនា យក់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គ៌--) អ្នក​នាំ​ផ្លូវ; អ្នក​ដឹក​នាំ, អ្នក​ប្រាប់​ផ្លូវ​ល្អ​ឬ​អាក្រក់​ឬ​ផ្លូវ​ខុស​ផ្លូវ​ត្រូវ; បើ​ស្ត្រី​ជា មគ្គនាយិ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៧</text:p>
          </table:table-cell>
          <table:table-cell table:style-name="តារាង1.A2" office:value-type="string">
            <text:p text:style-name="P5">មឃវ័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ឃៈ--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ឃវត៑ ឬ--វន៑; មឃវន្តុ “អ្នក​មាន​ចិត្ត​ទូលាយ; អ្នក​ចែក​ទ្រព្យ​ឲ្យ​គេ”) ព្រះ​ឥន្ទ្រ (ប្រើ​ជា មឃវា ឬ មឃវាន ក៏​បាន) ។</text:p>
          </table:table-cell>
          <table:table-cell table:style-name="តារាង1.D2" office:value-type="string">
            <text:p text:style-name="P2">--វ័ន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៨</text:p>
          </table:table-cell>
          <table:table-cell table:style-name="តារាង1.A2" office:value-type="string">
            <text:p text:style-name="P5">មឃវ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ឃវ័ត) ។</text:p>
          </table:table-cell>
          <table:table-cell table:style-name="តារាង1.D2" office:value-type="string">
            <text:p text:style-name="P2">--វាន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៧៩</text:p>
          </table:table-cell>
          <table:table-cell table:style-name="តារាង1.A2" office:value-type="string">
            <text:p text:style-name="P5">ម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នេសាទុបករណ៍​មួយ​ប្រភេទ មាន​ក្រឡា​ដូច​សំណាញ់ មាន​ខ្សែ​រនង​វែង​ចង​កំសួល​បណ្ដែត​បង្ហែ​រង្វើល​ៗ​សម្រាប់​ដាក់​ក្នុង​ទឹក​ជ្រៅ​ឲ្យ​ជាប់​ត្រី ។ មង​ពីងពាង សរសៃ​ឆ្មារ​ដែល​ពីងពាង​បញ្ចេញ​ពី​គូទ ហើយ​ព័ទ្ធ​ត្រដាង​ប្រទាក់​ជា​ក្រឡា​ដូច​សំណាញ់ សម្រាប់​ដាក់​ឲ្យ​ជាប់​សត្វ​ល្អិត​មាន​រុយ​ជាដើម យក​ធ្វើ​ជា​ចំណី​របស់​វ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០</text:p>
          </table:table-cell>
          <table:table-cell table:style-name="តារាង1.A2" office:value-type="string">
            <text:p text:style-name="P5">ម៉ង់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នៅ​តែ​ម្នាក់​ឯង, ដែល​នៅ​ត្រមោចត្រមង់​ក្នុង​ទី​ស្ងាត់​ជ្រងំ គ្មាន​គ្នា​ជា​គម្រប់​ពីរ : អង្គុយ​ម៉ង់​ៗ, នៅ​ម៉ង់​ៗ​តែ​ម្នាក់​ឯ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១</text:p>
          </table:table-cell>
          <table:table-cell table:style-name="តារាង1.A2" office:value-type="string">
            <text:p text:style-name="P5">មង្កុ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ង-កុ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ង្កុ + ភាវ) ភាព​ជា​អ្នក​ខ្មូរ​មុខ​ឬ​មូរ​មុខ, គារ​ឱន​មុខ​ជ្រប់​ដោយ​អៀន​ខ្មាស, ដំណើរ​អឹមអៀម​អៀន​ប្រៀន, ដំណើរ​មិន​អង់អាច : កុំ​គប្បី​ធ្វើ​ទម្លាប់​ខ្លួន​ឲ្យ​មាន​មង្កុ​ភាព​ក្នុង​សន្តាន (បារ. Timidité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២</text:p>
          </table:table-cell>
          <table:table-cell table:style-name="តារាង1.A2" office:value-type="string">
            <text:p text:style-name="P5">មង្កុ​ភូ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ង-កុ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ង្កុ + ភូត) ដែល​មាន​មង្កុភាព : មនុស្ស​មង្កុ​ភូត រមែង​ជា​អ្នក​គ្មាន​តម្លៃ​ក្នុង​ទី​ប្រជុំ​ជន (បារ. Timide) ។ ស្ត្រី​ជា <text:s/>មង្កុ​ភូ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៣</text:p>
          </table:table-cell>
          <table:table-cell table:style-name="តារាង1.A2" office:value-type="string">
            <text:p text:style-name="P5">មង្គ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ង់-គល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េចក្ដី​ចម្រើន; សេចក្ដី​សុខ; ហេតុ​ដែល​នាំឲ្យ​កើត​សេចក្ដី​សុខ​ចម្រើន; ស្រី​សួស្ដី ។ មង្គល​ការ ការ​ជា​មង្គល; ខ្មែរ​ហៅ​ចំពោះ​តែ <text:s/>“ការ​អាពាហ៍ពិពាហ៍” : មាន​មង្គល​ការ, រៀប​មង្គល​ការ ។ មង្គល​វាទ ឬ មង្គល​កថា (ម័ង-គៈលៈវាត ឬ--កៈថា) ពាក្យ​ជា​មង្គល, ពាក្យ​ឲ្យ​ពរ ។ មង្គល​សូត្រ (មង់-គៈលៈសូត) ឈ្មោះ​ព្រះ​សូត្រ​មួយ​ជា​ពុទ្ធ​ភាសិត​សម្ដែង​អំពី​មង្គល ៣៨​ប្រការ, ពួក​ពុទ្ធ​សាសនិក​តែង​សូត្រ​ក្នុង​វេលា​ធ្វើ​កិច្ច​ជា​មង្គល​ណាមួយ (ព. ពុ.)។ មង្គលាភិសេក <text:s/>(មង់-គៈលាភិសែក) ការ​ស្រោច​ទឹក​ជា​មង្គល, ការ​ស្រោច​ទឹក​ឲ្យ​មាន​មង្គល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ង្គល​ការ </text:p>
            <text:p text:style-name="P1">មង្គល​វាទ</text:p>
            <text:p text:style-name="P1">មង្គល​សូត្រ</text:p>
            <text:p text:style-name="P1">មង្គលាភិសេក </text:p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3">៩១៨៤</text:p>
          </table:table-cell>
          <table:table-cell table:style-name="តារាង1.A2" office:value-type="string">
            <text:p text:style-name="P5">មង្គល​ទេពាចារ្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ង់-គល់-ទេ ពាចា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ង្គល + ទេវ + អាចាយ៌; -<text:span text:style-name="T3">-អាចរិយ “អាចារ្យ​ដូច​ជា​ទេវតា​ដែល​ជា​មង្គល​ឬ​អាចារ្យ​ជា​មង្គល​ដ៏​ប្រសើរ”) ឋានន្តរ​ជា​សមណ​ស័ក្តិ​រាជា​គណៈ​ថ្នាក់​ខ្ពស់​ក្នុង​កម្ពុជ​រដ្ឋ; ចួន​កាល​ព្រះ​ករុណា​ជា​ម្ចាស់​ជីវិត ទ្រង់​ប្រោស​ព្រះ​រាជ​ទាន​តាំង​ដល់​ទី​ជា​សម្ដេច​ក៏​មាន : សម្ដេច​ព្រះ​មង្គល​ទេពាចារ្យ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៥</text:p>
          </table:table-cell>
          <table:table-cell table:style-name="តារាង1.A2" office:value-type="string">
            <text:p text:style-name="P5">មង្គលបុ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រុក​មួយ​ក្នុង​ខេត្ត​បាត់ដំប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៦</text:p>
          </table:table-cell>
          <table:table-cell table:style-name="តារាង1.A2" office:value-type="string">
            <text:p text:style-name="P5">មង្ឃុ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ង់-ឃុ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ដំណាំ​មួយ​ប្រភេទ​ស្លឹក​ស្រដៀង​នឹង​ព្រូស​ឬ​ព្រហូត ផ្លែ​ចេញ​ផ្ទាល់​ពី​មែក​និង​ដើម (ដូច​ល្វា), ផ្លែ​មូល​ៗ​សំបក​ក្រាស់ សម្បុរ​ក្រហម​ចាស់​មាន​រស​ចត់, សាច់​ខាង​ក្នុង​ជា​ក្លែប​ៗ សម្បុរ-ស មាន​រស​ផ្អែម​លាយ​ជូរ​បន្តិច​ៗ សម្រាប់​បរិភោគ​ជា​អាហរ; មាន​សម្បូណ៌​នៅ​ដែន​កម្ពុជា​ក្រោម​ក្នុង​តំបន់​ខ្លះ​ដោយ​អន្លើ​ៗ​ក្នុង​កម្ពុជ​រដ្ឋ​ក៏​ដាំ​កើត​ដោយ​អន្លើ​ៗដែរ ប៉ុន្តែ​មាន​ផ្លែ​ពុំ​សូវ​ថ្លោ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៧</text:p>
          </table:table-cell>
          <table:table-cell table:style-name="តារាង1.A2" office:value-type="string">
            <text:p text:style-name="P5">មច្ច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ចុ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7">(ម្ឫត្យុ) មរណៈ; សេចក្ដី​ស្លាប់ (ម. ព. ម្រឹត្យូវ ផង) ។ មច្ចុ​ភ័យ <text:s/>ដំណើរ​ខ្លាច​សេចក្ដី​ស្លាប់, សេចក្ដី​ខ្លាច​ស្លាប់ ។ មច្ចុ​រាជ ស្ដេច​សេចក្ដី​ស្លាប់, សេចក្ដី​ស្លាប់​ដែល​ទុក​ដូច​ជា​ស្ដេច; ព្រះ​យម​រាជ ។ មច្ចុ​សង្គ្រាម ចម្បាំង​សេចក្ដី​ស្លាប់, សេចក្ដី​ស្លាប់​ដែល​ទុក​ដូច​ជា​ចម្បាំង​ឬ​ដូច​ជា​សង្គ្រាម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ច្ចុ​ភ័យ</text:p>
            <text:p text:style-name="P17">មច្ចុ​រាជ </text:p>
            <text:p text:style-name="P17">មច្ចុ​សង្គ្រាម </text:p>
            <text:p text:style-name="P17"/>
          </table:table-cell>
        </table:table-row>
        <table:table-row>
          <table:table-cell table:style-name="តារាង1.A2" office:value-type="string">
            <text:p text:style-name="P3">៩១៨៨</text:p>
          </table:table-cell>
          <table:table-cell table:style-name="តារាង1.A2" office:value-type="string">
            <text:p text:style-name="P5">មច្ឆ​ជា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ៈជាត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ត្ស ឬ មត្ស្យ + ជាតិ ) ពួក​ត្រី​ទាំងពួ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៨៩</text:p>
          </table:table-cell>
          <table:table-cell table:style-name="តារាង1.A2" office:value-type="string">
            <text:p text:style-name="P5">មច្ឆណ្ឌ​សញ្ញ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ន់-ឌៈ ស័ញ-ញ៉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ច្ឆ “ត្រី” + អណ្ឌ “ពង” + សញ្ញា “គ្រឿង​សម្គាល់”) ឈ្មោះ​វណ្ណយុត្តិ​ជា​សញ្ញា​មួយ​ប្រភេទ ជា​ចំណុច​មាន​សណ្ឋាន​ដូច​ពង​ត្រី (...) សម្រាប់​ប្រើ​ក្នុង​ការ​រៀបរាប់​របស់​ផ្សេង​ៗ​ឬ​ខ​សេចក្ដី​ដែល​នៅ​មាន​ទៀត, ដែល​មិន​ទាន់​ចប់​មិន​ទាន់​អស់, មាន​ន័យ​ប្រហែល​នឹង​ពាក្យ “ជាដើម” : សាលា​រៀន​ខ្ញុំ​មាន​តុ, ទូ, កៅអី...; ត្រូវ​យក​ប្រដាប់ប្រដា​ឲ្យ​សព្វ​គ្រប់​ទៅ​ផង ដូច​ជា​ឆ្នាំង, ចាន, វែក, ស្លាបព្រា, សម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០</text:p>
          </table:table-cell>
          <table:table-cell table:style-name="តារាង1.A2" office:value-type="string">
            <text:p text:style-name="P5">មច្ឆ​ព័ន្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ៈព័ន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ច្ឆ​ពន្ធ; មត្ស្យ--) អ្នក​ចាប់​ត្រី, នេសាទ​មច្ឆ​ជាតិ: ពួក​មច្ឆ​ព័ន្ធ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១</text:p>
          </table:table-cell>
          <table:table-cell table:style-name="តារាង1.A2" office:value-type="string">
            <text:p text:style-name="P5">មច្ឆរិ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ៈរ៉ិយៈ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ច្ឆរិយ; មាត្សយ៌) សេចក្ដី​កំណាញ់; ខ្មែរ​ច្រើន​និយាយ​ថា មច្ឆេរិយៈ <text:s/>។</text:p>
          </table:table-cell>
          <table:table-cell table:style-name="តារាង1.D2" office:value-type="string">
            <text:p text:style-name="P2">--យ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២</text:p>
          </table:table-cell>
          <table:table-cell table:style-name="តារាង1.A2" office:value-type="string">
            <text:p text:style-name="P5">មច្ឆ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ៈរ៉ី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<text:span text:style-name="T4">មត្សរិន៑) អ្នក​កំណាញ់, មនុស្ស​កំណាញ់; បើ​ស្ត្រី​ជា មច្ឆរិនី <text:s/>(ព. កា.) : រី​ឯ​សេដ្ឋី ជា​មច្ឆរី ល្បី​ថា​កំណាញ់ ថ្ងៃ​មួយ​គាត់​នឹក ចង់​ស៊ី​នំ​ឆ្ងាញ់ ព្រោះ​ក្ដី​កំណាញ់ ពួន​ស៊ី​ក្នុង​ផ្ទះ ។ ព្រះ​មោគ្គល្លាន ប្រើ​ឫទ្ធិ៍​ផ្លូវ​ឈាន ដែល​មាន​ជ្រៅជ្រះ ទៅ​បិណ្ឌបាត ឈរ​ជិត​ខាង​ផ្ទះ ឲ្យ​សេដ្ឋី​លះ ក្ដី​ទ្រឹសិ៍្ត​ស្មូរ​បាន ។ <text:s/>(រឿង​កោសិយ​សេដ្ឋី​កំណាញ់​ស្វិត​ស្វាញ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៣</text:p>
          </table:table-cell>
          <table:table-cell table:style-name="តារាង1.A2" office:value-type="string">
            <text:p text:style-name="P5">មច្ឆ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ឆ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ពហុ, របស់ មច្ឆ) ត្រី​ទាំងឡាយ, ពួក​ត្រី, ហ្វូង​ត្រី (ច្រើន​ប្រើ​ក្នុង​កាព្យ) : រី​ហ្វូង​មច្ឆា​នានា ហែបហែល​រេរា គួរ​ឲ្យ​មៀង​មើល ។ ហៅ​ក្លាយ​ជា មេឆា ក៏​ម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៤</text:p>
          </table:table-cell>
          <table:table-cell table:style-name="តារាង1.A2" office:value-type="string">
            <text:p text:style-name="P5">មច្ឆាន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ានុ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ត្រី​ញី​មួយ​ធំ មាន​រូប​សណ្ឋាន​ខាង​លើ​ជា​មនុស្ស ភាគ​ខាង​ក្រោម​ជា​ត្រី នៅ​ក្នុង​សមុទ្រ, ជា​ស្ដេច​ត្រី មាន​អាយុ​វែង​ណាស់, មាន​អំណាច​បង្គាប់​ពួក​ត្រី​ធំ​ៗ​ក្នុង​សមុទ្រ​ឲ្យ​ពាំ​ជញ្ជូន​ដុំ​ថ្ម ដែល​ហនុមាន​កែន​រេហ៍​ពល​ស្វា ឲ្យ​ជញ្ជូន​យក​ដុំ​ថ្ម​ពី​ភ្នំ​មក​បោះ​ទម្លាក់​ចង​ថ្នល់​ក្នុង​សមុទ្រ​ទៅ​កាន់​កោះ​លង្កា : ដង​នោះ​ពានរិន្ទ​ហនុមាន ក្រេវក្រោធ​ឥត​ស្រាកស្រាន្ត ក៏​ចាប់​នាង​មច្ឆានុបាន យក​ធ្វើ​ជា​ប្រពន្ធ​គូ​ស្នេហា... (រឿង​រាមកេរ្តិ៍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៥</text:p>
          </table:table-cell>
          <table:table-cell table:style-name="តារាង1.A2" office:value-type="string">
            <text:p text:style-name="P5">មច្ឆេរ​ចិត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ឆេរ៉ៈចិត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ចិត្ត​កំណាញ់ ។ ព. ផ្ទ. សទ្ធា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៦</text:p>
          </table:table-cell>
          <table:table-cell table:style-name="តារាង1.A2" office:value-type="string">
            <text:p text:style-name="P5">ម៉ឆ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ថ្នាំ​ផង់​ព័ណ៌​ខៀវ សម្រាប់​ប្រើ​ជា​ថ្នាំ​គំនូរ, ថ្នាំ​លាប​លន ឬ​ប្រើ​ជា​ថ្នាំ​ជ្រលក់; ឬ​ក៏​ជា​ដុំ​រឹង​មាន​សាច់​ម៉ដ្ឋ​ត្រាំ​ទឹក​រលាយ​ក៏​មាន ហៅ​ថា ម៉ឆែ​ដុំ (របស់​មក​ពី​ប្រទេស​ក្រ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៧</text:p>
          </table:table-cell>
          <table:table-cell table:style-name="តារាង1.A2" office:value-type="string">
            <text:p text:style-name="P5">មជ្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ជ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ជ្ជ; មទ្យ) <text:s/>ទឹក​ស្រវឹង​ទួទៅ គឺ​សុរា​និង​មេរ័យ​គ្រប់​យ៉ាង; គ្រឿង​ស្រវឹង ។ មជ្ជបាន (ម័ច-ជៈ--) ការ​ផឹក​ទឹក​ស្រវឹង ។ មជ្ជ​បាយី (ម័ច-ជៈប៉ាយី) អ្នក​ផឹក​ទឹក​ស្រវឹង, <text:s/>ប្រមឹក; បើ​ស្ត្រី​ជា មជ្ជ​បាយិនី ។ មជ្ជ​ពាណិជ (ម័ច-ជៈពានិច) អ្នក​លក់​ទឹក​ស្រវឹង, ឈ្មួញ​ទឹក​ស្រវឹង ។ មជ្ជ​ពាណិជ្យ ឬ មជ្ជ​វណិជ្ជា <text:s/>(ម័ច-ជៈពានិច ឬ--វៈនិច-ជា) ជំនួញ​ទឹក​ស្រវឹង, ការ​លក់​គ្រឿង​ស្រវឹង ។</text:p>
          </table:table-cell>
          <table:table-cell table:style-name="តារាង1.D2" office:value-type="string">
            <text:p text:style-name="P2">មជ្ជៈ</text:p>
          </table:table-cell>
          <table:table-cell table:style-name="តារាង1.I2" office:value-type="string">
            <text:p text:style-name="P1">មជ្ឆបាន</text:p>
            <text:p text:style-name="P1">មជ្ជបាយី </text:p>
            <text:p text:style-name="P1">មជ្ជពាណិជ</text:p>
            <text:p text:style-name="P1">មជ្ជពាណិជ្យ</text:p>
          </table:table-cell>
        </table:table-row>
        <table:table-row>
          <table:table-cell table:style-name="តារាង1.A2" office:value-type="string">
            <text:p text:style-name="P3">៩១៩៨</text:p>
          </table:table-cell>
          <table:table-cell table:style-name="តារាង1.A2" office:value-type="string">
            <text:p text:style-name="P5">មជ្ជ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ជា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ជ៌ារ) ឆ្មា​ឈ្មោល (ប្រើ​ជា មជ្ជារៈ <text:s/>ឬ មជ្ជារោ <text:s/>ក៏​បាន); មជ្ជារី ឆ្មា​ញី, មេ​ឆ្មា (ព. កា.) : មជ្ជារ​មជ្ជារី សត្វ​ទាំង​ទ្វី​មិន​ដេក​យប់ តាំង​ពី​ពេល​ព្រលប់ យប់​ចាំ​ផ្ទះ​ថ្ងៃ​ទើប​ដេ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១៩៩</text:p>
          </table:table-cell>
          <table:table-cell table:style-name="តារាង1.A2" office:value-type="string">
            <text:p text:style-name="P5">មជ្ឈដ្ឋា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័ត-ឋាន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ជ្ឈ + ឋាន; មធ្យ + ស្ថាន) ទី​ឬ​កន្លែង​កណ្ដាល ។ មណ្ឌល​ផ្នែក​ខាង​សតិ​បញ្ញា, ខាង​ផ្លូវ​ចិត្ត, ខាង​សង្គម​កិច្ច, ដែល​នៅ​ជុំ​វិញ​យើង​សព្វ​ថ្ង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០</text:p>
          </table:table-cell>
          <table:table-cell table:style-name="តារាង1.A2" office:value-type="string">
            <text:p text:style-name="P5">មជ្ឈត្តារម្ម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័ត-តា-រ៉ម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ជ្ឈត្ត + អារម្មណ) អារម្មណ៍​ជា​កណ្ដា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១</text:p>
          </table:table-cell>
          <table:table-cell table:style-name="តារាង1.A2" office:value-type="string">
            <text:p text:style-name="P5">មជ្ឈន្តិក​ក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័ន-តិកៈ--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ជ្ឈន្តិក, មជ្ឈណ្ហ ឬ--កាល; មធ្យាន្តិក, មធ្យាហ្ន ឬ--កាល, មធ្យទិន) ពេល​ថ្ងៃ​ត្រង់ : ឈប់​សម្រាក​ក្នុង​មជ្ឈន្តិក​កាល (ប្រើ​ជា​ មជ្ឈន្តិក​សម័យ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២</text:p>
          </table:table-cell>
          <table:table-cell table:style-name="តារាង1.A2" office:value-type="string">
            <text:p text:style-name="P5">មជ្ឈមណ្ឌ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ៈមន់ -ឌល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ណ្ឌល​កណ្ដាល : មជ្ឈមណ្ឌល​នៃ​ការ​សិក្សា​ផ្នែក​ព្រះ​ពុទ្ធ​សាសនា, មជ្ឈមណ្ឌល​នៃ​វប្បធម៌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៣</text:p>
          </table:table-cell>
          <table:table-cell table:style-name="តារាង1.A2" office:value-type="string">
            <text:p text:style-name="P5">មជ្ឈិ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ិមៈ ឬ--ឈិម</text:p>
          </table:table-cell>
          <table:table-cell table:style-name="តារាង1.D2" office:value-type="string">
            <text:p text:style-name="P2">បា. ; 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ធ្យម) យ៉ាង​កណ្ដាល : ទោស​មជ្ឈិម, បទ​មជ្ឈិម, ជា​មជ្ឈិម, យ៉ាង​មជ្ឈិម ។ ច្រើន​ប្រើ​ជា​បទ​សមាស ដូច​ជា : មជ្ឈិមដ្ឋាន (ដូច​គ្នា​នឹង មជ្ឈដ្ឋាន ដែរ); ឈ្មោះ​ថ្នាក់​រៀន​ទី ៨-៩ នៃ​បឋម​សិក្សា : មជ្ឈិមដ្ឋាន​ទី​១, --ទី​២ ។ មជ្ឈិម​ទោស (ម័ចឈិមៈ--) ទោស​យ៉ាង​កណ្ដាល ។ មជ្ឈិម​និកាយ ឈ្មោះ​គម្ពីរ​ព្រះ​សុត្តន្ត​បិដក​មួយ​ពួក​ត​បន្ទាប់​ពី​គម្ពីរ​ទីឃ​និកាយ​មក (ព. ពុ.) ។ មជ្ឈិមប្បដិបទា (ម័ច-ឈិម័បប៉ៈដិប៉ៈទា) សេចក្ដី​ប្រតិប័ទ​ជា​កណ្ដាល គឺ​ប្រតិបត្តិ​ប័ទ​តាម​ដំណើរ​អដ្ឋង្គិក​មគ្គ ជា​ចន្លោះ​កណ្ដាល​នៃ​សេចក្ដី​ប្រតិប័ទ​តឹង​ពេក​និង​ធូរ​ពេក; ហៅ​ជា សំ. ថា មធ្យម​ប្រតិប័ទ ក៏​បាន (ព. ពុ.) ។ មជ្ឈិមប្បទេស (ម័ចឈិម័ប-ប៉ៈ--) ប្រទេស​ភាគ​កណ្ដាល​នៃ​ជម្ពូ​ទ្វីប គឺ​ប្រទេស​ឥណ្ឌា​សព្វ​ថ្ងៃ (ហៅ <text:s/>មជ្ឈិម​ប្រទេស ឬ មធ្យម​ប្រទេស ក៏​បាន) ។ មជ្ឈិម​ពុទ្ធ​វចនៈ ពុទ្ធ​វចនៈ​ប៉ែក​កណ្ដាល គឺ​ពុទ្ធ​ភាសិត​ដែល​ជា​ចន្លោះ​កណ្ដាល​នៃ​បឋម​ពុទ្ធ​វចនៈ​និង​មច្ឆិម​ពុទ្ធ​វចនៈ (ព. ពុ.) ។ មជ្ឈិម​ពោធិកាល (ម. ព. ពុទ្ធ​កាល) ។ មជ្ឈិម​ភាគ ប៉ែក​កណ្ដាល ។ មជ្ឈិម​ភូមិ <text:s/>ថ្នាក់​ឬ​ជាន់​កណ្ដាល ។ មជ្ឈិម​យាម យាម​ឋិត​នៅ​ជា​ចន្លោះ​កណ្ដាល​នៃ​បឋម​យាម​និង​បច្ឆិម​យាម ។ មជ្ឈិម​វ័យ វ័យ​ជា​ចន្លោះ​កណ្ដាល​នៃ​បឋម​វ័យ​និង​បច្ឆិម​វ័យ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ជ្ឈិមដ្ឋាន </text:p>
            <text:p text:style-name="P1">មជ្ឈិម​ទោស</text:p>
            <text:p text:style-name="P1">មជ្ឈិម​និកាយ</text:p>
            <text:p text:style-name="P1">មជ្ឈិមប្បដិបទា</text:p>
            <text:p text:style-name="P1">មជ្ឈិមប្បទេស</text:p>
            <text:p text:style-name="P1">មជ្ឈិម​ពុទ្ធ​វចនៈ </text:p>
            <text:p text:style-name="P1">មជ្ឈិម​ពោធិ​កាល</text:p>
            <text:p text:style-name="P1">មជ្ឈិម​ភាគ</text:p>
            <text:p text:style-name="P1">មជ្ឈិម​ភូមិ </text:p>
            <text:p text:style-name="P1">មជ្ឈិម​យាម</text:p>
            <text:p text:style-name="P1">មជ្ឈិម​វ័យ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០៤</text:p>
          </table:table-cell>
          <table:table-cell table:style-name="តារាង1.A2" office:value-type="string">
            <text:p text:style-name="P5">មជ្ឈេលុ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ច-ឈេ លប់ ឬ--លោប៉ៈ 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លោប) សព្ទ, ពាក្យ ឬ​សង្កាត់​ពាក្យ ដែល​លុប​កណ្ដាល​ខ្លះ​ចេញ​ទុក​ឲ្យ​នៅ​តែ​ខាង​ដើម​និង​ខាង​ចុង; ខាង​ភាសា​បាលី​ដូច​ជា : សុដ្ឋុ​ភាសិត “ពាក្យ​ដែល​គេ​ពោល​ដោយ​ប្រពៃ” លុប​ទុក​ត្រឹមតែ សុភាសិត “ពាក្យ​ត្រឹមត្រូវ, ពាក្យ​ពីរោះ”, ធាតុ-និធាន-ចេតិយ <text:s/>“ចេតិយ​ជា​ទី​តម្កល់​ធាតុ ឬ​ចេតិយ​ដែល​គេ​បញ្ចុះ​ធាតុ” លុប​ទុក​ត្រឹមតែ ធាតុ​ចេតិយ “ចេតិយ​បញ្ចុះ​ធាតុ” ជាដើម; ខាង​ភាសា​ខ្មែរ, ដូច​ជា : ផ្ទះ-របស់-ខ្ញុំ <text:s/>ជា ផ្ទះ​ខ្ញុំ, សត្វ-នៅ-ក្នុង-ទឹក ជា សត្វ​ទឹក, អាវ-សម្រាប់- ការពារ-ទឹក-ភ្លៀង ជា អាវ​ភ្លៀង ជាដើម ។</text:p>
          </table:table-cell>
          <table:table-cell table:style-name="តារាង1.D2" office:value-type="string">
            <text:p text:style-name="P2">មជ្ឈេលោប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៥</text:p>
          </table:table-cell>
          <table:table-cell table:style-name="តារាង1.A2" office:value-type="string">
            <text:p text:style-name="P5">មឈូ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ញ្ជូសា; មញ្ជូ<text:span text:style-name="T1">ឞ​ា</text:span> <text:s/>“ហឹប,...”) ក្ដារ​មាន​សណ្ឋាន​ជា​ហឹប សម្រាប់​ដាក់​សព​មនុស្ស, ក្ដារ​ដាក់​សព : លើក​សព​ដាក់​មឈូស, ក្ដារ​មឈូស, មឈូស​វិចិត្រ, មឈូស​រ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៦</text:p>
          </table:table-cell>
          <table:table-cell table:style-name="តារាង1.A2" office:value-type="string">
            <text:p text:style-name="P5">មញ្ជ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ញ-ជិកា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្រី​ពេស្យា (ស្រី​ផ្កា​មាស) ។ វេវ. គណិកា, នគរ​សោភិនី, ពេស្យា <text:s/>ឬ វេស្យា, ភណ្ឌហាសិនី...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៧</text:p>
          </table:table-cell>
          <table:table-cell table:style-name="តារាង1.A2" office:value-type="string">
            <text:p text:style-name="P5">មញ្ជូស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ញ-ជូ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ហឹប; ទូ; ទូ​សម្រាប់​ដាក់​គ្រឿង​សម្អា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៨</text:p>
          </table:table-cell>
          <table:table-cell table:style-name="តារាង1.A2" office:value-type="string">
            <text:p text:style-name="P5">មញ្ជេដ្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ញ-ជេត-ឋៈ ឬ--ជេត</text:p>
          </table:table-cell>
          <table:table-cell table:style-name="តារាង1.D2" office:value-type="string">
            <text:p text:style-name="P2">បា. ; 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ញ្ជិឞ្ឋ) ដែល​មាន​សម្បុរ​ហង្សបាទ គឺ​មាន​សម្បុរ​ក្រហម​ប្រឿង : ព័ណ៌​មញ្ជេដ្ឋ <text:s/>(ព័ណ៌​ខ្លឹម​ស្បែ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០៩</text:p>
          </table:table-cell>
          <table:table-cell table:style-name="តារាង1.A2" office:value-type="string">
            <text:p text:style-name="P5">ម៉ដ្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ត់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ដ្ដ ឬ មដ្ឋ; ម្ឫឞ្ដ) ដែល​មាន​សាច់​រលីង, ល្អិត​ខៃ, ស្និទ្ធ​ជិត : សំពត់​សាច់​ម៉ដ្ដ ឬ--ម៉ដ្ឋ ។</text:p>
          </table:table-cell>
          <table:table-cell table:style-name="តារាង1.D2" office:value-type="string">
            <text:p text:style-name="P2">ម៉ដ្ឋ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០</text:p>
          </table:table-cell>
          <table:table-cell table:style-name="តារាង1.A2" office:value-type="string">
            <text:p text:style-name="P5">មណ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ី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ណិ) ឈ្មោះ​កែវ​ឬ​ត្បូង​វិសេស​មួយ​ប្រភេទ; ពេជ្រ, ខ្យង​ដាំ; ច្រើន​និយាយ​ថា កែវ​មណី ។ មណីការ ជាង​ច្នៃ​ត្បូង, ជាង​ច្នៃ​ពេជ្រ, ដាំ​ខ្យង ។ មណី​ជោតិរស (--រស់) ឈ្មោះ​កែវ​វិសេស​មួយ​ប្រភេទ​មាន​តំណាល​ក្នុង​គម្ពីរ​ខាង​ពុទ្ធ​សាសនា​ថា មាន​អានុភាព​អាច​ឲ្យ​សម្រេច​ប្រយោជន៍​គ្រប់​យ៉ាង​បាន តាម​ចំណង់​របស់​អ្នក​ត្រូវ​ការ (ម. ព. ជោតិរស ផង) ។ មណីរត្ន <text:s/>ឬ--រ័ត្ន <text:s/>(--រ័ត្ន) កែវ​មណី, ពេជ្រ​មាន​តម្លៃ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ណី​ការ</text:p>
            <text:p text:style-name="P1">មណី​ជោតិ​រស</text:p>
            <text:p text:style-name="P1">មណី​រត្ន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១១</text:p>
          </table:table-cell>
          <table:table-cell table:style-name="តារាង1.A2" office:value-type="string">
            <text:p text:style-name="P5">មណ្ឌន​ភណ្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-ឌៈនៈ ភ័ន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ណ្ឌន) គ្រឿង​ប្រដាប់​តែង​ខ្លួ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២</text:p>
          </table:table-cell>
          <table:table-cell table:style-name="តារាង1.A2" office:value-type="string">
            <text:p text:style-name="P5">មណ្ឌ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-ដប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ារាំ, តែនតិ៍, រោង​លាត (សម្រាប់​ប្រើ​ការ​បណ្ដោះអាសន្ន​មួយ​ដង​មួយ​កាល) ។ ខ្មែរ​ច្រើន​ហៅ​ចំពោះ​ប្រាសាទ​តូច​ៗ ដែល​មាន​ដំបូល​ជា​កំពូល​រាង​ច្រឡោ សណ្ឋាន​មកុដ វិចិត្រ​ដោយ​ក្បាច់​រចនា​ផ្សេង​ៗ : សង់​មណ្ឌប, ប្រាសាទ​មណ្ឌ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៣</text:p>
          </table:table-cell>
          <table:table-cell table:style-name="តារាង1.A2" office:value-type="string">
            <text:p text:style-name="P5">មណ្ឌ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-ឌល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ង្វង់​មូល, ទី​ដែល​មាន​សណ្ឋាន​មូល : មណ្ឌល​កីឡា, មណ្ឌល​ប្រណាំង​សេះ; វង់​ឬ​ដួង​ព្រះ​អាទិត្យ​ឬ​ព្រះ​ចន្ទ្រ : មណ្ឌល​ព្រះ​ចន្ទ្រ, មណ្ឌល​ព្រះ​អាទិត្យ ។ ទី​, ទី​ប្រជុំ, តំបន់ : មណ្ឌល​បោះ​ឆ្នោត; ខែត្រ, ដែន...។ ម. ព. បរិ​មណ្ឌល <text:s/>ផង ។ ទី​រួម​ខេត្ត​ក៏​ហៅ មណ្ឌល បាន​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៤</text:p>
          </table:table-cell>
          <table:table-cell table:style-name="តារាង1.A2" office:value-type="string">
            <text:p text:style-name="P5">មណ្ឌលគិ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-ឌល់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ខេត្ត​មួយ​នៃ​កម្ពុជ​រដ្ឋ, បំបែក​ចេញ​ពី​ខេត្ត​ក្រចេះ ក្នុង គ. ស. ១៩៦១ (ព្រះ​រាជ​ក្រម​លេខ ៦៤ បរ. ចុះ​ថ្ងៃ​ទី ៣០ ឆ្នូ ១៩៦១), កាល​ពី​ដើម​ហៅ ឆ្លូង​លើ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៥</text:p>
          </table:table-cell>
          <table:table-cell table:style-name="តារាង1.A2" office:value-type="string">
            <text:p text:style-name="P5">មណ្ឌល​វា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-ឌៈលៈ--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“ខ្យល់​ដែល​បក់​កួច​មូល​ដង្គោល​ឡើង”) ខ្យល់​កំបុត​ត្បូង; ព្យុះ​ចាប់​ដក (ម. ព. ចក្រវា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៦</text:p>
          </table:table-cell>
          <table:table-cell table:style-name="តារាង1.A2" office:value-type="string">
            <text:p text:style-name="P5">មណ្ឌុក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-ឌុកត់ ឬ​មន់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ើល​ក្នុង​ពាក្យ​ល្បិច​ចៅក្រ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៧</text:p>
          </table:table-cell>
          <table:table-cell table:style-name="តារាង1.A2" office:value-type="string">
            <text:p text:style-name="P5">ម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ញ្ចេញ​ឲ្យ​ដឹង​ជា​មុន​ដោយ​ត្រូវ​គំនិត​គ្នា, សន្មត​គ្នា​ដោយ​ប្ដេជ្ញា​យ៉ាង​សម្ងាត់ : មត់​គ្នា, និយាយ​មត់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១៨</text:p>
          </table:table-cell>
          <table:table-cell table:style-name="តារាង1.A2" office:value-type="string">
            <text:p text:style-name="P5">មត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តៈកៈ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តក; ម្ឫតក) បុគ្គល​ដែល​ស្លាប់​ហើយ ។ មតក​បរិក្ខារ ឬ មតក​ភណ្ឌ (មៈតៈកៈបរ៉ិក-ខា ឬ--ភ័ន) គ្រឿង​បរិក្ខារ​ឬ​ទ្រព្យ​របស់​បុគ្គល​ដែល​ស្លាប់​ហើយ ។ មតក​ភត្ត <text:s/>(មៈតៈកៈភ័ត) ភត្ត​ដែល​គេ​ឧទ្ទិស​ឲ្យ​បុគ្គល​ស្លាប់ (ខាង​ពុទ្ធ​សាសនា ចំពោះ​ភត្ត​ដែល​ប្រគេន​ដល់​ភិក្ខុ​សង្ឃ ហើយ​ឧទ្ទិស​ចំណែក​បុណ្យ​ទៅ​បុគ្គល​ស្លាប់; ខាង​លិទ្ធិ​ដទៃ ចំពោះ​បាយ​សំណែន) ។ <text:s/>មតក​រូប (មតៈកៈរូប) សព, សាកសព ។ មតក​សាសន៍ (មៈតៈកៈសាស) បណ្ដាំ​បុគ្គល​ស្លាប់ (បណ្ដាំ​ខ្មោច) ។ល។</text:p>
          </table:table-cell>
          <table:table-cell table:style-name="តារាង1.D2" office:value-type="string">
            <text:p text:style-name="P2">មតកៈ</text:p>
          </table:table-cell>
          <table:table-cell table:style-name="តារាង1.I2" office:value-type="string">
            <text:p text:style-name="P1">មតក​បរិក្ខា</text:p>
            <text:p text:style-name="P1">មតក​ភត្ត</text:p>
            <text:p text:style-name="P1">មតក​រូប</text:p>
            <text:p text:style-name="P1">មតក​សាសន៍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១៩</text:p>
          </table:table-cell>
          <table:table-cell table:style-name="តារាង1.A2" office:value-type="string">
            <text:p text:style-name="P5">ម៉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ហ្មត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០</text:p>
          </table:table-cell>
          <table:table-cell table:style-name="តារាង1.A2" office:value-type="string">
            <text:p text:style-name="P5">ម៉ត់ច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ហ្មត់ចត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១</text:p>
          </table:table-cell>
          <table:table-cell table:style-name="តារាង1.A2" office:value-type="string">
            <text:p text:style-name="P5">ម៉ត់ម៉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ហ្មត់ហ្មង) ។</text:p>
          </table:table-cell>
          <table:table-cell table:style-name="តារាង1.D2" office:value-type="string">
            <text:p text:style-name="P2">ម៉ត់ហ្ម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២</text:p>
          </table:table-cell>
          <table:table-cell table:style-name="តារាង1.A2" office:value-type="string">
            <text:p text:style-name="P5">ម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្រាជ្ញា; ការ​ឈ្វេង​យល់, គំនិត, យោបល់ : បញ្ចេញ​មតិ, តាម​មតិ​នៃ​ជន​ភាគ​ច្រើន, មាន​មតិ​ស្រប​គ្នា ។ មតិ​មន្ត (--ម៉ន់) អ្នក​មាន​ប្រាជ្ញា, អ្នក​ប្រាជ្ញ ។ ស្ត្រី​ជា មតិមតី <text:s/>ឬ មតិមន្ត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៣</text:p>
          </table:table-cell>
          <table:table-cell table:style-name="តារាង1.A2" office:value-type="string">
            <text:p text:style-name="P5">មត្តញ្ញុ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ត័ញ-ញុ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ភាព​នៃ​បុគ្គល​អ្នក​ដឹង​ប្រមាណ, ការ​ស្គាល់​ប្រមាណ​ក្នុង​កិច្ចការ​គ្រប់​យ៉ាង​មាន​ការ​ស្វែង​រក​ទ្រព្យ​សម្បត្តិ​តាម​សម្មាអាជីវៈ​និង​ការ​បរិភោគ​អាហារ​ជាដើម : មត្តញ្ញុតា ជា​សប្បុរិស​ធម៌​ទី ៤ ក្នុង​ពួក​សប្បុរិស​ធម៌​ទាំង ៧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៤</text:p>
          </table:table-cell>
          <table:table-cell table:style-name="តារាង1.A2" office:value-type="string">
            <text:p text:style-name="P5">មត្តញ្ញូ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ត័ញ-ញូ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ស្គាល់​ប្រមាណ, អ្នក​ចេះ​ស្មាន, ចេះ​លៃលក​ឲ្យ​បាន​ស្រួល​ក្នុង​កិច្ចការ​គ្រប់​យ៉ាង (ស្ត្រី​ក៏​ជា មត្តញ្ញូ ដូច​គ្ន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៥</text:p>
          </table:table-cell>
          <table:table-cell table:style-name="តារាង1.A2" office:value-type="string">
            <text:p text:style-name="P5">មត្ត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តិកា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តិកា) ដ៏​ស្អឹត, ដី​ល្អិត​ផង់​ដែល​លាយ​ទឹក​ទៅ​ស្អិត, ដី​ឥដ្ឋ ។ ដី​ដែល​លាយ​ទឹក​ឲ្យ​គ្រាន់​តែ​សើម​ស្អិត​ហើយ​ពូត​ជា​ដុំ ហាល​ថ្ងៃ​ឲ្យ​ស្ងួត​ទុក​ដុស​ជម្រះ​កាយ​ក្នុង​ពេល​ងូត​ទឹក (ប្រើ​តែ​ក្នុង​សម័យ​បុរាណ​ព្រេង​នាយ ដែល​ពុំទាន់​មាន​សប៊ូ) : ភិក្ខុ​ងូត​ទឹក​ជម្រះ​កាយ​ដោយ​មត្តិកា <text:s/>(ព. វិ. ពុ.) ។ មតិ្តកា​ភាជន៍ ឬ កុលាល​ភាជន៍ ​ភាជន៍​ដែល​គេ​ធ្វើ​ដោយ​មត្តិកា (ភាជន៍​ដី) មាន​ក្អម, ឆ្នាំង, ថូ, ចាន ជាដើម ។ មត្តិកា​ភណ្ឌ ឬ កុលាល​ភណ្ឌ <text:s/>ភណ្ឌៈ​ដែល​គេ​ធ្វើ​ដោយ​មត្តិកា ។ល។ ( ម. ព. សប៊ូ ឬ សាប៊ូ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តិ្ត​ការ​ភាជន៍ </text:p>
            <text:p text:style-name="P1">មិត្តកា​ភណ្ឌ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២៦</text:p>
          </table:table-cell>
          <table:table-cell table:style-name="តារាង1.A2" office:value-type="string">
            <text:p text:style-name="P5">មត្តេយ្យក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តៃយ៉ៈ កៈ 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ទ្រព្យ​សម្បត្តិ​ឬ​កេរ្តិ៍​មត៌ក​ខាង​មាតា : ស្រែ​ហ្នឹង​ជា​មត្តេយ្យកៈ​របស់​ខ្ញុំ ទាំង​ដី​ចម្ការ​ក្បែរ​ស្រែ​នុះ ក៏​ជា​មត្តេយ្យកា​របស់​ខ្ញុំ​ដែរ (បារ. Matriarcat) ។</text:p>
          </table:table-cell>
          <table:table-cell table:style-name="តារាង1.D2" office:value-type="string">
            <text:p text:style-name="P2">មត្តេយ្យក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៧</text:p>
          </table:table-cell>
          <table:table-cell table:style-name="តារាង1.A2" office:value-type="string">
            <text:p text:style-name="P5">មទ្ទរដ្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ទៈរ័ត 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ទ្ទ + រដ្ឋ; មទ្រ + រាឞ្រ្ដ) ដែន​មទ្ទៈ​ឬ​ដែន​មទ្រៈ (ឈ្មោះ​ដែន​មួយ​ក្នុង​ប្រទេស​ឥណ្ឌា, ច្រើន​មាន​និយាយ​តំណាល​ក្នុង​​​គម្ពីរ​ខាង​ពុទ្ធ​សាសនា) ។</text:p>
          </table:table-cell>
          <table:table-cell table:style-name="តារាង1.D2" office:value-type="string">
            <text:p text:style-name="P2">មទ្រ​រាស្ត្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៨</text:p>
          </table:table-cell>
          <table:table-cell table:style-name="តារាង1.A2" office:value-type="string">
            <text:p text:style-name="P5">មទ្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ទ្រី ឬ មៈ--</text:p>
          </table:table-cell>
          <table:table-cell table:style-name="តារាង1.D2" office:value-type="string">
            <text:p text:style-name="P2">សំ.;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ទ្ទី) ព្រះ​នាម​ព្រះ​រាជ​បុត្រី​មួយ​អង្គ​នៃ​ព្រះ​បាទ​មទ្ទរដ្ឋ ត្រូវ​ជា​ព្រះ​អគ្គ​មហេសី​នៃ​ព្រះ​បាទ​ស្រី​វេស្សន្តរ, ក្នុង​វេស្សន្តរ​ជាតក (ព. ពុ.) : ព្រះ​នាង​មទ្រ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២៩</text:p>
          </table:table-cell>
          <table:table-cell table:style-name="តារាង1.A2" office:value-type="string">
            <text:p text:style-name="P5">មទ្រី​បាព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បា</text:p>
          </table:table-cell>
          <table:table-cell table:style-name="តារាង1.D2" office:value-type="string">
            <text:p text:style-name="P2">សំ. ក្ល.; 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ទ្រីបវ៌ន៑; មទ្ទីបព្វ) សង្កាត់, វគ្គ, កណ្ឌ (ទី ៩) ក្នុង​វេស្សន្តរ​ជាតក​និយាយ​អំពី​រឿង​ព្រះ​នាង​មទ្រី; ច្រើន​និយាយ​ជាប់​ជាមួយ​នឹង​ពាក្យ “កណ្ឌ” ថែម​ទៀត​ថា : <text:span text:style-name="T3">កណ្ឌ​មទ្រី​បាព៌, ស្ដាប់​លោក​ទេស​កណ្ឌ​មទ្រី​បាព៌ ។ បើ​ហៅ​ចំពោះ​តួ​នាង​មទ្រី​កុំ​និយាយ​ថា “នាង​មទ្រី​បាព៌” ដូច្នេះ​ឡើយ, គប្បី​និយាយ​ថា “នាង​មទ្រី ឬ ព្រះ​នាង​មទ្រី​ទេវី” តែ​ប៉ុណ្ណេះ​បាន​ហើយ ព្រោះ​ពាក្យ “បាព៌” គឺ​គ្រាន់តែ​ជា​សង្កាត់, វគ្គ, កណ្ឌ ដែល​ថ្លែង​អំពី​រឿង​នាង​មទ្រី, មិនមែន​ជា​នាម​របស់​នាង​ទេ ។ ពាក្យ “បាព៌” នេះ​ក្នុង​វេស្សន្តរ​ជាតក​ឃើញ​មាន​ប្រើ​ចំពោះ​តែ​កណ្ឌ​ទី​៨, ៩, ១០, ១១, គឺ កុមារ​បាព៌, មទ្រី​បាព៌, សក្ក​បាព៌, មហា​រាជ​បាព៌ (បា. កុមារ​បព្វ, មទ្ទី​បព្វ, សក្ក​បព្វ, មហា​រាជ​បព្វ) ម. ព. បព្វៈ ផង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០</text:p>
          </table:table-cell>
          <table:table-cell table:style-name="តារាង1.A2" office:value-type="string">
            <text:p text:style-name="P5">មធ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ទឹក​ឃ្មុំ, ទឹក​ផ្អែម ។ មធុ​ករ <text:s/>(--ក) សត្វ​ធ្វើ​នូវ​ទឹក​ផ្អែម មាន​ឃ្មុំ​និង​ម្រោម​ជាដើម : អ្នក​ស្វះស្វែង​ទ្រព្យ​សម្បត្តិ គួរ​យក​តម្រាប់​មធុ​ករ​ទាំងឡាយ ។ មធុ​បាយាស បាយាស​លាយ​ទឹក​ឃ្មុំ​ផ្សំ​ផង, បាយាស​មាន​រស​ទឹក​ឃ្មុំ (បាយាស​របស់​នាង​សុជាតា​ក្នុង​ពុទ្ធប្បវត្តិ) ។ ម. ព. បាយាស 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ធុ​ករ </text:p>
            <text:p text:style-name="P1">មធុ​បាយាស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៣១</text:p>
          </table:table-cell>
          <table:table-cell table:style-name="តារាង1.A2" office:value-type="string">
            <text:p text:style-name="P5">មធុ​មេហ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ោគ​ទឹក​មូត្រ​ផ្អែម ។</text:p>
          </table:table-cell>
          <table:table-cell table:style-name="តារាង1.D2" office:value-type="string">
            <text:p text:style-name="P2">មធុ​មេហ​រោគ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២</text:p>
          </table:table-cell>
          <table:table-cell table:style-name="តារាង1.A2" office:value-type="string">
            <text:p text:style-name="P5">មធុរ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 ធុរៈ ឬ មៈធូ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ធុរ) ផ្អែម; ពីរោះ; ឆ្ងាញ់ ។ ន. រស​ផ្អែម​ឬ​ឆ្ងាញ់; សម្ដី​ពីរោះ (ព. កា.) : ស្ដេច​បើក​មធូរ ប្រកប​ដោយ​សូរ​សព្ទ​ក្រាង​ក្រអៅ ឥត​មាន​ទ្រគោះ ឥត​មោះ​ហ្មងសៅ រួសរ៉ាវ​ចៅរ៉ៅ ឆ្ពោះ​ទៅ​រាស្ត្រ​ផង ។ មធុរ​កថា ឬ--វាទ សម្ដី​ពីរោះ, ពាក្យ​ពីរោះ ។ មធុរ​ភោជន ភោជន​ឆ្ងាញ់ ។ល។</text:p>
          </table:table-cell>
          <table:table-cell table:style-name="តារាង1.D2" office:value-type="string">
            <text:p text:style-name="P2">មធូរ</text:p>
          </table:table-cell>
          <table:table-cell table:style-name="តារាង1.I2" office:value-type="string">
            <text:p text:style-name="P1">មធុរ​កថា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៣៣</text:p>
          </table:table-cell>
          <table:table-cell table:style-name="តារាង1.A2" office:value-type="string">
            <text:p text:style-name="P5">មធុរ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ធុរស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ស​ទឹក​ឃ្មុំ; រស​ផ្អែម​ឬ​ឆ្ងាញ់; ទឹក​ផ្អែម (មាន​ទឹក​អំពៅ, ទឹក​ត្នោត​ជាដើម); ពាក្យ​ពីរោះ ។ គុ. ដែល​មាន​រស​ផ្អែម​ឬ​ឆ្ងាញ់; ដែល​ពីរោះ : ភោជន​មធុរស; សម្ដី​មធុរ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៤</text:p>
          </table:table-cell>
          <table:table-cell table:style-name="តារាង1.A2" office:value-type="string">
            <text:p text:style-name="P5">មធុរោទ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ធុរោទក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ធុរ + ឧទក) ទន្លេ​ដែល​ធំ​សម្បើម​ស្រដៀង​នឹង​សមុទ្រ តែ​មាន​ទឹក​សាប (ទន្លេ​សាប; ហៅ​ឲ្យ​ត្រូវ​តាម​រូប​សព្ទ​ថា សមុទ្រ​សាប ព្រោះ​ឥត​មាន​ទន្លេ​ណា​មួយ​មាន​ទឹក​ប្រៃ​ទេ សុទ្ធ​តែ​សាប​ដូច​គ្នា គ្រាន់​តែ​ធំ​ល្ហល្ហេវ​ដូច​សមុទ្រ​ប៉ុណ្ណោះ គឺ​ទន្លេ​ដូច​ជា​សមុទ្រ​ប៉ុន្តែ​មាន​ទឹក​សាប) ។ មើល​ក្នុង​ពាក្យ ទន្លេ​សាប ទៀត​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៥</text:p>
          </table:table-cell>
          <table:table-cell table:style-name="តារាង1.A2" office:value-type="string">
            <text:p text:style-name="P5">មធ្យ័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ធ្យ័ត ឬ ត. ទ. ស្រ. ម័តថ្យ័ត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ធ្យស្ថ; មជ្ឈត្ត) ដែល​ស្ថិត​នៅ​ក្នុង​ស្ថាន​ជា​កណ្ដាល, ដែល​តាំង​នៅ​ក្នុង​កណ្ដាល, ជា​កណ្ដាល, យ៉ាង​កណ្ដាល : ចិត្ត​មធ្យ័ត, អារម្មណ៍​មធ្យ័ត, ការ​មធ្យ័ត, សេចក្ដី​មធ្យ័ត ។ <text:s/>ខ្មែរ​ប្រើ​សំដៅ​សេចក្ដី​ថា “ប្រយ័ត្នប្រយែង, យក​ចិត្ត​ទុក​ដាក់, មាំមួន, ប្រាកដ​ប្រជា” ក៏​មាន : ធ្វើ​ការ​មធ្យ័ត; និយាយ​មធ្យ័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៦</text:p>
          </table:table-cell>
          <table:table-cell table:style-name="តារាង1.A2" office:value-type="string">
            <text:p text:style-name="P5">មធ្យ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ធ្យំ</text:p>
          </table:table-cell>
          <table:table-cell table:style-name="តារាង1.D2" office:value-type="string">
            <text:p text:style-name="P2">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យ៉ាង​កណ្ដាល : ជា​មធ្យម, យ៉ាង​មធ្យម (ម. ព. មជ្ឈិម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៧</text:p>
          </table:table-cell>
          <table:table-cell table:style-name="តារាង1.A2" office:value-type="string">
            <text:p text:style-name="P5">មធ្យោប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ត-ធ្យោ-បា យ</text:p>
          </table:table-cell>
          <table:table-cell table:style-name="តារាង1.D2" office:value-type="string">
            <text:p text:style-name="P2">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ធ្យ + ឧបាយ) ឧបាយ​ជា​កណ្ដាល, ដំណើរ​ទំនង​ដ៏​ល្មម​សម​គួរ​សម្រាប់​ធ្វើ​កិច្ចការ​ឲ្យ​បាន​សម្រេច​តាម​បំណង : រិះ​រក​មធ្យោបាយ, គប្បី​លៃលក​ធ្វើ​កិច្ចការ​នេះ​ដោយ​មធ្យោបាយ​យ៉ាង​ណា​ឲ្យ​បាន​សម្រេច​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៨</text:p>
          </table:table-cell>
          <table:table-cell table:style-name="តារាង1.A2" office:value-type="string">
            <text:p text:style-name="P5">មន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ដំណាំ​មួយ​ប្រភេទ គេ​ដាំ​យក​ស្លឹក​ប្រើ​ជា​ចំណី​ដង្កូវ​នាង​ធ្វើ​សូត្រ; មាន ២ ប្រភេទ​គឺ មន​តូច <text:s/>មន​ដើម​តូច​ៗ ស្លឹក​តូច; មន​ធំ មន​ដើម​ធំ ស្លឹក​ធំ​ៗ ដាំ​តែ​ម្ដង​រស់​នៅ​បាន​យូរ​ឆ្ន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​តូច</text:p>
            <text:p text:style-name="P1">មន​ធំ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ដែន​មួយ​ក្នុង​ប្រទេស​ឥណ្ឌូចិន នៅ​ជា​ខាង​ត្បូង​ជាប់​គ្នា​នឹង​ដែន​ភូមា, រួម​ចូល​ក្នុង​ប្រទេស​ភូមា​ជា​យូរ​ហើយ : ប្រទេស​មន ។ ជាតិ​មនុស្ស​ដែល​កើត​នៅ​ក្នុង​ដែន​នោះ​ក៏​ហៅ​ថា មន, មាន​អក្សរ​និង​ភាសា​ស្រដៀង​នឹង​ខ្មែរ​ដោយ​ច្រើន : ជាតិ​មន, ពួក​មន <text:span text:style-name="T3">(ម. ព. រាមញ្ញ ទៀត​ផង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៣៩</text:p>
          </table:table-cell>
          <table:table-cell table:style-name="តារាង1.A2" office:value-type="string">
            <text:p text:style-name="P5">មនសិ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ៈសិការ៉ៈ ឬ--ក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ារ​ធ្វើ​ទុក​ក្នុង​ចិត្ត, ការ​កំណត់​ទុក​ក្នុង​ចិត្ត, ដំណើរ​យក​ចិត្ត​ទុក​ដាក់ : ធ្វើ​មនសិការ, មាន​មនសិការ, រៀន​សូត្រ​ដោយ​មនសិការ​ ។ មនសិការោ​បាយ <text:s/>(មៈនៈ--) ន. (បា. &lt; មនសិការ + ឧបាយ) ឧបាយ​ដែល​កំណត់​ក្នុង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សិការោបាយ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៤០</text:p>
          </table:table-cell>
          <table:table-cell table:style-name="តារាង1.A2" office:value-type="string">
            <text:p text:style-name="P5">មនស្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័ស-ស្កា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ក្ការ) ដំណើរ​តាំង​ចិត្ត, ការ​ផ្គង​ចិត្ត : ធ្វើ​មនស្ការ, មាន​មនស្កា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១</text:p>
          </table:table-cell>
          <table:table-cell table:style-name="តារាង1.A2" office:value-type="string">
            <text:p text:style-name="P5">មនាប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ាប៉ៈ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នាប) ដែល​ជា​ទី​ពេញ​ចិត្ត...។ ខ្មែរ​ប្រើ​ចំពោះ​តែ​ផ្សំ​ជា​បទ​សមាស ដូច​ជា : មនាប​កថា, មនាប​វាចា, មនាប​វាទ សម្ដី​ជា​ទី​ពេញ​ចិត្ត, សម្ដី​ពីរោះ​គួរ​ឲ្យ​ពេញ​ចិត្ត; សម្ដី​ដែល​បំភ្លឺ​ឲ្យ​យល់​ផ្លូវ​សុចរិត ។ មនាប​ភណ្ឌ របស់​ដែល​ជា​ទី​ពេញ​ចិត្ត, ទ្រព្យ​សំឡាញ់ ។ មនាប​វត្ថុ វត្ថុ​ជា​ទី​ពេញ​ចិត្ត ។ មនាប​សព្ទ សំឡេង​ជា​ទី​ពេញ​ចិត្ត, សូរ​សព្ទ​ពីរោះ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ាប​ភណ្ឌ</text:p>
            <text:p text:style-name="P1">មនាប​វត្ថុ </text:p>
            <text:p text:style-name="P1">មនាប​សព្ទ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៤២</text:p>
          </table:table-cell>
          <table:table-cell table:style-name="តារាង1.A2" office:value-type="string">
            <text:p text:style-name="P5">មន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ុ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្រះ​នាម​ប្រថម​ក្សត្រិយ៍​ក្នុង​ខាង​ដើម​ភទ្រកល្ប គឺ​ព្រះ​នាម​ក្សត្រិយ៍​មួយ​អង្គ​ដែល​ពួក​មនុស្ស​ព្រម​គ្នា​សន្មត​ឲ្យ​ធ្វើ​ជា​ស្ដេច​មុន​ដំបូង​បំផុត ក្នុង​ខាង​ដើម​នៃ​ភទ្រកល្ប​នេះ, ហៅ​ថា ព្រះ​បាទ​មនុ <text:s/>ឬ​ហៅ​ថា មហា​សម្មត​រាជ ក៏​បាន (តាម​លទ្ធិ​ពុទ្ធ​សាសនា) ។ ព្រះ​នាម​នៃ​ព្រហ្ម​ដែល​ជា​អ្នក​បង្កើត​សត្វ​លោក​ឬ​នាម​របស់​បុរស​ដែល​ជា​បិតា​ដើម​របស់​ពួក​មនុស្ស​ក្នុង​បឋម​កប្ប (តាម​លទ្ធិ​ព្រាហ្មណ៍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៣</text:p>
          </table:table-cell>
          <table:table-cell table:style-name="តារាង1.A2" office:value-type="string">
            <text:p text:style-name="P5">មនុជាធិបត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ុជាធិប៉ៈ ដី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នុជ “មនុស្ស” + អធិបតិ “អ្នក​ដែល​ជា​ធំ, ជា​ម្ចាស់”) អ្នក​ដែល​ជា​ម្ចាស់​របស់​ពួក​មនុស្ស គឺ​ក្សត្រិយ៍​ទ្រង់​រាជ្យ ហៅ​ថា មនុជិន្ទ <text:s/>ឬ មនុជេន្ទ្រ ក៏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៤</text:p>
          </table:table-cell>
          <table:table-cell table:style-name="តារាង1.A2" office:value-type="string">
            <text:p text:style-name="P5">មនុជិន្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ុជិន ឬ -ជេន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នុជ “មនុស្ស” + ឥន្ទ “ជា​ធំ”; សំ. &lt; មនុជ + ឥន្ទ្រ) អ្នក​ដែល​ជា​ធំ​ជាង​ពួក​មនុស្ស (ព្រះ​រាជា) ។</text:p>
          </table:table-cell>
          <table:table-cell table:style-name="តារាង1.D2" office:value-type="string">
            <text:p text:style-name="P2">មនុជេន្ទ្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៥</text:p>
          </table:table-cell>
          <table:table-cell table:style-name="តារាង1.A2" office:value-type="string">
            <text:p text:style-name="P5">មនុញ្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ុញ ឬ មនុញ-ញៈ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ោជ្ញ) ដែល​ជា​ទី​គាប់​ចិត្ត, គាប់​អធ្យាស្រ័យ, ល្អ, ប្រពៃ...។ មនុញ្ញ​ផល (--ញៈ--) ផល​ជា​ទី​គាប់​ចិត្ត ។ មនុញ្ញ​ភាព ភាព​ជា​ទី​ពេញ​ចិត្ត, សេចក្ដី​ពេញ​ចិត្ត, ការ​ត្រូវ​ចំណុច​ចិត្ត ។ មនុញ្ញ​ភោជន ភោជន​ជា​ទី​គាប់​ចិត្ត, អាហារ​ឆ្ងាញ់​ពីស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ុញ្ញ​ផល</text:p>
            <text:p text:style-name="P1">មនុញ្ញ​ភាព</text:p>
            <text:p text:style-name="P1">មនុញ្ញ​ភោជន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៤៦</text:p>
          </table:table-cell>
          <table:table-cell table:style-name="តារាង1.A2" office:value-type="string">
            <text:p text:style-name="P5">មនុស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នោសារ) ។</text:p>
          </table:table-cell>
          <table:table-cell table:style-name="តារាង1.D2" office:value-type="string">
            <text:p text:style-name="P2">មនូសា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៧</text:p>
          </table:table-cell>
          <table:table-cell table:style-name="តារាង1.A2" office:value-type="string">
            <text:p text:style-name="P5">មនុស្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ុស</text:p>
          </table:table-cell>
          <table:table-cell table:style-name="តារាង1.D2" office:value-type="string">
            <text:p text:style-name="P2">បា. ឬ​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ុឞ្យ) ជន​អ្នក​ដឹង​ការ​ខុស​ត្រូវ, សត្វ​វិសេស​មួយ​ប្រភេទ​ជា​ពូជ​វង្ស​នៃ​មនុ, នរៈ ។ មនុស្ស​ជាតិ (មៈនុស-សៈជាត) ជាតិ​ជា​មនុស្ស, ពួក​មនុស្ស ។ មនុស្ស​ឃាដ ឬ--ឃាត អំពើ​ពិឃាត​មនុស្ស, ដំណើរ​សម្លាប់​មនុស្ស (ហៅ​ថា មនុស្ស​ឃាត​កម្ម ឬ នរ​ឃាត, នរ​ឃាត​កម្ម ក៏​បាន) ។ មនុស្ស​ឃាដកៈ ឬ--ឃាតកៈ (មៈនុស-សៈឃាដៈកៈឬ--តៈកៈ) អ្នក​ពិឃាត​មនុស្ស (ហៅ​ថា នរ​ឃាតក ឬ--ឃាតកៈ ក៏​បាន) ។ មនុស្ស​ទេព <text:s/>ទេវតា​របស់​ពួក​មនុស្ស (ក្សត្រិយ៍​ទ្រង់​រាជ្យ) ។មនុស្ស​ធម៌ ធម៌​សម្រាប់​មនុស្ស (ច្បាប់​សម្រាប់​ប្រដៅ​ពួក​មនុស្ស​ឲ្យ​ប្រព្រឹត្ត​សុចរិត; សីល ៥...។ មនុស្ស​លោក លោក​ជាទី​នៅ​នៃ​ពួក​មនុស្ស, លោក​សម្រាប់​ពួក​មនុស្ស, ឋាន​មនុស្ស ។ល។ មនុស្សា (ពហុ. របស់ មនុស្ស) មនុស្ស​ទាំងឡាយ, ពួក​មនុស្ស (ព. កា.) ។ មនុស្សី <text:s/>ស្ត្រី​មនុស្ស, មនុស្ស​ស្រី (មាន​តែ​ពាក្យ​ប៉ុន្តែ​មិន​សូវ​ដែល​ប្រើ ព្រោះ​ពាក្យ​ថា មនុស្ស ឬ មនុស្សា ជា​សាធារណៈ​ទួទៅ​ទាំង​ប្រុស​ទាំង​ស្រី​ទៅ​ហើយ) ។</text:p>
          </table:table-cell>
          <table:table-cell table:style-name="តារាង1.D2" office:value-type="string">
            <text:p text:style-name="P2">មនុស្យ</text:p>
          </table:table-cell>
          <table:table-cell table:style-name="តារាង1.I2" office:value-type="string">
            <text:p text:style-name="P1">មនុស្ស​ជាតិ </text:p>
            <text:p text:style-name="P1">មនុស្ស​ឃាដ</text:p>
            <text:p text:style-name="P1">មនុស្ស​ឃាដកៈ</text:p>
            <text:p text:style-name="P1">មនុស្ស​ទេព</text:p>
            <text:p text:style-name="P1">មនុស្ស​ធម៌</text:p>
            <text:p text:style-name="P1">មនុស្ស​លោក</text:p>
            <text:p text:style-name="P1">មនុស្សា</text:p>
            <text:p text:style-name="P1">មនុស្សី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៤៨</text:p>
          </table:table-cell>
          <table:table-cell table:style-name="តារាង1.A2" office:value-type="string">
            <text:p text:style-name="P5">មនូស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នោសា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៤៩</text:p>
          </table:table-cell>
          <table:table-cell table:style-name="តារាង1.A2" office:value-type="string">
            <text:p text:style-name="P5">មន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</text:p>
          </table:table-cell>
          <table:table-cell table:style-name="តារាង1.D2" office:value-type="string">
            <text:p text:style-name="P2">បា. 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ន; មនស៑) ចិត្ត ។ មនោ​គតិ <text:s/>ដំណើរ​របស់​ចិត្ត, ដំណើរ​ប្រព្រឹត្ត​ទៅ​នៃ​ចិត្ត; សេចក្ដី​ប្រាថ្នា, បំណង, ដំណើរ​ដែល​ចិត្ត​គ្មាន​នឹក​សោះ ស្រាប់​តែ​បណ្ដាល​ឲ្យ​ឃើញ​ជា​ផ្នូល ។ មនោ​ទ្វារ <text:s/>ទ្វារ​ចិត្ត, ផ្លូវ​ចិត្ត ។ មនោ​មនះ <text:s/>(ម្នោម្នះ) មានះ​ក្នុង​ចិត្ត, ចិត្ត​ដែល​មាន​មានះ, ចិត្ត​រនិងរនាំង : មនុស្ស​មនោមនះ គឺ​មនុស្ស​រឹង​ត្អឹង, មនុស្ស​រនិងរនាំង (ព. កា. សរសេរ​ជា ម្នោម្នះ ក៏​បាន) ។ មនោម័យ <text:s/>(មៈនោមៃ) ដែល​សម្រេច​អំពី​ចិត្ត; ខ្មែរ​ប្រើ​ពាក្យ​នេះ​សំដៅ​សេចក្ដី​ថា “ដែល​សម្រេច​បាន​ដូច​ចិត្ត, ឆាប់​ទាន់​ចិត្ត” ជា​ពាក្យ​ហៅ​សេះ ដែល​លឿន​ឆាប់​ទាន់​ចិត្ត : សេះ​មនោម័យ, សេះ​សិន្ធព​មនោម័យ ។ មនោម​យិទ្ធិ <text:s/>(--មៈយិត-ធិ) ឫទ្ធិ​ដែល​សម្រេច​ដោយ​ចិត្ត ។ ម្នោម្នេញ <text:s/>ម្នេញ​ក្នុង​ចិត្ត (ព. កា. សរសេរ​ជា ម្នោម្នេញ ក៏​បាន) ។ មនោរថ <text:s/>បំណង : សម​មនោរថ, បាន​សម្រេច​តាម​មនោរថ ។ មនោរម <text:s text:c="2"/>(មៈនោរំ) ដែល​ជា​ទី​រីករាយ​ចិត្ត, ដែល​គួរ​ឲ្យ​សប្បាយ​ក្នុង​ចិត្ត : ទី​ឋាន​មនោរម, ព្រៃ​មនោរម (សរសេរ​ជា មនោរម្យ ក៏​បាន) ។ មនោ​វិញ្ញាណ <text:s/>វិញ្ញាណ​ដែល​កើត​ក្នុង​មនោ​ទ្វារ (សេចក្ដី​ដឹង​ដែល​កើត​មាន​ចំពោះ​ផ្លូវ​ចិត្ត​សុទ្ធ មិនមែន​កើត​អំពី​ទ្វារ​ទាំង ៥ គឺ ផ្នែក, ត្រចៀក, ច្រមុះ, អណ្ដាត, កាយ) ។ មនោ​សញ្ចេតនា <text:s/>(--ស័ញ-ចេតៈន៉ា) សេចក្ដី​រិះ​គិត​ក្នុង​ចិត្ត, ចំណុច​របស់​ចិត្ត; ការ​ទទួល​ដឹង​នូវ​អារម្មណ៍ ដែល​មក​ប៉ះ​ដល់​ចិត្ត; អធ្យាស្រ័យ​ប្រកប​ដោយ​ករុណា...។ មនោហរ ដែល​ជា​ទី​ចម្រើន​ចិត្ត, ដែល​ពេញ​ចិត្ត, ត្រូវ​ចិត្ត, ដែល​មាន​លម្អ​គួរ​ឲ្យ​ស្រឡាញ់​មិន​ភ្លេច : កែវ​មនោហរ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ោ​គតិ </text:p>
            <text:p text:style-name="P1">មនោ​ទ្វារ</text:p>
            <text:p text:style-name="P1">មនោមនះ</text:p>
            <text:p text:style-name="P1">មនោម័យ</text:p>
            <text:p text:style-name="P1">មនោមយិទ្ធិ</text:p>
            <text:p text:style-name="P1">ម្នោម្នេញ</text:p>
            <text:p text:style-name="P1">មនោ​រថ</text:p>
            <text:p text:style-name="P1">មនោ​រម</text:p>
            <text:p text:style-name="P1">មនោ​វិញ្ញាណ</text:p>
            <text:p text:style-name="P1">មនោ​សញ្ចេតនា</text:p>
            <text:p text:style-name="P1">មនោហរ​</text:p>
          </table:table-cell>
        </table:table-row>
        <table:table-row>
          <table:table-cell table:style-name="តារាង1.A2" office:value-type="string">
            <text:p text:style-name="P3">៩២៥០</text:p>
          </table:table-cell>
          <table:table-cell table:style-name="តារាង1.A2" office:value-type="string">
            <text:p text:style-name="P5">មនោស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</text:p>
          </table:table-cell>
          <table:table-cell table:style-name="តារាង1.D2" office:value-type="string">
            <text:p text:style-name="P2">សំ.;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នស៑; មន + សារ “ខ្លឹម​ចិត្ត; ដែល​មាន​ធម៌​ខ្លឹម​ក្នុង​ចិត្ត, ដែល​មាន​ចិត្ត​ខ្ជាប់ខ្ជួន, មាន​ចិត្ត​ខ្ពស់”) នាម​ឥសី​ម្នាក់​ជា​ផៅ​ពង្ស​នៃ​ព្រះ​បាទ​មនុ, ជា​អ្នក​បង្កើត​គម្ពីរ​ឬ​ច្បាប់​ធម្ម​សាស្ត្រ​មុន​ដំបូង​បំផុត​ក្នុង​ខាង​ដើម​នៃ​ភទ្រកល្ប មាន​ជាប់​ដរាប​មក​ដល់​សព្វ​ថ្ងៃ​នេះ : មនោសារ​ជា​ឥសី​គ្រូ​ច្បាប់​ធម្ម​សាស្ត្រ (ហៅ​ថា មនុសារ ឬ មនូសារ ក៏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១</text:p>
          </table:table-cell>
          <table:table-cell table:style-name="តារាង1.A2" office:value-type="string">
            <text:p text:style-name="P5">មនោសិ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នោសិល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ថ្ម​មាន​សាច់​ទន់​ផុយ​ប្រើ​បុក​ឬ​ដុស​យក​ផង់​ប្រកប​ការ​បាន​ច្រើន​យ៉ាង (ខ្មែរ​ច្រើន​ហៅ​ក្លាយ​ថា ម្នាង​សិល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២</text:p>
          </table:table-cell>
          <table:table-cell table:style-name="តារាង1.A2" office:value-type="string">
            <text:p text:style-name="P5">មន្ត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ាក្យ​ដែល​ចង​ក្រង​ជា​របៀប​សម្រាប់​សូត្រ​សែក​ស្ដោះ​ផ្លុំ, អាគម; វេទ; ពាក្យ​ស័ក្តិសិទ្ធ​សម្រាប់​សូត្រ​ប្រសិទ្ធី​ឲ្យ​កើត​សុខ​សួស្ដី... (ម. ព. ទិព្វ​មន្ត, ទឹក​មន្ត, ពុទ្ធ​មន្ត ផង) ។</text:p>
          </table:table-cell>
          <table:table-cell table:style-name="តារាង1.D2" office:value-type="string">
            <text:p text:style-name="P2">មន្ត្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>ម៉ន់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ាក្យ​នេះ​ជា​បច្ច័យ​តទ្ធិត (បា. មន្តុ &gt; មន្ត) ប្រែ​ថា “មាន” សម្រាប់​ចុះ​ផ្សំ​ពី​ខាង​ចុង​សព្ទ​បាលី​ច្រើន​តែ​ជា​អរូប​នាម​ដែល​មាន​ស្រៈ ឥ, ឦ, ឧ, ឩ នៅ​ទី​បំផុត​ខាង​ចុង​ដូច​ជា សតិ​មន្ត <text:s/>អ្នក​មាន​ស្មារតី; សិរី​មន្ត អ្នក​មាន​សិរី; ពន្ធុ​មន្ត <text:s/>អ្នក​មាន​ផៅ​ពង្ស, អ្នក​មាន​ពូជ​ពង្ស ។ល។ បើ​ស្ត្រី​ជា មន្តី ឬ--មតី ដូច​ជា សតិ​មន្តី <text:s/>ឬ សតិ​មតី <text:s/>ស្ត្រី​អ្នក​មាន​ស្មារតី​ជាដើម ។ កាល​បើ មន្ត នេះ​ផ្សំ​ជាមួយ​នឹង​នាម​សព្ទ​យ៉ាង​នេះ​ហើយ ប្រើ​ជា <text:s/>គុ. ឬ ន. ក៏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៣</text:p>
          </table:table-cell>
          <table:table-cell table:style-name="តារាង1.A2" office:value-type="string">
            <text:p text:style-name="P5">មន្ត្រវិ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ត្រៈ--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្ត្រគូឍ <text:s/>ឬ--វិត៑) អ្នក​ស៊ើប​ការ​សម្ងាត់, ចារ​បុរ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៤</text:p>
          </table:table-cell>
          <table:table-cell table:style-name="តារាង1.A2" office:value-type="string">
            <text:p text:style-name="P5">មន្ត្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ត្រី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្ត្រិន៑; មន្តី “អ្នក​មាន​គំនិត, ពួក​អ្នក​មាន​សេចក្ដី​ដឹង​រាក់​ជ្រៅ; អ្នក​ប្រឹក្សា​ការ​ផែន​ដី, សេវកាមាត្យ”) អ្នក​រាជការ​ដែល​មាន​ស័ក្តិ​យស, នាម៉ឺន ។ មន្ត្រី​កិត្តិយស <text:s/>មន្ត្រី​ដែល​ព្រះ​ករុណា​ជា​ម្ចាស់​ជីវិត​ទ្រង់​ប្រោស​ព្រះ​រាជ​ទាន​ងារ​ឲ្យ​គ្រាន់​​តែ​មាន​កេរ្តិ៍​ឈ្មោះ ឥត​មាន​ប្រាក់​ខែ​ឬ​ប្រាក់​រង្វាន់​ព្រោះ​យស​ស័ក្តិ​នោះ​ទេ ។ មន្ត្រី​ខែត្រ មន្ត្រី​ដែល​ធ្វើ​ការ​រាជការ​ក្នុង​ទី​រួម​ខែត្រ ។ មន្ត្រី​ឃុំ ឬ សង្កាត់ មន្ត្រី​ដែល​ធ្វើ​ការ​រាជការ​ក្នុង​ឃុំ ឬ​សង្កាត់ មាន​មេ​ស្រុក​ឬ​ចៅ​សង្កាត់​ជាដើម ។ មន្ត្រី​សន្និបាត <text:s/>ការ​ប្រជុំ​ពួក​មន្ត្រី​ប្រឹក្សា​កិច្ចការ​រាជការ ។ មន្ត្រី​សភា <text:s/>សាលា​ឬ​ទី​សម្រាប់​ពួក​មន្ត្រី​ប្រជុំ​គ្នា​ម្ដង​ៗ ជំនុំ​ប្រឹក្សា​កិច្ចការ​រាជការ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្ត្រី​កិត្តិយស</text:p>
            <text:p text:style-name="P1">មន្ត្រី​ខែត្រ</text:p>
            <text:p text:style-name="P1">មន្ត្រី​ឃុំ </text:p>
            <text:p text:style-name="P1">មន្ត្រី​សន្និបាត</text:p>
            <text:p text:style-name="P1">មន្ត្រី​សភា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៥៥</text:p>
          </table:table-cell>
          <table:table-cell table:style-name="តារាង1.A2" office:value-type="string">
            <text:p text:style-name="P5">មន្ទលេ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-ទៈលេន ឬ​មន់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ើល​ក្នុង​ពាក្យ ល្បិច​ចៅក្រ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៦</text:p>
          </table:table-cell>
          <table:table-cell table:style-name="តារាង1.A2" office:value-type="string">
            <text:p text:style-name="P5">មន្ទ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ទា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្ទារវ; មន្ទារ ឬ មន្ទារវ) ឈ្មោះ​ឈើ​សួគ៌​មួយ​ប្រភេទ ។ ខ្មែរ​ហៅ​ឈើ​តូច​មួយ​ប្រភេទ ពួក​យីហ៊ុប ស្លឹក​និង​ផ្កា​ធំ​ជាង​យីហ៊ុប​ ផ្កា​ក្លិន​ក្រអូប​ឈ្ងប់ ។ មន្ទារ​បុស្ស (មន់ទាបុស) ផ្កា​មន្ទារ; សរសេរ​ជា មន្ទារវ​បុស្ប ក៏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ន្ទារ​បុស្ស </text:p>
          </table:table-cell>
        </table:table-row>
        <table:table-row>
          <table:table-cell table:style-name="តារាង1.A2" office:value-type="string">
            <text:p text:style-name="P3">៩២៥៧</text:p>
          </table:table-cell>
          <table:table-cell table:style-name="តារាង1.A2" office:value-type="string">
            <text:p text:style-name="P5">មន្ទិ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ំណើរ​សៅហ្មង, ការ​ស្មោកគ្រោក; សេចក្ដី​ពិភាល់, សង្ស័យ, ដិត​ចិត្ត : មាន​មន្ទិល, ចាប់​មន្ទិល, ជម្រះ​មន្ទិល, អស់​មន្ទិ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៨</text:p>
          </table:table-cell>
          <table:table-cell table:style-name="តារាង1.A2" office:value-type="string">
            <text:p text:style-name="P5">មន្ទី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ទី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្ទីរ) គ្រឹហា, ផ្ទះ, វិហារ...។ ខ្មែរ​ច្រើន​ហៅ​គ្រឹះហា​ធំ​ៗ ដូច​យ៉ាង ធម្ម​មន្ទីរ, សារ​មន្ទីរ <text:s/>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៥៩</text:p>
          </table:table-cell>
          <table:table-cell table:style-name="តារាង1.A2" office:value-type="string">
            <text:p text:style-name="P5">មន្ទីរ​ប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ទីរៈ--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ន្ទីរ + បាល) អ្នក​ចាំ​មន្ទីរ, ឆ្មាំ​មន្ទី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០</text:p>
          </table:table-cell>
          <table:table-cell table:style-name="តារាង1.A2" office:value-type="string">
            <text:p text:style-name="P5">មន្ទុរ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នទុរា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ោង​ដាក់​រថ, រោង​សេ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១</text:p>
          </table:table-cell>
          <table:table-cell table:style-name="តារាង1.A2" office:value-type="string">
            <text:p text:style-name="P5">មន្ទោទ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ន់ទោទៈរី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ន្ទ “ទន់, ធ្ងន់...” + ឧទរី “មាន​ផ្ទៃ” = ស្ត្រី​មាន​ផ្ទៃ​ធ្ងន់) នាម​នាង​ទេវី​ម្នាក់​ជា​ជាយា​នៃ​ក្រុង​រាពណ៍ (ក្នុង​រឿង​រាមកេរ្តិ៍); ខ្មែរ​ហៅ​កាត់​ពាក្យ​ខ្លី​តែត្រឹម មន្ទោ ក៏​ម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២</text:p>
          </table:table-cell>
          <table:table-cell table:style-name="តារាង1.A2" office:value-type="string">
            <text:p text:style-name="P5">ម៉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ាក្យ​សាមញ្ញ​សម្រាប់​ហៅ​ស្ត្រី​ចាស់​ដែល​ធ្វើ​ឆ្មប : យាយ​ម៉ប, ដូន​ម៉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៣</text:p>
          </table:table-cell>
          <table:table-cell table:style-name="តារាង1.A2" office:value-type="string">
            <text:p text:style-name="P5">មមង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ត្វ​ល្អិត​មួយ​ប្រភេទ បរិភោគ​ខ្ទុះ​ឈាម​ជា​អាហារ; សត្វ​ល្អិត​ដែល​ច្រើន​កើត​ក្នុង​ផ្លែ​ល្វ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៤</text:p>
          </table:table-cell>
          <table:table-cell table:style-name="តារាង1.A2" office:value-type="string">
            <text:p text:style-name="P5">មមង្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ម័ងក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េចក្ដី​យល់​ឬ​ប្រកាន់​ថា​ជា​របស់​ផង​អញ គឺ​សេចក្ដី​យល់​ឃើញ​ឬ​ប្រកាន់​ថា​សព៌ាង្គ​កាយ​ឬ​អ្វី​ៗ​ដែល​បាន​មក​ទាំង​ប៉ុន្មាន​សុទ្ធ​តែ​ជា​របស់​ផង​អញ ដូច​យ៉ាង​ប្រកាន់​ថា “សក់​របស់​អញ, ធ្មេញ​របស់​អញ” ជាដើម (ម. ព. អហង្ការ ផង) ។</text:p>
          </table:table-cell>
          <table:table-cell table:style-name="តារាង1.D2" office:value-type="string">
            <text:p text:style-name="P2">មមំកា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៥</text:p>
          </table:table-cell>
          <table:table-cell table:style-name="តារាង1.A2" office:value-type="string">
            <text:p text:style-name="P5">មមា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ត្វ​ល្អិត​មួយ​ប្រភេទ ច្រើន​ចូល​ចិត្ត​រោម​ត្រង់​ក្បាល​ក្របី​ឬ​ត្រង់​បូ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៦</text:p>
          </table:table-cell>
          <table:table-cell table:style-name="តារាង1.A2" office:value-type="string">
            <text:p text:style-name="P5">មមា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មៅ​ពួក​មួយ​សន្តាន​ផ្ទី មាន​ក្លិន​ហាង​ឆួល, ប្រើ​ការ​ជ្រក់​បរិភោគ​បាន ។ មាន​មួយ​ប្រភេទ​ផ្សេង​ហៅ​ថា <text:s/>មមាញ​ខ្មោច ប្រើ​ការ​ជ្រក់​បរិភោគ​ពុំ​បាន​ឡើ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មាញ​ខ្មោច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៦៧</text:p>
          </table:table-cell>
          <table:table-cell table:style-name="តារាង1.A2" office:value-type="string">
            <text:p text:style-name="P5">មមាញឹ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ប្រញឹក​ខ្លាំង, ដែល​ញឹក​ញាប់​ពេក​ឥត​ស្រាក : មាន​ការ​មមាញឹក; <text:s/>ធ្វើ​ការ​មមាញឹ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៦៨</text:p>
          </table:table-cell>
          <table:table-cell table:style-name="តារាង1.A2" office:value-type="string">
            <text:p text:style-name="P5">មម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សម្រាប់​និយាយ​ផ្សំ​នឹង​ពាក្យ មមើ <text:s/>ថា : មមើ​មមាយ <text:s/>គឺ​មមើ​ផ្ដេសផ្ដាស​ច្រើន​ដង​រឿយ​ៗ​ដោយ​ហេតុ​មិន​ស្រួល​ខ្លួន : ដេក​មមើ​មម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មើ​មមាយ</text:p>
          </table:table-cell>
        </table:table-row>
        <table:table-row>
          <table:table-cell table:style-name="តារាង1.A2" office:value-type="string">
            <text:p text:style-name="P3">៩២៦៩</text:p>
          </table:table-cell>
          <table:table-cell table:style-name="តារាង1.A2" office:value-type="string">
            <text:p text:style-name="P5">មម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1">ឃើញ​អ្វី​ៗ​ផ្ដេសផ្ដាស ដែល​គួរ​ខ្លាច​ដោយ​ភ្លាត់​សតិ​មិន​តាំង​នៅ​តាម​ប្រក្រតី (ឃើញ​តែ​ម្នាក់​ឯង), ច្រើន​ឃើញ​ក្នុង​កាល​កំពុង​ដេក​រលីវ​ៗ​ជិត​លក់ : មមាល​ឃើញ​ខ្លា​ដេញ​ខាំ, ដេក​មមាល​ឃើញ​ខ្មោច​ល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៧០</text:p>
          </table:table-cell>
          <table:table-cell table:style-name="តារាង1.A2" office:value-type="string">
            <text:p text:style-name="P5">មមិងមមាំ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ដែល​មិងមាំង​ងេងងោង​ស្ទាក់​ស្ទើរ​ស្មារតី​មិន​ជាក់​លាក់ : ឈរ​មមិងមមាំង; មនុស្ស​មមិងមមាំ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៧១</text:p>
          </table:table-cell>
          <table:table-cell table:style-name="តារាង1.A2" office:value-type="string">
            <text:p text:style-name="P5">មមិចមមៀ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ដែល​ប្របិចប្របោច​តិច​ៗ​រឿយ​ៗ; ដែល​រញ៉ឹករញ៉ុក​រម៉េះ​រម៉ោះ​ស្រាល​ៗ : ធ្វើ​ការ​មមិចមមៀ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៧២</text:p>
          </table:table-cell>
          <table:table-cell table:style-name="តារាង1.A2" office:value-type="string">
            <text:p text:style-name="P5">មមី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ឆ្នាំ​ទី ៧ (សេះ) : ឆ្នាំ​មម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ឆ្នាំ​មមី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ពភ្លឹម, ដែល​ធ្ងន់​ភ្នែក​ពព្រឹម : ភ្នែក​មមី ។ មមីមមើ <text:s/>កិ. វិ. ដែល​នៅ​ធ្មេច​ភ្នែក​ព្រឹម​ៗ​ស្ទើរ​លក់​ស្ទើរ​ភ្ញាក់ មិន​ទាន់​ដឹង​ខ្លួន​ច្បាស់​ប្រាកដ​ដូច​ជា​មមើ : ភ្ញាក់​ពី​ដេក​មមីមមើ, ស្ទុះ​ក្រោក​ឡើង​ទាំង​មមីមមើ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មី​មមើ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៧៣</text:p>
          </table:table-cell>
          <table:table-cell table:style-name="តារាង1.A2" office:value-type="string">
            <text:p text:style-name="P5">មមី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រោម​ដែល​ដុះ​ទី​កំបាំង : មមីស​ក្លៀក (ព. សា.; ព. រា ហៅ រោម​ក្លៀ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៧៤</text:p>
          </table:table-cell>
          <table:table-cell table:style-name="តារាង1.A2" office:value-type="string">
            <text:p text:style-name="P5">មមឹ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មឹះ​ៗ​រឿយ​ៗ : ធ្វើ​ការ​មមឹះ ។ មមឹះ​មមៀវ (ដូច​គ្នា​នឹង មមិចមមៀវ ដែ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មឹះ​មមៀវ </text:p>
          </table:table-cell>
        </table:table-row>
        <table:table-row>
          <table:table-cell table:style-name="តារាង1.A2" office:value-type="string">
            <text:p text:style-name="P3">៥២៧៥</text:p>
          </table:table-cell>
          <table:table-cell table:style-name="តារាង1.A2" office:value-type="string">
            <text:p text:style-name="P5">មមុ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ខំ​ប្រឹង​ឱន​ខ្លួន​រុល​ត្បុល​ត្រសុល​ចូល : ខំ​មមុល​ចូល (ម. ព. ជជ្រុល​មមុល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៥២៧៦</text:p>
          </table:table-cell>
          <table:table-cell table:style-name="តារាង1.A2" office:value-type="string">
            <text:p text:style-name="P5">មមើ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ញ្ចេញ​វាចា, និយាយ​ក្នុង​វេលា​កំពុង​ដេក​លក់ ដោយ​យល់​សប្ដិ​ឃើញ : ដេក​មមើ, មមើ​ជេរ​គេ, មមើ​សើច, មមើ​យ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៥២៧៧</text:p>
          </table:table-cell>
          <table:table-cell table:style-name="តារាង1.A2" office:value-type="string">
            <text:p text:style-name="P5">មមើ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ដែល​មើក​ៗ​រឿយ​ៗ : ធ្វើ​ការ​មមើក; ដំណើរ​មមើក (ម. ប្រ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៥២៧៨</text:p>
          </table:table-cell>
          <table:table-cell table:style-name="តារាង1.A2" office:value-type="string">
            <text:p text:style-name="P5">មមៀ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សម្រាប់​និយាយ​ផ្សំ​ជាមួយ​នឹង​ពាក្យ សសៀរ ថា : ដើរ​សសៀរ​មមៀរ គឺ​ដើរ​សសៀរ​សំរៀម​ៗ​ក្បែរ​ខាង ។ អៀរ​មមៀរ ដែល​សសៀរ​រក​តែ​ខាង​ៗ​ឬ​ក្បែរ, កៀន​ដោយ​អាការ​អៀន​ប្រៀន​ឬ​ញញើត​ញញ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សសៀរ​មមៀរ</text:p>
            <text:p text:style-name="P1">អៀរ​មមៀរ</text:p>
            <text:p text:style-name="P1"/>
          </table:table-cell>
        </table:table-row>
        <table:table-row>
          <table:table-cell table:style-name="តារាង1.A2" office:value-type="string">
            <text:p text:style-name="P3">៥២៧៩</text:p>
          </table:table-cell>
          <table:table-cell table:style-name="តារាង1.A2" office:value-type="string">
            <text:p text:style-name="P5">មម៉េះមម៉ោ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ដែល​មិន​ប្រាកដ, មិន​មាំមួន; ដែល​ចេញ​អាការ​លេង​ៗ ដូច​ជា​ល្បែង​កូន​ក្មេង : ធ្វើ​ការ​មម៉េះ​មម៉ោះ ឬ--រម៉េះ​រម៉ោះ; ឫក​មម៉េះ​មម៉ោះ ឬ --រម៉េះរម៉ោះ ។</text:p>
          </table:table-cell>
          <table:table-cell table:style-name="តារាង1.D2" office:value-type="string">
            <text:p text:style-name="P1">រម៉េះ​រម៉ោ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០</text:p>
          </table:table-cell>
          <table:table-cell table:style-name="តារាង1.A2" office:value-type="string">
            <text:p text:style-name="P5">មម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ឆ្នាំ​ទី ៨ (ពពែ) : ឆ្នាំ​មមែ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ឆ្នាំ​មមែ </text:p>
          </table:table-cell>
        </table:table-row>
        <table:table-row>
          <table:table-cell table:style-name="តារាង1.A2" office:value-type="string">
            <text:p text:style-name="P3">៩២៨១</text:p>
          </table:table-cell>
          <table:table-cell table:style-name="តារាង1.A2" office:value-type="string">
            <text:p text:style-name="P5">មម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មៃ​ៗ​រឿយ​ៗ គឺ​ដែល​ភ្នក​នឹក​រឿយ​ៗ​មិន​ភ្លេច : នឹក​មមៃ, គិត​មមៃ (ច្រើន​ប្រើ​ខាង​សេចក្ដី​ព្រួយ, បារម្ភ​ឬ​សេចក្ដី​ស្នេហា, អាល័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២</text:p>
          </table:table-cell>
          <table:table-cell table:style-name="តារាង1.A2" office:value-type="string">
            <text:p text:style-name="P5">មមោ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ម្ទេច​ស្មៅ, ឫស​ស្មៅ​ឬ​ស្លឹក​ឈើ​ដែល​ពុក​រលួយ​កក​ខាប់​ទៅ​ជា​ភក់​ក្រាស់​ដើរ​លុយ​ពុំ​បាន ព្រោះ​ផុង​ជ្រៅ​ដក​ជើង​ពុំ​រួច : ក្របី​ផុង​ជាប់​ក្នុង​មមោ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៣</text:p>
          </table:table-cell>
          <table:table-cell table:style-name="តារាង1.A2" office:value-type="string">
            <text:p text:style-name="P5">មមំ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មង្កា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៤</text:p>
          </table:table-cell>
          <table:table-cell table:style-name="តារាង1.A2" office:value-type="string">
            <text:p text:style-name="P5">មយ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សាមញ្ញ​សម្រាប់​និយាយ​ផ្សំ​នឹង​ពាក្យ មាយា ថា : មយី​មាយា គឺ​មាយា​ហួស​ពេក, មាយា​ច្រើន​បែប​ច្រើន​ប្រភេទ; ច្រើន​និយាយ​ថា មយី​មយា <text:s/>ឬ មយា​មយ៉ ក៏​តាម​ទម្លាប់​អ្នក​ប្រើ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យីមាយា 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៨៥</text:p>
          </table:table-cell>
          <table:table-cell table:style-name="តារាង1.A2" office:value-type="string">
            <text:p text:style-name="P5">មយូ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យូរៈ ឬ​មៈយូ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្ងោក ។ មយូរ​គតិ <text:s/>(មៈយូរៈគៈតិ) ដំណើរ​ក្ងោក; ដំណើរ​ដែល​មាន​លំនាំ​ស្រដៀង​នឹង​ក្ងោក ។ មយូរ​សព្ទ (មៈយូរៈស័ប) សូរ​សំឡេង​ក្ងោក; សូរ​សព្ទ​ស្រដៀង​នឹង​សំឡេង​ក្ងោក ។ មយូរា ក្ងោក​ទាំងឡាយ, ពួក​ក្ងោក ។ មយូរី ក្ងោក​ញី (ពាក្យ​ទាំងនេះ​សុទ្ធ​តែ​សម្រាប់​ប្រើ​ក្នុង​កាព្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យូរ​គតិ </text:p>
            <text:p text:style-name="P1">មយូរ​សព្ទ</text:p>
            <text:p text:style-name="P1">មយូរា </text:p>
            <text:p text:style-name="P1">មយូរី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៨៦</text:p>
          </table:table-cell>
          <table:table-cell table:style-name="តារាង1.A2" office:value-type="string">
            <text:p text:style-name="P5">មយូរ​ឆត្រ 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យូរៈឆ័ត</text:p>
          </table:table-cell>
          <table:table-cell table:style-name="តារាង1.D2" office:value-type="string">
            <text:p text:style-name="P2">សំ. បា. + សំ,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យូរ + ឆត្រ, បា. -ឆត្ត ) សំណុំ​កន្ទុយ​ក្ងោក​ដែល​ចង​ជា​កន្សោម​ត្រសុំ សម្រាប់​កាន់​ដើរ​ហែរ​ក្នុង​ពិធី​សោក័ន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៧</text:p>
          </table:table-cell>
          <table:table-cell table:style-name="តារាង1.A2" office:value-type="string">
            <text:p text:style-name="P5">មរ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>ម</text:p>
          </table:table-cell>
          <table:table-cell table:style-name="តារាង1.D2" office:value-type="string">
            <text:p text:style-name="P2">បា. ; សំ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(មរ៑, ម្រ, ម្ឫ) ស្លាប់ (សម្រាប់​ប្រើ​ចំពោះ​តែ​ក្នុង​កាព្យ​ដែល​កវី​ត្រូវ​ការ​ប្រើ​ខ្លះ កុំ​ឲ្យ​ខ្វះ ដូច​ជា) : ព្រឹក​មិញ​គាត់​ត្រាច់​ចរ ល្ងាច​គាត់​មរ ឥត​ដឹង​ខ្លួន នេះ​គឺ​ការ​គាប់​ជួន នាំ​ឲ្យ​ខ្លួន​មាន​គ្រោះ​កា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ភក់​ដែល​កើត​អំពី​ទឹក​ត្រាំ​ដើម​ត្រុំ ព្រម​ទាំង​ស្លឹក​ត្រុំ​ស្រស់​ផង​ឲ្យ​រលួយ​ហើយ​កូរ​ឲ្យ​ខះ​កក​មាន​សម្បុរ​ខ្មៅ​ខៀវ​ទៅ​ជា​ធ្លះ​សម្រាប់​ប្រើ​ជា​គ្រឿង​ជ្រលក់ : គាត់​ភ័យ​ស្លុត​ឡើង​មុខ​ខ្មៅ​ប៉ែ​ដូច​ជា​មរ ។ (ម. ព. ធ្លះ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៨</text:p>
          </table:table-cell>
          <table:table-cell table:style-name="តារាង1.A2" office:value-type="string">
            <text:p text:style-name="P5">មរក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ៈកត់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កែវ​ឬ​ត្បូង​សម្បុរ​ខៀវ​ខ្ចី ឬ បៃតង : កែវ​មរកត, ត្បូង​មរកត ។ ព្រះ​កែវ​មរកត <text:s/>ព្រះ​ពុទ្ធ​រូប​មរកត​ដែល​ព្រះ​នាគសេន​មហា​ថេរ​សាង​ក្នុង​មជ្ឈិម​ប្រទេស​ក្នុង​កាល​ខាង​ដើម​នៃ​សតវត្ស​ទី ៦ នៃ​ពុទ្ធ​សករាជ ...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៨៩</text:p>
          </table:table-cell>
          <table:table-cell table:style-name="តារាង1.A2" office:value-type="string">
            <text:p text:style-name="P5">មរដ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រៈដក់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ពាក្យ មរត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០</text:p>
          </table:table-cell>
          <table:table-cell table:style-name="តារាង1.A2" office:value-type="string">
            <text:p text:style-name="P5">មរណ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ៈណៈ 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រណ) សេចក្ដី​ស្លាប់ ។ មរណ​កាល កាល​កំណត់​ដែល​ត្រូវ​ស្លាប់, ពេល​ស្លាប់; ខ្មែរ​ច្រើន​និយាយ​សំដៅ​សេចក្ដី​ថា “ស្លាប់” ឬ “សេចក្ដី​ស្លាប់” : ធ្វើ​មរណ​កាល, ទទួល​មរណ​កាល ។ មរណ​ចេតនា (មៈរៈណៈចេតន៉ា) ចេតនា​ដែល​ប៉ង​នឹង​សម្លាប់ ។ មរណ​ទុក្ខ ទុក្ខ​ដែល​កើត​ព្រោះ​មរណៈ, ទុក្ខ​ដែល​មាន​ក្នុង​វេលា​ជិត​នឹង​ស្លាប់ ។ មរណ​ទូត <text:s/>បម្រើ​របស់​មរណៈ គឺ​ជរា​ព្យាធិ​ដែល​ទុក្ខ​ដូច​ជា​បម្រើ​របស់​សេចក្ដី​ស្លាប់​ប្រើ​ឲ្យ​មក, ហៅ​ថា យម​ទូត <text:s/>ក៏​បាន (ព. ប្រ.) ។ មរណ​ធម៌ <text:s/>ធម្មតា​របស់​មរណៈ​ឬ​មរណៈ​ដែល​រមែង​មាន​ជា​ធម្មតា ។ មរណ​នាម នាម​សម្រាប់​បុគ្គល​ស្លាប់; <text:s/>សម្រាប់​ប្រើ​ចំពោះ​តែ​ឥស្សរ​ជន​ថ្នាក់​ខ្ពស់​មាន​ក្សត្រិយ៍​ទ្រង់​រាជ្យ​ជាដើម, ដូច​ជា ព្រះ​បាទ​សម្ដេច​ព្រះ​ហរិរក្ស​រាមា, លុះ​ទ្រង់​សោយ​ព្រះ​ទិព្វ​ជង្គត​ទៅ​ហើយ, ថ្វាយ​ព្រះ​មរណ​នាម​ជា ព្រះ​បរម​កោដ្ឋ (ព្រះ​ករុណា​ព្រះ​បរម​កោដ្ឋ ។ <text:s text:c="2"/>ម. ព. នរោត្ដម​ផង) ។ មរណ​បណ្ណ (មៈរៈណៈប័ន) សំបុត្រ​ប្រាប់​សេចក្ដី​ឲ្យ​អ្នក​ដទៃ​សម្លាប់​គេ ។ មរណ​ភ័យ ភ័យ​អំពី​មរណៈ, សេចក្ដី​ខ្លាច​ស្លាប់ : មរណ​ភាព ដំណើរ​ស្លាប់, សេចក្ដី​ស្លាប់ : ទទួល​មរណ​ភាព <text:s/>(ស្លាប់) ។ មរណ​លេខា <text:s/>សាលក្រម​កាត់​ទោស​ប្រហារ​ជីវិត ។ មរណ​វេលា ឬ មរណ​សម័យ ពេល​ជិត​ស្លាប់, ពេល​ស្លាប់ ។ មរណ​សង្គ្រាម ដូច​គ្នា​នឹង មច្ចុ​សង្គ្រាម ដែរ (ម. ព. មច្ចុ ផង) ។ មរណ​សញ្ញា​ <text:s/>សញ្ញា​ក្នុង​មរណ; ការ​កត់​សម្គាល់​ថា​មាន​សេចក្ដី​ស្លាប់ : កាន់​មរណ​សញ្ញា ។ មរណស្សតិ <text:s/>(មៈរៈណ័ស-សៈតិ) ដំណើរ​នឹក​ដល់​សេចក្ដី​ស្លាប់, ការ​នឹក​ទៅ​រក​សេចក្ដី​ស្លាប់; ហៅ​ថា មរណនុស្សតិ “ការ​នឹក​រឿយ​ៗ​ដល់​សេចក្ដី​ស្លាប់” ក៏​បាន ។ មរណ​ហេតុ (មៈរៈណៈហែត) ហេតុ​នៃ​សេចក្ដី​ស្លាប់, ដំណើរ​ដែល​នាំ​បណ្ដាល​ឲ្យ​ស្លាប់ ។ល។</text:p>
          </table:table-cell>
          <table:table-cell table:style-name="តារាង1.D2" office:value-type="string">
            <text:p text:style-name="P2">មរណ៍</text:p>
          </table:table-cell>
          <table:table-cell table:style-name="តារាង1.I2" office:value-type="string">
            <text:p text:style-name="P1">មរណ​កាល</text:p>
            <text:p text:style-name="P1">មរណ​ចេតនា </text:p>
            <text:p text:style-name="P1">មរណ​ទុក្ខ </text:p>
            <text:p text:style-name="P1">មរណ​ទូត </text:p>
            <text:p text:style-name="P1">មរណ​ធម៌ <text:s/></text:p>
            <text:p text:style-name="P1">មរណ​នាម</text:p>
            <text:p text:style-name="P1">មរណ​បណ្ណ </text:p>
            <text:p text:style-name="P1">មរណ​ភ័យ</text:p>
            <text:p text:style-name="P1">មរណ​លេខា</text:p>
            <text:p text:style-name="P1">មរណ​វេលា </text:p>
            <text:p text:style-name="P1">មរណ​សង្គ្រាម</text:p>
            <text:p text:style-name="P1">មរណ​សញ្ញា</text:p>
            <text:p text:style-name="P1">មរណស្សតិ </text:p>
            <text:p text:style-name="P1">មរណ​ហេតុ</text:p>
          </table:table-cell>
        </table:table-row>
        <table:table-row>
          <table:table-cell table:style-name="តារាង1.A2" office:value-type="string">
            <text:p text:style-name="P3">៩២៩១</text:p>
          </table:table-cell>
          <table:table-cell table:style-name="តារាង1.A2" office:value-type="string">
            <text:p text:style-name="P5">មរណ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ក្នុង​ពាក្យ មរណ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២</text:p>
          </table:table-cell>
          <table:table-cell table:style-name="តារាង1.A2" office:value-type="string">
            <text:p text:style-name="P5">មរណ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ៈណា ឬ ម-រៈន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ពហុ. របស់ មរណ) សេចក្ដី​ស្លាប់ (ព. កា.) ។ មរណាភិប្រាយ ដំណើរ​ចង់​ស្លាប់, ការ​តាំង​ចិត្ត​នឹង​សម្លាប់​ខ្លួន (ម. ព. អភិប្រាយ ផង) ។ មរណា​សន្នកម្ម (មៈរៈណាសន់-ន៉ៈក័ម) អំពើ (ល្អ​ឬ អាក្រក់) ដែល​ធ្វើ​ក្នុង​កាល​ជិត​ស្លាប់ ។ មរណា​សន្នកាល (មៈរៈណាសន់-ន៉ៈ--) កាល​ឬ​វេលា​ជិត​ស្ល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រណាសន្ន​កម្ម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៩៣</text:p>
          </table:table-cell>
          <table:table-cell table:style-name="តារាង1.A2" office:value-type="string">
            <text:p text:style-name="P5">មរណុប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ៈ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 &lt; មរណ + ឧបាយ) ឧបាយ​នឹង​ឲ្យ​ស្លាប់, ឧបាយ​សម្លាប់, ឧបាយ​បម្រុង​នឹង​សម្លាប់ ។</text:p>
          </table:table-cell>
          <table:table-cell table:style-name="តារាង1.D2" office:value-type="string">
            <text:p text:style-name="P2">មរណោបាយ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៣</text:p>
          </table:table-cell>
          <table:table-cell table:style-name="តារាង1.A2" office:value-type="string">
            <text:p text:style-name="P5">មរត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ៈដក់</text:p>
          </table:table-cell>
          <table:table-cell table:style-name="តារាង1.D2" office:value-type="string">
            <text:p text:style-name="P2">សំ.;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តក; មតក) បុគ្គល​ដែល​ស្លាប់​ហើយ : ទ្រព្យ​មរតក គឺ​ទ្រព្យ​បុគ្គល​ដែល​ស្លាប់​ហើយ ។ ខ្មែរ​ប្រើ​សំដៅ​សេចក្ដី​ថា “ទ្រព្យ​ដំណែល​ឬ​ទ្រព្យ​សំបាច់​របស់​បុគ្គល​ស្លាប់” ក៏​មាន ដូច​ជា : ទទួល​មរតក, ទាម​យក​មរតក, ត្រូវ​បាន​មរតក ជាដើម ច្រើន​សរសេរ​ជា មរដក មក​យូរ​ហើយ (គួរ​កុំ​សរសេរ​ត​ទៅ​ទៀត) ។ ម. ព. មតក ឬ មតកៈ ផង) ។</text:p>
          </table:table-cell>
          <table:table-cell table:style-name="តារាង1.D2" office:value-type="string">
            <text:p text:style-name="P2">មត៌ក</text:p>
            <text:p text:style-name="P2"><text:s/>ម្រឹតក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៤</text:p>
          </table:table-cell>
          <table:table-cell table:style-name="តារាង1.A2" office:value-type="string">
            <text:p text:style-name="P5">មរុកន្ត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រុកន់តា ឬ​--រ៉ៈ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ផ្លូវ​ឆ្ងាយ​ដាច់​ស្រយាល​ប្រកប​ដោយ​ខ្សាច់, វាល​ខ្សាច់​ល្ហល្ហេវ​វែង​ឆ្ងាយ​គ្មាន​ដើម​ឈើ​ដុះ, សមុទ្រ​ខ្សាច់ (ម. ព. កន្តារ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៥</text:p>
          </table:table-cell>
          <table:table-cell table:style-name="តារាង1.A2" office:value-type="string">
            <text:p text:style-name="P5">មលក្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លុ័កក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ទៀប​កោះ​ឬ​ស្ទើរ​កោះ​មួយ​ក្នុង​ឥណ្ឌូចិន នៅ​ជា​ចន្លោះ​នៃ​សមុទ្រ​ឥណ្ឌា​និង​សមុទ្រ​ចិន, ក្រុង​ធំ​ឈ្មោះ ស័ង្គប៉ូរ, ជាតិ​មនុស្ស​អ្នក​ទៀប​កោះ​នេះ​ហៅ​ថា មល៉ាយូ (ម. ព. ទៀប​កោះ និង​ស្ទើរ​កោះ 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៦</text:p>
          </table:table-cell>
          <table:table-cell table:style-name="តារាង1.A2" office:value-type="string">
            <text:p text:style-name="P5">មល៉ាយូ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ជាតិ​​មនុស្ស​នៅ​លក្កា : ជាតិ​មល៉ាយូ​, ពួក​មល៉ាយូ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៧</text:p>
          </table:table-cell>
          <table:table-cell table:style-name="តារាង1.A2" office:value-type="string">
            <text:p text:style-name="P5">មល្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ល់-លៈ ឬ​ម័ល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ែល​មាំទាំ, រឹងប៉ឹង ។ ន. អ្នក​ចំបាប់ ។ ឈ្មោះ​ជាតិ​មនុស្ស​ពួក​មួយ​ក្នុង​មជ្ឈិម​ប្រទេស​ជាន់​ពុទ្ធ​កាល ។ មល្លយុទ្ធ (ម៉ល់-លៈយុត) ការ​ចំបាប់​គ្នា, លេង​ចំបាប់ ។ មល្លរាជ (ម៉ល់-លៈរាច) ព្រះ​រាជា​ជាតិ​មល្លៈ; ពួក​ព្រះ​រាជា​ទាំងនេះ ដែល​ចាត់​ការ​ថ្វាយ​ព្រះ​ភ្លើង​ព្រះ​បរម​សព​នៃ​ព្រះ​សក្យមុនី​សម្ពុទ្ធ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ល្ល​យុទ្ធ</text:p>
            <text:p text:style-name="P1">មល្ល​រាជ</text:p>
            <text:p text:style-name="P1"/>
          </table:table-cell>
        </table:table-row>
        <table:table-row>
          <table:table-cell table:style-name="តារាង1.A2" office:value-type="string">
            <text:p text:style-name="P3">៩២៩៨</text:p>
          </table:table-cell>
          <table:table-cell table:style-name="តារាង1.A2" office:value-type="string">
            <text:p text:style-name="P5">មល្ល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័ល-លិ--</text:p>
          </table:table-cell>
          <table:table-cell table:style-name="តារាង1.D2" office:value-type="string">
            <text:p text:style-name="P2">បា.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្លិះ​រួត : ផ្កា​មល្លិកា, ដើម​មល្លិកា (សម្រាប់​ប្រើ​ក្នុង​កាព្យ​ដែល​មាន​ពាក្យ​ចួន​ត្រូវ​សម្រួល) : មល្លិកា​ជា​ផ្កា​ក្រអូប​ឆ្ងាញ់ គួរ​ឲ្យ​ស្រឡាញ់​ចង់​ដាំ​ដើម ដាំ​ក្នុង​សួន​ច្បារ​ដ៏​ល្អ​ឆ្នើម ត្រូវ​ទឹក​សន្សើម​ផ្កា​រីក​ស្រស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២៩៩</text:p>
          </table:table-cell>
          <table:table-cell table:style-name="តារាង1.A2" office:value-type="string">
            <text:p text:style-name="P5">មសារគល្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សារៈ​គ័ល​-លៈ <text:span text:style-name="T5">ឬ</text:span></text:p>
            <text:p text:style-name="P2">--គ័ល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ត្បូង​ភ្នែក​ឆ្មា: មសារគល្ល​ជា​ទ្រព្យ​ត្រជាក់ត្រជំ (មើល​ក្នុង​ពាក្យ​ ភ្នែក​ឆ្មា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០</text:p>
          </table:table-cell>
          <table:table-cell table:style-name="តារាង1.A2" office:value-type="string">
            <text:p text:style-name="P5">មស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សិ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្រែង; ខ្មៅ​ដុស, ទឹក​សរសេរ (ទឹក​ខ្មៅ); សម្រាប់​ប្រើ​ជា​រាជ​សព្ទ : ព្រះ​មសិ (ទឹក​សរសេរ​សម្រាប់​ក្សត្រិយ៍) ។ មសិធាន ឬ​មស្យាធារ (សំ) ដប​ទឹក​សរសេរ (ដប​ទឹក​ខ្ម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សិធាន</text:p>
            <text:p text:style-name="P1"/>
          </table:table-cell>
        </table:table-row>
        <table:table-row>
          <table:table-cell table:style-name="តារាង1.A2" office:value-type="string">
            <text:p text:style-name="P3">៩៣០១</text:p>
          </table:table-cell>
          <table:table-cell table:style-name="តារាង1.A2" office:value-type="string">
            <text:p text:style-name="P5">មស្ស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ស-សុ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7">(ឝ្មឝ្រុ ឬ ឝ្មឝ្រុន៑) ពុក​ចង្កា, ពុក​មាត់​ឬ​ពុក​ចង្កា​និង​ពុក​មាត់; (រ. ស.) : ព្រះ​មស្សុ ។ មស្សុ​កម្ម (ម័ស-សុក័ម) ការ​កោរ​ពុក​មាត់​ពុក​ចង្កា : ធ្វើ​មស្សុ​កម្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ស្សុ​កម្ម </text:p>
            <text:p text:style-name="P17"/>
          </table:table-cell>
        </table:table-row>
        <table:table-row>
          <table:table-cell table:style-name="តារាង1.A2" office:value-type="string">
            <text:p text:style-name="P3">៩៣០២</text:p>
          </table:table-cell>
          <table:table-cell table:style-name="តារាង1.A2" office:value-type="string">
            <text:p text:style-name="P5">មហ​កម្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ៈក័ម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ហ “បូជា” + កម៌ន៑ “ការ​ធ្វើ, អំពើ”) ការ​ធ្វើ​បូជា; ការ​ឆ្លង​បុណ្យ; ការ​សម្ពោទ្យ​ឬ​ពិធី​សម្ពោធ : ធ្វើ​មហ​កម្ម, បុណ្យ​មហ​កម្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៣</text:p>
          </table:table-cell>
          <table:table-cell table:style-name="តារាង1.A2" office:value-type="string">
            <text:p text:style-name="P5">មហណ្ណ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ន់-នប់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7">(មហណ្ណវ &lt; មហន្ត &gt; មហ <text:s/>“ធំ” + អណ្ណវ <text:s/>“សមុទ្រ”; មហាណ៌វ &lt; <text:s/>មហន៑្ត &gt; មហា + អណ៌វ ) សមុទ្រ​ធំ​, មហា​សមុទ្រ (ច្រើន​ប្រើ​ក្នុង​កាព្យ) : ស្ដេច​ហែល​កណ្ដាល​មហណ្ណព កន្លង​ថ្ងៃ​យប់​ច្រើន​វេលា ប្រទះ​ហ្វួង​ត្រី​ផង​នានា រាជា​ហែល​កាត់​ឥត​មាន​ភ្លឹក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៤</text:p>
          </table:table-cell>
          <table:table-cell table:style-name="តារាង1.A2" office:value-type="string">
            <text:p text:style-name="P5">មហទ្ធ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័ត-ធន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(&lt; មហត៑ <text:s/>ឬ មហន្ត <text:s/>“ច្រើន” + ធន “ទ្រព្យ”) ដែល​មាន​ទ្រព្យ​ច្រើន; អ្នក​មាន​ទ្រព្យ​ច្រើន (អ្នក​មាន); បើ​ស្រ្តី​ជា មហទ្ធនា ឬ មហទ្ធនី (ព. ក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៥</text:p>
          </table:table-cell>
          <table:table-cell table:style-name="តារាង1.A2" office:value-type="string">
            <text:p text:style-name="P5">មហន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ន់តៈ ឬ​មៈហន់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ហត៑, មហន្ត៑) ធំ; ច្រើន; ប្រសើរ; សម្បើម ... ។ <text:span text:style-name="T4">មហន្ត​គុណ (មៈហន់តៈគុន) គុណ​ធំ, គុណ​ធ្ងន់ ។ មហន្ត​ទោស (មៈហន់តៈ--) ទោស​ធំ, ទោស​ធ្ងន់ ។ មហន្តរាយ (មៈហន់-តៈរ៉ាយ) អន្តរាយ​ធំ, សេចក្ដី​វិនាស​ធំ, មាន​មហន្តរាយ​ដោយ​ត្រូវ​ភ្លើង​ឆេះ​ផ្ទះ ។ 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4">មហន្ត​គុណ</text:p>
            <text:p text:style-name="P4">មហន្ត​ទោស</text:p>
            <text:p text:style-name="P4">មហន្តរាយ</text:p>
            <text:p text:style-name="P4"/>
          </table:table-cell>
        </table:table-row>
        <table:table-row>
          <table:table-cell table:style-name="តារាង1.A2" office:value-type="string">
            <text:p text:style-name="P3">៩៣០៦</text:p>
          </table:table-cell>
          <table:table-cell table:style-name="តារាង1.A2" office:value-type="string">
            <text:p text:style-name="P5">មហន្ធ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ន់ធៈក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ហន្ត &gt; មហ <text:s/>“ធំ” + អន្ធការ <text:s/>“ងងឹត”) ងងឹត​ធំ, ងងឹត​ខ្លាំង ។ គុ. ដែល​មាន​ងងឹត​ខ្លាំង : ទី​មហន្ធកា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៧</text:p>
          </table:table-cell>
          <table:table-cell table:style-name="តារាង1.A2" office:value-type="string">
            <text:p text:style-name="P5">មហយ្យក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ៃយៈ កោ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ហន្ត &gt; មហ “ធំ” + អយ្យក “ជីតា, តា”; មហត៑ + អាយ៌ក) ជីតា​ទួត; <text:s/>(រ. ស.) : ព្រះ​មហយ្យកោ ឬ សម្ដេច​ព្រះ​មហយ្យកោ; បើ​ស្ត្រី​ជា មហយ្យកា, តែ​ខ្មែរ​ច្រើន​ប្រើ​ជា មហយ្យិកា “ជីដូន​ទួត”; (រ. ស.) : ព្រះ​មហយ្យកា ឬ ព្រះ​មហយ្យិកា <text:s/>(ប្រើ​ជាទី​សម្ដេច​ក៏​ម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៨</text:p>
          </table:table-cell>
          <table:table-cell table:style-name="តារាង1.A2" office:value-type="string">
            <text:p text:style-name="P5">មហយ្យ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ព. មហយ្យកោ ) ។</text:p>
          </table:table-cell>
          <table:table-cell table:style-name="តារាង1.D2" office:value-type="string">
            <text:p text:style-name="P2">មហយ្យិក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០៩</text:p>
          </table:table-cell>
          <table:table-cell table:style-name="តារាង1.A2" office:value-type="string">
            <text:p text:style-name="P5">មហល្លក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ល់-លៈ ក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ចាស់, ដែល​មាន​អាយុ​ច្រើន ។ ន. មនុស្ស​ចាស់, តា​ឬ​ជីតា; បើ​ស្ត្រី​ជា មហល្លិកា (ព. ក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១០</text:p>
          </table:table-cell>
          <table:table-cell table:style-name="តារាង1.A2" office:value-type="string">
            <text:p text:style-name="P5">មហល្លក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ល់-លៈកៈភាប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ភាវ) ភាព​នៃ​មនុស្ស​ចាស់, បែប​បទ​ជា​មនុស្ស​ចាស់ : ខ្ញុំ​មាន​អាយុ ៧០ ចូល​ក្នុង​មហល្លក​ភាព​ហើយ ។ បើ​ស្ត្រី​ជា មហល្លិកា​ភាព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១១</text:p>
          </table:table-cell>
          <table:table-cell table:style-name="តារាង1.A2" office:value-type="string">
            <text:p text:style-name="P5">មហស្ចារ្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ហ័ស-ស្ចា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ហច្ឆរិយ &lt; មហន្ត &gt; មហា + អច្ឆរិយ; &lt; មហត៑ + អាឝ្ចយ៌) អស្ចារ្យ​ធំ, អស្ចារ្យ​ខ្លាំង : កើត​មហស្ចារ្យ, មាន​មហស្ចារ្យ, ជា​មហស្ចារ្យ (និយាយ​ថា មហា​អស្ចារ្យ ក៏​ម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៣១២</text:p>
          </table:table-cell>
          <table:table-cell table:style-name="តារាង1.A2" office:value-type="string">
            <text:p text:style-name="P5">មហា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>មៈហ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<text:span text:style-name="T5">ឋានន្តរ​ស័ក្តិ​សម្រាប់​បព្វជិត​ដែល​ដេញ​ប្រយោគ​ព្រះ​បរិយត្តិ​ធម៌​បាន គឺ​ភិក្ខុ​ឬ​សាមណេរ​ដែល​ប្រឡង​វិធី​ប្រែ​បាលី​ក្នុង​សន្និបាត​នៃ​មេ​ប្រយោគ​មួយ​ក្រុម​ជា​អ្នក​ពិនិត្យ, អាច​ប្រែ​រួច​មិន​ទើស​ទាក់, ហើយ​មាន​រាជានុញ្ញាត​តាំង​កំណត់​ពី​ត្រឹម​ថ្នាក់ ៣ ប្រយោគ​ឡើង​ទៅ, ហៅ​ថា មហា ៣ ប្រយោគ, មហា​៤​ប្រយោគ ។ល។ ហៅ​យ៉ាង​ខ្លី​ត្រឹមតែ មហា ភ្ជាប់​ជា​ខាង​ដើម​នៃ​បកតិ​នាម​របស់​បព្វជិត​</text:span>នោះ (ឋានន្តរ​នេះ​តាំង​តាម​លំអាន​បវេណី​នៃ​ពាក្យ មហា ដែល​ជា​គុណ​បទ​នៃ​បកតិ​នាម​របស់​ព្រះ​ថេរ​ទាំងឡាយ​អំពី​បុរាណ ដូច​យ៉ាង ព្រះ​មហា-សារីបុត្ត, ព្រះ​មហា-មោគ្គល្លាន, ព្រះ​មហា-កស្សប, ព្រះ​មហា-អានន្ទ <text:s/>ជាដើម​នោះ​ឯង) ។ បុរស​ដែល​គេ​សន្មត​ឲ្យ​ជា​អ្នក​ស្ដីទី មហា​ទេព <text:s/>ឬ មហា​មន្ត្រី <text:s/>ក្នុង​វេលា​ធ្វើ​មង្គល​ការ​អាពាហ៍ពិពាហ៍, ជា​អ្នក​និយាយ​កា​រគ្រប់​ជំពូក​ជាមួយ​នឹង​ពួក​មេ​បា; ហៅ​កាត់​ពាក្យ​ខ្លី​ត្រឹមតែ មហា ឬ អ្នក​មហា ជា​គូ​នឹង​ស្ត្រី​ជា <text:s/>អ្នក​ផ្លូវ, ចួនកាល​ហៅ​រួម​ថា អ្នក​ផ្លូវ​ចៅ​មហ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ក​ពី 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ហត៑, មហន៑្ត; មហន្ត &gt; មហា) ធំ; ច្រើន; ប្រសើរ; សម្បើម; ខ្លាំង...។ គុណ​នាម​នេះ​សម្រាប់​ប្រើ​ជា​បទ​សមាស​រៀង​ជា​ខាង​ដើម​នៃ​សព្ទ​ដទៃ, ប្រើ​បាន​ជា​អនេក​រាប់​ពុំ​អស់, ដូច​ជា : មហា​ថេរ ព្រះ​ថេរៈ​ធំ; មហា​ទាន ទាន​ធំ; មហា​មុនី អ្នក​ប្រាជ្ញ​ធំ; មហា​រាជ ស្ដេច​ធំ; មហា​វ័ន ព្រៃ​ធំ; មហា​សាលា សាលា​ធំ​ជាដើម ។ សូម្បី​ភាសា​ខ្មែរ​ក៏​អាច​ប្រើ​សព្ទ មហា នេះ​ផ្សំ​ចូល​ជា​បទ​សមាស​បាន​ខ្លះ (តាម​ទម្លាប់​ប្រើ), ដូច​ជា : មហា​កម្ជិល ខ្ជិល​ធំ, ដែល​ខ្ជិល​ខ្លាំង; មហា​ក្រ ដែល​ក្រ​ខ្លាំង, ដែល​ក្រ​ក្រៃ​ពេក; មហា​ខូច ខូច​ធំ, ដែល​ខូច​បណ្ដាច់; មហា​គំរក់ គំរក់​បំផុត: មហា​ទូលាយ <text:s/>ទូលាយ​ពន់​ពេក; មហា​ប្រសើរ; ប្រសើរ​ក្រៃ​ពេក; មហា​ព្រើល ព្រើល​ធំ, ព្រើល​ខ្លាំង; មហា​រពឹស របឹស​ណាស់; មហា​លំបាក លំបាក​ខ្លាំង; មហា​ល្មោភ <text:s/>ល្មោភ​ក្រៃ​ពេក, ល្មោភ​ខ្លាំង; មហា​កំណត់ <text:s/>អំណត់​ខ្លាំង, ដែល​អត់​ឃ្លាន​ខ្លាំង​ណាស់ ឬ​ដែល​ប៉ិន​អត់​ទ្រាំ​ពេក; មហា​អំណាច អំណាច​ធំ, ដែល​មាន​អំណាច​ច្រើន​ជាដើម (ពាក្យ​ក្រៅ​ពី​នេះ​ដែល​ភ្ជាប់ មហា នៅ​ខាង​ដើម​ទាំង​ប៉ុន្មាន​ដូច​មាន​ត​រៀង​តាម​លំដាប់​អក្សរ​ទៅ) ។ មហា​កច្ចាយនៈ (មៈហា​ក័ចចាយ៉ៈន៉ៈ) ន. (បា.) នាម​ព្រះ​មហា​ថេរ​មួយ​អង្គ​ក្នុង​ពុទ្ធ​សម័យ (រាប់​ចូល​ក្នុង​ពួក​អសីតិ​មហា​សាវ័ក, ព្រះ​សម្មាសម្ពុទ្ធ​ទ្រង់​លើក​សរសើរ​ថា ជា​អ្នក​ប៉ិន​ប្រសប់​ខាង​ការ​សម្ដែង​សេចក្ដី​សង្ខេប​ឲ្យ​ពិស្ដារ​ទូលាយ​បាន) ។ មាន​ព្រះ​មហា​ថេរ​មួយ​អង្គ​ផ្សេង​ទៀត​មាន​នាម​ថា មហា​កច្ចាយនៈ <text:s/>ដែរ កើត​នៅ​ក្នុង​ក្រុង មថុរា រដ្ឋ​សុរសេន <text:s/>(ប្រទេស​ឥណ្ឌា​ខាង​ត្បូង ដែល​ហៅ​ថា <text:s/>រដ្ឋ​អវន្តិ <text:s/>ក្នុង​សម័យ​បុរាណ) ព្រះ​មហា​កច្ចាយនត្ថេរ​អង្គ​នេះ​បាន​តែង​វេយ្យាករណ៍​ជា​ភាសា​បាលី​មួយ​គម្ពីរ​ឈ្មោះ មូល​កច្ចាយន <text:s/>ព្រម​ទាំង​មេ​សូត្រ​ជា​គោល​ផង​ហៅ​ថា កច្ចាយន​សូត្រ ក្នុង​ពុទ្ធ​សតវត្សរ៍​ទី​១១ គ្រិស្ត​សតវត្សរ៍​ទី​៦, ជា​វេយ្យាករណ៍​បាលី​ចាស់​ជាង​វេយ្យាករណ៍​បាលី​ឯ​ទៀត, សម្រាប់​ឲ្យ​កុលបុត្រ​រៀន​សូត្រ​រហូត​មក​ដល់​សម័យ​យើង​សព្វ​ថ្ងៃ​នេះ ។ មហា​ករុណា (--កៈ--) ន. (សំ. បា.) សេចក្ដី​អាណិត​ធំ​ឬ​ច្រើន​គឺ​អាណិត​ចំពោះ​សព្វ​សត្វ​មិន​រើស​មុខ ចង់​ឲ្យ​រួច​ចាក​ទុក្ខ​ភ័យ​ទាំងអស់​គ្នា (ករុណា​របស់​ព្រះ​សព្វញ្ញុពុទ្ធ) ។ មហា​កវី (--កៈវ៉ី) ន. (សំ. បា.--កវិ) អ្នក​ប្រាជ្ញ​ធំ, អ្នក​ប្រាជ្ញ​ធំ​ខាង​ការ​តែង​កាព្យ​ ។ មហា​កាព្យ (--កាប) ន. (បា.; សំ.--កាវ្យ ឬ--កាព្យ ក៏​មាន​ខ្លះ) កាព្យ​ធំ គឺ​កាព្យ​ដែល​មាន​ដំណើរ​សេចក្ដី​ពិស្ដារ​វែង ។ មហា​កោលាហល (--កោល៉ាហល់) ន. (សំ. បា.) កោលាហល​ធំ គឺ​សូរ​សព្ទ​គឹកកង​រំពង​ខ្លាំង, ការ​ផ្អើល​ជ្រួល​ជ្រើម​បញ្ចេញ​សូរ​សព្ទ​កង​រំពង​ខ្លាំង ។ មហា​ក្សត្រ (--ក្ស័ត) ន. (សំ.) ក្សត្រ​ធំ, ក្សត្រិយ៍​ប្រសើរ; បើ​ស្ត្រី​ជា មហា​ក្សត្រី ឬ មហា​ក្សត្រិយានី ។ មហា​ក្សត្រាធិរាជ <text:s/>ព្រះ​រាជា​ដែល​ក្រៃលែង​ជាង​ពួក​មហា​ក្សត្រ​ឬ​ស្ដេច​ដែល​ជា​ចម្បង​ក្នុង​ពួក​មហា​ក្សត្រ ។ មហា​ក្សត្រិយ៍ (-ក្ស័ត) ន. (សំ.--ក្សត្រិយ; បា. ខត្តិយ) ដូច​គ្នា​នឹង មហា​ក្សត្រ ដែរ ។ មហា​ក្សត្រិយ​វង្ស <text:s/>ឬ--ខត្តិយ​វង្ស វង្ស​មហា​ក្សត្រិយ៍; ដែល​ជា​ពូជ​ពង្ស​នៃ​មហា​ក្សត្រិយ៍ (ច្រើន​ប្រើ​ជា​គោរម្យ​ព្រះ​នាម​នៃ​ក្សត្រិយ៍​ទ្រង់​រាជ្យ) ។ មហា​គាម​ភោជក (--គាមៈភោជៈកៈ ឬ--ជក់) ន. (បា.) អភិបាល​ស្រុក; ហៅ​ជា សំ. ថា មហា​គ្រាម​ភោជក ក៏​បាន (ម. ព. គាម​ភោជក និង គ្រាម​ភោជក ផង) ។ មហា​គ្រាម <text:s/>ន. (សំ.; បា. --គាម) ស្រុក​ធំ ។ មហា​ចក្រពត្តិ (--ច័កក្រៈព័ត) ន. (សំ.--ចក្រវរ្តិន៑; បា. ចក្កវត្តិ) ស្ដេច​ចក្រពត្តិ​ធំ; ហៅ​ថា មហា​ចក្រពត្តិ​រាជ <text:s/>ឬ​ហៅខ្លី​ត្រឹមតែ មហា​ចក្រ <text:s/>ក៏​មាន, គេ​ច្រើន​និយាយ​ថា សម្បត្តិ​មហា​ចក្រ <text:s/>(ម. ព. ចក្រពត្តិ ផង) ។ មហា​ចោរ (--ចោ) ន. (បា.; សំ.--ចៅរ) ចោរ​ធំ ។ មហា​ជន (--ជន់) ន. (បា.) ជន​ច្រើន, ពួក​មនុស្ស​ច្រើន, ប្រជាជន ។ មហា​ជាតក៍ (--ជាត) ន. (សំ. បា.--ជាតក) ជាតក​<text:span text:style-name="T5">ធំ; ឈ្មោះ​គម្ពីរ​ជាតក​មួយ​ខាង​ពុទ្ធ​សាសនា​សម្ដែង​រឿងរ៉ាវ​ព្រះ​វេស្សន្តរ...; ពួក​ពុទ្ធ​សាសនិក​ជន​រាប់​អាន​ណាស់, ច្រើន​និមន្ត​ភិក្ខុ​សាមណេរ​ទេស្នា តាម​កាល​រដូវ​រៀងរាល់​ឆ្នាំ​មិន​សូវ​ដែល​ខាន (ហៅ​ថា <text:s/>មហា​ជាតិ <text:s/>ឬ មហា​វេស្សន្តរ​ជាតក ក៏​បាន) ។ មហា​ត្ម័ន <text:s/>ឬ មហា​ត្មា ន. (សំ. មហាត្មន៑ &lt; មហត៑ + អាត្មន៑; បា. មហាត្ត &lt; មហន្ត + អត្ត ) ចិត្ត​ដ៏​ប្រសើរ, ចិត្ត​ទូលាយ, ចិត្ត​ឱបអរ​សាទរ ។ អ្នក​ដែល​មាន​ចិត្ត​ជា​បុណ្យ, ដែល​មាន​ចិត្ត​ឱបអរ​សាទរ​ក្នុង​ដំណើរ​ចង់​ឲ្យ​អ្នក​ទាំងពួង​បាន​សេចក្ដី​សុខ (អ្នក​ប្រាជ្ញ​ខាង​ផ្លូវ​ទូន្មាន​ចិត្ត, ហាត់​ចិត្ត; ច្រើន​ហៅ​សំដៅ​មហា​ឫសី, យោគី ឬ​ព្រះ​អរហន្ត) ។ មហា​ត្រកូល ន. (បា. មហា​កុល) ត្រកូល​ធំ, ពូជ​វង្ស​ខ្ពង់ខ្ពស់ (ម. ព. ត្រកូល ផង) ។ មហា​ថេរ (ថេរ៉ៈ ឬ --ថែ) ន. (បា.) ថេរៈ​ធំ, ព្រះ​ថេរៈ​ធំ; បើ​ភិក្ខុនី​ជា​មហា​ថេរី <text:s/>“ថេរី​ធំ” (ម. ព. ថេរៈ ន.) ។ មហា​ទក្សា <text:s/>ឈ្មោះ​ក្បួន​ហោរ​មួយ​បែប និយាយ​ពី​ថ្ងៃ​កំណើត​មនុស្ស​ជាដើម ។ មហា​ទាន ន. (បា.) ទាន​ធំ (អំណោយ​ធំ) : ព្រះ​វេស្សន្តរ​ទ្រង់​បាន​បំពេញ​មហា​ទាន​ធំ​ៗ​ជា​អស្ចារ្យ ។ មហា​ទុក្ខ (--ទុក) ន. (បា.) ទុក្ខ​ធំ, ទុក្ខ​ខ្លាំង ។ មហា​ទុរគត <text:s/>ឬ--ទុគ៌ត ន. អ្នក​ដែល​ក្រីក្រ​លំបាក​ខ្លាំង​ (ម. ព. ទុគ្គត, ទុរគត, ទុគ៌ត ទៀត​ផង) ។ មហា​ទុរភិក្ស <text:s/>ឬ--ទុរ្ភិក្ស ន. ដំណើរ​អត់​ឃ្លាន​ខ្លាំង, គ្រា​អំណត់​ខ្លាំង (ម. ព. ទុព្ភិក្ខ, ទុរភិក្ស, ទុរ្ភិក្ស <text:s/>ទៀត​ផង) ។ មហា​ទេព <text:s/>(--ទេប) ន. ឋានន្តរ​មន្ត្រី​ទី​ចាងហ្វាង​ឆ្វេង​ក្រុម​ព្រះ​រាជ​មន្ទីរ (រឿន​ហ្លួង) ក្នុង​ព្រះ​បរម​រាជ​វាំង​នៃ​កម្ពុជ​រដ្ឋ : ឧកញ៉ា​មហា​ទេព (ជា​គូ​គ្នា​នឹង ឧកញ៉ា​មហា​មន្ត្រី; ម. ព. ទេព ផង) ។ មហា​ទ្វីប <text:s/>ន. ទ្វីប​ធំ; តាម​លទ្ធិ​ពុទ្ធ​សាសនា​ថា​មាហា​ទ្វីប​មាន ៤ គឺ​បុព្វ​វិទេហៈ ឬ បូព៌​វិទេហ​ទ្វីប, ជម្ពូ​ទ្វីប, អបរ​គោយានទ្វីប​, ឧត្តរ​កុរុទ្វីប; តាម​លទ្ធិ​បុរាណ​ប្រាប់​ចំនួន​និង​ឈ្មោះ​ផ្សេង​ៗ​គ្នា ខុស​ពី​បែប​នេះ​ក៏​មាន; តាម​លទ្ធិ​សព្វ​ថ្ងៃ​នេះ​ថា មហា​ទ្វីប​ចាស់ គឺ​ទ្វីប​ដែល​គេ​ស្គាល់​ជាក់​មក​យូរ​ហើយ​មាន ៣ គឺ ទ្វីប​អាស៊ី,. ទ្វីប​អឺរុប, ទ្វីប​អាហ្រិ្វគ; មហា​ទ្វីប​ថ្មី​គឺ​ទ្វីប​ដែល​គេ​ទើប​នឹង​ស្គាល់​ក្នុង​សម័យ​ខាង​ក្រោយ​មក​មាន ២ ទៀត​គឺ ទ្វីប​អាមេរិគ, ទ្វីប​អូស្យានី; រួម​មហា​ទ្វីប​ទាំង​ចាស់​ទាំង​ថ្មី​ជា ៥ ហៅ​ថា មហា​ទ្វីប​ប្រាំ​ភាគ (ម. ព. ទ្វីប ផង) ។ មហា​ធានី ន. ក្រុង​ធំ, មហា​នគរ (ម. ព. ធានី ផង) ។ មហា​នគរ ន. នគរ​ធំ, ក្រុង​ធំ ។ នគរ​ធំ ក្នុង​ខែត្រ​សៀមរាប (ម. ព. នគរ, នគរ​ធំ, ផង) ។ មហា​នទី <text:s/>ន. ស្ទឹង​ធំ, ទន្លេ​ធំ (ម. ព. នទី ផង) ។ មហា​នរក ន. នរក​ធំ <text:s/>(ម.ព. នរក ផង) ។ មហា​នាគ ន. នាគ​ធំ; ដំរី​ធំ... ។ លោក​អ្នក​ប្រសើរ​បំផុត (ព្រះ​សព្វញ្ញុពុទ្ធ); ព្រះ​បច្ចេក​ពុទ្ធ); ព្រះ​អរហន្ត... (ម. ព. នាគ ផង) ។ មហា​និកាយ ន. ឈ្មោះ​ពួក​បព្វជិត​ពុទ្ធ​សាសនិក​ក្នុង​ប្រទេស​សៀម លាវ ខ្មែរ សម័យ​សព្វ​ថ្ងៃ​នេះ, ជា​ពីរ​ឬ​ជា​គូ​នឹង ធម្មយុត្តិក​និកាយ (ឈ្មោះ​និកាយ​ទាំង ២ នេះ​កើត​មាន​ឡើង​ជា​ដំបូង​នៅ​ប្រទេស​សៀម ក្នុង​សតវត្ស​ទី ២៤ នៃ​ពុទ្ធ​សករាជ (ម. ព. និកាយ ផង) ។ មហានុភាព (--ភាប) ន. អានុភាព​ធំ, អំណាច​ខ្លាំង, មហា​អំណាច (ម. ព. អានុភាព ផង) ។ មហា​បណ្ឌិត ន. អ្នក​ប្រាជ្ញ​ធំ (ម. ព. បណ្ឌិត ផង) ។ មហា​ព្រឹថពី ន. <text:s/>ផែន​ដី​ធំ គឺ​ផ្ទៃ​ផែន​ដី​ទាំងមូល (ម. ព. ប្រឹថពី ផង) ។ មហា​ផល (--ផល់) ន. ផ្លែ​ធំ​ៗ; សំដៅ​យក​ផ្លែ​ធំ​ៗ​ទាំងពួង មាន​ផ្លែ​ដូង, ត្រឡាច, ឪឡឹក ជាដើម (ម. ព. ផល ផង) ។ មហា​ពន (--ពន់) ន. ព្រៃ​ធំ (ដូច​គ្នា​នឹង មហា​វ័ន ដែរ) ឈ្មោះ​កណ្ឌ​ទី ៧ នៃ​គម្ពីរ​មហា​ជាតក៍ : កណ្ឌ​មហា​ពន <text:s/>(ព. ពុ.) ។ មហា​ពិធី ន. ពិធី​ធំ គឺ​របៀប​ដែល​រៀប​ជា​ពិធី​បុណ្យ​ឬ​ក្បួន​ហែ​យ៉ាង​ធំ (ម. ព. ពិធី ផង) ។ មហា​ពេទ្យ <text:s/>(-ពែត) ន. ពេទ្យ​ធំ, គ្រូ​ពេទ្យ​ធំ (ម. ព. ពេទ្យ​ផង) ។ មហា​ពោធិ <text:s/>ន. ដើម​ពោធិ៍​ដ៏​ប្រសើរ គឺ​ដើម​ពោធិ៍​ដែល​ព្រះ​សក្យមុនី​គោតម​ទ្រង់​គង់​ក្នុង​ម្លប់​ក៏​បាន​ត្រាស់​ជា​ព្រះ​ពុទ្ធ ។ មហា​ពោធិ​ស្ថាន <text:s/>ទី​ដែល​ព្រះ​ពុទ្ធ​ទ្រង់​បាន​ត្រាស់ ។ (ម. ព. ពោធិ និង ពោធិ៍ ផង) ។ មហា​ព្រហ្ម (--ព្រំ) ន. (បា.) ព្រហ្ម​ធំ ។ ឈ្មោះ​ឋាន​ព្រហ្ម​ជាន់​ទី ៣ ក្នុង​រូប​ព្រហ្ម ១៦ ជាន់ ។ មហា​ព្រហ្ម​មុនី <text:s/>(--ព្រំមៈ--) ន. ឋានន្តរ​សម្រាប់​បព្វជិត​ក្នុង​កម្ពុជ​រដ្ឋ ទី​រាជា​គណៈ​រឿនហ្លួង, មាន​នាទី​ជា​ភត្តុទ្ទេសក៍​និង​ការ​ប្រិតប្រៀប​រៀបចំ​ភិក្ខុ​សង្ឃ​ឲ្យ​មាន​សណ្ដាប់ធ្នាប់​ត្រឹមត្រូវ ក្នុង​ព្រះ​រាជ​និមន្តន៍​... (ជា​គូ​គ្នា​នឹង ព្រះ​មហា​វិមល​ធម្ម) ។ មហា​ភិនិស្ក្រម (--ភិនិស-ស្ក្រំ) ន. (សំ. មហត៑ ឬ មហន្ត៑ + អភិនិឞ្រ្កម ឬ--មណ; បា. មហាភិនិក្ខមន) ការ​ចេញ​ដើម្បី​គុណ​ដ៏​ធំ​ក្រៃលែង​គឺ​ការ​ចេញ​ទ្រង់​ព្រះ​ផ្នួស​នៃ​ព្រះ​មហា​សត្វ​ក្នុង​បច្ឆិម​ភព (ការ​ចេញ​បួស​ធ្វើ​ទុក្ករ​កិរិយា​ឲ្យ​បាន​ត្រាស់​ជា​ព្រះ​ពុទ្ធ) : មហា​ភិនិស្ក្រម​នៃ​ព្រះ​មហា​សត្វ; សរសេរ​ជា មហាភិនិស្ក្រមណ៍ ឬ មហាភិនេស្ក្រមណ៍ ក៏​បាន (ព. ពុ.) ។ មហា​ភូត <text:s/>ឬ--ភូតរូប (ម. ព. ភូត​រូប) ។ មហា​មគ្គ ឬ--មាគ៌ា (--ម័ក ឬ--មារគា) ន. ផ្លូវ​ធំ (ម. ព. មគ្គ និង មាគ៌ា ផង) ។ មហា​មន្ត្រី (--មន់ត្រី) ន. ឋានន្តរ​មន្ត្រី​ក្រុម​ព្រះ​រាជ​មន្ទីរ (រឿន​ហ្លួង) ជា​ចាងហ្វាង​ស្ដាំ : ឧកញ៉ា​មហា​មន្ត្រី; ជា​គូ​គ្នា​នឹង​ឧកញ៉ា​មហា​ទេព (ម. ព. មន្ត្រី ផង) ។ មហា​មាត្រ ឬ មហា​មាត្យ (--ម៉ាត) ន. (សំ.; បា. មហា​មត្ត) មន្ត្រី​មាន​ស័ក្តិ​ធំ, សេនាបតី; ហៅ​ថា រាជ​មហា​មាត្រ ក៏​មាន (ច្រើន​ប្រើ​តែ​ពី​ក្នុង​សម័យ​បុរាណ, សម័យ​សព្វ​ថ្ងៃ​នេះ ជួន​កាល​ប្រើ​ជា​ឋានន្តរ​សម្រាប់​មន្ត្រី​សាមញ្ញ​ក៏​មាន) ។ មហា​មាយា <text:s/>ន. (បា.) ព្រះ​នាម​ព្រះ​អគ្គ​មហេសី​នៃ​ព្រះ​បាទ​សិរី​សុទ្ធោទនៈ (ព្រះ​មាតា​នៃ​ព្រះ​សក្យមុនី​សព្វញ្ញុពុទ្ធ) : សម្ដេច​ព្រះ​មហា​មាយា; ហៅ​ថា សម្ដេច​ព្រះ​មាយា ឬ សម្ដេច​ព្រះ​សិរី​មហា​មាយា (ពុទ្ធ​មាតា និង មាយា ២ ផង) ។ មហា​មិត្ត ឬ--មិត្រ (--មិត) ន. មិត្រ​ធំ, មិត្រ​ប្រសើរ, មិត្រ​ខ្ពង់ខ្ពស់ (ក្នុង​សម័យ​បុរាណ​ច្រើន​ប្រើ​ចំពោះ​ក្សត្រិយ៍​ដែល​ជា​មិត្រ​នឹង​ក្សត្រិយ៍​ប្រទេស​ដទៃ; ម. ព. មិត្ត ឬ មិត្រ ទៀត​ផង) ។ មហា​មុនី ន. អ្នក​ប្រាជ្ញ​ធំ; ព្រះ​សព្វញ្ញុពុទ្ធ (ម. ព. មុនី ផង) ។ មហា​មេឃ <text:s/>(--មេក) ន. (បា.) ពពក​ខាប់​ដាល​ខ្មៅ​ងងឹត​ដាប​ដែល​បង្អុរ​ភ្លៀង, ភ្លៀង​ធំ, ភ្លៀង​ខ្លាំង ។ មហា​មោគ្គល្លាន (ម. ព. មោគ្គល្លាន) ។ មហា​យញ្ញ (--យ៉ាញ់ៈញៈ ឬ--យ៉ាញ់) ន. (បា.) យញ្ញ​ធំ, ការ​បូជា​ធំ (ច្រើន​ប្រើ​ខាង​លទ្ធិ​ព្រាហ្មណ) : ធ្វើ​មហា​យញ្ញ ។ មហា​យាន ន. (សំ. បា.) យាន​ធំ ។ ឈ្មោះ​ពួក​ពុទ្ធ​សាសនិក​ដែល​បែក​លទ្ធិ​ចេញ​ផ្សេង​ច្រើន​អន្លើ​ឃ្លាត​ពី​លទ្ធិ​ដើម ដូច​យ៉ាង​ពួក​អ្នក​កាន់​ពុទ្ធ​សាសនា​នៅ​ប្រទេស​ចិន, ជប៉ុន, យួន ជាដើម​ហៅ​ថា ពួក​មហា​យាន <text:s/>ឬ លទ្ធិ​មហា​យាន សំដៅ​សេចក្ដី​ថា “ពួក​ឬ​លទ្ធិ​មាន​ធម៌​ជា​យាន​ដ៏​ធំ​ឬ​ជា​យាន​ដ៏​ប្រសើរ” (ជា​គូ​គ្នា នឹង ហីន​យាន; ហៅ​ថា អាចរិយ​វាទ <text:s/>ឬ អាចរិយ​វាទី “អ្នក​ពោល​តាម​លទ្ធិ​អាចារ្យ (របស់​ខ្លួន)” ក៏​បាន (ជា​គូ​គ្នា​នឹង ថេរ​វាទ ឬ ថេរ​វាទី) ហៅ​ថា ឧត្តរ​និកាយ “ពួក​ខាង​ជើង” ក៏​បាន (ជា​គូ​គ្នា​នឹង ទក្ខិណ​និកាយ) ។ ពួក​ឬ​លទ្ធិ​ទាំង​នេះ​កើត​មាន​ឡើង (មុន​ដំបូង​ក្នុង​មជ្ឈិម​ប្រទេស) តាំង​ពី​ក្នុង​ខាង​ដើម​សតវត្សរ៍​ទី២ នៃ​ពុទ្ធ​សករាជ​រៀង​មក ។ មហា​យុគ (--យុក) ន. (សំ. បា.) យុគ​ធំ គឺ​កាល​ឬ​សម័យ​ដែល​យូរ​អង្វែង​គ្រប់​ចំនួន​យុគ​ទាំង ៤; តាម​លទ្ធិ​បុរាណ​ថា កាល​វែង​ចំនួន​បួន​លាន​បី​សែន​ពីរ​ហ្មឺន (៤.៣២០.០០០) ឆ្នាំ​មនុស្ស​លោក (ម. ព. យុគ ផង) ។ មហា​យុទ្ធ (--យុត) ន. (សំ. បា.) ចម្បាំង​ធំ, មហា​សង្គ្រាម (ហៅ​ថា មហា​យុទ្ធនា ក៏​បាន) ។ មហា​រញ្ញ <text:s/>ឬ មហា​រណ្យ (--រ៉ាញ់ ឬ--រ៉ន់) ន. (បា. ឬ សំ.) ព្រៃ​ធំ, មហា​វ័ន, ព្រហា​វ័ន (ព. កា.) ។ មហា​រដ្ឋ (--រ័ត) ន. (បា. សំ.--រឞ្រ្ត) ដែន​ធំ ។ ឈ្មោះ​ដែន​មួយ​ក្នុង​ប្រទេស​ឥណ្ឌា​ប៉ែក​ខាង​លិច (ច្រើន​ហៅ​ថា មហា​រាស្ត្រ) ។ មហា​រាជ (--រាច) ន. (បា.) ស្ដេច​ធំ ។ មហា​រាជានុភាព អានុភាព​នៃ​ស្ដេច​ធំ ។ មហា​រាត្រ (-រាត) ន. (សំ.) វេលា​អធ្រាត្រ (ព. កា.) ។ មហា​រោរព (--រោរប់) ន. (បា. មហា​រោរុវ; សំ. មហា​រោរវ <text:s/>ឈ្មោះ​នរក​ធំ​មួយ (រោរព​នរក​ធំ) ។ គុ. ដែល​មាន​សូរ​សព្ទ​សម្រែក​ដោយ​សេចក្ដី​ទុក្ខ​ឮ​ខ្លាំង​ក្រៃ; ដែល​មាន​សូរ​សម្រែក​ថ្ងូរ​ខ្លាំង​គួរ​ខ្លាច ។ ព. ប្រ. ទី​មហា​រោរព ទី​ដែល​មាន​មនុស្ស​ឬ​សត្វ​អនាថា​ឈឺ​ចាប់​ជា​ទម្ងន់ ស្រែក​ថ្ងូរ​ឮ​សូរ​សព្ទ​ខ្លាំង​ៗ; មនុស្ស​មហា​រោរព <text:s/>មនុស្ស​អនាថោ ដែល​មាន​ជម្ងឺ​ធ្ងន់​ស្រែក​ថ្ងូរ​ឮ​ខ្លាំង​ៗ​ឥត​ស្រាក ។ មហា​លាភ <text:s/>(--លាប) ន. (សំ. បា.) លាភ​ធំ, ការ​បាន​ផល​យ៉ាង​ធំ ។ <text:s/>មហា​លោភ (លោប) ន. (សំ. បា.) លោភ​យ៉ាង​ធំ, លោភ​ខ្លាំង, សេចក្ដី​ជំពាក់​ចិត្ត​ខ្លាំង ។ គុ. ដែល​មាន​លោភ​ធំ, ដែល​មាន​សេចក្ដី​ជំពាក់​ចិត្ត​ខ្លាំង ។ មហា​វគ្គ <text:s/>(--វ័ក) ន. ឬ គុ. (បា.; សំ.--វគ៌) វគ្គ​ធំ, ដែល​មាន​វគ្គ​ធំ​ៗ ។ ឈ្មោះ​វិន័យ​បិដក​មួយ​គម្ពីរ​និយាយ​ខាង​វិន័យ​ពុទ្ធ​សាសនា មាន​សេចក្ដី​ជា​ពួក​ៗ​ដែល​ហៅ​ថា ខន្ធក​វិន័យ មាន ១០ ខន្ធកៈ ។ មហា​វ័ន ន. (សំ. បា.--វ័ន) ព្រៃ​ធំ ។ មហា​វិថី (សំ. បា. មហា​វិថិ; បារ. Boulevard ឬ boulevart) ផ្លូវ​ធំ​ៗ​ក្នុង​ទី​ក្រុង ។ មហា​វិទ្យាល័យ (--វិត-ទ្យាល៉ៃ) ន. (សំ.--វិទ្យា + អាលយ) កន្លែង​សម្រាប់​រៀន​វិជ្ជា​ជាន់​ខ្ពស់, សាលា​រៀន​ចំណេះ​ខ្ពស់ ។ មហា​វិមល​ធម្ម (--វិមៈលៈធ័ម ឬ​ត. ទ. ស្រ.--វិមល់លៈធ័ម) ន. ឋានន្តរ​សម្រាប់​បព្វជិត​ក្នុង​កម្ពុជ​រដ្ឋ ទី​រាជា​គណៈ​រឿនហ្លួង, មាន​មុខងារ​ជា​ភត្តុទ្ទេសក៍​ក្នុង​ព្រះ​រាជ​និមន្តន៍​និង​ការ​ប្រិតប្រៀប​ព្រះ​ភិក្ខុ​សង្ឃ​ឲ្យ​មាន​សណ្ដាប់ធ្នាប់​រៀបរយ : ព្រះ​មហា​វិមល​ធម្ម (ជា​គូ​គ្នា​នឹង ព្រះ​មហា​ព្រហ្ម​មុនី) ។ មហា​វិហារ (--វិហ៊ា) ន. (សំ. បា.) វត្ត​ធំ; កុដិ​ធំ ។ ខ្មែរ​ប្រើ​ពាក្យ​នេះ​សំដៅ​ចំពោះ​តែ​រោង​ឧបោសថ​ធំ​ៗ ក្នុង​វត្ត​នីមួយ​ៗ ។ មហា​វីរិយៈ (--វីរិយៈ) ន. (បា. វីរិយ; សំ.--វីយ៌) ព្យាយាម​ធំ, សេចក្ដី​ប្រឹងប្រែង​ខ្លាំង គឺ​ព្យាយាម​ធ្វើ​ពុំ​មាន​ឈប់...។ មហា​សករាជ (--សៈកៈរ៉ាច ឬ--ស័កក្រាច) ន. សករាជ​ធំ, កើត​មុន​ចុល្ល​សករាជ ៥៦០ ឆ្នាំ​ក្នុង​កាល​ពុទ្ធ​សករាជ ៦២១ (ប្រើ​អក្សរ​សង្ខេប ថា ម. ស.) ។ មហា​សក្ការៈ <text:s/>ន. សក្ការៈ​ធំ​ឬ​ច្រើន (ម. ព. សក្ការៈ ផង) ។ មហា​សង្ក្រាន្ត (--សង់ក្រាន) ន. សំបុត្រ​ប្រាប់​ដំណើរ​ចូល​ឆ្នាំ​ថ្មី ព្រម​ទាំង​ទំនាយ​ទឹក​ភ្លៀង​ជាដើម ក្នុង​ឆ្នាំ​នោះ​ផង, ប្រក្រតិទិន​ឬ​ប្រតិទិន (ម. ព. សង្ក្រាន្ត ផង) ។ មហា​សង្គ្រាម (--សង់គ្រាម) ន. ចម្បាំង​ធំ (ម. ព. សង្គ្រាម ផង) ។ មហា​សង្ឃ​រាជ (--សង់ឃៈរាច) ន. (បា. សំ. &lt; មហា + សង្ឃ + រាជ “ស្ដេច​សង្ឃ​ធំ”) សមណ​ស័ក្តិ​ទី​សម្ដេច​ថ្នាក់​ខ្ពស់​បំផុត សម្រាប់​បព្វជិត​ក្នុង​កម្ពុជ​រដ្ឋ, បាន​ទទួល​សមណុត្តមាភិសេក មាន​នាទី​ជា​ស្ដេច​ខាង​សង្ឃ​ជា​ធំ​បំផុត​ជាង​បព្វជិត​ទាំងអស់​ក្នុង​ដែន​កម្ពុជា​ទាំង​មូល, អ្នក​ទាំងពួង​និយាយ​ស្ដី​ទៅ​រក​ត្រូវ​ប្រើ​ជា​រាជ​សព្ទ​ទាំងអស់ : សម្ដេច​ព្រះ​មហា​សង្ឃ​រាជ ទ្រង់​សោយ, ទ្រង់​ផ្ទំ ។ល។ (ក្នុង​កម្ពុជ​រដ្ឋ មិន​មាន​សមណ​ស័ក្ដិ​នេះ​រាល់​រាជ្យ​ក្សត្រិយ៍​ទេ, ចួន​កាល​ក៏​មាន​ត្រឹមតែ​ទី​ជា សង្ឃនាយក ប៉ុណ្ណោះ)។ មហា​សត្ត ឬ--សត្វ (--ស័ត) ន. (បា. ឬ សំ.) សត្វ​ប្រសើរ; ពាក្យ​សម្រាប់​ហៅ​ពោធិ​សត្វ​ដែល​កំពុង​បំពេញ​បារមី ជិត​នឹង​ដល់​កាល​កំណត់​បាន​ត្រាស់​ជា​ព្រះ​ពុទ្ធ (ព. ពុ.) ។ មហា​សត្រូវ ន. សត្រូវ​ធំ (ម. ព. សត្រូវ ផង) ។ មហា​សន្និបាត ន. ការ​ប្រជុំ​ធំ, មហា​សមាគម (ម. ព. សន្និបាត ផង) ។ មហា​សមាគម (--សៈម៉ាគំ) ន. ការ​មក​ជួប​ជុំ​គ្នា​ច្រើន, ការ​ប្រជុំ​គ្នា​យ៉ាង​ធំ (ម. ព. សមាគម ផង) ។ មហា​សមុទ្ទ ឬ--សមុទ្រ (--សៈម៉ុត) ន. (បា. ឬ សំ.) សមុទ្ទ​ធំ ។ មហា​សម្មត​រាជ (--ស័ម-ម៉ៈតៈរ៉ាច) ន. (បា.) ព្រះ​នាម​ប្រថម​ក្សត្រិយ៍​ក្នុង​ខាង​ដើម​នៃ​ភទ្រកល្ប​នេះ : ព្រះ​បាទ​មហា​សម្មត​រាជ (ម. ព. មនុ ផង) ។ មហា​សារីបុត្ត ឬ--បុត្រ (ម. ព. សារីបុត្ត) ។ មហា​សាល គុ. ឬ ន. (សំ. បា.) ដែល​មាន​ទ្រព្យ​ខ្លឹមសារ​ច្រើន; អ្នក​មាន​ទ្រព្យ​ច្រើន​លើសលន់...; ហៅ​តាម​ថ្នាក់​វណ្ណៈ ថា ខត្តិយ​មហា​សាល, ព្រាហ្មណ​មហា​សាល, គហបតិ​មហា​សាល ។ មហា​សាលា (--សាល៉ា) ន. (បា.) សាលា​ធំ ។ មហា​សាវក ឬ--វ័ក (--សាវ៉ាក់) ន. (បា.--សាវក; សំ.--ឝ្រាវក) សាវ័ក​ធំ គឺ​ព្រះ​មហា​ថេរ​ទាំងឡាយ ដែល​ជា​សិស្ស​សំខាន់​របស់​ព្រះ​សម្មាសម្ពុទ្ធ ក្នុង​ពុទ្ធ​សម័យ, មាន ៨០ អង្គ ហៅ​ថា អសីតិ​សាវក ឬ អសីតិ​មហា​សាវ័ក (ព. ពុ.) ។ មហា​សេដ្ឋី (--សេត-ឋី) ន. (បា.) សេដ្ឋី​ធំ (ម. ព. សេដ្ឋី ផង) ។ មហា​សេវ័ក ឬ--សេវកាមាត្យ (--សេវ៉ាក់ ឬ--សេវ៉ៈកា ម៉ាត) ន. សេវ័ក​ធំ​ឬ​សេវកាមាត្យ​ធំ ( ម. ព. សេវ័ក និង អមាត្យ ផង ) ។ មហា​ស្រណុក ន. ស្រណុក​ច្រើន គឺ​អ្នក​ដែល​រមែង​នៅ​ជា​សុខ​មិន​ប្រទះ​សេចក្ដី​នឿយ​ហត់; កិច្ចការ​ឬ​ដំណើរ​អ្វី​មួយ​ដែល​ងាយ​ដែល​ស្រួល​ជា​បំផុត ។ ឈ្មោះ​បូស​ឬ​ពិស​ដែល​ចាប់​កើត​ឡើង​​បណ្ដាល​ឲ្យ​តែ​ងងុយ​ដេក ។ មហា​អមាត្យ (--អៈម៉ាត) ន. អមាត្យ​ធំ, មន្ត្រី​ធំ (ម. ព. អមាត្យ ផង) ។ មហា​អវីចី <text:s/>(--អៈ--) ន. (បា.--អវីចី) ឈ្មោះ​នរក​អវីចី ឬ ធំ ។ មហា​ឥសី ឬ មហា​ឫសី ន. (បា. ឥសិ, មហិសិ; សំ. មហរ្សិ &lt; មហា + ឫឞិ) ឥសី​ធំ, ឫសី​ប្រសើរ ។ មហា​ឧបរាជ (--ឧប៉ៈរ៉ាច) ន. ឋានន្តរ​ស័ក្តិ​សម្រាប់​ក្សត្រិយ៍​ទី​ឧបរាជ​ក្នុង​កម្ពុជ​រដ្ឋ : សម្ដេច​ព្រះ​មហា​ឧបរាជ (ម. ព. ឧបរាជ ផង) ។ មហា​ឫសី (ម. ព. មហា​ឥសី) ។ល។ 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>មហា​ត្ម័ន <text:s/></text:p>
            <text:p text:style-name="P14">មហា​ត្រកូល</text:p>
            <text:p text:style-name="P14">មហា​ថេរ </text:p>
            <text:p text:style-name="P14">មហា​ទក្សា </text:p>
            <text:p text:style-name="P14">មហា​ទាន </text:p>
            <text:p text:style-name="P14">មហា​ទុក្ខ <text:s/></text:p>
            <text:p text:style-name="P14">មហា​ទុរគត</text:p>
            <text:p text:style-name="P14">មហា​ទុរភិក្ស </text:p>
            <text:p text:style-name="P14"><text:s/>មហា​ទេព <text:s/></text:p>
            <text:p text:style-name="P14">មហា​ទ្វីប </text:p>
            <text:p text:style-name="P14">មហា​ធានី </text:p>
            <text:p text:style-name="P14">មហា​នគរ </text:p>
            <text:p text:style-name="P14">មហា​នទី <text:s/></text:p>
            <text:p text:style-name="P14">មហា​នរក</text:p>
            <text:p text:style-name="P14">មហា​នាគ</text:p>
            <text:p text:style-name="P14">មហា​និកាយ</text:p>
            <text:p text:style-name="P14">មហានុភាព</text:p>
            <text:p text:style-name="P14">មហា​បណ្ឌិត </text:p>
            <text:p text:style-name="P14">មហា​ព្រឹថពី </text:p>
            <text:p text:style-name="P14">មហា​ផល</text:p>
            <text:p text:style-name="P14">មហា​ពន</text:p>
            <text:p text:style-name="P14">មហា​ពិធី </text:p>
            <text:p text:style-name="P14">មហា​ពេទ្យ</text:p>
            <text:p text:style-name="P14">មហា​ពោធិ</text:p>
            <text:p text:style-name="P14">មហា​ពោធិ​ស្ថាន</text:p>
            <text:p text:style-name="P14">មហា​ព្រហ្ម</text:p>
            <text:p text:style-name="P14">មហា​ព្រហ្ម​មុនី</text:p>
            <text:p text:style-name="P14">មហា​ភិនិស្រ្កម</text:p>
            <text:p text:style-name="P14">មហា​ភូត</text:p>
            <text:p text:style-name="P14">មហា​មគ្គ</text:p>
            <text:p text:style-name="P14">មហា​មន្រ្តី</text:p>
            <text:p text:style-name="P14">មហា​មាត្រ</text:p>
            <text:p text:style-name="P14">មហា​មាយា</text:p>
            <text:p text:style-name="P14">មហា​មិត្ត</text:p>
            <text:p text:style-name="P14">មហា​មុនី</text:p>
            <text:p text:style-name="P14">មហា​មេឃ</text:p>
            <text:p text:style-name="P14">មហា​មោគ្គល្លាន</text:p>
            <text:p text:style-name="P14">មហា​យញ្ញ</text:p>
            <text:p text:style-name="P14">មហា​យាន</text:p>
            <text:p text:style-name="P14">មហា​យុគ</text:p>
            <text:p text:style-name="P14">មហា​យុទ្ធ</text:p>
            <text:p text:style-name="P14">មហា​រញ្ញ</text:p>
            <text:p text:style-name="P14">មហា​រដ្ឋ</text:p>
            <text:p text:style-name="P14">មហា​រាជ</text:p>
            <text:p text:style-name="P14">មហា​រាជានុភាព</text:p>
            <text:p text:style-name="P14">មហា​រាត្រ</text:p>
            <text:p text:style-name="P14">មហា​រោរព</text:p>
            <text:p text:style-name="P14">មហា​លាភ</text:p>
            <text:p text:style-name="P14">មហា​វគ្គ</text:p>
            <text:p text:style-name="P14">មហា​វ័ន</text:p>
            <text:p text:style-name="P14">មហា​វិថី</text:p>
            <text:p text:style-name="P14">មហា​វិទ្យាល័យ</text:p>
            <text:p text:style-name="P14">មហា​វិមល​ធម្ម</text:p>
            <text:p text:style-name="P14">មហា​វិហារ</text:p>
            <text:p text:style-name="P14">មហា​វីរិយៈ</text:p>
            <text:p text:style-name="P14">មហា​សករាជ</text:p>
            <text:p text:style-name="P14">មហា​សក្ការៈ</text:p>
            <text:p text:style-name="P14">មហា​សង្ក្រាន្ត</text:p>
            <text:p text:style-name="P14">មហា​សង្គ្រាម</text:p>
            <text:p text:style-name="P14">មហា​សង្ឃ​រាជ</text:p>
            <text:p text:style-name="P14">មហា​សត្ត</text:p>
            <text:p text:style-name="P14">មហា​សត្រូវ</text:p>
            <text:p text:style-name="P14">មហា​សន្និបាត</text:p>
            <text:p text:style-name="P14">មហា​សមាគម</text:p>
            <text:p text:style-name="P14">មហា​សមុទ្ទ</text:p>
            <text:p text:style-name="P14">មហា​សម្មត​រាជ</text:p>
            <text:p text:style-name="P14">មហា​សារីបុត្ត</text:p>
            <text:p text:style-name="P14">មហា​សាល</text:p>
            <text:p text:style-name="P14">មហា​សាលា</text:p>
            <text:p text:style-name="P14">មហាសាវក</text:p>
            <text:p text:style-name="P14">មហា​សេដ្ឋី</text:p>
            <text:p text:style-name="P14">មហា​សេវ័ក</text:p>
            <text:p text:style-name="P14">មហា​ស្រណុក</text:p>
            <text:p text:style-name="P14">មហា​អមាត្យ</text:p>
            <text:p text:style-name="P14">មហា​អវីចី</text:p>
            <text:p text:style-name="P14">មហា​ឥសី</text:p>
            <text:p text:style-name="P14">មហា​ឧបរាជ</text:p>
            <text:p text:style-name="P14">មហា​ឫសី</text:p>
            <text:p text:style-name="P1">មហា​ថេរ</text:p>
            <text:p text:style-name="P1">មហា​ទាន </text:p>
            <text:p text:style-name="P1">មហា​មុនី </text:p>
            <text:p text:style-name="P1">មហា​រាជ</text:p>
            <text:p text:style-name="P1">មហា​វ័ន </text:p>
            <text:p text:style-name="P1">មហា​សាលា</text:p>
            <text:p text:style-name="P1">មហា​កច្ចាយនៈ</text:p>
            <text:p text:style-name="P1">មហា​ករុណា</text:p>
            <text:p text:style-name="P1">មហា​កវី</text:p>
            <text:p text:style-name="P1">មហា​កាព្យ</text:p>
            <text:p text:style-name="P1">មហា​កោលាហល</text:p>
            <text:p text:style-name="P1">មហា​ក្សត្រ</text:p>
            <text:p text:style-name="P1">មហា​ក្សត្រាធិ​រាជ</text:p>
            <text:p text:style-name="P1">មហា​ក្សត្រិយ៍</text:p>
            <text:p text:style-name="P1">មហា​ក្សត្រិយ​វង្ស​</text:p>
            <text:p text:style-name="P1">មហា​គាម​ភោជក</text:p>
            <text:p text:style-name="P1">មហា​គ្រាម</text:p>
            <text:p text:style-name="P1">មហា​ចក្រពត្តិ</text:p>
            <text:p text:style-name="P1">មហា​ចោរ</text:p>
            <text:p text:style-name="P1">មហា​ជន</text:p>
            <text:p text:style-name="P1">មហា​ជាតក៍</text:p>
            <text:p text:style-name="P1"/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8">៩៣១៣</text:p>
          </table:table-cell>
          <table:table-cell table:style-name="តារាង1.A2" office:value-type="string">
            <text:p text:style-name="P9">មហា --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4">(មើល​ក្នុង​ពាក្យ មហ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៩៣១៤</text:p>
          </table:table-cell>
          <table:table-cell table:style-name="តារាង1.A2" office:value-type="string">
            <text:p text:style-name="P9">មហា​កថាន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ាកៈថា ន៉ៈ</text:p>
          </table:table-cell>
          <table:table-cell table:style-name="តារាង1.D2" office:value-type="string">
            <text:p text:style-name="P10"><text:s/>បា.</text:p>
          </table:table-cell>
          <table:table-cell table:style-name="តារាង1.D2" office:value-type="string">
            <text:p text:style-name="P10">ប. សំ.</text:p>
          </table:table-cell>
          <table:table-cell table:style-name="តារាង1.D2" office:value-type="string">
            <text:p text:style-name="P1">ចំនួន​បកតិ​សំខ្យា​មួយ​រយ​សែន​កថានៈ (ច្រើន​ប្រើ​តែ​ក្នុង​គម្ពីរ​ខាង​ពុទ្ធ​សាសន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១៥</text:p>
          </table:table-cell>
          <table:table-cell table:style-name="តារាង1.A2" office:value-type="string">
            <text:p text:style-name="P9">មហ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មនុស្ស​ពូជ​សូទ្រៈ​ពួក​ពល​រក្សា​ដំរី, សេះ, គោ, ក្របី​ព្រះ​រាជ​ទ្រព្យ​ក្នុង​បុរាណ​សម័យ; ជា​មនុស្ស​ព្រហើន​ដោយ​អាង​រាជានុភាព, ច្រើន​បណ្ដាយ​ដំរី, សេះ ឬ​គោ​ក្របី​ឲ្យ​ចូល​លុក​លុយ​ស៊ី​ដំណាំ​អ្នក​ស្រុក មិន​សូវ​ក្រែង​រអែង​ចិត្ត​គេ : ពួក​មហាត ។ ព. ប្រ. ពួក​ថ្លើង​ឬ​ក្មេង​ពាល​ដែល​ឥត​របប មិន​ស្ដាប់​ពាក្យ​ចាស់​ហាម​ប្រាម ក៏​ហៅ​ថា មហាត ដែរ, ហៅ​ដោយ​ប្រៀប​ប្រដូច​ទៅ​នឹង​សូទ្រៈ​ជា​ពួក​មហាត​នុះ​ឯង; គេ​តែង​និយាយ​ថា ឥត​របប​ដូច​ជា​មហាត; (គួរ​នឹង​ចូល​ចិត្ត​ថា ពាក្យ​នេះ​ក្លាយ​មក​ពី សំ. មហត្វ “ភាវៈ​នៃ​អ្នក​ធំ (ហ្លួង)” ដោយ​សំដៅ​សេចក្ដី​ថា “អាង​អំណាច​អ្នក​ធំ (អំណាច​ហ្លួង”); បើ​តាម​ន័យ​នេះ គួរ​សរសេរ​ជា មហត្វ; ឬ​ក៏​ពាក្យ មហាត &lt; សំ. មហត៑ ?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១៦</text:p>
          </table:table-cell>
          <table:table-cell table:style-name="តារាង1.A2" office:value-type="string">
            <text:p text:style-name="P9">មហាតថ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ត​ទៃយ អ. ថ. មៈហាត-ថៃ) ឈ្មោះ​ក្រសួង​រដ្ឋ​មន្ត្រី​សម្រេច​កិច្ចការ​រាជការ​ទទួល​ភារៈ​គ្រប់គ្រង​ខាង​ការ​រដ្ឋបាល; ខ្មែរ​ប្រើ​ជា មហា​ថៃ ក៏​បាន; សម័យ​មុន រួម​ក្រសួង​ធម្មការ​ចូល​ផង ហៅ​ថា ក្រសួង​មហា​ថៃ និង​ធម្មការ ឬ--មហា​ថៃ​ធម្មការ ។ សព្វ​ថ្ងៃ​ខ្មែរ​ប្រើ​ជា មហា​ផ្ទៃ​វិញ <text:s/>(តាម​ក្នុង​បុរាណ​សម័យ​ព្រេង​នា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១៧</text:p>
          </table:table-cell>
          <table:table-cell table:style-name="តារាង1.A2" office:value-type="string">
            <text:p text:style-name="P9">មហាតល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ាត្លិក</text:p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ត​លេ៏ក អ. ថ. មហាត​ឡិក) ខ្ញុំ​រាជការ​មាន​មុខងារ​គាល់​បម្រើ​ព្រះ​រាជា : ក្រុម​មហាត​លិក (ម. ព. រាជុបដ្ឋាក ផង); បើ​អ្នក​ដែល​នៅ​គាល់​បម្រើ​ក្សត្រិយ៍​ពី​ត្រឹម​ថ្នាក់​ព្រះ​អង្គ​ម្ចាស់​ចុះ​មក​ច្រើន​ហៅ​ថា មហា​ឡិក <text:s/>ឬ មត្លិ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១៨</text:p>
          </table:table-cell>
          <table:table-cell table:style-name="តារាង1.A2" office:value-type="string">
            <text:p text:style-name="P9">មហាត្រកា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ា-ត្រ--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ចេក​មួយ​ប្រភេទ​ផ្លែ​ធំ​ៗ​សំបក​ក្រាស់, សាច់​ជ្រាយ, ផ្លែ​ទុំ​មាន​រស​ផ្អែម​ត្រជាក់ : ចេក​មហា​ត្រកាល (ហៅ​ថា ចេក​មហា​ថ្លៃ <text:s/>ក៏​មាន​តាម​ទម្លាប់​ស្រុ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ចេក​មហា​ត្រកាល</text:p>
          </table:table-cell>
        </table:table-row>
        <table:table-row>
          <table:table-cell table:style-name="តារាង1.A2" office:value-type="string">
            <text:p text:style-name="P8">៩៣១៩</text:p>
          </table:table-cell>
          <table:table-cell table:style-name="តារាង1.A2" office:value-type="string">
            <text:p text:style-name="P9">មហាត្រសោ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6">(សព្ទ​អារក្ស) ចេក (ម. ព. កន្ទន់​បាក់​ក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០</text:p>
          </table:table-cell>
          <table:table-cell table:style-name="តារាង1.A2" office:value-type="string">
            <text:p text:style-name="P9">មហាថ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មហា​តថៃ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១</text:p>
          </table:table-cell>
          <table:table-cell table:style-name="តារាង1.A2" office:value-type="string">
            <text:p text:style-name="P9">មហាថ្ល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មហា​ត្រកាល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២</text:p>
          </table:table-cell>
          <table:table-cell table:style-name="តារាង1.A2" office:value-type="string">
            <text:p text:style-name="P9">មហា​បុរិស​លក្ខណ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ាប៉ុរ៉ិសៈល័ក-ខៈណៈ</text:p>
          </table:table-cell>
          <table:table-cell table:style-name="តារាង1.D2" office:value-type="string">
            <text:p text:style-name="P10">បា. 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--លក្ខណ; --បុរុឞ​លក្សណ) លក្ខណៈ ៣២ យ៉ាង នា​រូប​កាយ​នៃ​មហា​បុរស គឺ​បុរស​អស្ចារ្យ​ក្នុង​លោក, មាន​ទំនាយ​ថា បើ​នៅ​ជា​គ្រហស្ថ​នឹង​បាន​ជា​ស្ដេច​ចក្រពត្តិ, បើ​ចេញ​បួស​នឹង​បាន​ត្រាស់​ជា​ព្រះ​ពុទ្ធ (មហា​បុរិស​លក្ខណៈ ទាំង ៣២ យ៉ាង​នោះ មាន​និយាយ​ក្នុង​លក្ខណ​សូត្រ​និង​ព្រហ្មាយុ​សូត្រ​ខាង​ព្រះ​សុត្តន្ត​បិដក ព្រះ​ពុទ្ធ​សាសន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៣</text:p>
          </table:table-cell>
          <table:table-cell table:style-name="តារាង1.A2" office:value-type="string">
            <text:p text:style-name="P9">មហាផ្ទ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មហា​ថៃ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៤</text:p>
          </table:table-cell>
          <table:table-cell table:style-name="តារាង1.A2" office:value-type="string">
            <text:p text:style-name="P9">មហា​ភារត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ភារត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៥</text:p>
          </table:table-cell>
          <table:table-cell table:style-name="តារាង1.A2" office:value-type="string">
            <text:p text:style-name="P9">មហា​ភារត​យុទ្ធ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ភារត​យុទ្ធ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៦</text:p>
          </table:table-cell>
          <table:table-cell table:style-name="តារាង1.A2" office:value-type="string">
            <text:p text:style-name="P9">មហាម៉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ពាក្យ​អារ៉ាប់ ម៉ូហ័មម៉ាត់) នាម​របស់​សាស្ដា​ម្នាក់ កើត​នៅ​ក្រុង ម៉េក្កះ <text:s/>ដែន​អារ៉ាប់ ក្នុង​ខាង​ដើម​សតវត្ស​ទី ១២ នៃ​ពុទ្ធ​សករាជ (ព. ស. ១១១៣ ឬ ១១១៤ ) , ជា​មេ​លទ្ធិ​បង្កើត​សាសនា អ៊ិស្លាម; ធ្វើ​មរណ​កាល នៅ​ក្រុង ម៉េឌីន ឬ ម៉េឌីន៉ា (ដែន​អារ៉ាប់) ក្នុង​កាល​ពុទ្ធ​សករាជ ១១៧៥; ពួក​ជន​ជា​សាវ័ក​បាន​កំណត់​តាំង​សករាជ អ៊ិស្លាម <text:s/>(រាប់ ១) ពី​ត្រឹម​ថ្ងៃ​ដែល​មហា​ម៉ាត់​ដោះ​ខ្លួន​គេច​ចេញ​ពី​ក្រុង ម៉េក្កះ ទៅ​នៅ​ឯ​ស្រុក យ៉ាតៈរ៉េប (ដែល​ត​មក​ក្លាយ​ជា​ស្រុក​ក្រុង​ឈ្មោះ ម៉េឌីន ឬ ម៉េឌីន៉ា) ក្នុង​កាល​ពុទ្ធ​សករាជ ១១៦៥ ។ (អ្នក​ប្រទេស​អឺរ៉ូប​ច្រើន​ហៅ​មហា​ម៉ាត់​នេះ​ថា ម៉ូហ័ម​ម៉ិត <text:s/>ឬ ម៉ាហូ​ម៉ិត) ។</text:p>
          </table:table-cell>
          <table:table-cell table:style-name="តារាង1.D2" office:value-type="string">
            <text:p text:style-name="P2">មហា​ហ្ម័ត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៧</text:p>
          </table:table-cell>
          <table:table-cell table:style-name="តារាង1.A2" office:value-type="string">
            <text:p text:style-name="P9">មហា​រល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មហា​រំលា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៨</text:p>
          </table:table-cell>
          <table:table-cell table:style-name="តារាង1.A2" office:value-type="string">
            <text:p text:style-name="P9">មហា​រាស្ត្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មើល​ក្នុង​ពាក្យ <text:s/>ប្រាក្រឹ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២៩</text:p>
          </table:table-cell>
          <table:table-cell table:style-name="តារាង1.A2" office:value-type="string">
            <text:p text:style-name="P9">មហារី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រោគ​មួយ​ប្រភេទ កើត​ត្រង់​មាត់​បបូរ​មាត់​រីក​ស្ទាញ​ដូច​ផ្សិត​ក៏​មាន កើត​ត្រង់​សរីរាវយវៈ​ខាង​ក្នុង​ផ្សេង​ពី​មាត់​ក៏​មាន, ជា​រោគ​របឹង​រឹង​ត្អឹង​ក្រៃ​ពេក ពេទ្យ​ពិបាក​នឹង​ព្យាបាល​ឲ្យ​សះ​ជា​បាន : កើត​មហា​រីក <text:s/>(បារ. Cancer <text:s/>ខ្មែរ​ក៏​ហៅ រោគ​កង្សែរ <text:s/>តាម​បារាំង​ខ្លះ​ដែ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ផ្លេក​បន្ទោរ​ដែល​បញ្ចេញ​ពន្លឺ​ព្រិច​ៗ​ព្រើត​ៗ​រឿយ​ៗ​ក្នុង​វេលា​មាន​ភ្លៀង​ច្រើន ឃើញ​ច្បាស់​តែ​នៅ​ពេល​យប់ (ហៅ ស្វា​ញាក់​ចិញ្ចើម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០</text:p>
          </table:table-cell>
          <table:table-cell table:style-name="តារាង1.A2" office:value-type="string">
            <text:p text:style-name="P9">មហា​រម្ល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ឈើ​មួយ​ប្រភេទ ពេទ្យ​ខ្មែរ​បុរាណ​ប្រើ​ជា​ឱសថ យក​សំបក​ដាំ (ស្ងោរ) យក​ទឹក​ផឹក​រម្លាយ​ឈាម​ដែល​ក្រំ​ក្នុង​ខ្លួន, ហៅ <text:s/>ថ្នាំ​មហា​រម្លាយ ឬ​ហៅ ថ្នាំ​ក្រំ​មហា​រម្លាយ, ក្បួន​ថ្នាំ​ខ្លះ​ហៅ ថ្នាំ​មហា​រល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១</text:p>
          </table:table-cell>
          <table:table-cell table:style-name="តារាង1.A2" office:value-type="string">
            <text:p text:style-name="P9">មហា​សុមេធាធិបត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ធិប៉ៈដ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 + សុ + មេធា + អធិបតី; ម. ព. ទាំង​នេះ) ឋានន្តរ​សមណ​ស័ក្តិ​សម្រាប់​ព្រះ​សង្ឃ​នាយក​ឬ​ជួន​កាល​ជា​ព្រះ​សង្ឃ​រាជ ខាង​គណៈ​មហា​និកាយ​ក្នុង​ប្រទេស​កម្ពុជា : សម្ដេច​ព្រះ​មហា​សុមេធាធិបតី សង្ឃ​នាយក គណៈ​មហា​និកាយ ឬ សម្ដេច​ព្រះ​មហា​សុមេធាធិបតី ព្រះ​សង្ឃ​រាជ​គណៈ​មហា​និក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២</text:p>
          </table:table-cell>
          <table:table-cell table:style-name="តារាង1.A2" office:value-type="string">
            <text:p text:style-name="P9">មហា​ហង្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ហាហង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 “ធំ” + ហំស “សត្វ​ហង្ស” មហា​ហំស“ សត្វ​ហង្ស​ធំ​ឬ​ប្រសើរ” គឺ​រាជ​ហង្ស, ជា​ពាក្យ​សន្មត​ហៅ​ដោយ​ប្រៀប​ប្រដូច) ខ្មែរ​ប្រើ​ជា​ឈ្មោះ​ឈើ​មួយ​ប្រភេទ មាន​ផ្កា​ជា​ចង្កោម​ធំ​ៗ មាន​ពណ៌​ក្រហម​ច្រាល ជា​អគន្ធក​បុស្ប ឥត​ក្លិន​ក្រអូប ផ្លែ​មាន​សណ្ឋាន​សំប៉ែត​វែង​ៗ ផ្លែ​ទុំ​ស្ងួត​ក្រៀម​ប្រើ​ធ្វើ​ឧស​ដុត​បាន, គេ​ច្រើន​ដាំ​ជា​លំអ​ក្នុង​វត្ត​អារាម​ឬ​នៅ​ក្បែរ​ផ្លូវ, ក្បែរ​ថ្នល់ ឬ​ក៏​នៅ​ទី​ប្រប​មាត់​ទ្វារ​របង​ភូមិ​លំនៅ​ជាដើម តាម​ដោយ​គេ​ត្រូវ​ការ​ដាំ, ហៅ​ឲ្យ​ពេញ​ឈ្មោះ​ថា មហា​ហង្ស​ឈើ ព្រោះ​មាន​មួយ​ប្រភេទ​ផ្សេង​ទៀត​ហៅ មហា​ហង្ស​ផ្ញើរ​បា្រណ ជា​ឈ្មោះ​ប្រទាល​ដុះ​តោង​ឈើ​ក្នុង​ដង​ព្រៃ​ធំ​ៗ មាន​ផ្កា​ព័ណ៌​ផ្សេង​ៗ​គ្នា រីក​នៅ​បាន​យូរ​ថ្ងៃ​មាន​ក្លិន​ក្រអូប​ឆ្ងាញ់ ក្រអូប​តែ​ក្នុង​ពេល​ថ្ងៃ​រសៀល​ទៅ​ពេល​ព្រលប់​ធំ (សៀម​ហៅ <text:span text:style-name="T1">ក្ល្វœយមៃœ</text:span> អ. ថ. ក្លួយម៉ាយ់ “ចេក​ព្រៃ” ហៅ​តាម​ក្លិន​ផ្កា​វា​ដែល​ក្រអូប​ស្រដៀង​នឹង​ក្លិន​ផ្លែ​ចេក​ក្រអូប)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ហា​ហង្ស​ឈើ</text:p>
            <text:p text:style-name="P1"/>
          </table:table-cell>
        </table:table-row>
        <table:table-row>
          <table:table-cell table:style-name="តារាង1.A2" office:value-type="string">
            <text:p text:style-name="P8">៩៣៣៣</text:p>
          </table:table-cell>
          <table:table-cell table:style-name="តារាង1.A2" office:value-type="string">
            <text:p text:style-name="P9">មហា​ហិង្គុ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ាហឹង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ជ័រ​ស្ល​មួយ​ប្រភេទ មាន​ក្លិន​ស្អុយ​ឆួល​ហឹរ​ក្ដៅ​ភាយ សម្រាប់​ប្រើ​ផ្សំ​ជា​គ្រឿង​ឱសថ​ខ្មែរ​តាំង​ពី​ក្នុង​បុរាណ​កាល​រៀង​មក​ហៅ​ថា ថ្នាំ​មហា​ហិង្គុ (ម. ព. ហិង្គុ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៤</text:p>
          </table:table-cell>
          <table:table-cell table:style-name="តារាង1.A2" office:value-type="string">
            <text:p text:style-name="P9">មហា​អុ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រោគ​មួយ​ប្រភេទ​កើត​នៅ​ស្បែក ពង​បែក​ៗ​ក្រៀម​ៗ ឡើង​សម្បុរ​ខ្មៅ​ជាំ បណ្ដាល​ឲ្យ​ក្រហល់​ក្រហាយ​រោល​រាល ។</text:p>
          </table:table-cell>
          <table:table-cell table:style-name="តារាង1.D2" office:value-type="string">
            <text:p text:style-name="P2">--អុ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៥</text:p>
          </table:table-cell>
          <table:table-cell table:style-name="តារាង1.A2" office:value-type="string">
            <text:p text:style-name="P9">មហិច្ឆ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ច-ឆៈ ត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 + ឥច្ឆតា) សេចក្ដី​ប្រាថ្នា​ធំ, ការ​ចង់​បាន​ច្រើន, សេចក្ដី​លោភលន់ : មហិច្ឆតា ជា​ធម្ម​ជាតិ​នាំ​ឲ្យ​មាន​ការ​ច្រណែន​ឈ្នានីស​ចំពោះ​គ្នីគ្នា ។ ព. ផ្ទ. <text:s/>អប្បិច្ឆ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៦</text:p>
          </table:table-cell>
          <table:table-cell table:style-name="តារាង1.A2" office:value-type="string">
            <text:p text:style-name="P9">មហិទ្ធានុភា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ត-ធានុ ភាប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ិទ្ធានុភាវ &lt; មហា + ឥទ្ធិ + អានុភាវ) អានុភាព​នៃ​ឫទ្ធិ​ធំ​ឬ​ឫទ្ធិ​ខ្លាំង : មាន​មហិទ្ធានុភាព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៧</text:p>
          </table:table-cell>
          <table:table-cell table:style-name="តារាង1.A2" office:value-type="string">
            <text:p text:style-name="P9">មហិទ្ធិឫទ្ធ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ត-ធិរឹត</text:p>
          </table:table-cell>
          <table:table-cell table:style-name="តារាង1.D2" office:value-type="string">
            <text:p text:style-name="P10">បា. និង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ា + ឥទ្ធិ, ឫទ្ធិ) ឫទ្ធិ​ធំ​ឬ​ឫទ្ធិ​ខ្លាំង​ក្រៃ​លែង ឬ​ក៏​ឫទ្ធិ​សម្បើម : មាន​មហិទ្ធិ​ឫទ្ធិ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៨</text:p>
          </table:table-cell>
          <table:table-cell table:style-name="តារាង1.A2" office:value-type="string">
            <text:p text:style-name="P9">មហិន្ទត្ថ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ន-ទ័ត ថេរ៉ៈ ឬ--ថែ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--ស្ថវិរ) នាម​មហា​ថេរ​មួយ​អង្គ​ជា​ព្រះ​រាជ​បុត្រ​ព្រះ​បាទ អសោក <text:s/>ឬ ធម្មាសោក, ជា​អ្នក​នាំ​ព្រះ​ពុទ្ធ​សាសនា​ពី​មជ្ឈិម​ប្រទេស​ទៅ​ប្រតិស្ឋាន​ឯ​លង្កា​ទ្វីប​ក្នុង​រាជ​ក្សត្រិយ៍​កោះ​លង្កា​ទ្រង់​ព្រះ​នាម​ព្រះ​បាទ ទេវានម្បិយ​តិស្សៈ ក្នុង​ខាង​ដើម​នៃ​សតវត្សរ៍​ទី ៤ នៃ​ពុទ្ធ​សករាជ (ហៅ​ថា មហា​មហិន្ទត្ថេរ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៣៩</text:p>
          </table:table-cell>
          <table:table-cell table:style-name="តារាង1.A2" office:value-type="string">
            <text:p text:style-name="P9">មហិម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ហិមា </text:p>
          </table:table-cell>
          <table:table-cell table:style-name="តារាង1.D2" office:value-type="string">
            <text:p text:style-name="P10">សំ.; បា. 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">(មហិមន៑, មហិមន្ត៑ ឬ មហិមា; មហិមន្តុ &gt; មហិមា) ដែល​មាន​ច្រើន, ច្រើន​ក្រៃ, ក្រៃ​កន្លង; ធំ​សម្បើម, ដែល​គួរ​ស្បើម : ច្រើន​មហិមា, ខ្លាំង​មហិមា ។ ន. ភាវៈ​ធំ, ទូលាយ ។ ប្រើ​ជា កិ. វិ. ក៏​បាន : ខឹង​មហិមា ឬ–មហិមន្ត; ច្រើន​និយាយ​ក្លាយ​ថា មោះហិមា គួរ​លែង​ប្រើ (ព. កា.) : កង​ពល​ច្រើន​ក្រៃ​មហិមា ឥត​មាន​រួញរា​ គឃា​រុក​ចូល​ឥត​ក្រែង ។ ក្រអឺត​ក្រទឺត​ឃើញ​ស្ដែង សន្ធាប់​គ្នា​ឯង ឲ្យ​ខ្លាច​ស្ញប់ស្ញែង​រាល់​ប្រាណ សត្រូវ​ពុំ​អាច​រុញ​ច្រាន ត​ទប់​ពុំ​បាន ក៏​រត់​ប្រញាយ​ថយ​ក្រោយ ។ល។</text:p>
          </table:table-cell>
          <table:table-cell table:style-name="តារាង1.D2" office:value-type="string">
            <text:p text:style-name="P2">មហិមន្ត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០</text:p>
          </table:table-cell>
          <table:table-cell table:style-name="តារាង1.A2" office:value-type="string">
            <text:p text:style-name="P9">មហិស្សរ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ស-សៈ រ៉ៈ ឬ មហេស-ស្វៈ រ៉ៈ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&lt; មហា + ឥស្សរៈ; &lt; មហា + ឦឝ្វរ “ដែល​ជា​ធំ​ក្រៃ​លែង”; ឬ​ក៏ <text:s/>&lt; មហី + ឥស្សរ; &lt; មហី + ឦឝ្វរ “អ្នក​ដែល​ជា​ធំ​លើ​ផែន​ដី”) ព្រះ​ឥសូរ; ម្ចាស់​ផែន​ដី, ស្ដេច​ផែន​ដី (ក្សត្រិយ៍​ទ្រង់​រាជ្យ) ។ មហិស្សរាធិបតី (មៈហិស-សៈរ៉ាធិ​ប៉ៈដី) ព្រះ​មហា​ក្សត្រ​ដែល​ជា​អធិបតី​លើ​ពួក​ក្សត្រិយ៍​ទ្រង់​រាជ្យ (រាជាធិ​រាជ; ស្ដេច​ចក្រពត្តិ) ។</text:p>
          </table:table-cell>
          <table:table-cell table:style-name="តារាង1.D2" office:value-type="string">
            <text:p text:style-name="P2">មហេស្វរៈ</text:p>
          </table:table-cell>
          <table:table-cell table:style-name="តារាង1.I2" office:value-type="string">
            <text:p text:style-name="P1">មហិស្សរាធិបតី </text:p>
            <text:p text:style-name="P1"/>
          </table:table-cell>
        </table:table-row>
        <table:table-row>
          <table:table-cell table:style-name="តារាង1.A2" office:value-type="string">
            <text:p text:style-name="P8">៩៣៤១</text:p>
          </table:table-cell>
          <table:table-cell table:style-name="តារាង1.A2" office:value-type="string">
            <text:p text:style-name="P9">មហ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--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ផែន​ដី ។ ឈ្មោះ​ទន្លេ​មួយ​ក្នុង​ប្រទេស​ឥណ្ឌា, ច្រើន​មាន​តំណាល​ក្នុង​គម្ពីរ​ពុទ្ធ​សាសនា​និង​គម្ពីរ​ព្រាហ្មណ៍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២</text:p>
          </table:table-cell>
          <table:table-cell table:style-name="តារាង1.A2" office:value-type="string">
            <text:p text:style-name="P9">មហីល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<text:span text:style-name="T1">ហ៊‌ី</text:span>លៈដា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វល្លិ​ក្នុង​ផែន​ដី (វល្លិ​ដី), ឫស​ដី គឺ​ជន្លេន (ព. ខ្ព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៣</text:p>
          </table:table-cell>
          <table:table-cell table:style-name="តារាង1.A2" office:value-type="string">
            <text:p text:style-name="P9">មហឹស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ិង-សា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ិស ឬ មហឹស, ពហុ.--សា; មហិឞ) <text:s/>ក្របី​ទាំងឡាយ ។ មហឹសី <text:s/>ក្របី​ញី, មេ​ក្របី (ព. កា.) : គ្រា​នោះ​មហឹសា បាន​ឃើញ​ខ្លា​នា​ដង​ព្រៃ បាន​ប្រាប់​មហឹសី ថា​នែ​វ៉ី​ខ្លា​ធំ​ណាស់ ។...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៤</text:p>
          </table:table-cell>
          <table:table-cell table:style-name="តារាង1.A2" office:value-type="string">
            <text:p text:style-name="P9">មហេសក្ខ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េស័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 ឬ ន.</text:p>
          </table:table-cell>
          <table:table-cell table:style-name="តារាង1.D2" office:value-type="string">
            <text:p text:style-name="P1">(&lt; មហា + ឦស + អាខ្យា “ដែល​គេ​និយាយ​គ្នា​ថា​ជា​ធំ​ចម្បង”) ពាក្យ​សម្រាប់​ហៅ​ទេវតា​ដែល​មាន​អានុភាព​ធំ; សរសេរ​ជា <text:s/>មហេស័ក្ខ <text:s/>ក៏​បាន; ក្នុង​កាព្យ​ប្រើ​ជា មហេសក្ខា ក៏​បាន ។ ប្រើ​ជា​បទ​សមាស​ក៏​បាន : មហេសក្ខ​ទេវតា, មហេសក្ខ​ទេវ​បុត្ត, មហេសក្ខ​ទេវ​រាជ (មៈហេស័កខៈ--) ទេវតា, ទេវ​បុត្ត ទេវ​រាជ ជា​មហេសក្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៥</text:p>
          </table:table-cell>
          <table:table-cell table:style-name="តារាង1.A2" office:value-type="string">
            <text:p text:style-name="P9">មហេសី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>មៈ-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រ្សិ &lt; មហា + ឫឞិ ) អ្នក​ស្វែង​រក​នូវ​គុណ​ធំ (ព្រះ​សព្វញ្ញុពុទ្ធ) ។ ឥសី​ធំ គឺ​ឥសី​ដែល​បាន​សម្រេច​គុណ​វិសេស​ជាន់​ខ្ពស់​ជាង​ពួក​ឥសី​សាមញ្ញ (ដែល​ហៅ​ថា មហា​ឥសី <text:s/>ឬ មហា​ឫស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>មៈ--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(មហិឞី “ក្សត្រិយ៍​ដែល​ជា​ធំ​ជាង​អស់​ស្ត្រី​ទាំងពួង”) ឋានន្តរ​ថ្នាក់​ខ្ពស់​សម្រាប់​ព្រះ​រាជ​ទេពី​ដែល​ក្សត្រិយ៍​ទ្រង់​បាន​ព្រះ​រាជ​ទាន​អភិសេក ឬ​ដែល​បាន​អភិសេក​ជា​មួយ​នឹង​ព្រះ​រាជា សម្ដេច​មហេសី; ហៅ​ថា សម្ដេច​ព្រះ​រាជ​ទេវី ឬ សម្ដេច​ព្រះ​រាជិនី ក៏​បាន ។ សម្ដេច​ព្រះ​អគ្គ​មហេសី <text:s/>មហេសី​ដែល​ជា​ធំ​បំផុត​ជាង​ព្រះ​រាជ​ទេវី​ទាំងពួ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៦</text:p>
          </table:table-cell>
          <table:table-cell table:style-name="តារាង1.A2" office:value-type="string">
            <text:p text:style-name="P9">មហេស្វរ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">(ម. ព. មហិស្សរ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៧</text:p>
          </table:table-cell>
          <table:table-cell table:style-name="តារាង1.A2" office:value-type="string">
            <text:p text:style-name="P9">មហៃសូរ្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ៃសូ</text:p>
          </table:table-cell>
          <table:table-cell table:style-name="តារាង1.D2" office:value-type="string">
            <text:p text:style-name="P10">ក្លាយ មក​ពី ស.</text:p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">(មហៃឝ្វយ៌ &lt; មហា + ព្ធឝ្វយ៌) អានុភាព​ធំ, កម្លាំង​អង់អាច, ដែល​មាន​អានុភាព​ធំ, មាន​កម្លាំង​អង់អាច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៨</text:p>
          </table:table-cell>
          <table:table-cell table:style-name="តារាង1.A2" office:value-type="string">
            <text:p text:style-name="P9">មហោ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ហា “ធំ” + ឱយ “អន្លង់; ជំនន់” &gt; មហោឃ “អន្លង់​ធំ”) អន្លង់​ធំ​ក្នុង​សំសារ​វដ្ដ គឺ​ការ​អន្ទោល​កើត​ស្លាប់​រឿយ​ៗ​ដដែល​ៗ​នៃ​សត្វ​លោក (ជា​ពាក្យ​សម្រាប់ កវី តែង​កាព្យ​ដោយ​ងាយ) : សព្វ​សត្វ​ក្នុង​លោក ហែល​ក្នុង​មហោឃ មហា​សាគរ ច្រើន​រង​តែ​ទុក្ខ វិល​វក់​វីវរ អ្នក​ខ្លះ​សាទរ ចង់​ហែល​រក​ត្រើយ, ... (បើ​មិន​សម្បូណ៌​ពាក្យ​ទេ កវី ច្រើន​តែ​ទាល់​ច្រក ចាញ់​ប្រៀប​ពួក កវី នៅ​បរទេស​ខ្លះ ដែល​គេ​មាន​ពាក្យ​គេ​បរិបូណ៌ ព្រម​ទាំង​នឹង​ត្រូវ​ប្រទះ​ការ​រិះ​គន់​របស់​ជន​ទាំង​នោះ​ផង ថា​ខ្មែរ មាន​ពាក្យ​តិច​រលីប​រលាប​ពេក ប្រើ​ការ​ពុំ​គ្រប់​គ្រាន់ ...) : ហេតុ​នោះ​កវី គួរ​មាន​មេត្រី រាប់អាន​ភាសា សម្ដី​ជាតិ សម្ដី​ជាតិ​យើង តម្កើង​សក្តា ឲ្យ​ពួក​ខេមរា មិន​ចាញ់​ប្រៀប​គេ !...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៤៩</text:p>
          </table:table-cell>
          <table:table-cell table:style-name="តារាង1.A2" office:value-type="string">
            <text:p text:style-name="P9">មហោរធឹ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រៈ--</text:p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ហោរះទឹក អ. ថ. ម៉ៈហូរ៉ៈធឹក) ឈ្មោះ​ស្គរ​ឬ​ឃ្មោះ​មួយ​ប្រភេទ​ធ្វើ​ដោយ​ស្ពាន់ ឬ ទង់ដែង មាន​រាង​ស្រដៀង​នឹង​ត្បាល់​បុក​ស្រូវ​សម្រាប់​ប្រើ​ជា​គ្រឿង​ប្រគំ (ច្រើន​ប្រើ​តែ​ក្នុង​ព្រះ​រាជ​ពិធី​នីមួយ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០</text:p>
          </table:table-cell>
          <table:table-cell table:style-name="តារាង1.A2" office:value-type="string">
            <text:p text:style-name="P9">មហោរស្រ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ហោស្រព)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១</text:p>
          </table:table-cell>
          <table:table-cell table:style-name="តារាង1.A2" office:value-type="string">
            <text:p text:style-name="P9">មហោ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-រី</text:p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ហោរី អ. ថ. ម៉ៈហូ-រី) គ្រឿង​ភ្លេង​ដេញ​ដំ​ផ្លុំ​កូត​មួយ​វង់​គ្រប់​ប្រដាប់ (តន្ត្រី, ភ្លេង​ខ្សែ); ខ្មែរ​ច្រើន​ហៅ​ចំពោះ​តែ​ភ្លេង​ខ្សែ​សម្រាប់​លេង​ថ្វាយ​ក្សត្រិយ៍ : ភ្លេង​មហោរី, ពួក​មហោរ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២</text:p>
          </table:table-cell>
          <table:table-cell table:style-name="តារាង1.A2" office:value-type="string">
            <text:p text:style-name="P9">មហោសថ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សៈ ថៈ ឬ​ក៏ ត. ទ. ស្រ. --សុត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&lt; មហា + ឱសថ ឬ--ធ; ម ហៅ ឞធ &lt; មហា + ឪឞធ) ឱសថ​ដ៏​ប្រសើរ, ថ្នាំ​រម្ងាប់​រោគ​យ៉ាង​ពូកែ ។ នាម​ព្រះ​ពោធិ​សត្វ​ក្នុង​មហោសថ​ជាតក​ឬ​ឧម្មង្គ​ជាតក; តែ​ច្រើន​ហៅ​ថា ព្រះ​មហោសថ៍ ឬ មហោសថ​បណ្ឌិត (ក្នុង​សម័យ​សព្វ​ថ្ងៃ​នេះ​ច្រើន​សរសេរ​ មហោសធ, មហោសធ​ជាតក, មហោសធ​បណ្ឌិត) ។ បាន​ជា​មាតា​ឲ្យ​នាម​ថា មហោសថ ឬ មហោសធ ដូច្នេះ ពីព្រោះ​ទារក​នេះ​គ្រាន់​តែ​ប្រសូត​មក​ភ្លាម​ក៏​ជម្រាប​មាតា​ភ្លាម​ថា “ម៉ែ, ក្នុង​ដៃ​ដែល​ក្ដាប់​នេះ​គឺ​ជា​ឱសថ...”; ឱសថ​ជា​គុលិការ​នេះ​ពូកែ​ស័ក្តិសិទ្ធ​ អាច​ញ៉ាំង​សេដ្ឋី​ជា​បិតា​ដែល​មាន​រោគ​ឈឺ​ចាប់​ក្នុង​ក្បាល​យូរ​ឆ្នាំ​ហើយ ឲ្យ​សះ​ជា​បាន ។ល។ ការងារ​ឬ​ប្រស្នា​ជាដើម ដែល​បិទ​មុខ​កំបាំង​កម្រ​យល់ ក៏​ហៅ​ថា មហោសថ៍ ដូច​ជា ចំណង​មហោសថ៍, ក្បាច់​មហោថ៍, ចំណោទ​មហោសថ៍ ជាដើម (ហៅ​ដោយ​ប្រៀប​ទៅ​នឹង​ប្រាជ្ញា​របស់​មហោសធ​បណ្ឌិត ដែល​ឈ្លាស​វៃក្នុង​ការ​ដោះ​អាថ៌​ប្រស្នា​ដ៏​កំបាំង​នោះ​ឯង) ។ </text:p>
          </table:table-cell>
          <table:table-cell table:style-name="តារាង1.D2" office:value-type="string">
            <text:p text:style-name="P2">--សធ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៣</text:p>
          </table:table-cell>
          <table:table-cell table:style-name="តារាង1.A2" office:value-type="string">
            <text:p text:style-name="P9">មហោស្រ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ស្រប់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ហោត្សវ &lt; មហា + ឧត្សវ; មហុស្សវ &lt; មហា + ឧស្សវ) របាំ​យ៉ាង​ធំ, ការ​លេង​ល្បែង​របាំ​គគ្រឹកគគ្រេង; ការ​រីករាយ​សប្បាយ​ខ្លាំង​ដោយ​ល្បែង​របាំ; ការ​បញ្ចេញ​របស់​ប្លែក​ៗ​ដាក់​តាំង​ជា​របៀប​យ៉ាង​ធំ​ឲ្យ​មហា​ជន​មើល; ពិធី​សម្ភោទ្យ​យ៉ាង​ធំ : លេង​មហោស្រព, មើល​មហោស្រព, រៀប​ពិធី​មហោស្រព (ប្រើ​ក្លាយ​ជា មហោរស្រព ក៏​មាន ប៉ុន្តែ​គួរ​លែង​ប្រើ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៤</text:p>
          </table:table-cell>
          <table:table-cell table:style-name="តារាង1.A2" office:value-type="string">
            <text:p text:style-name="P9">មហោឡ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ឡា</text:p>
          </table:table-cell>
          <table:table-cell table:style-name="តារាង1.D2" office:value-type="string">
            <text:p text:style-name="P10">បា. ; សំ. 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7">(&lt; មហា + ឧឡារ; មហោទារ &lt; មហា + ឧទារ) ដែល​ធំ​លើស​លែង, ប្រសើរ​បំផុត, ដែល​<text:span text:style-name="T1">ហ៊‌ឹកហ៊ាក់​</text:span>ឬ​អធិកអធម​ក្រៃ​ពេក; ដែល​អស្ចារ្យ​ខ្លាំង (ប្រើ​ជា​មហោឡារិក ក៏​បាន) : រៀប​ពិធី​ធ្វើ​បុណ្យ​ជា​មហោឡារ, រៀប​ក្បួន​ហែ​ជា​មហោឡារិក ។ មហោឡារ​គុណ <text:s/>គុណ​ដ៏​ធំ​ក្រៃលែង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ហោឡារ​គុណ</text:p>
          </table:table-cell>
        </table:table-row>
        <table:table-row>
          <table:table-cell table:style-name="តារាង1.A2" office:value-type="string">
            <text:p text:style-name="P8">៩៣៥៥</text:p>
          </table:table-cell>
          <table:table-cell table:style-name="តារាង1.A2" office:value-type="string">
            <text:p text:style-name="P9">មហោឡារ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ៈហោឡារឹ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7">(&lt; មហា + ឧឡារ + ឥក) ដូច​គ្នា​នឹង មហោឡារ 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៦</text:p>
          </table:table-cell>
          <table:table-cell table:style-name="តារាង1.A2" office:value-type="string">
            <text:p text:style-name="P9">ម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ពាក្យ​សម្រាប់​កូន​របស់​បង ហៅ​បុរស​ជា​ប្អូន​របស់​មាតា​ឬ​បិតា (ពូ) : ហៅ​ថា ឪពុក​មា ក៏​បាន (តាម​ទម្លាប់​ដោយ​ស្រុក) ។ ហៅ​បុរស​ដទៃ​មិនមែន​ជា​ញាតិ​ដែល​មាន​វ័យ​ក្មេង​ជាង​មាតា​បិតា​របស់​ខ្លួន​ក៏​បាន ដោយ​ទុក​ដាក់​ថា ដូច​ជា​ប្អូន​ប្រុស​របស់​មាតា​បិតា ។ មា​ក្មេក <text:s/>ប្អូន​ប្រុស​របស់​ម្ដាយ​ក្មេក​ឬ​របស់​ឪពុក​ក្មេក : មា​ក្មេក​ខាង​ម្ដាយ, មា​ក្មេក​ខាង​ឪពុក; មា​ក្មេក​ជីដូន​មួយ, មា​ក្មេក​ជីដូន​មួយ​ខាង​ម្ដាយ ។ ល។ មា​ជីដូន​មួយ, មា​ជីទួត​មួយ, មា​ជីលួត​មួយ បុរស​ដែល​ជា​ប្អូន​ជីដូន​មួយ, --ជីទួត​មួយ, --ជីលួត​មួយ​របស់​មាតា​ឬ​របស់​បិតា : មា​ជីដូន​មួយ​ខាង​ម្ដាយ, មា​ជីទួត​មួយ​ខាង​ឪពុក, មា​ជីលួត​មួយ​ខាង​ម្ដាយ ។ មា​ធម៌ របស់​ដែល​ជា​ប្អូន​ធម៌​របស់​មាតា​ឬ​របស់​បិតា ។ មា​បង្កើត បុរស​ដែល​ជា​ប្អូន​បង្កើត​របស់​មាតា​ឬ​បិ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ឪពុក​មា </text:p>
            <text:p text:style-name="P17">មា​ក្មេក </text:p>
            <text:p text:style-name="P17">មា​ជីដូន​មួយ </text:p>
            <text:p text:style-name="P17">មា​ធម៌ </text:p>
            <text:p text:style-name="P17">មា​បង្កើត </text:p>
            <text:p text:style-name="P17"/>
          </table:table-cell>
        </table:table-row>
        <table:table-row>
          <table:table-cell table:style-name="តារាង1.A2" office:value-type="string">
            <text:p text:style-name="P8">៩៣៥៧</text:p>
          </table:table-cell>
          <table:table-cell table:style-name="តារាង1.A2" office:value-type="string">
            <text:p text:style-name="P9">ម៉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ម៉ែ, ម្ដាយ ។ ពាក្យ​ទំយើ​សម្រាប់​កូន​ក្មេង​ហៅ​ម្ដាយ (ច្រើន​និយាយ​ចំពោះ​តែ​អ្នក​ក្រុង) ។ ពាក្យ ម៉ាក់ នេះ​មាន​ប្រភព​ដើម​ជា មា <text:s/>ឬ ម៉ា, មាន៑ (សំ. បា. ថា “រាប់, រាប់​រក, រាប់អាន”) ចេញ​មក​ជា មាតា, មាត្ឫ, ម៉ែ, ម្ដាយ, ម៉ាក់, ម៉ាម៉ង់, មែរ ... ចេញ​ទៅ​ទៀត​ជា មាតុច្ឆា “ម្ដាយ​មីង​ខាង​ម្ដាយ”, មាតុល “អាពុក​ធំ​ឬ​មា​ខាង​ម្ដាយ” មាតុលានី “ម្ដាយ​ធំ ឬ ម្ដាយ​មីង​ខាង​ម្ដាយ” ... ក៏​មក​តែ​អំពី មា ឬ ម៉ា, មាន៑ នេះ​ឯង, ដែល​មាន​អត្ថន័យ​ថា “រាប់អាន​យ៉ាង​ជិតស្និទ្ធ” សម្រេច​រូប​ជា​នាម​នាម​ថា “ស្រ្តី​អ្នក​រាប់អាន​កូន​របស់​ខ្លួន​យ៉ាង​ជិតស្និទ្ធ”, ជា​គូ​គ្នា​នឹង​ពាក្យ បា ឬ ប៉ា (សំ. បា.) ថា “ចិញ្ចឹម, រក្សា”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៨</text:p>
          </table:table-cell>
          <table:table-cell table:style-name="តារាង1.A2" office:value-type="string">
            <text:p text:style-name="P9">មាក់ក្លឿ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ក្លឿ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៥៩</text:p>
          </table:table-cell>
          <table:table-cell table:style-name="តារាង1.A2" office:value-type="string">
            <text:p text:style-name="P9">មាក់ង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7">(មើល​ងាយ ។ ន. សេចក្ដី​មើលង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០</text:p>
          </table:table-cell>
          <table:table-cell table:style-name="តារាង1.A2" office:value-type="string">
            <text:p text:style-name="P9">មាក់ដ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ះដូក អ. ថ. ម៉ៈឌូក) ឈ្មោះ​ឈើ​ព្រៃ​មួយ​ប្រភេទ ជា​ជាតិ​ឈើ​ធំ មាន​ផ្លែ​បរិភោគ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១</text:p>
          </table:table-cell>
          <table:table-cell table:style-name="តារាង1.A2" office:value-type="string">
            <text:p text:style-name="P9">មាក់ថ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7">ពាក្យ​សម្រាប់​និយាយ​ផ្សំ​នឹង​ពាក្យ មាក់​ងាយ ថា : មាក់​ងាយ​មាក់​ថោក គឺ​មាក់​ងាយ​ដោយ​យល់​ថា​ថយ​ថោក​ឬ​មាក់​ងាយ​ដោយ​បន្ថោក​ឲ្យ​ទន់​ទា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ាក់​ងាយ </text:p>
            <text:p text:style-name="P17">មាក់​ថោក</text:p>
          </table:table-cell>
        </table:table-row>
        <table:table-row>
          <table:table-cell table:style-name="តារាង1.A2" office:value-type="string">
            <text:p text:style-name="P8">៩៣៦២</text:p>
          </table:table-cell>
          <table:table-cell table:style-name="តារាង1.A2" office:value-type="string">
            <text:p text:style-name="P9">មាក់ប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ឈ្មោះ​ឈើ​ដំណាំ​មួយ​ប្រភេទ ក្នុង​ពួក​ទៀប ស្លឹក​ទ្រវែង​ស្រួច ក្លិន​ក្រពុល ជា​ឈើ​ធំ​ខ្ពស់​ជាង​ទៀប​បារាំង ផ្លែ​ធំ​ប៉ុន​ផ្លែ​ព្នៅ ប៉ុន្តែ​រាង​ទ្រវែង​ជម​ខាង​ចុង សំបក​រលីង វេលា​ទុំ​ឡើង​សម្បុរ​ក្រហម​ សាច់​ជ្រាយ មាន​រស​ផ្អែម ប្រើ​បរិភោគ​ជា​អាហារ (អ្នក​ស្រុក​ខ្លះ​ហៅ តុ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៣</text:p>
          </table:table-cell>
          <table:table-cell table:style-name="តារាង1.A2" office:value-type="string">
            <text:p text:style-name="P9">មាក់ប៉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ឈ្មោះ​ច័ន​មួយ​ប្រភេទ ផ្លែ​តូច​ៗ​រាង​ត្រមៀច មិន​សូវ​មាន​គ្រាប់, ចួន​កាល​ផ្លែ​ខ្លះ​គ្មាន​គ្រាប់​សោះ (អ្នក​ស្រុក​ខ្លះ​ហៅ ច័ន ដែរ) ។ ម. ព. ច័ន ឬ ចាន់ ទៀត​ផ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៤</text:p>
          </table:table-cell>
          <table:table-cell table:style-name="តារាង1.A2" office:value-type="string">
            <text:p text:style-name="P9">មាក់ប្រ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ះប្រាង <text:s/>អ. ថ. ម៉ៈប្រាង) ឈ្មោះ​ឈើ​មួយ​ប្រភេទ ស្លឹក​ស្រដៀង​នឹង​ស្វាយ តែ​តូច​ៗ​ជាង​ចុង​ស្រួច​ៗ​ផ្លែ​ខ្ចី​មាន​រស​ជូរ លុះ​ដល់​ទុំ​មាន​សម្បុរ​លឿង, ប្រើ​បរិភោគ​ជា​អាហារ; ខ្លះ​មាន​រស​ផ្អែម (ច្រើន​មាន​សម្បូណ៌​នៅ​ខែត្រ​បាត់ដំបង គេ​ដាំ​ជា​ដំណាំ​ស្រុក), ខ្លះ​មាន​រស​ផ្អែម​លាយ​ជូរ (ច្រើន​មាន​សម្បូណ៌​នៅ​ព្រៃ​ភ្នំ​ខ្លះ​ដោយ​អន្លើ ក្នុង​ខែត្រ​កំព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៥</text:p>
          </table:table-cell>
          <table:table-cell table:style-name="តារាង1.A2" office:value-type="string">
            <text:p text:style-name="P9">មាក់ប្រិ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ាក់ប្រេ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៦</text:p>
          </table:table-cell>
          <table:table-cell table:style-name="តារាង1.A2" office:value-type="string">
            <text:p text:style-name="P9">មាក់ប្រេ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ះប្រិង <text:s/>អ. ថ. ម៉ៈព្រិង) ឈ្មោះ​ឈើ​មួយ​ប្រភេទ​សន្ដាន​មាក់ប្រាង តែ​ស្លឹក​ធំ​ៗ​ជាង​បន្តិច​ផ្លែ​តូច​ៗ​ជាង​មាក់ប្រាង; (ច្រើន​មាន​សម្បូណ៌​នៅ​ព្រៃ​ភ្នំ​ខ្លះ​ដោយ​អន្លើ​ក្នុង​ខែត្រ​កំពត, អ្នក​ស្រុក​កំពត​ច្រើន​ហៅ មាក់ប្រិ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៧</text:p>
          </table:table-cell>
          <table:table-cell table:style-name="តារាង1.A2" office:value-type="string">
            <text:p text:style-name="P9">មាក់ស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ះទ្រាង <text:s/>អ. ថ. ម៉ៈសាង) ឈ្មោះ​ឈើ​មួយ​ប្រភេទ ផ្លែ​ទំហំ​ស្រដៀង​នឹង​ផ្លែ​គុយ សម្បុរ​ខៀវ​មាន​ជ័រ​ច្រើន វេលា​ទុំ​មាន​រស​ផ្អែម​ត្រជាក់ សម្រាប់​បរិភោគ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៨</text:p>
          </table:table-cell>
          <table:table-cell table:style-name="តារាង1.A2" office:value-type="string">
            <text:p text:style-name="P9">មាក់សាន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ឈ្មោះ​ដាវ​មួយ​ប្រភេទ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៦៩</text:p>
          </table:table-cell>
          <table:table-cell table:style-name="តារាង1.A2" office:value-type="string">
            <text:p text:style-name="P9">មាគធ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គធៈ) ។</text:p>
          </table:table-cell>
          <table:table-cell table:style-name="តារាង1.D2" office:value-type="string">
            <text:p text:style-name="P2">មាគធិក មាគធិក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០</text:p>
          </table:table-cell>
          <table:table-cell table:style-name="តារាង1.A2" office:value-type="string">
            <text:p text:style-name="P9">មាគធ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គធៈ និង ប្រាក្រឹត ផង) ។</text:p>
          </table:table-cell>
          <table:table-cell table:style-name="តារាង1.D2" office:value-type="string">
            <text:p text:style-name="P2">មាគធី​ភាស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១</text:p>
          </table:table-cell>
          <table:table-cell table:style-name="តារាង1.A2" office:value-type="string">
            <text:p text:style-name="P9">មាគសិ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គៈសេ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ើល​ពាក្យ មិគសិ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២</text:p>
          </table:table-cell>
          <table:table-cell table:style-name="តារាង1.A2" office:value-type="string">
            <text:p text:style-name="P9">មាគ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ម. ព. មាគ៌ា ។ តែ​ពាក្យ​នេះ​មិន​ដែល​ឃើញ​ប្រើ​ដាច់​តែ​ឯង​ទេ, តែង​ប្រើ​ភ្ជាប់​ខាង​ចុង​សព្ទ​ឯ​ទៀត ដូច​ជា ជល​មាគ៌ (ជៈលៈមាក ឬ ជល់-មាក) ជាដើម (ម. ព. នោ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៣</text:p>
          </table:table-cell>
          <table:table-cell table:style-name="តារាង1.A2" office:value-type="string">
            <text:p text:style-name="P9">មាគ៌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រគា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គ៌; បា. មគ្គ ) ផ្លូវ : ដើរ​តាម​មាគ៌ា, ត្រាច់​ដោយ​ម៌ាគា ។ (ព. កា.) : នាង​ផ្ដាំ​សុនខា ក្នុង​ឱរា​អួល​អន់​ក្ដៅ ស្រេច​នាង​យាត្រា​ទៅ តែ​ឯក​អង្គ​ដោយ​មាគ៌ា (សាស្ត្រា​ភោគកុល) ។ សរសេរ​ក្លាយ​ជា មារគា ក៏​មាន ច្រើន​តែ​ប្រើ​ជា​ពាក្យ​កាព្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៤</text:p>
          </table:table-cell>
          <table:table-cell table:style-name="តារាង1.A2" office:value-type="string">
            <text:p text:style-name="P9">មា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ក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ឈ្មោះ​ខែ​ទី ៣ នៃ​ចន្ទគតិ មាន ២៩ ថ្ងៃ : ខែ​មា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៥</text:p>
          </table:table-cell>
          <table:table-cell table:style-name="តារាង1.A2" office:value-type="string">
            <text:p text:style-name="P9">មាឃ​នក្ស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ឃៈន័ក ក្ស័ត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--នក្ខត្ត) ផ្កាយ​មាឃ (ហៅ​ថា មាឃ​នក្សត្រឫក្ស ក៏​ប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៦</text:p>
          </table:table-cell>
          <table:table-cell table:style-name="តារាង1.A2" office:value-type="string">
            <text:p text:style-name="P9">មាឃ​បូជ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ឃៈ--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ឃ + បូជា) ការ​ធ្វើ​បូជា​ក្នុង​ខែ​មាឃ ។ ឈ្មោះ​បុណ្យ​មួយ​សម្រាប់​ពុទ្ធ​សាសនា ធ្វើ​ក្នុង​ថ្ងៃ​ពេញ​បូណ៌មី​ខែ​មាឃ រំឮក​ដល់​ សាវក​សន្និបាត “ការ​ប្រជុំ​សាវ័ក” នៃ​ព្រះ​សម្ពុទ្ធ​ដែល​ហៅ​ថា ចាតុរង្គ​សន្និបាត “ការ​ប្រជុំ​មាន​អង្គ​បួន” គឺ ១- ថ្ងៃ​នោះ​ព្រះ​ចន្ទ្រ​ចរ​ចូល​ដល់​មាឃ​នក្សត្រ (ថ្ងៃ​ពេញ​បូណ៌មី​ខែ​មាឃ); ២- ព្រះ​ភិក្ខុ​សង្ឃ​ចំនួន ១.២៥០ រូប ឥត​បាន​មត់​កំណត់​ពេល​គ្នា​ជា​មុន​សោះ​ ក៏​ស្រាប់​តែ​មក​ប្រជុំ​ព្រម​គ្នា ក្នុង​សំណាក់​ព្រះ​បរម​សាស្តា; ៣- ព្រះ​ភិក្ខុ​សង្ឃ​ទាំង​អម្បាល​នោះ​សុទ្ធ​តែ​ជា ឯហិ​ភិក្ខុ​ដូច​គ្នា​ទាំងអស់; ៤- ព្រះ​ភិក្ខុ​សង្ឃ​ទាំង​នោះ​សុទ្ធ​តែ​ជា​ព្រះ​អរហន្ត ។ ការ​ប្រជុំ​មាន​អង្គ ៤ ដូច្នេះ ក្នុង​ពុទ្ធ​សម័យ​មាន​តែ​ម្ដង​គត់; ក្នុង​វេលា​នោះ ព្រះ​សម្មាសម្ពុទ្ធ​ទ្រង់​ត្រាស់​សម្ដែង​ឱវាទ​បាតិមោក្ខ ...។ ពួក​ពុទ្ធ​មាមក​ជន​គ្រប់​ប្រទេស​ក្នុង​សាសន​កាល​រៀង​មក កំណត់​យក​ថ្ងៃ​ពេញ​បូណ៌មី​ខែ​មាឃ​រាល់​ឆ្នាំ ថា​ជា​ថ្ងៃ​សំខាន់​មួយ​ក្នុង​ការ​ធ្វើ​បូជា : ថ្ងៃ​មាឃ​បូជា, ធ្វើ​មាឃ​បូជា, បុណ្យ​មាឃ​បូជ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៧</text:p>
          </table:table-cell>
          <table:table-cell table:style-name="តារាង1.A2" office:value-type="string">
            <text:p text:style-name="P9">ម៉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ឧ.</text:p>
          </table:table-cell>
          <table:table-cell table:style-name="តារាង1.D2" office:value-type="string">
            <text:p text:style-name="P17">សូរ​ឮ​ដោយ​គោះ​ឬ​វាយ​លោហ​ជាតិ​ស្ដើង​ៗ​មាន​ឃ្មោះ​ឬ​ថាស​ជាដើម : វាយ​ឃ្មោះ​ម៉ាង​ៗ ។ ន. ឈ្មោះ​កណ្ដឹង​ធ្វើ​ដោយ​ដែក​មាន​រាង​ជ្រៅ សូរ​ឮ​ម៉ាង​ៗ​សម្រាប់​ចង​ក​ក្របី​ឬ​ចង​ក​គោ​ក៏​បាន (អ្នក​ស្រុក​ខ្លះ​ហៅ ត្រដោក​ម៉ា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៨</text:p>
          </table:table-cell>
          <table:table-cell table:style-name="តារាង1.A2" office:value-type="string">
            <text:p text:style-name="P9">ម៉ាច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ឧ.</text:p>
          </table:table-cell>
          <table:table-cell table:style-name="តារាង1.D2" office:value-type="string">
            <text:p text:style-name="P17">សូរ​ឮ​ដោយ​ដាល់​ឬ​ទង្គិច​ប៉ះ​ត្រូវ​សាច់​និង​សាច់​ដែល​ទន់​តែ​ណែន ។ សូរ​ឮ​ភ្លាត់​មាត់ (តាម​ទម្លាប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៧៩</text:p>
          </table:table-cell>
          <table:table-cell table:style-name="តារាង1.A2" office:value-type="string">
            <text:p text:style-name="P9">មា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</text:p>
          </table:table-cell>
          <table:table-cell table:style-name="តារាង1.D2" office:value-type="string">
            <text:p text:style-name="P10">សំ. </text:p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7">(វាស់; ថ្លឹង; ស្ទង់ ។ ន. រង្វាស់; ទម្ងន់; ប្រមាណ, ចំនួន; សម្ទង់) ទំហំ; រូប​ស្បាត : មាឌ​ធំ, មាឌ​តូច, មាឌ​ប៉ុន​គ្នា ។</text:p>
          </table:table-cell>
          <table:table-cell table:style-name="តារាង1.D2" office:value-type="string">
            <text:p text:style-name="P2">មាត្រ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០</text:p>
          </table:table-cell>
          <table:table-cell table:style-name="តារាង1.A2" office:value-type="string">
            <text:p text:style-name="P9">មាណ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នប់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ណវ) ប្រុស​កំលោះ : មាន​មាណព​ម្នាក់​ជា​អ្នក​ចិញ្ចឹម​មាតា ។ បើ​ស្ត្រី​ជា មាណវី ស្រ្តី​ក្រមុំ : នាង​មាណវ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១</text:p>
          </table:table-cell>
          <table:table-cell table:style-name="តារាង1.A2" office:value-type="string">
            <text:p text:style-name="P9">មាណពក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នប់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ណវក) ប្រុស​ជំទង់ : ចៅ​មាណពក៍ ។ បើ​ស្ត្រី​ជា មាណវិកា ស្ត្រី​ជំទង់ : នាង​មាណវិ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២</text:p>
          </table:table-cell>
          <table:table-cell table:style-name="តារាង1.A2" office:value-type="string">
            <text:p text:style-name="P9">មាណវិក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នណៈ--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ើល​ពាក្យ មាណព និង មាណពក៍ ។</text:p>
          </table:table-cell>
          <table:table-cell table:style-name="តារាង1.D2" office:value-type="string">
            <text:p text:style-name="P2">មាណវី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៣</text:p>
          </table:table-cell>
          <table:table-cell table:style-name="តារាង1.A2" office:value-type="string">
            <text:p text:style-name="P9">ម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មុខ​ទ្វារ, គឺ​រង្វះ​នៅ​ត្រង់​មុខ សម្រាប់​បញ្ចេញ​វាចា, សម្រាប់​បរិភោគ, ផឹក, ស្រូប : ហា​មាត់, បិទ​មាត់ ។ <text:s/>ប្រឡោះ, ក្បែរ, ហាម, ខាង, ជាយ​ខាង : មាត់​ច្រក, មាត់​ច្រាំង, មាត់​ឆ្នាំង, មាត់​ទន្លេ, មាត់​ទឹក, មាត់​ទ្វារ, មាត់​ពាម, មាត់​ព្រៃ, មាត់​សមុទ្រ ។ល។ កិ. និយាយ​ឮ​ៗ, និយាយ​ខ្លាំង​ៗ, និយាយ​ឮ​ៗ ដោយ​ឥត​របប : មាត់​កកោក ឬ មាត់​កោក​ៗ, មាត់​រអែករអោក, ហាម​ក្មេង​កុំ​ឲ្យ​មាត់ ...។ កុំ​មាត់ ! ស្ងៀម !, កុំ​និយាយ​គ្នា ! ។ កុំ​មាត់​ឮ​ពេក ! កុំ​និយាយ​ឮ​ពេក ! ។ មាត់​ក ឈ្មោះ​ប្រកែក​គ្នា​បន្តិច​បន្តួច, ជជែក​ទាល់​ពាក្យ​សម្ដី​គ្នា​រអែករអោក​បន្តិចបន្តួច ។ <text:s/>មាត់​ខិល <text:s/>ឬ ខិល​មាត់ <text:s text:c="2"/>ដែល​ខិល​ខាង​និយាយ​លេង​សើច​ឥត​បើ​គិត : មនុស្ស​មាត់​ខិល ។ មាត់​ចាប​មាត់​ព្រាប សម្ដី​ដែល​អ្នក​ផង​និយាយ​ដោយ​ឮ​ត​ៗ​គ្នា​ពុំ​ប្រាកដ, សម្ដី​រាត់រាយ​ផ្ដេសផ្ដាស (ព. ទ. បុ.) ។ មាត់​ច្រើន <text:s/>ឬ មាត់​តិច ដែល​មាន​ចំនួន​មនុស្ស​ច្រើន​ឬ​តិច​នៅ​បរិភោគ​អាហារ​ក្នុង​បន្ទុក​មួយ : ផ្ទះ​អ្នក​មាត់​តិច​សម​គួរ, ផ្ទះ​ខ្ញុំ​មាត់​ច្រើន​ណាស់ ។ មាត់​ឆៅ ដែល​ស្ដី​ថា​ឆ្អិន​ៗ​ឆៅ​ៗ គឺ​ដែល​ហ៊ាន​ស្ដី​ថា​ឲ្យ​គេ​ម៉ាំង​ៗ​ឥត​មាន​សំចៃ : មនុស្ស​មាត់​ឆៅ (ព. ប្រ.) ។ មាត់​ជិត ឬ មាត់​គត់ ឬ​ក៏ មាត់​មាន​គម្រប មាត់​ជិត​ល្អ ការណ៍​អ្វី​មិន​គួរ​និយាយ មិន​និយាយ ។ មាត់​ដាច <text:s/>ឬ មាត់​ឥត​គម្រប មាត់​បិទ​មិន​ជិត ការណ៍​ដែល​មិន​គួរ​និយាយ​ក៏​ចេះ​តែ​និយាយ​ប្រាប់​គេ​ដែរ​ច្រើន​តែ​បំផ្លើស​ពន្លើស​ផង​ទៀត ។ ម. ព. មួយ​ក្លាយ​ជា​ដប់ ទៀត​ផង ។ មាត់​ទទេ​ថា, និយាយ, សូត្រ​ឥត​មើល​អក្សរ​ឬ​ឥត​មាន​អក្សរ​នៅ​មុខ : ថា​មាត់​ទទេ, ទេស្នា​មាត់​ទទេ, សូត្រ​មាត់​ទទេ, និយាយ​មាត់​ទទេ (និយាយ​ផ្ទាល់​មាត់​ឥត​មាន​សំបុត្រ) ។ មាត់​ធំ ស្ដី​ឬ​ឆ្លើយ​ឆ្លង​ខ្ជាំង​ៗ; និយាយ​ថា : មាត់​ធំ​មាត់​តូច ឬ មាត់​តូច​មាត់​ធំ ក៏​មាន គឺ​ស្ដី​ថា​ឬ​ឆ្លើយ​ឆ្លង​តិច​ៗ​ខ្លាំង​ៗ ។ មាត់​ពាក្យ ការ​ជជែក​ប្រកែក​គ្នា​តឹង​សម្ដី​រក​ខុស​រក​ត្រូវ ឬ​ការ​និយាយ​ថា​នាយ​ថា​អាយ​ដោយ​យល់​ទាស់ : ត្រូវ​ប្រឹក្សា​គ្នា​ឲ្យ​ស្រេច​ទៅ កុំ​ឲ្យ​មាន​មាត់​មាន​ពាក្យ​ទៅ​ខាង​មុខ ។ មាត់​រឥល ឬ រឥល​មាត់ ដែល​ទប់​មាត់​មិន​សូវ​បាន, ច្រើន​របូត​មាត់​និយាយ​តាម​តែ​ប្រទះ : មនុស្ស​មាត់​រឥល (ព. ប្រ.)។ មាត់​រឹង ដែល​មាន​សម្ដី​រឹង, ចចេស, ពូកែ​ឆ្លើយ​ឆ្លង​មិន​ងាយ​ព្រម​ទទួល​ខុស : មនុស្ស​មាត់​រឹង ។ មាត់​ស៊ី​អំបិល​ព្រហក់ សម្ដី​មនុស្ស​មិន​ចេះ​ទាយ​ដែល​ទាយ​ថា​ដោយ​ស្មាន ក៏​ស្រាប់​តែ​ត្រូវ​ដូច​មាត់​ថា​ពុំ​មាន​ល្អៀង (ព. ទ. បុ.) ។ មាត់​អណ្ដើក ឃែត​ទទេ​ឥត​បាន​អ្វី (ព. ទ. ប.) ។ មាត់​អាក្រក់ ដែល​មាន​សម្ដី​អាក្រក់ គឺ​សម្ដី​ទ្រគោះ​ច្រឡោះ​បោះ​ខ្មោះ​ខ្មួរ​ទៅ​រក​អ្នក​ដទៃ : មនុស្ស​មាត់​អាក្រក់ ។ មាត់​ឥត​គ្រប <text:s/>ដែល​និយាយ​បើក​ចំហរ​តាម​តែ​រួច​ពី​មាត់ មិន​លាក់​មិន​សំចៃ​ទុក : មនុស្ស​មាត់​ឥត​គ្រប (ព. ប្រ.) ។ ខុស​មាត់ និយាយ​ស្ដី​ឲ្យ​ខុស​ត្រណម​ឬ​ខុស​ពី​ពាក្យ​ប្ដេជ្ញា ។ ខូច​មាត់ ដែល​ខូច​ខាង​ការ​ស្ដី​ថា​ឲ្យ​គេ​ឥត​បើ​គិត : មនុស្ស​ខូច​មាត់ ។ ខាំ​មាត់ ខាំ​បបូរ​មាត់​ផ្អឹប​ជិត ។ ព. ប្រ. ដែល​ទន់​ឬ​ជ្រាយ​ហើយ​បែរ​ជា​ហាប់​ណែន​គាំង : ដី​ហាប់​ខាំ​មាត់, ម្សៅ​ខាំ​មាត់ ។ ខាំ​មាត់​សង្កត់​ចិត្ត, ខាំ​មាត់​ទប់​កំហឹង, ខាំ​មាត់​សង្កត់​មិន​ឲ្យ​សេចក្ដី​ក្រោធ​ស្ទុះ​ឡើង​បាន : ខំ​ប្រឹង​ខាំ​មាត់​សង្កត់​ចិត្ត ។ ខ្ពុរ​មាត់ បៀម​ទឹក​អង្រង់​គ្រលុក​ៗ ក្នុង​មាត់ (ម. ព. ខ្ពុរ ផង) ។ ខ្មាស​មាត់ ឬ​អៀន​មាត់ <text:s/>ញញើត​មិន​ហ៊ាន​បញ្ចេញ​វាចា​ព្រោះ​នឹក​ខ្មាស​អៀន ឬ​បញ្ចេញ​វាចា​រួច​ទៅ​ហើយ ក៏​នឹក​ខ្មាស​អៀន​ជា​ខាង​ក្រោយ ។ ងាយ​មាត់ <text:s/>ដែល​ងាយ​ស្ដី​ឲ្យ​គេ, ដែល​ងាយ​ថា​ឥត​បើ​គិត​ពី​ខុស​ពី​ត្រូវ : មនុស្ស​ងាយ​មាត់ ។ ងាស់​មាត់ ងាស់​សម្ដី, គាំង​រឹង​មាត់​ថា​មិន​កើត ។ ចាប់​មាត់ <text:s/>ដែល​មាន​រស​ឆ្ងាញ់​ពិសា​ត្រូវ​មាត់, ដែល​ឆ្ងាញ់​ឆ្អិត : អាហារ​មិន​ចាប់​មាត់, ឆ្ងាញ់​ចាប់​មាត់ ។ ចាំ​មាត់ <text:s/>ចាំ​ថា​មាត់​ទទេ​បាន​មិន​បាច់​មើល​អក្សរ : ទន្ទេញ​ចាំ​មាត់, ចាំ​មាត់​សូត្រ​បាន ។ ឆ្ងាញ់​មាត់ ដឹង​រស​ឆ្ងាញ់ ឬ​ទទួល​រស​ឆ្ងាញ់​ដោយ​មាត់ ។ ឆ្ងាញ់​ជាប់​មាត់ ឆ្ងាញ់​ឆ្អិត​ជាប់​ចិត្ត​មិន​ចង់​លែង​បរិភោគ ។ ឆ្អាប​មាត់ <text:s/>មាត់​ដែល​ធុំ​ក្លិន​ឆ្អាប, ក្លិន​ឆ្អាប​ដែល​មាន​នៅ​មាត់ ។ បាប​មិន​ឆ្អាប​មាត់ <text:s/>ធ្វើ​គេ​ឲ្យ​វិនាស​ហើយ​ខ្លួន​ឥត​បាន​ទ្រព្យ​ធន​ឬ​ប្រយោជន៍​អ្វី​តិចតួច​ឡើយ បាន​តែ​បាប (ព. ទ. បុ.) ។ ជាន់​មាត់ មក​ឋិត​ត្រង់​មាត់​នាំ​មាត់​ឲ្យ​ថា : ដូច​ជា​មាន​ទេវតា​មក​ជាន់​មាត់​ឲ្យ​ថា (ព. ប្រ.) ។ ជាប់​មាត់ <text:s/>កំពុង​ជាប់​និយាយ​មិន​ទាន់​អស់​មិន​ទាន់​ហើយ : កំពុង​និយាយ​ជាប់​មាត់ ។ ជូរ​មាត់ <text:s/>មាន​ក្លិន​ជូរ​ក្នុង​មាត់ ។ ជ្រលួស​មាត់ ជ្រលួស​ពាក្យ​សម្ដី ។ ជ្រុល​មាត់ <text:s/>ជ្រុល​សម្ដី ។ ជ្រេញ​មាត់ <text:s/>ទ្រាន់​មាត់​មិន​ចង់​និយាយ​ពី​ដំណើរ​នុះ​ទៀត ព្រោះ​បាន​និយាយ​ច្រើន​ដង​ហើយ​មិន​កើត​ការ (ព. ប្រ.) ។ ឈ្លេម​មាត់ <text:s/>មាន​រស​ឈ្លេម​ក្នុង​មាត់ ។ ញញើត​មាត់ <text:s/>ញញើត​មិន​ហ៊ាន​ហើប​មាត់​និយាយ​ព្រោះ​ខ្លាច​អំណាច​ឬ​ខ្លាច​ចិត្ត ។ ញ័រ​មាត់ ញ័រ​ញាក់​មាត់​ព្រោះ​ខឹង​ខ្លាំង​ឬ​ព្រោះ​ខ្លាច​ខ្លាំង : ខឹង​ញ័រ​មាត់, និយាយ​ញ័រ​មាត់ ។ ញ័រ​មាត់​ញ័រ​ក​ ញ័រ​ទាំង​មាត់​ញ័រ​ទាំង​ក ។ ញាប់​មាត់ បញ្ចេញ​វាចា​យ៉ាង​ញាប់ : និយាយ​ញាប់​មាត់; ជេរ​ញាប់​មាត់​ស្អេក ។ តម​មាត់ <text:s/>តម​ឬ​ប្រកាន់​មិន​ស្ដី​រក​គ្នា (ម. ព. តម ផង) ។ ត្រី​មាត់ ត្រី​បង្ហើប​មាត់​ឡើង​ពី​ក្នុង​ទឹក​មាន​លាន់​ឮ​សូរ​ផង ។ ត្រូវ​មាត់ ដែល​មាន​រស​ឆ្ងាញ់​គាប់​នឹង​មាត់, ចាប់​មាត់ : អាហារ​ត្រូវ​មាត់ ។ ត្រូវ​គេ​ស្ដី​ថា​ឲ្យ, ត្រូវ​គេ​បន្ទោស : ទាល់​តែ​ត្រូវ​មាត់​មួយ​ម៉ាត់​ពីរ​ទៅ​ទើប​ស្ងៀម​ឈឹង ។ ត្រូវ​មាត់​គ្នា, ត្រូវ​មាត់​ត្រូវ​ក​គ្នា ឬ ត្រូវ​មាត់​ត្រូវ​ពាក្យ​គ្នា​ ដែល​និយាយ​ត្រូវ​ពាក្យ​សម្ដី​គ្នា យល់​ឃើញ​ជាមួយ​គ្នា, មាន​គំនិត​ត្រូវ​គ្នា ។ ថ្នឹក​មាត់ ស៊ាំ​មាត់, រត់​មាត់ ។ ទក់​មាត់ <text:s/>ថ្នឹក​មាត់ (ព. ប្រ.) ។ ទន់​មាត់ ងាយ​ថា មិន​ទើស​ទាក់, មិន​រអាក់​រអួល, មិន​ទាស់​មាត់ ។ ទប់​មាត់ <text:s/>ឃាត​មាត់ គឺ​រៀប​នឹង​និយាយ​តែ​ទប់​ទាន់​មិន​ចេញ​ថា ។ ទាល់​មាត់ ទើស​ទាល់​រក​និយាយ​មិន​កើត​ព្រោះ​ខ្លាច​ចិត្ត​​ឬ​ព្រោះ​យោគ​យល់ ។ ទាស់​មាត់ ទាស់​ខ្យល់​សម្ដី​ថា​ពុំ​ច្បាស់​លាស់ ។ ទាស់​មាត់​ទាស់​ពាក្យ​គ្នា ឈ្លោះ​ប្រកែក​ដោយ​ទាស់​សម្ដី​គ្នា ។ ទុក​មាត់​ពុំ​ស្ងៀម <text:s/>ឬ នៅ​មាត់​ពុំ​ស្ងៀម ទប់​មាត់​ឲ្យ​នៅ​ស្ងៀម​ខាន​និយាយ​ពុំ​បាន ។ ទើស​មាត់ ឬ ទើស​មាត់​ទើស​ក ស្ដី​ថា​មិន​កើត​ព្រោះ​ទើស​នាយ​ទើស​អាយ (ព. ប្រ.) ទំនេរ​មាត់ មាត់​នៅ​ស្ងៀម​មិន​បញ្ចេញ​វាចា, ស្ងៀម​មាត់ ។ ធុំ​មាត់ <text:s/>ធុំ​ក្លិន​អាក្រក់​ពី​មាត់ ។ ធ្ងន់​មាត់ ស្ដី​ថា​ឲ្យ​ធ្ងន់​ៗ​ខ្លាំង​ៗ ឬ​និយាយ​ច្រើន​ដង ។ ធ្លាប់​មាត់ ថ្នឹក​មាត់, ថា​តាម​ទម្លាប់​ដែល​ថ្នឹក ។ នឿយ​មាត់ រួយ​មាត់​ឬ​លំបាក​មាត់ ព្រោះ​និយាយ​ច្រើន ។ នាំ​មាត់ បណ្ដាល​ឲ្យ​ចេញ​មាត់​ថា​ទៅ​លើ​ពាក្យ​ផ្សេង​ៗ, បណ្ដាល​ឲ្យ​និយាយ​ទៅ​លើ​ដំណើរ​ផ្សេង​ៗ​ដោយ​ឥត​មាន​បំណង ។ បាក់​មាត់ ស៊ប់​មាត់, ស៊ាំ​មាត់, រត់​មាត់ (ព. ប្រ.) ។ បាត់​មាត់ ឬ បាត់​មាត់​បាត់​ក <text:s/>ស្ងៀម​ឈឹង​លែង​ហើប​ហា​ចេញ​ស្ដី ។ ស្វៀម​ស្ដូក​ស្ដឹង ដោយ​មាន​ជំងឺ​ដាប​ខ្លាំង ឬ​ដោយ​មាន​ជំងឺ​គ្រុន​សន្ធំ ។ បាត់​មាត់ ! ស្ងៀម ! ឬ ស្ងៀម​ទៅ ! (ពាក្យ​សម្រាប់​គំរាម​កូន​ក្មេង​ឲ្យ​ស្ងៀម​លែង​យំ) <text:s/>។ បាន​មាត់​បាន​ក ឬ បាន​មាត់​បាន​ពាក្យ ដែល​ចេះ​សម្ដី​ថ្វី​មាត់​ថា​នេះ​ថា​នោះ សម្រួល​កិច្ចការ​ឲ្យ​ងាយ​ធ្វើ​ងាយ​កើត​ ឬ​ដែល​មាន​ពាក្យ​សម្ដី​រួស​រ៉ាវ​រាក់ទាក់ ។ បាន​តែ​មាត់ <text:s/>បាន​តែ​ខាង​ថា ប៉ុន្តែ​យក​ជា​ការ​ពុំ​កើត ។ បិទ​មាត់, បិទ​មាត់​បិទ​ក ឬ បំបិទ​មាត់ <text:s/>និយាយ​បំភ័យ ឬ​សូកប៉ាន់​ឲ្យ​ព្រម​ស្ងៀម​ស្ងាត់​លែង​បង្ហើប​ពី​ដំណើរ​នោះ​ត​ទៅ (ព. ប្រ.) ។ បិទ​មាត់​ត្រឡប់​ភ្នែក កំហែង​គំរាម​បន្លំ​បំបិទ​មាត់ ឬ​សូកប៉ាន់​នាយ​អាយ​បំបិទ​ដំណើរ​អាក្រក់​មិន​ឲ្យ​លេច​ឮ​ឡើង​បាន​ហាក់​ដូច​គេ​បិទ​មាត់​បិទ​ភ្នែក​បុគ្គល​ដែល​ទើប​ផុត​រលត់ (ព. ទ. បុ.) ។ បូញ​មាត់, បូញ​មាត់​បត់​ដៃ (ម. ព. បូញ) ។ បំបាត់​មាត់ <text:s/>ឬ បំបិទ​មាត់ ដូច​គ្នា​នឹង បិទ​មាត់ ឬ បិទ​មាត់​បិទ​ក ដែរ ។ ផ្ទាល់​មាត់ ផ្ទាល់​មាត់​និង​មាត់ : និយាយ​ផ្ទាល់​មាត់ (ម. ព. ផ្ទាល់ ផង) ។ ផ្អែម​មាត់ (ម. ព. ផ្អែម) ។ ពុល​មាត់ ដែល​និយាយ​បែក​សា​មិន​ឈប់​មាត់ ឬ​ដែល​និយាយ​ច្រើន​ដល់​បែក​ពពុះ​មាត់ : និយាយ​ពុល​មាត់, ស្ដី​ថា​ឲ្យ​ពុល​មាត់ (ព.ប្រ.) ។ ពេញ​មាត់, ស៊ប់​មាត់, មិន​ញញើត​មាត់ : ស្ដី​ថា​ពេញ​មាត់ ។ ពេប​មាត់​ឲ្យ ឬ ពេប​មាត់​ពេប​ក ពេប​មាត់​ឲ្យ​ដោយ​រិះ​គន់ ឬ​ដោយ​ចំអក​ឡក​ឲ្យ ព្រោះ​មើល​ងាយ ។ ភ្លាត់​មាត់ ជ្រលួស​ឬ​របូត​សម្ដី​ដោយ​ភ្លាត់​ភ្លាំង ឬ​ក៏​លាន់​មាត់​ដោយ​ភ្លាត់ ។ មូល​មាត់​គ្នា មូល​ពាក្យ​សម្ដី​គ្នា, និយាយ​ត្រូវ​មាត់​ត្រូវ​ពាក្យ​ហើយ​ព្រម​ព្រៀង​គ្នា ។ យក​មាត់​យក​ពាក្យ ព្រម​យក​តាម​ពាក្យ​សម្ដី, ជឿ​ស្ដាប់​យក​តាម​ពាក្យ​សម្ដី ។ យន់​មាត់ រួយ​មាត់​ឬ​នឿយ​មាត់ ព្រោះ​និយាយ​ច្រើន​ហួស​កម្លាំង ។ យឺត​មាត់ ឬ យឺត​មាត់​យឺត​ក ដែល​យឺត​ក្រ​ស្ដី​និយាយ ឬ​ដែល​និយាយ​យឺត​ៗ​រង្វើល​ៗ​បាត់​ម្ដង​ៗ ។ រត់​មាត់ ដែល​ចាំ​ស្ទាត់​អាច​ថា​រួសរាន់​បាន​ឥត​ទាក់ (ហាក់​ដូច​គេ​រត់) : ទន្ទេញ​ចាំ​រត់​មាត់ (ព. ប្រ.) ។ របូត​មាត់ ចេញ​សម្ដី​ជ្រុល​ថា​ទៅ​ដោយ​ឥត​បើ​គិត ដូច​ជា​របូត​ពី​មាត់ (ព. ប្រ.)។ រពឹស​មាត់ ហៃ​បញ្ចេញ​វាចា​មិន​សូវ​ស្ងៀម​មាត់, ទុក​មាត់​មិន​ស្ងៀម (ព. ប្រ.) ។ រមាស់​មាត់ <text:s/>ឬ រហ័ស​មាត់​រហ័ស​ក <text:s/>ឆាប់​និយាយ​ឆាប់​ស្ដី​មិន​ដំអក់​ឬ​ដែល​មាន​វាចា​រួសរាន់​ទាន់​ការ ។ រឹង​មាត់ ងាស់​មាត់ ។ រួយ​មាត់ <text:s/>នឿយ​មាត់​ព្រោះ​និយាយ​ឬ​ថា​ដដែល​ៗ ។ រួស​មាត់ ឬ រួស​មាត់​រួស​ក រហ័ស​មាត់​រួសរ៉ាវ​មិន​ឆ្មើង​កន្ទ្រើង ។ លាន់​មាត់ <text:s/>លាន់​ចេញ​វាចា​ដោយ​ដំណើរ​ប្លែក​ចិត្ត ។ ល្មម​មាត់ ដែល​ចេះ​តែ​ល្មម​នឹង​មាត់ ចង់​ថា​អ្វី​ក៏​ថា​តាម​ចិត្ត​ឥត​មាន​គិត​ពី​ខុស​ត្រូវ : មនុស្ស​ល្មម​មាត់ ។ ល្មម​មាត់​ឈ្លានពាន ដែល​ចេះ​តែ​ល្មម​មាត់​ស្ដី​ថា​ឥត​ក្រែង​រអែង​ច្បាប់ (ព. កា.) : ទឹក​បាក់​ទៅ​ទាប បុណ្យ​បាត់​ដ្បិត​បាប លាភ​បាត់​ដ្បិត​ឃោរ ទឹក​ថ្លា​ដ្បិត​រលក ពុំ​យល់​ស្រមោល ទោស​កើត​ដ្បិត​ពោល ល្មម​មាត់​ឈ្លានពាន ។ (សាស្ត្រា​ច្បាប់ រាជ​នេតិ ជា​ព្រះ​និពន្ធ​នៃ​ព្រះ​រាជ​សម្ភារ) ។ វក់​មាត់ បញ្ចេញ​វាចា​ប៉ប៉ាច់​ប៉ប៉ោច​ឥត​ស្រាក, ថា​មិន​ឈប់​មាត់ ។ ស៊ប់​មាត់ ស្និទ្ធ​មាត់, មិន​ញញើត​មាត់ ។ សាប​មាត់ <text:s/>ភ្នក​នឹក​ចង់​បរិភោគ​មមៃ; ភ្នក​នឹក​មមៃ​ចង់​បរិភោគ​អាហារ​មាន​រស​ប្រៃ​ឬ​ជូរ (ច្រើន​តែ​មនុស្ស​ដែល​ទើប​នឹង​ងើប​ពី​ឈឺ) ។ ស៊ុន​មាត់ ជ្រុល​មាត់, ជ្រុល​សម្ដី, លង់​សម្ដី ។ ស៊ាំ​មាត់ <text:s/>ថ្នឹក​មាត់ ។ ស្ងាត់​មាត់ ស្ងាត់​មិន​មាន​សូរ​សម្ដី ។ ស្ងៀម​មាត់ <text:s/>នៅ​ស្ងៀម​មិន​បញ្ចេញ​វាចា ។ ស្លាប់​ព្រោះ​មាត់ <text:s/>ព្រោះ​តែ​មាត់​រឥល​ប៉ប្លូច​ក៏​ខូច​វិនាស​ដល់​ស្លាប់​ខ្លួន ដូច​ពួក​ត្រី​កំភ្លាញ​លាញ​ព្រោះ​តែ​មាត់​កក្អិច​ដូច​បាយ​ពុះ មនុស្ស​គេ​ជញ្ជាត់​យក​មក​ធ្វើ​ជា​អាហារ ។ ព. កា. ថា : កំភ្លាញ​ស្លាប់​ព្រោះ​មាត់ គេ​ជញ្ជាត់ អស់​រលីង ពុំនោះ​ដូច​សត្វ​ហ៊ីង និង​កង្កែប​បែប​គ្នា​ដែរ ។ ស្អុយ​មាត់ <text:s/>ធុំ​មាត់​ស្អុយ​ពី​ក្នុង​មាត់ ។ អស់​ពី​មាត់ <text:s/>ដែល​និយាយ​លះ, អស់​អាថ៌​សេចក្ដី : និយាយ​មិន​អស់​ពី​មាត់ ។ ឮ​មាត់ <text:s/>ឮ​សូរ​បញ្ចេញ​វាចា ។ ឮ​មាត់​ឮ​ក ឮ​សូរ​ឈ្លោះ​ទាស់ទែង​គ្នា​រអែករអោក​បន្តិចបន្តួច ។ ឮ​មាត់​ឮ​ពាក្យ ឮ​សូរ​សម្ដី​រិះ​គន់​បន្ទោស​ឬ​និយាយ​ដើម, ត្មះ​តិះដៀល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ាត់​ក</text:p>
            <text:p text:style-name="P17">មាត់​ខិល</text:p>
            <text:p text:style-name="P17">មាត់​ចាប​មាត់​ព្រាប</text:p>
            <text:p text:style-name="P17">មាត់​ច្រើន</text:p>
            <text:p text:style-name="P17">មាត់​ឆៅ</text:p>
            <text:p text:style-name="P17">មាត់​ជិត</text:p>
            <text:p text:style-name="P17">មាត់​ដាច</text:p>
            <text:p text:style-name="P17">មាត់​ធំ</text:p>
            <text:p text:style-name="P17">មាត់​ពាក្យ</text:p>
            <text:p text:style-name="P17">មាត់​រឥល</text:p>
            <text:p text:style-name="P17">មាត់​រឹង</text:p>
            <text:p text:style-name="P17">មាត់​ស៊ី​អំបិល​ព្រហក់</text:p>
            <text:p text:style-name="P17">មាត់​អណ្ដើក</text:p>
            <text:p text:style-name="P17">មាត់​អាក្រក់</text:p>
            <text:p text:style-name="P17">មាត់​ឥត​គ្រប</text:p>
            <text:p text:style-name="P17">ខុស​មាត់</text:p>
            <text:p text:style-name="P17">ខូច​មាត់</text:p>
            <text:p text:style-name="P17">ខាំ​មាត់</text:p>
            <text:p text:style-name="P17">ខាំ​មាត់​សង្កត់​ចិត្ត</text:p>
            <text:p text:style-name="P17">ខ្ពុរ​មាត់</text:p>
            <text:p text:style-name="P17">ខ្មាស​មាត់</text:p>
            <text:p text:style-name="P17">ងាយ​មាត់</text:p>
            <text:p text:style-name="P17">ងាស់​មាត់</text:p>
            <text:p text:style-name="P17">ចាប់​មាត់</text:p>
            <text:p text:style-name="P17">ចាំ​មាត់</text:p>
            <text:p text:style-name="P17">ឆ្ងាញ់​មាត់</text:p>
            <text:p text:style-name="P17">ឆ្ងាញ់​ជាប់​មាត់</text:p>
            <text:p text:style-name="P17">ឆ្អាប​មាត់</text:p>
            <text:p text:style-name="P17">បាប​មិន​ឆ្អាប​មាត់</text:p>
            <text:p text:style-name="P17">ជាន់​មាត់</text:p>
            <text:p text:style-name="P17">ជាប់​មាត់</text:p>
            <text:p text:style-name="P17">ជូរ​មាត់</text:p>
            <text:p text:style-name="P17">ជ្រលួស​មាត់</text:p>
            <text:p text:style-name="P17">ជ្រុល​មាត់</text:p>
            <text:p text:style-name="P17">ជ្រេញ​មាត់</text:p>
            <text:p text:style-name="P17">ឈ្លេម​មាត់</text:p>
            <text:p text:style-name="P17">ញញើត​មាត់</text:p>
            <text:p text:style-name="P17">ញ័រ​មាត់</text:p>
            <text:p text:style-name="P17">ញ័រ​មាត់​ញ័រ​ក</text:p>
            <text:p text:style-name="P17">ញាប់​មាត់</text:p>
            <text:p text:style-name="P17">តម​មាត់</text:p>
            <text:p text:style-name="P17">ត្រី​មាត់</text:p>
            <text:p text:style-name="P17">ត្រូវ​មាត់</text:p>
            <text:p text:style-name="P17">ថ្នឹក​មាត់</text:p>
            <text:p text:style-name="P17">ទក់​មាត់</text:p>
            <text:p text:style-name="P17">ទន់​មាត់</text:p>
            <text:p text:style-name="P17">ទប់​មាត់</text:p>
            <text:p text:style-name="P17">ទាល់​មាត់</text:p>
            <text:p text:style-name="P17">ទាស់​មាត់</text:p>
            <text:p text:style-name="P17">ទាស់​មាត់​ទាស់​ពាក្យ​គ្នា</text:p>
            <text:p text:style-name="P17">ទុក​មាត់​ពុំ​ស្ងៀម</text:p>
            <text:p text:style-name="P17">ទើស​មាត់</text:p>
            <text:p text:style-name="P17">ទំនេរ​មាត់</text:p>
            <text:p text:style-name="P17">ធុំ​មាត់</text:p>
            <text:p text:style-name="P17">ធ្ងន់​មាត់</text:p>
            <text:p text:style-name="P17">ធ្លាប់​មាត់</text:p>
            <text:p text:style-name="P17">នឿយ​មាត់</text:p>
            <text:p text:style-name="P17">នាំ​មាត់</text:p>
            <text:p text:style-name="P17">បាក់​មាត់</text:p>
            <text:p text:style-name="P17">បាត់​មាត់</text:p>
            <text:p text:style-name="P17">បាន​មាត់​បាន​ក</text:p>
            <text:p text:style-name="P17">បាន​តែ​មាត់</text:p>
            <text:p text:style-name="P17">បិទ​មាត់</text:p>
            <text:p text:style-name="P17">បិទ​មាត់​ត្រឡប់​ភ្នែក​</text:p>
            <text:p text:style-name="P17">បូញ​មាត់</text:p>
            <text:p text:style-name="P17">បូញ​មាត់​បត់​ដៃ</text:p>
            <text:p text:style-name="P17">បំបាត់​មាត់</text:p>
            <text:p text:style-name="P17">ផ្ទាល់​មាត់</text:p>
            <text:p text:style-name="P17">ផ្អែម​មាត់</text:p>
            <text:p text:style-name="P17">ពុល​មាត់</text:p>
            <text:p text:style-name="P17">ពេប​មាត់​ឲ្យ</text:p>
            <text:p text:style-name="P17">ពេញ​មាត់</text:p>
            <text:p text:style-name="P17">ភ្លាត់​មាត់</text:p>
            <text:p text:style-name="P17">មូល​មាត់​គ្នា</text:p>
            <text:p text:style-name="P17">យក​មាត់​យក​ពាក្យ</text:p>
            <text:p text:style-name="P17">យន់​មាត់</text:p>
            <text:p text:style-name="P17">យឺត​មាត់</text:p>
            <text:p text:style-name="P17">រត់មាត់​</text:p>
            <text:p text:style-name="P17">របូត​មាត់</text:p>
            <text:p text:style-name="P17">រពឹស​មាត់</text:p>
            <text:p text:style-name="P17">រមាស់​មាត់</text:p>
            <text:p text:style-name="P17">រឹង​មាត់</text:p>
            <text:p text:style-name="P17">រួយ​មាត់</text:p>
            <text:p text:style-name="P17">រួស​មាត់</text:p>
            <text:p text:style-name="P17">លាន់​មាត់</text:p>
            <text:p text:style-name="P17">ល្មម​មាត់</text:p>
            <text:p text:style-name="P17">ល្មម​មាត់​ឈ្លានពាន</text:p>
            <text:p text:style-name="P17">វក់​មាត់</text:p>
            <text:p text:style-name="P17">ស៊ប់​មាត់</text:p>
            <text:p text:style-name="P17">សាប​មាត់</text:p>
            <text:p text:style-name="P17">ស៊ុន​មាត់</text:p>
            <text:p text:style-name="P17">ស៊ាំ​មាត់</text:p>
            <text:p text:style-name="P17">ស្ងាត់​មាត់</text:p>
            <text:p text:style-name="P17">ស្ងៀម​មាត់</text:p>
            <text:p text:style-name="P17">ស្លាប់​ព្រោះ​មាត់</text:p>
            <text:p text:style-name="P17">ស្អុយ​មាត់</text:p>
            <text:p text:style-name="P17">អស់​ពី​មាត់</text:p>
            <text:p text:style-name="P17">ឮ​មាត់</text:p>
            <text:p text:style-name="P17">ឮ​មាត់​ឮ​ក</text:p>
            <text:p text:style-name="P17"/>
            <text:p text:style-name="P17"/>
            <text:p text:style-name="P17"/>
          </table:table-cell>
        </table:table-row>
        <table:table-row>
          <table:table-cell table:style-name="តារាង1.A2" office:value-type="string">
            <text:p text:style-name="P8">៩៣៨៤</text:p>
          </table:table-cell>
          <table:table-cell table:style-name="តារាង1.A2" office:value-type="string">
            <text:p text:style-name="P9">ម៉ាត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ក្លាយ​មក​ពី​ពាក្យ មាត់) ចំនួន​ដែល​ល្មម​នឹង​មាត់, អ្វី​ៗ​ដែល​គួរ​ដល់​មាត់ : ពម​បាយ​ពីរ​បី​ម៉ាត់, ស៊ី​ស្លា​មួយ​ម៉ាត់ <text:s/>។ វាចា​ដែល​ចេញ​ថា​បាន​ជា​ពាក្យ​មួយ​ៗ : ពាក្យ​មួយ​ម៉ាត់, និយាយ​ពីរ​បី​ម៉ាត់ ។ ម៉ាត់​ណា​ម៉ាត់​នោះ ឬ ម៉ាត់​ណា​ម៉ាត់​ហ្នឹង ពាក្យ​ណា​ប្រាកដ​ជា​ពាក្យ​នោះ ឬ​ថា​ត្រង់​ណា​ប្រាកដ​ថា​ត្រង់​ហ្នឹង : និយាយ​ម៉ាត់​ណា​ម៉ាត់​ហ្នឹង (ព. សា.) ។ និយាយ​បាន​មួយ​ម៉ាត់​មួយ​ក <text:s/>និយាយ​បាន​ខ្លះ, និយាយ​បាន​បន្តិច​បន្ដួច (ព.សា.) ។ ស៊ី​មួយ​ម៉ាត់​មួយ​ក​ ស៊ី​ខ្លះ, ស៊ី​បន្តិចបន្តួច (ព. ស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ឧ.</text:p>
          </table:table-cell>
          <table:table-cell table:style-name="តារាង1.D2" office:value-type="string">
            <text:p text:style-name="P17">ឮ​សូរ​ដោយ​ក្ដិច, ដោយ​ដាច់​ខ្សែ​តូច​ជាដើម : ក្ដិច​ម៉ាត់, ដាច់​ម៉ាត់ ។ ព. ប្រ. ដាច់​ខ្យល់​ម៉ាត់ <text:s/>ដាច់​ខ្យល់​ដង្ហើម​ហាក់​ដូច​ជា​ដាច់​ខ្សែ​ឮ​សូរ​ម៉ាត់ (ស្លាប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៥</text:p>
          </table:table-cell>
          <table:table-cell table:style-name="តារាង1.A2" office:value-type="string">
            <text:p text:style-name="P9">មាត់​ចា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ព. ប្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ព. ប្រ.) ហែប​ឬ​រង្វះ​តូច​ដែល​ទើប​បែក, ទើប​ប្រះ ច្រហ​ស្រដៀង​នឹង​មាត់​ចាប​ដែល​ហា (ច្រើន​និយាយ​តែ​ផ្លែ​កប្បាស) : កប្បាស​បែក​មាត់​ចា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៦</text:p>
          </table:table-cell>
          <table:table-cell table:style-name="តារាង1.A2" office:value-type="string">
            <text:p text:style-name="P9">មាត់​ជ្រូ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ឈ្មោះ​ខែត្រ​មួយ​ក្នុង​ដែន​កម្ពុជា​ក្រោម (យួន​ហៅ ចូដុក) ពី​ដើម​ជា​ខែត្រ​របស់​កម្ពុជ​រដ្ឋ​ហៅ​ថា ខែត្រ​ទ្រាំង​ត្រើយ​ត្បូង ឋិត​នៅ​ទល់​គ្នា​នឹង ខែត្រ​ទ្រាំង​ត្រើយ​ឯ​ជើង <text:s/>(ខែត្រ​តាកែវ​សព្វ​ថ្ងៃ​នេ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៧</text:p>
          </table:table-cell>
          <table:table-cell table:style-name="តារាង1.A2" office:value-type="string">
            <text:p text:style-name="P9">មាត់​ដង្កា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ព. ប្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មាត់​ច្រក ឬ​ប្រហប់, ធ្នារ ជា​កន្លែង​នៅ​របស់​បច្ចា​មិត្ត ដែល​ត្រូវ​ការ​រក​រឿង​រក​ហេតុ​ជានិច្ច (មាន​អាការ​ហាក់​ដូច​ជា​មាត់​របស់​ដង្កាប់) : នៅ​ជិត​មាត់​ដង្កាប់​ចោរ...។ ធ្នារ​ជា​ទី​ប្រជុំ​នៃ​អ្វី​ៗ​ទាំងពួង​ដែល​គេ​ត្រូវ​កា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៨</text:p>
          </table:table-cell>
          <table:table-cell table:style-name="តារាង1.A2" office:value-type="string">
            <text:p text:style-name="P9">មាត់​នៀ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រង្វះ​ឬ​ចន្លោះ​ដែល​ប្រសព្វ​មុខ​ក្ដារ : ស្ល​ជ័រ​បិទ​មាត់​នៀវ, វាយ​រនាប​ខ្ទប់​មាត់​នៀវ <text:s/>(ម. ព. នៀវ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៨៩</text:p>
          </table:table-cell>
          <table:table-cell table:style-name="តារាង1.A2" office:value-type="string">
            <text:p text:style-name="P9">មាតល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ៈល៉ី</text:p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--លិ) នាម​ទេវ​បុត្រ​ជា​សារថី​របស់​ព្រះ​ឥន្ទ្រ (ហៅ​ថា មាតលី​ទេវ​បុត្រ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០</text:p>
          </table:table-cell>
          <table:table-cell table:style-name="តារាង1.A2" office:value-type="string">
            <text:p text:style-name="P9">មា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ដា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&lt; មាតុ; មាត្ឫ) ម្ដាយ, ម៉ែ (ម. ព. ម៉ាក់ ផង) ។ មាតា​បិតា (មាដា​បិដា) ម្ដាយ​និង​ឪពុក, ម៉ែ​និង​ឪ (និយាយ​ថា បិតា​មាតា ក៏​បាន, តែ បា. សំ. ច្រើន​ប្រើ​ជា មាតា​បិ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១</text:p>
          </table:table-cell>
          <table:table-cell table:style-name="តារាង1.A2" office:value-type="string">
            <text:p text:style-name="P9">មាតា​បិតុ​គុ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ដាបិតុគុ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ាបិតុ + គុណ) គុណ​មាតា​បិ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២</text:p>
          </table:table-cell>
          <table:table-cell table:style-name="តារាង1.A2" office:value-type="string">
            <text:p text:style-name="P9">មាតា​បិតុបដ្ឋ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ាប៉ិតុ​ប៉័ត-ឋា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&lt; មាតាបិតុ + ឧបដ្ឋាន) ការ​បម្រើ​ឬ​បីបាច់​រក្សា​មាតា​បិតា : មាតា​បិតុបដ្ឋាន ជា​ករណី​កិច្ច​ចាំបាច់​ដ៏​សំខាន់​របស់​បុត្រ​ធីតា កូន​ណា​មិន​ធ្វើ​កិច្ច​នេះ កូន​នោះ​មាន​ឈ្មោះ​ថា​ជា​អ្នក​រមឹល​គុណ ច្រើន​តែ​លង់​ស៊ុន​ក្នុង​សេចក្ដី​វិនា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៣</text:p>
          </table:table-cell>
          <table:table-cell table:style-name="តារាង1.A2" office:value-type="string">
            <text:p text:style-name="P9">មាតាមហ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ាមៈហៈ ឬ -មៈហ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ាមហ &lt; មាតុ + អាមហ “បិតា​របស់​ម្ដាយ”) ជីតា​ខាង​ម្ដាយ; (រ. ស.) : ព្រះ​មាតា​មហៈ <text:s/>ឬ ព្រះ​មាតា​មហា ។</text:p>
          </table:table-cell>
          <table:table-cell table:style-name="តារាង1.D2" office:value-type="string">
            <text:p text:style-name="P2">មាតា​មហ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៤</text:p>
          </table:table-cell>
          <table:table-cell table:style-name="តារាង1.A2" office:value-type="string">
            <text:p text:style-name="P9">មាតាមហយ្យក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ាមៈហៃយៈក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ា​មហយ្យក &lt; មាតុ + អាមហ + អយ្យក “ជីតា​របស់​បិតា​នៃ​ម្ដាយ”) ជីតា​ទួត​ខាង​មាតា; (រ. ស.) : ព្រះ​មាតា​មហយ្យក៍ (ម. ព. មហយ្យកោ ផង) ។</text:p>
          </table:table-cell>
          <table:table-cell table:style-name="តារាង1.D2" office:value-type="string">
            <text:p text:style-name="P2">--មហយ្យក៍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៥</text:p>
          </table:table-cell>
          <table:table-cell table:style-name="តារាង1.A2" office:value-type="string">
            <text:p text:style-name="P9">មាតាមហយ្យក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ាមៈហៃ-យៈក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&lt; មាតុ + អាមហី + អយ្យកា “ជីដូន​របស់​មាតា​នៃ​ម្ដាយ”) ជីដូន​ទួត​ខាង​មាតា; (រ. ស.) : ព្រះ​មាតា​មហយ្យកា, ប្រើ​ជា មាតា​មហយ្យិកា ក៏​បាន (ម. ព. មហយ្យកោ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៦</text:p>
          </table:table-cell>
          <table:table-cell table:style-name="តារាង1.A2" office:value-type="string">
            <text:p text:style-name="P9">មាតាមហ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ាមៈ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&lt; មាតុ + អាមហី “មាតា​របស់​មាតា”) ជីដូន​ខាង​មាតា; (រ. ស.) : ព្រះ​មាតា​មហ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៧</text:p>
          </table:table-cell>
          <table:table-cell table:style-name="តារាង1.A2" office:value-type="string">
            <text:p text:style-name="P9">មាតិក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្ឫកា) ប្រឡាយ, ផ្លូវ​ទឹក ។ ឧទ្ទេស, មេ​បទ គឺ​មេ​សេចក្ដី​ដែល​ឱប​ក្រសោប​ចំនួន​និទ្ទេស​បទ​ឲ្យ​ឋិត​នៅ​ក្នុង​អំណាច​ខ្លួន (ទុក​ដូច​ជា​មាតា​ដែល​ជា​មេ​បន្ទុក​របស់​កូន) ខ​សំខាន់, គោល​សង្ខេប : មាតិកា​ទី ១ មាន​និទ្ទេស​បទ ៤, ទី ២ មាន ៥...; មាតិកា​រឿង, មាតិតា​ធម៌; ចូរ​លើក​យក​មាតិកា​ធម៌​មួយ​ៗ មក​អធិប្បាយ​ឲ្យ​ពិស្ដារ ។ តាម​ក្នុង​គម្ពីរ​បាលី មាតិកា​មាន​ពីរ គឺ អភិធម្ម​មាតិកា (--ធ័ម-មៈ--) មាតិកា​នៃ​អភិ​ធម្ម គឺ​គោល​ខ្លី​ៗ​របស់​ធម៌​ផ្នែក​ខាង​អភិ​ធម្ម ដូច​ជា​ពាក្យ​ថា កុសលា ធម្មា​អកុសលា ធម្មា អព្យាកតា ធម្មា “ធម៌​ជា​កុសល, ធម៌​ជា​អកុសល, ធម៌​ជា​អព្យាក្រឹត” ។ល។ សុត្តន្ត​មាតិកា (សុត-ត័ន-តៈ--) មាតិកា​នៃ​សុត្តន្តៈ គឺ​គោល​សង្ខេប​នៃ​ធម៌​ផ្នែក​ខាង​ព្រះ​សូត្រ​ដូច​ជា​ពាក្យ​ថា វិជ្ជា​ភាគិនោ ធម្មា, អវិជ្ជា​ភាគ​គិនោ​ធម្មា <text:s/>“ធម៌​ដែល​ចែក​នូវ​វិជ្ជា​ឬ​ដែល​ប្រព្រឹត្ត​ទៅ​ក្នុង​ចំណែក​នៃ​អវិជ្ជា” ។ល។ តាម​ប្រពៃណី​ខ្មែរ​ក្នុង​ពិធី​ដង្ហែ​សព, គេ​តែង​និមន្ត​ភិក្ខុ​សង្ឃ​ជា​មហា​ថេរ ១ អង្គ​ឲ្យ​សូត្រ​ធម៌ “អភិ​ធម្ម​មាតិកា” នាំ​មុខ​សព ដែល​សព្វ​ថ្ងៃ​នេះ​គេ​ហៅ​កាត់​ខ្លី​យក​តែ​បទ​ខាង​ដើម​ថា“ ព្រះ​អភិ​ធម្ម” : និមន្ត​លោក​ព្រះ​អភិ​ធម្ម ១ អង្គ ។ និមន្ត​ភិក្ខុ​សង្ឃ ៤ អង្គ​ទៀត ឲ្យ​គង់​អម​មឈូស​សព​សម្រាប់​សូត្រ​ធម៌ “សុត្តន្ត​មាតិកា” ដែល​សព្វ​ថ្ងៃ​នេះ​គេ​ហៅ​កាត់​ខ្លី​យក​តែ​បទ​ខាង​ចុង​ថា “មាតិកា” : និមន្ត​លោក​មាតិកា ៤ អង្គ (ប្រតិបត្តិ​តាម​លទ្ធិ​មហា​យ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៨</text:p>
          </table:table-cell>
          <table:table-cell table:style-name="តារាង1.A2" office:value-type="string">
            <text:p text:style-name="P9">មាតិកានុក្រ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ក្រំ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្ឫកា + អនុ + ក្រម &gt; មាត្ឫកានុក្រម; មាតិកា + អនុ + កម &gt; មាតិកានុក្កម) លំដាប់​មាតិកា, បញ្ជី​រាយ​លំដាប់​មាតិកា គឺ​បញ្ជី​ដែល​ស្រង់​របៀប​មាតិកា​ដាក់​ដោយ​ឡែក ឆ្លើយ​លេខ​ទំព័រ​តាម​លំដាប់​ក្នុង​បញ្ជី​មាតិកា​សម្រាប់​បើក​រក​មាតិកា​ទាំងពួង (សម្រាប់​ប្រើ​ចំពោះ​តែ​សេចក្ដី​ដែល​មិន​មែន​ជា​រឿង​និទាន; បើ​ក្នុង​បញ្ជី​រឿង​ត្រូវ​ប្រើ​ពាក្យ​ថា លំដាប់​រឿង ។ ម. ព. អនុក្រម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៣៩៩</text:p>
          </table:table-cell>
          <table:table-cell table:style-name="តារាង1.A2" office:value-type="string">
            <text:p text:style-name="P9">មាតិកា​ប្រភេ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ភេត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្ឫកា + ប្រភេទ; មាតិកា + បភេទ) ប្រភេទ​នៃ​មាតិកា គឺ​បែប​យ៉ាង​របស់​មាតិកា ឬ​ការ​បែង​មាតិកា​ជា​ចំនួ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០</text:p>
          </table:table-cell>
          <table:table-cell table:style-name="តារាង1.A2" office:value-type="string">
            <text:p text:style-name="P9">មាតុ​គុ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គុ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គុណ​មាត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១</text:p>
          </table:table-cell>
          <table:table-cell table:style-name="តារាង1.A2" office:value-type="string">
            <text:p text:style-name="P9">មាតុ​គ្រ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្ឫ + គ្រាម; គ្រាម; មាតុគាម ឬ មាតុគ្គាម <text:s/>“អ្នក​ដែល​មាន​លំអាន​ដូច​ជា​មាតា”) ស្ត្រី : ភិក្ខុ​មិន​ត្រូវ​សិង​ក្នុង​ទី​ប្រក់​ទី​បាំង​ដែល​មាន​មាតុ​គ្រាម​នៅ​ក្នុង​ទី​នោះ​ឡើយ ... (ព. វិ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២</text:p>
          </table:table-cell>
          <table:table-cell table:style-name="តារាង1.A2" office:value-type="string">
            <text:p text:style-name="P19">មាតុ​ឃ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អំពើ​ពិឃាត​មាតា​បង្កើត (ម. ព. <text:span text:style-name="T3">អនន្តរិយ​កម្ម) ។</text:span></text:p>
          </table:table-cell>
          <table:table-cell table:style-name="តារាង1.D2" office:value-type="string">
            <text:p text:style-name="P2">--កម្ម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៣</text:p>
          </table:table-cell>
          <table:table-cell table:style-name="តារាង1.A2" office:value-type="string">
            <text:p text:style-name="P9">មាតុ​ឃាតក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តៈក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-ឃាតក) បុរស​អ្នក​ពិឃាត​មាតា​បង្កើត; បើ​ស្ត្រី​ជា មាតុ​ឃាតិ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៤</text:p>
          </table:table-cell>
          <table:table-cell table:style-name="តារាង1.A2" office:value-type="string">
            <text:p text:style-name="P9">មាតុ​ឃាតិក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ម. ព. មាតុ​ឃាតក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៥</text:p>
          </table:table-cell>
          <table:table-cell table:style-name="តារាង1.A2" office:value-type="string">
            <text:p text:style-name="P9">មាតុច្ឆ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ុច-ឆា</text:p>
          </table:table-cell>
          <table:table-cell table:style-name="តារាង1.D2" office:value-type="string">
            <text:p text:style-name="P10">បា. 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្ឫឞ្វស្ឫ) ម្ដាយ​មីង​ឬ​ម្ដាយ​ធំ (ខាង​មាតា), ច្រើន​ប្រើ​ចំពោះ​តែ​ម្ដាយ​មីង; (រ. ស.) : ព្រះ​មាតុឆា, សម្ដេច​ព្រះ​មាតុច្ឆ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៦</text:p>
          </table:table-cell>
          <table:table-cell table:style-name="តារាង1.A2" office:value-type="string">
            <text:p text:style-name="P9">មាតុ​ប្រទេ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+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ុ + សំ. ប្រទេឝ “ប្រទេស​ទុក​ដូច​ជា​មាតា”) ប្រទេស​កំណើត, ស្រុក​កំណើ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៧</text:p>
          </table:table-cell>
          <table:table-cell table:style-name="តារាង1.A2" office:value-type="string">
            <text:p text:style-name="P9">មាតុ​ភូម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(ដូច​គ្នា​នឹង មាតុ​ប្រទេស ដែ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៨</text:p>
          </table:table-cell>
          <table:table-cell table:style-name="តារាង1.A2" office:value-type="string">
            <text:p text:style-name="P9">មាតុល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ល៉ៈ 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ាតុល) មា, ឪពុក​មា ឬ​ឪពុក​ធំ (ខាង​មាតា), ច្រើន​ប្រើ​ចំពោះ​តែ​មា; (រ. ស.) : ព្រះ​មាតុលៈ, សម្ដេច​ព្រះ​មាតុលៈ ឬ--មាតុលា <text:s/>។</text:p>
          </table:table-cell>
          <table:table-cell table:style-name="តារាង1.D2" office:value-type="string">
            <text:p text:style-name="P2">មាតុល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០៩</text:p>
          </table:table-cell>
          <table:table-cell table:style-name="តារាង1.A2" office:value-type="string">
            <text:p text:style-name="P9">មាតុលាន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ល៉ា--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ម្ដាយ​ធំ ឬ​ម្ដាយ​មីង (ខាង​មាតា), ច្រើន​ប្រើ​ចំពោះ​តែ​ម្ដាយ​ធំ; (រ. ស.) : ព្រះ​មាតុលានី, សម្ដេច​ព្រះ--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១០</text:p>
          </table:table-cell>
          <table:table-cell table:style-name="តារាង1.A2" office:value-type="string">
            <text:p text:style-name="P9">មា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មាត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“សព៌ាង្គ​កាយ; ...”) រូប​រាង, រូប​ស្បាត, ទំហំ : មាត្រ​ប៉ុន​គ្នា; មាត្រ​ទូក (សរសេរ មាឌ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១១</text:p>
          </table:table-cell>
          <table:table-cell table:style-name="តារាង1.A2" office:value-type="string">
            <text:p text:style-name="P9">មាត្រ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7">(មត្តា) ការ​រាប់; ការ​ថ្លឹង, ស្ទង់; ការ​វាស់; ខ្នាត​រង្វាស់ យ៉ាង​ដូច​ឈើ​រង្វាស់, ម៉ែត្រ​ជាដើម ។ ខ្នាត​សំឡេង​អក្សរ : ស្គាល់​មាត្រា​អក្សរ ។ <text:s/>ប្រភេទ​សេចក្ដី​ដែល​បែង​ចេញ​ពី​ចំពូក, ពី​មាតិកា : ចាំ​មាត្រា​ច្បាប់, កាត់​សេចក្ដី​អាង​ដល់​មាត្រា​ច្ប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១២</text:p>
          </table:table-cell>
          <table:table-cell table:style-name="តារាង1.A2" office:value-type="string">
            <text:p text:style-name="P9">មាត្រា​ទណ្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ទ័ន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7">មើល​ពាក្យ មាន​ទណ្ឌ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៩៤១៣</text:p>
          </table:table-cell>
          <table:table-cell table:style-name="តារាង1.A2" office:value-type="string">
            <text:p text:style-name="P9">ម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7">បាន, កប, ប្រកប​ដោយ, កើត, បរិបូរ​ដោយ, គង់​នៅ, ឋិត​នៅ... ។ ព. ផ្ទ. គ្មាន, ឥត ។ មាន​កម្ម មាន​អំពើ​ដែល​ធ្វើ​ទុក​មក​ពី​នាយ; ច្រើន​សំដៅ​សេចក្ដី​ចំពោះ​អំពើ​អាក្រក់ : មនុស្ស​មាន​កម្ម ។ មាន​កូន បាន​កូន (ព. ផ្ទ. គ្មាន​កូន, ឥត​កូន) ។ មាន​កំណើត ដែល​ធ្វើ​អ្វី​ៗ​ចេះ​តែ​កប​កើត​ប្រយោជន៍, មាន​សំណាង : មនុស្ស​មាន​កំណើត (ព. ផ្ទ. ឥត​កំណើត) ។ មាន​ខ្មាស បរិបូរ​ដោយ​សេចក្ដី​ខ្មាស : មនុស្ស​មាន​ខ្មាស (ព. ផ្ទ. គ្មាន​ខ្មាស, ឥត​ខ្មាស) ។ មាន​ខ្លួន មាន​រូប​នៅ​ជា​អាង (ព. ផ្ទ. បាត់​ខ្លួន) ។ មាន​គុណ ដែល​ប្រកប​ដោយ​គុណ ។ មាន​គូ​ស្រករ, មាន​គូ​គ្រង​ស្រករ​គ្នា, ឬ មាន​គ្រួសារ, មាន​ផ្ទះ, មាន​ផ្ទះ​សំបែង មាន​ប្ដី​ប្រពន្ធ ។ មាន​គំនិត ដែល​មាន​ការ​គិត​ច្រើន, មាន​មារយាទ (ព. ផ្ទ. ឥត​គំនិត) ។ មាន​ចិត្ត ឬ មាន​ចិត្ត​មាន​ថ្លើម ដែល​បរិបូរ​ដោយ​សេចក្ដី​ប្រឹងប្រែង មិន​ច្រអូស, មិន​ទម្រន់, មិន​មើល​បំណាំ (ព. ផ្ទ. ឥត​ចិត្ត ឬ ឥត​ចិត្ត​ឥត​ថ្លើម គឺ​ខ្ជិល, ច្រអូស, ទម្រន់, មើល​បំណាំ) ។ មាន​ចំណេះ បរិបូរ​ដោយ​ការ​ចេះ​ដឹង, មាន​វិជ្ជា : មនុស្ស​មាន​<text:span text:style-name="T5">ចំណេះ (ព. ផ្ទ. ឥត​ចំណេះ, ល្ងង់ ។ មាន​ច្បាប់ ដែល​កាន់​ត្រឹមត្រូវ​តាម​ច្បាប់, ដែល​ប្រកាន់​តែ​តាម​ច្បាប់​ឬ​ដែល​មាន​សុភាព​រាបសា ចេះ​គួរ​ចេះ​សម​មិន​ឆ្គង : មនុស្ស​មាន​ច្បាប់ (ព. ផ្ទ. ឥត​ច្បាប់, ប្រហើន) ។ មាន​ជីវិត គង់​ជីវិត​នៅ, រស់​នៅ (ព. ផ្ទ. អស់​ជីវិត, ស្លាប់) ។ មាន​ជោគ មាន​ស្រី​សួស្ដី (ម. ព. ជោគ ទៀត​ផង) <text:s/>។ មាន​ឈ្មោះ ឬ មាន​កេរ្តិ៍​ឈ្មោះ <text:s/>ដែល​លេច​ឮ​ល្បី​កេរ្តិ៍​ឈ្មោះ​ល្អ ។ មាន​ដំណើរ មាន​រឿង, កើត​ក្ដី ។ មាន​តម្រិះ ដែល​ចេះ​ត្រិះរិះ​ត្រូវ; និយាយ​ឲ្យ​ពេញ​ថា មាន​តម្រិះ​ត្រូវ, មាន​តម្រិះ​ល្អ (ព. ផ្ទ. គ្មាន​តម្រិះ, ឥត​តម្រិះ គឺ​មាន​តែ​ខាង​ការ​ត្រិះរិះ​ខុស, ត្រិះរិះ​អាក្រក់) ។ មាន​ត្រកូល ឬ មាន​ផៅ, មាន​ពូជ, មាន​អម្បូរ <text:s/>ដែល​កើត​ក្នុង​ត្រកូល​ខ្ពស់​ឬ​ត្រកូល​មាន​កេរ្តិ៍​ឈ្មោះ (ព. ផ្ទ. ឥត​ត្រកូល, ឥត​ពូជ, ឥត​អម្បូរ គឺ​ដែល​កើត​ក្នុង​ត្រកូល​ថោក​ថយ...) ។ មាន​ទុក្ខ កើត​ទុក្ខ ។ មាន​ទ្រព្យ ឬ មាន​សម្បត្តិ ដែល​បរិបូរ​ដោយ​ទ្រព្យ​សម្បត្តិ (ព. ផ្ទ. ខ្សត់​ទ្រព្យ, ក្រីក្រ, ទ័ល, ទ័ល​ក្រ ។ មាន​ធម៌ ដែល​ប្រព្រឹត្ត​ឬ​ប្រកាន់​សុចរិត​ឬ​ដែល​មាន​ចិត្ត​ប្រកប​ដោយ​មេត្តា ករុណា; និយាយ​ថា មាន​ធម៌​សប្បុរស ក៏​បាន (ព. ផ្ទ. ឥត​ធម៌ ឬ គ្មាន​ធម៌​សប្បុរស) ។ មាន​នៅ <text:s/>កំពុង​តែ​មាន, ដែល​ឋិត​នៅ ។ មាន​បុណ្យ មាន​ភ័ព្វ, មាន​សំណាង​ខ្ពស់, មាន​យស​ស័ក្តិ... (ព. ផ្ទ. ឥត​បុណ្យ ។ ម. ព. បុណ្យ ទៀត​ផង) ។ មាន​ពុត <text:s/>ដែល​មាន​ចិត្ត​របិញរបុញ (ព. ផ្ទ. ស្លូត​ត្រង់) ។ មាន​ព្រលឹង (ព. គ.) មាន​សាច់, ធាត់ (ព. ផ្ទ. <text:s/>មិន​សូវ​មាន​ព្រលឹង គឺ​ស្គម) ។ មាន​ព្រេង <text:s/>ឬ​មាន​សំណាង មាន​អំពើ​កសាង​មក​ពី​ព្រេង​នាយ (ព. ផ្ទ. ឥត​ព្រេង ឬ ឥត​សំណាង) ។ មាន​ព្រះ​អង្គ (រ. ស. ឬ ស. ស.) ធាត់ (ព. ផ្ទ. ពុំសូវ​មាន​ព្រះ​អង្គ <text:s/>គឺ​ស្គម) ។ មាន​ភ័ព្វ មាន​សំណាង​គួរ​ដល់​សេចក្ដី​សុខ-ចម្រើន, គួរ​ឲ្យ​អ្នក​ធំ​សង្គ្រោះ​បាន : មនុស្ស​មាន​ភ័ព្វ (ព. ផ្ទ. ឥត​ភ័ព្វ, អភ័ព្វ) ។ មាន​មារយាទ ដែល​មាន​មារយាទ​ល្អ, <text:s/>ដែល​មាន​ឫកពា​នឹងធឹង, ស្លូតបូត : ក្មេង​មាន​មារយាទ គឺ​ក្មេង​ដែល​នឹង​ធឹង, មាន​សណ្ដាប់ធ្នាប់, មាន​របប (ព. ផ្ទ. ឥត​មារយាទ, ឥត​របប, រពឹស) ។ មាន​មុខ ឬ មាន​មុខ​មាត់, មាន​មុខ​មាន​ឈ្មោះ <text:s/>ដែល​អាច​ចេញ​មុខ​ក្នុង​ទី​ប្រជុំ​បាន, ដែល​មាន​អ្នក​ធំ​អ្នក​តូច​រាប់អាន​ច្រើន ។ល។ អ្នក​មាន អ្នក​បរិបូរ​ដោយ​ទ្រព្យ​សម្បត្តិ (ព. ផ្ទ. អ្នក​ក្រ) ។ល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7">មាន​កម្ម </text:p>
            <text:p text:style-name="P17">មាន​កូន </text:p>
            <text:p text:style-name="P17">មាន​កំណើត</text:p>
            <text:p text:style-name="P17">មាន​ខ្មាស</text:p>
            <text:p text:style-name="P17">មាន​ខ្លួន </text:p>
            <text:p text:style-name="P17">មាន​គុណ</text:p>
            <text:p text:style-name="P17">មាន​គូ​ស្រករ</text:p>
            <text:p text:style-name="P17">មាន​គំនិត</text:p>
            <text:p text:style-name="P17">មាន​ចិត្ត</text:p>
            <text:p text:style-name="P17">មាន​ចំណេះ</text:p>
            <text:p text:style-name="P14">មាន​ច្បាប់</text:p>
            <text:p text:style-name="P14">មាន​ជីវិត</text:p>
            <text:p text:style-name="P14">មាន​ជោគ</text:p>
            <text:p text:style-name="P14">មាន​ឈ្មោះ </text:p>
            <text:p text:style-name="P14">មាន​ដំណើរ</text:p>
            <text:p text:style-name="P14">មាន​តម្រិះ</text:p>
            <text:p text:style-name="P14">មាន​ត្រកូល</text:p>
            <text:p text:style-name="P14">មាន​ទុក្ខ </text:p>
            <text:p text:style-name="P14"><text:s/>មាន​ទ្រព្យ</text:p>
            <text:p text:style-name="P14">មាន​ធម៌</text:p>
            <text:p text:style-name="P14">មាន​នៅ </text:p>
            <text:p text:style-name="P14">មាន​បុណ្យ</text:p>
            <text:p text:style-name="P14">មាន​ពុត <text:s/></text:p>
            <text:p text:style-name="P14">មាន​ព្រលឹង </text:p>
            <text:p text:style-name="P14">មាន​ព្រេង </text:p>
            <text:p text:style-name="P14">មាន​ព្រះ​អង្គ </text:p>
            <text:p text:style-name="P14">មាន​ភ័ព្វ </text:p>
            <text:p text:style-name="P14">មាន​មារយាទ </text:p>
            <text:p text:style-name="P14">មាន​មុខ</text:p>
            <text:p text:style-name="P16">អ្នក​មាន</text:p>
            <text:p text:style-name="P17"/>
          </table:table-cell>
        </table:table-row>
        <table:table-row>
          <table:table-cell table:style-name="តារាង1.A2" office:value-type="string">
            <text:p text:style-name="P3">៩៤១៤</text:p>
          </table:table-cell>
          <table:table-cell table:style-name="តារាង1.A2" office:value-type="string">
            <text:p text:style-name="P5">មាន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4">សត្វ​ទ្វិ​បាទ​មួយ​ប្រភេទ​ជា​ជាតិ​បក្សី តែ​ហើរ​បាន​ដោយ​ខ្សោយ, ជា​សត្វ​ចិញ្ចឹម​ហៅ​ថា មាន់​ស្រុក ឬ ហៅ​ត្រឹមតែ មាន់ ក៏​បាន, ជា​សត្វ​នៅ​ក្នុង​ព្រៃ ហៅ​ថា មាន់​ព្រៃ ក៏​មាន; មាន់​ស្រុក​មាន​ច្រើន​បែប​គឺ មាន់​ក្រញាស់ មាន​ស្លាប​ក្រញាស​ច្រាង​ឡើង​លើ; មាន់​គក <text:s/>មាន​រូប​ធំ​ជ្រង​ក​ជាង​មាន់​ទាំងពួង; មាន់​ចែ មាន​រូប​តូច​ជាង​មាន់​ទាង បែប​ភាព​ស្រដៀង​នឹង​មាន់​ព្រៃ; មាន់​ទាង <text:s/>មាន​រូប​ធំ​ចុះ​បន្ទាប់​ពី​មាន់​គក​មក; មាន់​នាឡ <text:s/>ឬ មាន់​កណ្ដូង មាន់​ដែល​ត្រងិល​ឥត​កន្ទុយ; មាន់​បារាំង មាន់​ដែល​បាន​ពូជ​ពី​ប្រទេស​បារាំង​មក; មាន់​ម្រេច <text:s/>មាន់​ដែល​មាន​រូប​តូច​ជាង​មាន់​ទាំងពួង <text:s/>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3">៩៤១៥</text:p>
          </table:table-cell>
          <table:table-cell table:style-name="តារាង1.A2" office:value-type="string">
            <text:p text:style-name="P5">មាន​ទណ្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នៈទ័ន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ន “រង្វាស់” + ទណ្ឌ “កំណាត់​ឈើ”) ឈើ​រង្វាស់, ខ្នាត​រង្វាស់​ដូច​យ៉ាង​ម៉ែត្រ​ជាដើម (ហៅ​ថា មាត្រា​ទណ្ឌ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១៦</text:p>
          </table:table-cell>
          <table:table-cell table:style-name="តារាង1.A2" office:value-type="string">
            <text:p text:style-name="P5">មាន់​ទឹ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ត្វ​បក្សី​មួយ​ប្រភេទ មាន​ជើង​វែង ក​វែង​មាត្រ​ស្រដៀង​នឹង​កុក​សាប់ នៅ​អាស្រ័យ​តែ​ក្បែរ​មាត់​ទឹក​ឬ​លើ​ត្រឹប​ឬ​ក៏​បឿ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១៧</text:p>
          </table:table-cell>
          <table:table-cell table:style-name="តារាង1.A2" office:value-type="string">
            <text:p text:style-name="P5">មាន់​ទោ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ត្វ​បក្សី​មួយ​ប្រភេទ មាន​ជើង​វែង​ចំពុះ​ស្រួច សម្បុរ​ក្រហម នៅ​អាស្រ័យ​លើ​ត្រឹប​ឬ​បឿ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១៨</text:p>
          </table:table-cell>
          <table:table-cell table:style-name="តារាង1.A2" office:value-type="string">
            <text:p text:style-name="P5">មាន់​ព្រ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ាន់​ដែល​កើត​នៅ​ក្នុង​ព្រៃ (ម. ព. មាន់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១៩</text:p>
          </table:table-cell>
          <table:table-cell table:style-name="តារាង1.A2" office:value-type="string">
            <text:p text:style-name="P5">មាន់​រងា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ពេល​យប់​ដែល​មាន់​តែង​រងាវ​តាម​ចំណាំ : មាន់​រងាវ​កុះ ពេល​ដែល​មាន់​រងាវ​កុះ​ស្រុះ​គ្នា​ជិត​ភ្លឺ; មាន់​រងាវ​ទឹក​ជោរ <text:s/>ពេល​ដែល​មាន់​រងាវ​ដំណាល​នឹង​វេលា​ទឹក​សមុទ្រ​ជោរ​មុន​អធ្រាត្រ...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០</text:p>
          </table:table-cell>
          <table:table-cell table:style-name="តារាង1.A2" office:value-type="string">
            <text:p text:style-name="P5">មាន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 ; <text:s/>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8">(មាន; មានស៑ &gt; មានះ) សេចក្ដី​ប្រកាន់, ដំណើរ​ប្រកាន់​ខ្លួន, សេចក្ដី​រឹងត្អឹង : មាន​មានះ ។ ខ្មែរ​ប្រើ​ជា គុ. ក៏​បាន : មនុស្ស​មានះ​ គឺ​មនុស្ស​មុខ​រឹង, ចចេស ។ ប្រើ​ជា កិ. ក៏​មាន <text:s/>: កុំ​មានះ​ពេក ! (កុំ​ប្រកាន់​ពេក ! កុំ​រឹងត្អឹង​ពេក !) ។ ព. ពុ. ថា : មានះ​មាន ៣ យ៉ាង​គឺ ១ ប្រកាន់​មាំ​ស៊ុប​ថា មាន​តែ​អញ​ឯង​ជា​អ្នក​ប្រ​សើរ​ជាង​គេ, ក៏​មើល​ងាយ​គេ​ឥត​ជឿ​ស្ដាប់​គោរព​អ្នក​ណា; ២- ប្រកាន់​មាំ​ស៊ប់​ថា​ គេ​និង​អញ​ស្មើ​ៗ​តែ​គ្នា គេ​ម៉េច​អញ​ម៉េច ប្រហែល​តែ​គ្នា, ក៏​ឥត​មាន​ការ​សេព​គប់​រាប់​រក​យក​គេ​ជា​គ្នា; ៣- ប្រកាន់​មាំ​ស៊ប់​ថា អញ​ឯង​ជា​អ្នក​ទន់​ខ្សោយ​ថយ​ថោក​ជាង​គេ, គេ​ដោយ​គេ អញ​ដោយ​អញ, <text:s/>ក៏​ឥត​មាន​ការ​ប្រាស្រ័យ​នឹង​គ្នា, (ព្រោះ​មានះ​នេះ) ...។ មានះ​ទាំង​នេះ ជា​ប្រភព​ឬ​ជា​មូលដ្ឋាន​នៃ​សាមគ្គី​ភេទ...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១</text:p>
          </table:table-cell>
          <table:table-cell table:style-name="តារាង1.A2" office:value-type="string">
            <text:p text:style-name="P5">មាយា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ថ្ងៃ​បណ្ដើរ​កូន; ... ។ កល, កិច្ច​កល, ល្បិច​ល្បង; ពុត, ពុត​ត្បុត, ពុត​ពើ, ដំណើរ​លាក់​ពុត, ដំណើរ​កកិច​កកុច, របិញ​របុញ : មនុស្ស​មាន​មាយា, មាយា​ស្ត្រី ។ ខ្មែរ​ប្រើ​ជា គុ. ក៏​មាន : មនុស្ស​មាយា, ឫក​មាយា, ស្ត្រី​មាយ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្រះ​នាម​ព្រះ​មាតា​នៃ​ព្រះ​សក្យមុនី​គោតម : សម្ដេច​ព្រះ​នាង​មាយា; ច្រើន​ហៅ​ថា ព្រះ​មាយា​ទេវី ឬ ព្រះ​មហា​មាយា, ព្រះ​សិរី​មហា​មាយា (ម. ព. ពុទ្ធ​មាតា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២</text:p>
          </table:table-cell>
          <table:table-cell table:style-name="តារាង1.A2" office:value-type="string">
            <text:p text:style-name="P5">មាយ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ច្រើន​ប្រើ​ជា មាយាវី; មាយិន៑ ឬ មាយាវិន៑) ដែល​មាន​មាយា; សម្រាប់​និយាយ​ផ្សំ​ជាមួយ​នឹង​ពាក្យ មាយា ថា : មាយី​មាយា <text:s/>គឺ​មាន​មាយា​ហួស​ពេក, ច្រើន​និយាយ​ក្លាយ​ថា មយី​មយា (ម. ព. មយី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យី​មាយា </text:p>
          </table:table-cell>
        </table:table-row>
        <table:table-row>
          <table:table-cell table:style-name="តារាង1.A2" office:value-type="string">
            <text:p text:style-name="P3">៩៤២៣</text:p>
          </table:table-cell>
          <table:table-cell table:style-name="តារាង1.A2" office:value-type="string">
            <text:p text:style-name="P5">ម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ំណើរ​រារាំង; ការ​សម្លាប់; សេចក្ដី​ស្លាប់; ... ។ អ្នក​រារាំង, ជំទាស់​មិន​ឲ្យ​អ្នក​ដទៃ​ធ្វើ​បុណ្យ​ធ្វើ​កុសល​កើត; ឈ្មោះ​ទេវ​បុត្រ​ដែល​ជា​សត្រូវ​ចំពោះ​ព្រះ​ពុទ្ធ ។ មារ​ជិ, មារ​ជិត, មារ​ជិន (មារៈ--) អ្នក​ឈ្នះ​មារ (ព្រះ​ពុទ្ធ) ។ មារ​ជ្រែក មារ​ចូល​ជ្រែក​ក្នុង​រូប​កាយ​នៃ​មនុស្ស ។ ព. ប្រ. ហេតុ​អាក្រក់ ដែល​ស្រាប់​តែ​បណ្ដាល​ឡើង​ភ្លាម​នាំ​ឲ្យ​ទាស់​ដំណើរ​កិច្ចការ ឬ​មនុស្ស​ដែល​ជំទាស់​កិច្ចការ​កំពុង​ស្រួល​ឲ្យ​រអាក់​រអួល; និយាយ​ថា មារ​ជ្រែក ឬ មាន​មារ​មក​ជ្រែក ក៏​បាន : កំពុង​តែ​ធ្វើ​ការ​ស្រួល​ៗ ស្រាប់​តែ​មាន​មារ​មក​ជ្រែក​ឲ្យ​ទាស់​ការ​អស់ ! ។ មារ​ធីតា <text:s/>(មារៈធីដា) កូន​ស្រី​របស់​មារ ។ មារ​ព័ន្ធន៍ ចំណង​មារ; ចំណង​កិលេស គឺ​គ្រឿង​សៅហ្មង​ចិត្ត ដែល​ទុក​ដូច​ជា​ចំណង​ពួក​សត្វ ។ ឈ្មោះ​គម្ពីរ​ឬ​បរិច្ឆេទ​មួយ​សម្ដែង​រឿង​ព្រះ​ឧបគុត្តត្ថេរ​ចង​មារ ។ មារ​វិជ័យ (មារៈ--) ជម្នះ​មារ; អ្នក​ឈ្នះ​មារ (ព្រះ​ពុទ្ធ) ។ ព្រះ​ពុទ្ធ​រូប​ដែល​គង់​ផ្គត់​ព្រះ​ភ្នែន​ដាក់​ព្រះ​ហស្ត​ឆ្វេង​ផ្ងារ ព្រះ​អង្គុលី​ផ្ទាប់​លើ​ព្រះ​ភ្នែន​ខាង​ឆ្វេង ព្រះ​ហស្ត​ស្ដាំ​សណ្ដូក​ផ្កាប់​ព្រះ​អង្គុលី​សំយុង​ផ្ទាប់​លើ​ព្រះ​ភ្នែន​ខាង​ស្ដាំ​ហៅ​ថា ព្រះ​មារ​វិជ័យ ឬ ព្រះ​ពុទ្ធ​រូប​មារ​វិជ័យ (ព្រះ​ពុទ្ធ​រូប​ផ្ចាញ់​មារ) <text:s/>។ មារ​សេនា (មារៈសេន៉ា) សេនា​មារ គឺ​ពួក​រេហ៍​ពល​របស់​មារ កាល​ដែល​លើក​មក​ផ្ចាញ់​ព្រះ​ពុទ្ធ ។ មារាធិ​រាជ ក្រុង​មារ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រ​ជ្រែក</text:p>
            <text:p text:style-name="P1">មារ​ធីតា <text:s/></text:p>
            <text:p text:style-name="P1">មារ​ព័ន្ធន៍ </text:p>
            <text:p text:style-name="P1">មារ​វិជ័យ </text:p>
            <text:p text:style-name="P1">មារ​សេនា</text:p>
            <text:p text:style-name="P1">មារាធិរាជ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២៤</text:p>
          </table:table-cell>
          <table:table-cell table:style-name="តារាង1.A2" office:value-type="string">
            <text:p text:style-name="P5">មារគ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ាគ៌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៥</text:p>
          </table:table-cell>
          <table:table-cell table:style-name="តារាង1.A2" office:value-type="string">
            <text:p text:style-name="P5">មារយា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រៈយាត ឬ មាយា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រិយាទា; មយ៌ាទា) ខេត្ត, ដែន; ព្រំ​ដែន; ភ្លឺ (ភ្លឺ​ស្រែ​ជាដើម); ... ។ អាចារៈ, សណ្ដាប់ធ្នាប់, របៀប, របប, ឫក, ឫកពា : មារយាទ​ថោក, មារយាទ​ថ្លៃ, មាន​មារយាទ, ឥត​មារយាទ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៦</text:p>
          </table:table-cell>
          <table:table-cell table:style-name="តារាង1.A2" office:value-type="string">
            <text:p text:style-name="P5">មាល​សា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លៈ​សាល៉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​មាលក​សាល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៧</text:p>
          </table:table-cell>
          <table:table-cell table:style-name="តារាង1.A2" office:value-type="string">
            <text:p text:style-name="P5">មាលក​សា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លៈកៈសាល៉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ល ឬ មាលក) រោង​មាន​រង្វង់, រោង​រាង​មូល (យ៉ាង​ដូច​រោង​មូល​ឥត​មេ​ដំបូល​ជាដើម); បារាំ​រាង​មូល (ហៅ​ថា មាល​សាលា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៨</text:p>
          </table:table-cell>
          <table:table-cell table:style-name="តារាង1.A2" office:value-type="string">
            <text:p text:style-name="P5">មាលត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លៈដី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តូច​មួយ​ប្រភេទ ជា​ពួក​អារាម​ព្រឹក្ស ផ្កា​សម្បុរ​ស មាន​ស្រទាប់​ច្រើន​ដូច​ម្លិះ​រួត តែ​ធំ​ជាង ក្លិន​ក្រអូប​ឈ្ងប់ : មាលតី ជា​អារាម​ព្រឹក្ស សម្រាប់​ដាំ​ជា​លម្អ​ក្នុង​សួន ជិត​ផ្ទះ​ឬ​ដាំ​ក្នុង​ផើង​ធំ​ៗ​ដាក់​ជា​គូ​ៗ​ជិត​លំន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២៩</text:p>
          </table:table-cell>
          <table:table-cell table:style-name="តារាង1.A2" office:value-type="string">
            <text:p text:style-name="P5">មាល័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ល្យ) កម្រង​ផ្កា, ផួង​ផ្កា (ព. កា. ហៅ​មនុស្ស​ប្រុស​ដូច មាលា​ការ ដែរ​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០</text:p>
          </table:table-cell>
          <table:table-cell table:style-name="តារាង1.A2" office:value-type="string">
            <text:p text:style-name="P5">មា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ផ្កា​កម្រង ឬ​កម្រង​ផ្កា, ផួង​ផ្កា ។ រ. ស. មួក : ព្រះ​មាលា, ស្ដេច​ទ្រង់​ព្រះ​មាលា (ហៅ​ដោយ​ប្រៀប​ប្រដូច​នឹង​កម្រង​ផ្កា) ។ មាលា​ចុម្ពដក (--ចុំពៈដក់) ផ្កា​កម្រង​ដែល​ធ្វើ​ជា​មួក, មួក​ផួង​ផ្កា ។ មាលា​ធារី ឬ មាលា​ភារី <text:s/>អ្នក​ពាក់​កម្រង​ផ្កា; បើ​ស្រ្តី​ជា --រិនី (ព. កា.) ។ មាលា​វិក័តិ <text:s/>ផ្កា​កម្រង​ដែល​ក្រង​ចម្រុះ​រំលេច​ឲ្យ​ល្អ​ប្លែក ។ រតន​មាលា (រៈតៈន៉ៈ--) កម្រង​កែវ (កែវ​ដែល​ដោត​ជា​កម្រង) ។ វិជ្ជុ​មាលា (វិច-ជុ--) ខ្សែ​ផ្លេកបន្ទោរ គឺ​ពន្លឺ​ផ្លេកបន្ទោរ​ដែល​ដាល​ច្រវាត់ ។ សុវណ្ណ​មាលា <text:s/>(សុវ៉ាន់ណៈ--) កម្រង​ផ្កា​មាស, ខ្សែ​មាស ។ល។ (ព. កា. ប្រើ​ហៅ​ស្រី​អ្នក​ក្រង​ផ្កា​ថា មាលា ក៏​បាន, ដូច​ជា : រី​យាយ​មាលា​និង​តា​មាល័យ ក្រង​ផ្កា​រាល់​ថ្ងៃ ថ្វាយ​ព្រះ​រាជា ទ្រង់​ប្រោស​ប្រទាន ឲ្យ​មាន​ទ្រព្យា ចិញ្ចឹម​អាត្មា កប​ដោយ​ក្ដី​សុខ ។ លើស​មួយ​ឃ្លា, ក៏​អាច​ប្រើ​ជា​កាព្យ​កាក​គតិ 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លា​ចុម្ពដក </text:p>
            <text:p text:style-name="P1">មាលា​ធារី </text:p>
            <text:p text:style-name="P1">មាលា​វិក័តិ </text:p>
            <text:p text:style-name="P1">រតន​មាលា </text:p>
            <text:p text:style-name="P1">វិជ្ជុ​មាលា</text:p>
            <text:p text:style-name="P1">សុវណ្ណ​មាលា 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៣១</text:p>
          </table:table-cell>
          <table:table-cell table:style-name="តារាង1.A2" office:value-type="string">
            <text:p text:style-name="P5">មាលា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ក្រង​ផ្កា, អ្នក​លក់​ផ្កា​កម្រង; បើ​ស្ត្រី​ជា មាលា​ការិកា <text:s/>ឬ​ មាលា​ការិន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២</text:p>
          </table:table-cell>
          <table:table-cell table:style-name="តារាង1.A2" office:value-type="string">
            <text:p text:style-name="P5">មាលាវិក័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ក័ត</text:p>
          </table:table-cell>
          <table:table-cell table:style-name="តារាង1.D2" office:value-type="string">
            <text:p text:style-name="P2">បា. 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វិកតិ; --វិក្ឫតិ) ផួង​ផ្កា​ដែល​ក្រង​លាយ​ផ្កា​ច្រើន​មុខ​ចម្រុះ​ឆ្លាស់​គ្នា​ (ម. ព. មាលា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៣</text:p>
          </table:table-cell>
          <table:table-cell table:style-name="តារាង1.A2" office:value-type="string">
            <text:p text:style-name="P5">មាល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; សំ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ដែល​មាន​ផ្កា​កម្រង; អ្នក​ប្រដាប់​ឬ​ពាក់​ផ្កា​កម្រង; បើ​ស្ត្រី​ជា មាលិនី (ព. កា.) : <text:s/>រី​ពួក​មាលី និង​មាលិនី រួម​ទី​រាំ​វង់ សស្រោក​សស្រាំ ច្រៀង​រាំ​ពេន​ពង់ ជន​ក្នុង​រឿណ​រង្គ រីករាយ​រាល់​ប្រាណ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៤</text:p>
          </table:table-cell>
          <table:table-cell table:style-name="តារាង1.A2" office:value-type="string">
            <text:p text:style-name="P5">មាល្ប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បុ.</text:p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ក្រៃ, ក្រៃ​ពេក; ម្ល៉េះ; ណាស់; អម្បាយ : ច្រើន​មាល្បាយ, ឆ្ងាយ​មាល្បាយ (ព. កា. ឬ ព. ទេ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៥</text:p>
          </table:table-cell>
          <table:table-cell table:style-name="តារាង1.A2" office:value-type="string">
            <text:p text:style-name="P5">មាស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ខែ; ព្រះ​ចន្ទ្រ ។ ច្រើន​ប្រើ​ជា​បទ​សមាស​ភ្ជាប់​ជាមួយ​នឹង​ឈ្មោះ​ខែ​ទាំង​១២ ឬ​ជាមួយ​នឹង​នាម​សព្ទ​ដទៃ : មិគសិរ​មាស, បុស្ស​មាស ឬ បុស្យ​មាស, មាឃ​មាស, ផល្គុណ​មាស ឬ ផល្គុន​មាស, ចិត្ត​មាស ឬ ចិត្រ​មាស, វិសាខ​មាស, ជេស្ឋ​មាស, អាសាឍ​មាស ឬ អាសាឡ្ហ​មាស, សាវណ​មាស ឬ ស្រាវណ​មាស, ភទ្ទបទា​មាស ឬ ភទ្របទា​មាស, អស្សយុជ​មាស ឬ អស្សុជ​មាស, កត្តិក​មាស ។ ត្រី​មាស ឬ ត្រៃ​មាស ប្រជុំ​នៃ​ខែ​បី, ចំនួន​បី​ខែ : បញ្ជី​ត្រៃ​មាស បញ្ជី​ដែល​ក្នុង​បី​ខែ​ត្រូវ​ធ្វើ​ម្ដង ។ ធម្មាស (ឆ័ម-មាស) ប្រជុំ​នៃ​ខែ ៦, ចំនួន ៦ ខែ : បញ្ជី​ឆម្មាស បញ្ជី​ដែល​ក្នុង ៦ ខែ​ត្រូវ​ធ្វើ​ម្ដង, បញ្ជី​រួម​ដំណើរ​កិច្ចការ​ក្នុង​ចំនួន ៦ ខែ ។ល។ អឌ្ឍ​មាស កន្លះ​ខែ : ប្រាក់​អឌ្ឍ​មាស <text:s/>ប្រាក់​ដែល​ក្នុង​កន្លះ​ខែ​ត្រូវ​បើក​ម្ដង ។ អនុ​មាស លំដាប់​ខែ, រាល់​ខែ : បញ្ជី​អនុ​មាស បញ្ជី​ដែល​ត្រូវ​ធ្វើ​រាល់​ខែ; ប្រាក់​អនុ​មាស <text:s/>ប្រាក់​ដែល​ត្រូវ​បើក​រាល់​ខែ (ប្រាក់​ខែ) ។ល។ មាសា ខែ​ទាំងឡាយ, ច្រើន​ខែ (ព. ក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ិគសិរ​មាស បុស្ស​មាស មាឃ​មាស ផល្គុណ​មាស ចិត្ត​មាស <text:s text:c="2"/>វិសាខ​មាស <text:s/>ជេស្ឋ​មាស <text:s/>អាសាឍ​មាស <text:s/>សាវណ​មាស </text:p>
            <text:p text:style-name="P1">ភទ្ទបទា​មាស</text:p>
            <text:p text:style-name="P1">អស្សយុជ​មាស</text:p>
            <text:p text:style-name="P1">កត្តិក​មាស</text:p>
            <text:p text:style-name="P1">ធម្មាស </text:p>
            <text:p text:style-name="P1">អឌ្ឍ​មាស </text:p>
            <text:p text:style-name="P1">អនុ​មាស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<text:span text:style-name="T5">រតន​វត្ថុ​ពួក​មួយ​ជា​ធាតុ​បរិសុទ្ធ មាន​សាច់​ទន់​ស្វិត​ជាង​ប្រាក់ សម្បុរ​លឿង ជា​របស់​មាន​តម្លៃ សម្រាប់​ប្រើ​ការ​ធ្វើ​ជា​គ្រឿង​ប្រដាប់​កាយ​និង​ការ​រចនា​វិចិត្រ​ផ្សេង​ៗ​ឬ​ចួន​កាល​ប្រទេស​ខ្លះ​ប្រើ​ជា​របស់​ចាយ​ជា​ជំនួស​ប្រាក់​ក៏​មាន : មាស​ឆ្អិន, មាស​ទឹក​ដប់, មាស​ទឹក​ប្រាំ​បួន ។ មាស​ផ្កា​កប្បាស <text:s/>មាស​មួយ​ប្រភេទ​មាន​សម្បុរ​លឿង ។ មាស​សន្លឹក មាស​ដែល​ផែ​យ៉ាង​ស្ដើង​ស្ទើរ​នឹង​ទៅ​ជា​ទឹក ហើយ​កាត់​ជា​បំណែក​តូច​ៗ ដាក់​ក្នុង​ផ្នត់​ក្រដាស​រៀប​ជា​របៀប​ដាក់​ក្នុង​ប្រអប់​សម្រាប់​ប្រើ​ការ​បិទ​ឬ​ទឹប​គ្រឿង​រចនា​ផ្សេង​ៗ ។ល។ (ម. ព. ជម្ពូនទៈ ផង) ។ សម្រាប់​ប្រើ​ផ្សំ​ជាមួយ​នឹង​សព្ទ​ដទៃ <text:s/>ហៅ​ដោយ​ប្រៀប​ប្រដូច​នឹង​មាស​ក៏​មាន​ច្រើន, ដូច​ជា ចេក​មាស, ពស់​</text:span>រំកាច់​មាស, វល្លិ​មាស, សំបួរ​មាស, ស្វាយ​មាស 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ស​ផ្កា​កប្បាស</text:p>
            <text:p text:style-name="P1">មាស​សន្លឹក</text:p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ប្រ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ដែល​មាន​លម្អ​ឬ​មាន​តម្លៃ​ដូច​មាស; អ្នក​ថ្លៃ; ពាក្យ​សម្រាប់​ហៅ​ដោយ​សេចក្ដី​ថ្នាក់​ថ្នម​ទៅ​រក​មនុស្ស​ជា​ទី​ស្រឡាញ់ ដែល​មាន​អានុភាព​ស្មើ​គ្នា​ឬ​តូច​ជាង​ខ្លួន : មាស​ឆ្អិន, មាស​តន់, មាស​ថ្លើម, មាស​ថ្លើម​ថ្លៃ, មាស​ថ្លៃ, មាស​ធំ, មាស​បង, មាស​ប្អូន, មាស​ពន្លក, មាស​ពូ ឬ មាស​មា, មាស​ពៅ, មាស​ពុំងារ, មាស​ព្រលឹង ឬ ព្រលឹង​មាស, មាស​មិត្រ, មាស​ម៉ែ ឬ មាស​ម្ដាយ, មាស​ស្ងួន, មាស​ស្នេហ៍, មាស​ឪ ឬ​មាស​ឪពុក ។ល។ (ព. កា.) : ហៃ​កូន​មាស​ឪ មាស​កុំ​បិទ​ផ្លូវ ចម្រុង​ចម្រើន ត្រូវ​មាស​ឪពុក ក្រវើន​ក្រតើន កុំ​បាច់​ឪ​ក្រើន រំលឹក​រឿ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៦</text:p>
          </table:table-cell>
          <table:table-cell table:style-name="តារាង1.A2" office:value-type="string">
            <text:p text:style-name="P5">មាស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សក់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ឞក) ទម្ងន់​ដែល​ស្មើ​គ្នា​នឹង​សណ្ដែក​រាជ​មាស​មួយ​គ្រាប់; ឈ្មោះ​ប្រាក់​មួយ​ប្រភេទ សម្រាប់​ចាយ​ក្នុង​សម័យ​បុរាណ : ចំនួន​ប្រាំ​មាសក ជាមួយ​បាទ (ព. វិ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៧</text:p>
          </table:table-cell>
          <table:table-cell table:style-name="តារាង1.A2" office:value-type="string">
            <text:p text:style-name="P5">មាសម័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ស-មៃ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ាស + មយ) ដែល​ធ្វើ​ហើយ​ដោយ​មាស, ដែល​យក​មាស​សុទ្ធ​ធ្វើ : ខ្សែ​ក្រវាត់​មាស​ម័យ, ផ្តិល​មាស​ម័យ ។ ច្រើន​ប្រើ​តែ​ក្នុង ព. កា. ។ (ប្រើ​ក្លាយ​ជា មាស​មៃ ក៏​មាន បែរ​ជា​មាន​អត្ថន័យ​ថា “មាស​មាន​មោះមៃ គឺ​មាន​ហ្មង” ទៅ​វិញ, កុំ​ប្រើ, គួរ​ប្រើ​ពាក្យ មាស​ម័យ វិញ : <text:s/>: ហៃ​កែវ​មាស​ម័យ ហេតុ​ម្ដេច​ក៏​ថ្លៃ ពុំ​ចេញ​ចរចា ថា​ម៉េច​ថា​ទៅ នៅ​ស្ងៀម​ដល់​ណា គួរ​ស្ដី​រួសរ៉ា ឲ្យ​រៀម​ធូរ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៨</text:p>
          </table:table-cell>
          <table:table-cell table:style-name="តារាង1.A2" office:value-type="string">
            <text:p text:style-name="P5">មាស​សេ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សៈសែស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ួយ​ខែ​ខាង​ចុង​គិម្ហ​រដូវ : ពី​ត្រឹម​ថ្ងៃ​មួយ​រោច​ខែ​ជេស្ឋ ដល់​ថ្ងៃ ១៥ កើត​ខែ​អាសាឍ ២៩ ថ្ងៃ​នេះ​ហៅ​ថា មាស​សេស (ព. វិ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៣៩</text:p>
          </table:table-cell>
          <table:table-cell table:style-name="តារាង1.A2" office:value-type="string">
            <text:p text:style-name="P5">មាសស្ងួ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ចេក​មួយ​ប្រភេទ ស្រដៀង​នឹង​ចេក​នួន ។ គុ. ឬ ន. មាន​អត្ថន័យ​ថា ដែល​មាន​លម្អ​និង​ចរិយា​ល្អ​ថ្លៃ​ថ្លា ដូច​ជា​មាស​ដែល​គេ​គួរ​តែ​រក្សា​ស្ងួន​គ្រង (ព. កា.) : ហៃ​កែវ​មាស​ស្ងួន ពេល​នេះ​គាប់​ជួន ឲ្យ​បង​មក​ជួប យូរ​ឆ្នាំ​មក​ហើយ រាប់​បាន​ច្រើន​ខួប ទេព្ដា​ឲ្យ​ជួប ក្នុង​ថ្ងៃ​នេះ​ឯ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០</text:p>
          </table:table-cell>
          <table:table-cell table:style-name="តារាង1.A2" office:value-type="string">
            <text:p text:style-name="P5">មាសានុប្បវត្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នុប-ប៉ៈវ័ត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ាស “ខែ” + អនុ “តាម, លំដាប់, ហូរហែ” + បវត្តិ “ដំណឹង”) ដំណឹង​ដែល​ត្រូវ​ប្រាប់​រាល់​ខែ, សំបុត្រ​បក​ខែ (ហៅ​ថា មាសានុ​ប្រព្រឹត្តិ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១</text:p>
          </table:table-cell>
          <table:table-cell table:style-name="តារាង1.A2" office:value-type="string">
            <text:p text:style-name="P5">មាសានុប្រព្រឹត្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ព្រឹត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ាស + អនុ + ប្រវ្ឫត្តិ ) ដូច​គ្នា​នឹង មាសានុប្ប​វត្តិ 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២</text:p>
          </table:table-cell>
          <table:table-cell table:style-name="តារាង1.A2" office:value-type="string">
            <text:p text:style-name="P5">មាសិកជ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ាសិកៈជន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ាសិក “ដែល​ជាប់​ទាក់ទង​ដោយ​ខែ” + ជន) មនុស្ស​អ្នក​ធ្វើ​ការ​យក​ឈ្នួល​ខែ, អ្នក​ស៊ី​ឈ្នួល​ខែ; អ្នក​ស៊ី​ប្រាក់​ខែ ។ ព. ផ្ទ. ទិនិក​ជ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៣</text:p>
          </table:table-cell>
          <table:table-cell table:style-name="តារាង1.A2" office:value-type="string">
            <text:p text:style-name="P5">មាស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ថ្លៃ​ឈ្នួល​ខែ; ប្រាក់​ខែ ។ ព. ផ្ទ. ទិនិ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៤</text:p>
          </table:table-cell>
          <table:table-cell table:style-name="តារាង1.A2" office:value-type="string">
            <text:p text:style-name="P5">ម៉ាស៊ី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រ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Machine) គ្រឿង​ចក្រ, គ្រឿង​យន្ត, យន្ត : ម៉ាស៊ីន​កប៉ាល់, <text:s/>ម៉ាស៊ីន​កិន​ស្រូវ, ម៉ាស៊ីន​ទឹក, ម៉ាស៊ីន​ភ្លើង, ម៉ាស៊ីន​បោះ​កប្បាស, ម៉ាស៊ីន​រថយន្ត ។ល។ (ច្រើន​ហៅ​ក្លាយ​ថា ម៉ាស៊ិន ឬ ម៉ាស៊ឹ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៥</text:p>
          </table:table-cell>
          <table:table-cell table:style-name="តារាង1.A2" office:value-type="string">
            <text:p text:style-name="P5">មិគ​ជា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គៈជា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គ--) ជាតិ​ម្រឹគ, សត្វ​ដែល​រាប់​ចូល​ក្នុង​ពួក​ម្រឹគ : ក្ដាន់, ខ្លា, ឈ្លូស, ប្រើស, រមាំង, សីហៈ ... ជា​មិគ​ជាតិ (ហៅ​ថា ម្រឹគ​ជាតិ <text:s/>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៦</text:p>
          </table:table-cell>
          <table:table-cell table:style-name="តារាង1.A2" office:value-type="string">
            <text:p text:style-name="P5">មិគទាយព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គៈទាយៈពន់ 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គទាយ “ប្រទេស​ដែល​គេ​ឲ្យ​អភ័យ​ដល់​ពួក​ម្រឹគ”, វន “ព្រៃ”; ម្ឫគ--) ព្រៃ​ដែល​ឥស្សរ​ជន​មាន​ក្សត្រិយ៍​ជាដើម​ឲ្យ​អភ័យ​ដល់​ពួក​ម្រឹគ គឺ​ព្រៃ​ដែល​ព្រះ​រាជា​ជាដើម​ហាម​ផ្ដាច់​មិន​ឲ្យ​ឈ្មោះ​ណា​មួយ​បៀត​បៀន​ពួក​ម្រឹគ​ៗ​ដែល​នៅ​អាស្រ័យ​ក្នុង​ព្រៃ​នោះ ក៏​រមែង​បាន​សេចក្ដី​សុខ​ទាំងអស់​គ្នា (ហៅ​ថា ម្រឹគទាយ​ពន --វ័ន ក៏​បាន) : ព្រះ​សក្យមុនី​សម្ពុទ្ធ ទ្រង់​សម្ដែង​ធម្ម​ចក្កនា​ឥសិបតនៈ មិគទាយ​ពន ជិត​ក្រុង​ពារាណសី (សម័យ​បច្ចុប្បន្ន​គេ​ហៅ​ទី​នោះ​ថា សាន៌ាថ Sarnath) ។</text:p>
          </table:table-cell>
          <table:table-cell table:style-name="តារាង1.D2" office:value-type="string">
            <text:p text:style-name="P2">--វ័ន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៧</text:p>
          </table:table-cell>
          <table:table-cell table:style-name="តារាង1.A2" office:value-type="string">
            <text:p text:style-name="P5">មិគព័ន្ធន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គៈព័ន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គពន្ធន; ម្ឫគ--) គ្រឿង​ប្រដាប់​ដាក់​ឲ្យ​ជាប់​ម្រឹគ​ឬ​ឲ្យ​ត្រូវ​ម្រឹគ​ស្លាប់ ដូច​យ៉ាង​អន្ទាក់, បង្កាត់, ខ្នារ, អង្គប់​ជាដើម : ព្រាន​ចាប់​ម្រឹគ​ដោយ​មិគ​ព័ន្ធន៍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៨</text:p>
          </table:table-cell>
          <table:table-cell table:style-name="តារាង1.A2" office:value-type="string">
            <text:p text:style-name="P5">មិគរា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គៈរាច </text:p>
          </table:table-cell>
          <table:table-cell table:style-name="តារាង1.D2" office:value-type="string">
            <text:p text:style-name="P2">បា. 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គ--) ស្ដេច​នៃ​ម្រឹគ, ម្រឹគ​ជា​ស្ដេច (ស្ដេច​ម្រឹគ); បើ​ញី​ជា មិគ​រាជិនី (ហៅ​ថា ម្រឹគ​រាជ ក៏​បាន; បើ​ញី​ជា ម្រឹគ​រាជិនី; ច្រើន​ហៅ​សីហៈ ថា មិគ​រាជ ឬ ម្រឹគ​រា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៤៩</text:p>
          </table:table-cell>
          <table:table-cell table:style-name="តារាង1.A2" office:value-type="string">
            <text:p text:style-name="P5">មិគសិ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គៈសេ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 </text:p>
          </table:table-cell>
          <table:table-cell table:style-name="តារាង1.D2" office:value-type="string">
            <text:p text:style-name="P17">(មាគសិរ ឬ មិគ--; មាគ៌ឝិរ ឬ--ឝីឞ៌) ឈ្មោះ​ខែ​ទី ១ នៃ​ចន្ទគតិ ២៩ ថ្ងៃ : ខែ​មិគសិរ (ហៅ​ថា មាគសិរ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០</text:p>
          </table:table-cell>
          <table:table-cell table:style-name="តារាង1.A2" office:value-type="string">
            <text:p text:style-name="P5">មិងមាំ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ដែល​ងេងងោង​ស្រឡាំងកាំង​ស្ទាក់ស្ទើរ​អារម្មណ៍​មិន​ជាក់​លាក់ : ឈរ​មិងមាំង; គំនិត​មិងមាំង (ម. ព. មមិងមមាំង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១</text:p>
          </table:table-cell>
          <table:table-cell table:style-name="តារាង1.A2" office:value-type="string">
            <text:p text:style-name="P5">មិ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៉ប្រិច​ភ្នែក​ខ្លាំង​សម្ដែង​អាការ​ជា​សញ្ញា​ឲ្យ​អ្នក​ដទៃ​ដឹង​ក្នុង​ដំណើរ​អ្វី​មួយ, ប៉ប្រិច​ភ្នែក​ខ្លាំង​ឲ្យ​សញ្ញា​គ្នា : មិច​ភ្នែក​មិន​ឲ្យ​ព្រម​តាម ។ បិច​យ៉ាង​ធ្ងន់​ដៃ : មិច​ថ្ពាល់​កូន​ក្មេង ។ មិច​មួល ឬ មួល​មិច ចាប់​មួល​បិច ដោយ​ធ្ងន់​ដ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ិច​មួល</text:p>
            <text:p text:style-name="P1">មួល​មិច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៥២</text:p>
          </table:table-cell>
          <table:table-cell table:style-name="តារាង1.A2" office:value-type="string">
            <text:p text:style-name="P5">មិច្ឆ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ច-ឆា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(ជា និ.; មិថ្យា) ខុស, មិន​ពិត, មិនមែន : មនុស្ស​មិច្ឆា មនុស្ស​យល់​តែ​ខាង​ខុស, មនុស្ស​ឆ្វេង​ទាំងស្រុង; ចិត្ត​មិច្ឆា ចិត្ត​ដែល​គិត​ខុស, ចិត្ត​ឆ្វេង​ទាំងស្រុង; (ច្រើន​សំដៅ​សេចក្ដី​ថា ចិត្ត​ឆេវឆាវ, ចិត្ត​អាក្រក់​តក់ម៉ក់); ចិត្ត​មច្ឆេរ​មិច្ឆា (--ម៉ាច់-ឆេ--) <text:s/>ចិត្ត​កំណាញ់​យល់​ខុស​ជា​ត្រូវ ។ល។ ច្រើន​ប្រើ​ជា​បទ​សមាស, ដូច​ជា មិច្ឆាចារ, មិច្ឆា​ជីវៈ, មិច្ឆា​ទិដ្ឋិ, មិច្ឆា​មគ្គ ជាដើម (ម. ព. ទាំង​នុះ) ។ មិច្ឆា​កម្មន្តៈ ន. ការងារ​ខុស (ព. ផ្ទ. សម្មា​កម្មន្តៈ) ។ មិច្ឆាចារ (--ចា) ន. (បា. &lt; មិច្ឆា <text:span text:style-name="T3">“ខុស” + អាចារ “ដំណើរ​ប្រព្រឹត្ត​ស៊ប់; មារយាទ”; សំ. មិថ្យាចារ &lt; មិថ្យា + អាចារ) ដំណើរ​ប្រព្រឹត្ត​ទាស់​ខុស​ប្រពៃណី; មារយាទ​អាក្រក់; ច្រើន​ប្រើ​សំដៅ​សេចក្ដី​ថា “ដំណើរ​លួច​ភរិយា​គេ” : ធ្វើ​មិច្ឆាចារ (ប្រើ​ជា មិថ្យាចារ ក៏​មាន) ។ ព. ផ្ទ. សម្មាចារ ។ មិច្ឆាជីព ឬ--ជីវៈ ន. (បា. &lt; មិច្ឆា + អាជីវ; សំ. មិថ្យាជីវ &lt; មិថ្យា + អាជីវ) ការ​ចិញ្ចឹម​ជីវិត​ខុស ដូច​យ៉ាង​ចាប់​មនុស្ស​លក់​ជា​របរ​ជាដើម (ប្រើ​ជា មិច្ឆាជីវៈ ក៏​បាន; និយាយ​ថា មិច្ឆាអាជីវោ <text:s/>ក៏មាន) ។ ព. ផ្ទ. សម្មាជីព, សម្មាជីវៈ ឬ សម្មា​អាជីវៈ, សម្មា​អាជីវោ ។ មិច្ឆា​ទិដ្ឋិ (--ទិតឋិ) ន. (បា.; សំ. មិថ្យាទ្ឫឞ្ដិ) សេចក្ដី​យល់​ឃើញ​ខុស គឺ​ដំណើរ​យល់​ខុស​អំពី​សេចក្ដី​ពិត ដូច​យ៉ាង​យល់​ឃើញ​ថា មាតា​បិតា​គ្មាន​គុណ, សត្វ​ទាំងអស់​ស្លាប់​ហើយ​លែង​កើត​ទៀត​ជាដើម ។ ព. ផ្ទ. សម្មា​ទិដ្ឋិ ។ មិច្ឆា​ទិដ្ឋិ​ជន <text:s/>(--កៈ-ជន់) ន. ជន​ប្រកប​ដោយ​មិច្ឆា​ទិដ្ឋិ, <text:s text:c="2"/>ជន​អ្នក​មាន​ការ​យល់​ឃើញ​ខុស ។ មិច្ឆា​ពាក្យ ឬ--វាចា (--ពាក ឬ --វាចា) ន. (បា.--វាចា; សំ. មិថ្យា + វាច៑ &gt; វាក៑, វាគ៑ ឬ--វាក្យ) សម្ដី​ខុស គឺ​ការ​ប្រើ​វាចា​ខុស​គន្លង​មាន​ពោល​ពាក្យ​កុហក, ពាក្យ​ញុះញង់​ជាដើម ។ ព. ផ្ទ. សម្មា​ពាក្យ <text:s/>ឬ សម្មា​វាចា ។ មិច្ឆា​ព្យាយាម ន. (បា. --វាយាម; សំ. មិថ្យាវ្យាយាម) ព្យាយាម​ខុស គឺ​ព្យាយាម​ធ្វើ​អំពើ​អាក្រក់​ណាមួយ ។ ព. ផ្ទ. សម្មា​ព្យាយាម ។ មិច្ឆា​មគ្គ (--ម័ក) ន. (បា.; សំ. មិថ្យា + មាគ៌) ផ្លូវ​ខុស គឺ​ផ្លូវ​ឬ​គន្លង​ដែល​មិន​ពិត ។ តាម​លទ្ធិ​ពុទ្ធ​សាសនា​ថា សេចក្ដី​យល់​ឃើញ​ខុស, សេចក្ដី​ត្រិះរិះ​ខុស, វាចា​ខុស, ការងារ​ខុស, ការ​ចិញ្ចឹម​ជីវិត​ខុស, ព្យាយាម​ខុស, ស្មារតី​ខុស, ដំណើរ​តាំង​ចិត្ត​ស្មិងស្មាធិ៍​ខុស​... ទាំងនេះ​ជា មិច្ឆា​មគ្គ ។ ព. ផ្ទ. សម្មា​មគ្គ ។ មិច្ឆា​វាចា (ដូច​គ្នា​នឹង មិច្ឆា​ពាក្យ ដែរ) ។ មិច្ឆា​វាយាមៈ <text:s/>(ដូច​គ្នា​នឹង មិច្ឆា​ព្យាយាម ដែរ) ។ មិច្ឆា​សង្កប្បៈ សេចក្ដី​ត្រិះរិះ​ខុស (ព. ផ្ទ. សម្មា​សង្កប្បៈ) ។ មិច្ឆា​សតិ <text:s/>សតិ​ខុស, ការ​រលឹក​ខុស (ព. ផ្ទ. សម្មា​សតិ) ។ មិច្ឆា​សមាធិ សមាធិ​ខុស (ព. ផ្ទ. សម្មា​សមាធិ) ។ មិច្ឆា​អាជីព, អាជីវៈ , --អាជីវោ (ដូច​គ្នា​នឹង មិច្ឆាជីព ដែរ) ។ល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ិច្ឆាចារ មិច្ឆាជីវៈ </text:p>
            <text:p text:style-name="P1">មិច្ឆា​ទិដ្ឋិ </text:p>
            <text:p text:style-name="P1">មិច្ឆា​មគ្គ</text:p>
            <text:p text:style-name="P1">មិច្ឆា​កម្មន្តៈ </text:p>
            <text:p text:style-name="P7">មិច្ឆា​ទិដ្ឋិ​ជន </text:p>
            <text:p text:style-name="P7">មិច្ឆា​ពាក្យ</text:p>
            <text:p text:style-name="P7">មិច្ឆា​ព្យាយាម</text:p>
            <text:p text:style-name="P7">មិច្ឆា​វាចា</text:p>
            <text:p text:style-name="P7">មិច្ឆាវាយាមៈ</text:p>
            <text:p text:style-name="P7">មិច្ឆាសង្កប្បៈ</text:p>
            <text:p text:style-name="P7">មិច្ឆាសតិ​</text:p>
            <text:p text:style-name="P7">មិច្ឆាសមាធិ</text:p>
            <text:p text:style-name="P7"/>
          </table:table-cell>
        </table:table-row>
        <table:table-row>
          <table:table-cell table:style-name="តារាង1.A2" office:value-type="string">
            <text:p text:style-name="P3">៩៤៥៣</text:p>
          </table:table-cell>
          <table:table-cell table:style-name="តារាង1.A2" office:value-type="string">
            <text:p text:style-name="P5">មិច្ឆា --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ក្នុង​ពាក្យ មិច្ឆ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៤</text:p>
          </table:table-cell>
          <table:table-cell table:style-name="តារាង1.A2" office:value-type="string">
            <text:p text:style-name="P5">មិតភាណ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ៈភានី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គុ. ឬ ន. </text:p>
          </table:table-cell>
          <table:table-cell table:style-name="តារាង1.D2" office:value-type="string">
            <text:p text:style-name="P1">(មិត “ពាក្យ​ដែល​គួរ​រាប់​បាន, រាប់​ហើយ; ពាក្យ​គួរ​ដល់​ប្រមាណ, ល្មម​ត្រឹមត្រូវ;...” + ភាណី “ដែល​និយាយ ឬ​អ្នក​និយាយ”) ដែល​ចេះ​និយាយ​ស្ដី ឬ​អ្នក​ចេះ​និយាយ​ស្ដី​គួរ​ដល់​ប្រមាណ គឺ​ចេះ​លៃលក​ពាក្យ​សម្ដី​ឲ្យ​គួរ​ដល់​ការ មិន​ឲ្យ​លើស​មិន​ឲ្យ​ខ្វះ មិន​ឲ្យ​ហួស​ហេតុ​ហួស​ដំណើរ : មនុស្ស​នុ៎ះ​ជា​មិត្ត​ភាណី; បើ​ស្រ្តី​ជា មិត្ត​ភាណិន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៥</text:p>
          </table:table-cell>
          <table:table-cell table:style-name="តារាង1.A2" office:value-type="string">
            <text:p text:style-name="P5">ម៉ិតប្រ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៉េតប្រា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៦</text:p>
          </table:table-cell>
          <table:table-cell table:style-name="តារាង1.A2" office:value-type="string">
            <text:p text:style-name="P5">មិត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ដែល​រាប់អាន​គ្នា​ជិតដិត, មនុស្ស​ដែល​ស្រឡាញ់​រាប់​រក​គ្នា​យ៉ាង​ជិតស្និទ្ធ, សំឡាញ់; មិត្ត​មាន​ពីរ​យ៉ាង​គឺ កល្យាណ​មិត្ត មិត្ត​ដែល​មាន​អធ្យាស្រ័យ​ល្អ; បាប​មិត្ត មិត្ត​ដែល​មាន​អធ្យាស្រ័យ​អាក្រក់ : បុគ្គល​គួរ​កុំ​សេព​គប់​បាប​មិត្ត, គួរ​សេព​គប់​តែ​កល្យាណ​មិត្ត, ប៉ុន្តែ​គួរ​ប្រយ័ត្ន​កុំ​ធ្វើ​បាប​មិត្ត​ឲ្យ​ក្លាយ​ជា​សត្រូវ​ឡើយ (ព. ពុ.) ។ ពាក្យ មិត្ត ឬ មិត្រ នេះ បា. សំ. ប្រើ​ជា​នបុំសកលិង្គ ទោះ​បុរស​ក្ដី ស្ត្រី​ក្ដី ក៏​នៅ​តែ​ប្រើ​ជា មិត្ត ឬ មិត្រ ដូច​គ្នា : កូន​ប្រុស​អ្នក​វា​ជា​មិត្រ​នឹង​កូន​ប្រុស​ខ្ញុំ; នាង​កញ្ញា​ពីរ​នាក់​ហ្នឹង​វា​ជា​មិត្រ​នឹង​គ្នា​យូរ​ឆ្នាំ​ហើយ; ខ្លា​ឈ្មោល​ជា​មិត្រ​នឹង​ខ្លា​ឈ្មោល; ចចក​ញី​ជា​មិត្រ​នឹង​ចចក​ញី ។ល។ ម្ដាយ​ជា​មិត្រ​ជិតដិត​ស្និទ្ធស្នាល​នឹង​កូន​ប្រុស​ស្រី​ក្នុង​លំនៅ​របស់​ខ្លួន; បុណ្យ​ដែល​គេ​បាន​ធ្វើ​ហើយ​ខ្លួន​គេ ជា​មិត្រ​របស់​គេ​ក្នុង​លោក​ខាង​មុខ (ពុទ្ធ​ភាសិត) ។ (បា. សំ. មិន​ផ្លាស់​តាម​លិង្គ​ដូច បារ. ប្រុស​ជា Ami ស្រី​ជា Amie ទេ ដ្បិត មិត្ត ឬ មិត្រ <text:s/>នេះ​ជា ន. មិនមែន​ជា គុ.) ។</text:p>
          </table:table-cell>
          <table:table-cell table:style-name="តារាង1.D2" office:value-type="string">
            <text:p text:style-name="P2">មិត្រ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៧</text:p>
          </table:table-cell>
          <table:table-cell table:style-name="តារាង1.A2" office:value-type="string">
            <text:p text:style-name="P5">មិត្ត​ទ្រុស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ៈទ្រុស 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ដែល​ទ្រុស្ត​មិត្ត; ដំណើរ​ទ្រុស្ត​មិត្ត : <text:span text:style-name="T3">មនុស្ស​មិត្ត​ទ្រុស្ត, ចិត្ត​មិត្ត​ទ្រុស្ត ឬ--ទ្រុះ; កុំ​ធ្វើ​មិត្ត​ទ្រុស្ត​រក​គ្នា (ម. ព. មិត្ត, ទ្រុស្ត និង ទ្រុះ ផង) ។</text:span></text:p>
          </table:table-cell>
          <table:table-cell table:style-name="តារាង1.D2" office:value-type="string">
            <text:p text:style-name="P2">--ទ្រុ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៨</text:p>
          </table:table-cell>
          <table:table-cell table:style-name="តារាង1.A2" office:value-type="string">
            <text:p text:style-name="P5">មិត្ត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ៈភាប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ភាវ; មិត្រ + ភាវ) ភាព​ឬ​ភាវៈ​នៃ​មិត្ត គឺ​បែបបទ​សណ្ដាប់ធ្នាប់​របស់​មិត្ត : រាប់អាន​គ្នា​ដោយ​មិត្ត​ភាព; និយាយ​ស្តី​រក​គ្នា​ដោយ​មិត្ត​ភាព (ប្រើ​ជា មិត្រ​ភាព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៥៩</text:p>
          </table:table-cell>
          <table:table-cell table:style-name="តារាង1.A2" office:value-type="string">
            <text:p text:style-name="P5">មិត្ត​ភេ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ៈភេ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ត្រ--) ដំណើរ​ផ្សេង​ឬ​ការ​បែក​ចាក​មិត្ត គឺ​ដំណើរ​ផ្សេង​ទីទៃ​ឬ​ការ​បែក​ឃ្លាត​ចាក​មិត្ត​ព្រោះ​ព្រាត់​ប្រាស​និរាស ឬ​ព្រោះ​ឈ្លោះ​ទាស់ទែង​គ្នា (សរសេរ​ជា មិត្រ​ភេទ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០</text:p>
          </table:table-cell>
          <table:table-cell table:style-name="តារាង1.A2" office:value-type="string">
            <text:p text:style-name="P5">មិត្ត​ភ្ង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ភ្ង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ត្ត + ខ្មែរ ភ្ងា) មិត្ត​ជា​ទី​ស្រឡាញ់ (ម. ព. ភ្ងា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១</text:p>
          </table:table-cell>
          <table:table-cell table:style-name="តារាង1.A2" office:value-type="string">
            <text:p text:style-name="P5">មិត្ត​លា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ៈលាប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ត្រ--) ការ​បាន​មិត្ត គឺ​ការ​បាន​គ្នា​ថ្មី​មក​ជា​មិត្ត ឬ​បាន​អ្នក​ដែល​មិន​ធ្លាប់​ជិតដិត​ស្និទ្ធស្នាល​មក​ជា​គ្នា (សរសរ​ជា មិត្រ​លាភ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២</text:p>
          </table:table-cell>
          <table:table-cell table:style-name="តារាង1.A2" office:value-type="string">
            <text:p text:style-name="P5">មិត្ត​សន្ថវ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ៈសន់-ថៈវ៉ៈភាប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ភាវ) ភាវៈ​ឬ​ភាព​នៃ​ការ​នៅ​រួបរួម​ជា​មួយ​នឹង​មិត្ត : មិត្ត​សន្ថវ​ភាព​នៃ​ពួក​ជន​អ្នក​មាន​សាមគ្គី ជា​រស​ឆ្ងាញ់​ជាង​រស​នៃ​ភោជនាហារ​ទាំងពួង ព្រោះ​ឆ្ងាញ់​យូរ​អង្វែង​ណាស់ (ព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៣</text:p>
          </table:table-cell>
          <table:table-cell table:style-name="តារាង1.A2" office:value-type="string">
            <text:p text:style-name="P5">មិត្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ិត្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៤</text:p>
          </table:table-cell>
          <table:table-cell table:style-name="តារាង1.A2" office:value-type="string">
            <text:p text:style-name="P5">មិត្រ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្រៈភាប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ិត្ត​ភាព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៥</text:p>
          </table:table-cell>
          <table:table-cell table:style-name="តារាង1.A2" office:value-type="string">
            <text:p text:style-name="P5">មិត្រ​ភេ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្រៈភេ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ិត្ត​ភេទ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៦</text:p>
          </table:table-cell>
          <table:table-cell table:style-name="តារាង1.A2" office:value-type="string">
            <text:p text:style-name="P5">មិត្រ​ភ្ង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ិត្ត​ភ្ង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៧</text:p>
          </table:table-cell>
          <table:table-cell table:style-name="តារាង1.A2" office:value-type="string">
            <text:p text:style-name="P5">មិត្រ​លា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្រៈ លាប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ិត្ត​លា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៨</text:p>
          </table:table-cell>
          <table:table-cell table:style-name="តារាង1.A2" office:value-type="string">
            <text:p text:style-name="P5">មិត្រាភិប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ត្រា--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ិត្រ + អភិបាល; មិត្ត + --) ការ​រក្សា​មិត្រ គឺ​ការ​ជួយ​គ្រប់គ្រង​រក្សា​មិត្រ​ដោយ​ពុំ​មើល​បំណាំ : មាន​មិត្រាភិបាល, ធ្វើ​មិត្រាភិបា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៦៩</text:p>
          </table:table-cell>
          <table:table-cell table:style-name="តារាង1.A2" office:value-type="string">
            <text:p text:style-name="P5">មិថិ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៉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ក្រុង​មួយ​របស់​ដែន​វិទេហៈ (ប្រទេស​ឥណ្ឌា) ក្នុង​សម័យ​បុរាណ​ព្រេង​នាយ, ឋិត​នៅ​ខាង​ទិស​ឦសាន​នៃ​ដែន​បាំង័្គល​ឬ​បេង័្គល​សព្វ​ថ្ងៃ​នេះ; មាន​និយាយ​ចេញ​ឈ្មោះ​ជា​ញឹក​ញយ​ក្នុង​គម្ពីរ​ជាតក​ផ្នែក​ខាង​ពុទ្ធ​សាសនា : នគរ​មិថិល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០</text:p>
          </table:table-cell>
          <table:table-cell table:style-name="តារាង1.A2" office:value-type="string">
            <text:p text:style-name="P5">មិថុ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ថុន) គូ, គូ​នៃ​បុរស​និង​ស្ត្រី; ឈ្មោះ​ខែ​ទី ៣ នៃ​សុរិយ​គតិ, មាន ៣០ ថ្ងៃ, ត្រូវ​គ្នា​នឹង​ខែ​យូវ័ង (ខែ​ទី ៦) បារាំង​សែស : ខែ​មិថុនា (ហៅ មិថុន​រាសី ក៏​បាន) ។ សព្វ​ថ្ងៃ​ប្រើ​ជា មិថុនា (--ន៉ា) ជា​ខែ​ទី ៦ ដែរ ។</text:p>
          </table:table-cell>
          <table:table-cell table:style-name="តារាង1.D2" office:value-type="string">
            <text:p text:style-name="P2">មិថុន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១</text:p>
          </table:table-cell>
          <table:table-cell table:style-name="តារាង1.A2" office:value-type="string">
            <text:p text:style-name="P5">មិថុន​រាស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ថុន៉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ិថុន និង រាស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២</text:p>
          </table:table-cell>
          <table:table-cell table:style-name="តារាង1.A2" office:value-type="string">
            <text:p text:style-name="P5">មិថ្យាច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ថ្យាច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ិច្ឆា និង មិច្ឆាចារ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៣</text:p>
          </table:table-cell>
          <table:table-cell table:style-name="តារាង1.A2" office:value-type="string">
            <text:p text:style-name="P5">មិទ្ធ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ិត-ធ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ិទ្ធ) សេចក្ដី​ងុយ​ដេក; (រ. ស. ប្រើ​ជា កិ.) : ទ្រង់​ព្រះ​មិទ្ធៈ គឺ​ទ្រង់​ងុយ​ផ្ទំ ។ នមិទ្ធៈ (នៈមិត-ធៈ) មិន​ងុយ​ដេក (សំ. បា. ស. ប្រើ​ជា រ. ស.) : ទ្រង់​ព្រះ​នមិទ្ធៈ គឺ​ទ្រង់​ពុំ​ងុយ​ផ្ទំ (ម. ព. ថីនមិទ្ធៈ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៤</text:p>
          </table:table-cell>
          <table:table-cell table:style-name="តារាង1.A2" office:value-type="string">
            <text:p text:style-name="P5">មិ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ាក្យ​និបាត​ជា​បដិសេធ​សម្រាប់​និយាយ​នាំ​មុខ កិ., គុ. ឬ កិ. វិ. មាន​សេចក្ដី​ថា “ពុំ, ឥត” : មិន​កើត, មិន​ឃើញ, មិន​ដឹង, មិន​ធំ, មិន​តូច, មិន​ល្អ, មិន​អាក្រក់; មិន​ឆាប់, មិន​យូរ, មិន​យឺត, មិន​លឿន ។ល។ មិន​ជា ពុំជា ។ មិន​ជាបើ, មិន​សម​បើ, មិន​សម​បី​បើ ពុំ​ជា​បើ, ពុំ​សម​បើ, ពុំ​សម​បី​បើ ។ល។ (ម. ព. ពុំ ផង) ។ ក្នុង​សង្កាត់​សេចក្ដី​ជា​បដិសេធ​នីមួយ, កាល​ណា​បើ​ប្រើ​ពាក្យ មិន, ពុំ ឬ ឥត នេះ​ជា​ខាង​ដើម​ហើយ​នឹង​ប្រើ​ពាក្យ​ថា ក៏​ទេ <text:s/>នេះ​ជា​ខាង​ចុង​ផង​ពុំ​បាន​ឡើយ, ដូច​ជា : ខ្ញុំ​មិន​ដែល​បាន​ឃើញ​ក៏​ទេ, ពុំ​ដែល​បាន​ឮ​ក៏​ទេ, ឥត​ដែល​បាន​ដឹង​ក៏​ទេ <text:s/>ប្រើ​យ៉ាង​នេះ​ពេញ​ជា​ខុស​ទាំងស្រុង ព្រោះ​ត្រឡប់​ក្លាយ​សេចក្ដី​មិន​មែន​ជា​បដិសេធ​ទៅ​វិញ; ត្រូវ​ប្រើ​ពាក្យ ទេ, ឡើយ ឬ សោះ នេះ​វិញ : ខ្ញុំ​មិន​ដែល​បាន​ឃើញ​ទេ, ពុំ​ដែល​បាន​ឮ​ឡើយ, ឥត​ដែល​បាន​ដឹង​សោះ; ឯ​ពាក្យ ក៏​ទេ នេះ​ជា​សព្ទ​បដិសេធ​សម្រាប់​ប្រើ​បាន​តែ​ជាមួយ​នឹង​ពាក្យ​ថា នឹង <text:s/>រៀង​នៅ​ជា​ខាង​ដើម, ដូច​ជា : ខ្ញុំ​នឹង​ដែល​បាន​ឃើញ​ក៏​ទេ, នឹង​ដែល​បាន​ឮ​ក៏​ទេ​ដែរ, នឹង​ដែល​បាន​ដឹង​ក៏​ទេ​សោះ គឺ​ខ្ញុំ​មិន​ដែល​បាន​ឃើញ​ទេ, ... , ...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ិន​កើត</text:p>
            <text:p text:style-name="P1">មិន​ឃើញ</text:p>
            <text:p text:style-name="P1"><text:s/>មិន​ដឹង</text:p>
            <text:p text:style-name="P1">មិន​ធំ</text:p>
            <text:p text:style-name="P1">មិន​តូច</text:p>
            <text:p text:style-name="P1">មិន​ល្អ</text:p>
            <text:p text:style-name="P1">មិន​អាក្រក់</text:p>
            <text:p text:style-name="P1">មិន​ឆាប់</text:p>
            <text:p text:style-name="P1">មិន​យូរ</text:p>
            <text:p text:style-name="P1">មិន​យឺត</text:p>
            <text:p text:style-name="P1">មិន​លឿន </text:p>
            <text:p text:style-name="P1">មិន​ជា</text:p>
            <text:p text:style-name="P1">មិន​ជា​បើ</text:p>
            <text:p text:style-name="P1">មិន​សម​បើ</text:p>
            <text:p text:style-name="P1">មិន​សម​បី​បើ </text:p>
            <text:p text:style-name="P1">ពុំ​ជា​បើ</text:p>
            <text:p text:style-name="P1">ពុំ​សម​បើ</text:p>
            <text:p text:style-name="P1">ពុំ​សម​បី​បើ</text:p>
          </table:table-cell>
        </table:table-row>
        <table:table-row>
          <table:table-cell table:style-name="តារាង1.A2" office:value-type="string">
            <text:p text:style-name="P3">៩៤៧៥</text:p>
          </table:table-cell>
          <table:table-cell table:style-name="តារាង1.A2" office:value-type="string">
            <text:p text:style-name="P5">ម៉ិ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ញ៉ិម) ។</text:p>
          </table:table-cell>
          <table:table-cell table:style-name="តារាង1.D2" office:value-type="string">
            <text:p text:style-name="P2">ម៉ឹម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៦</text:p>
          </table:table-cell>
          <table:table-cell table:style-name="តារាង1.A2" office:value-type="string">
            <text:p text:style-name="P5">ម៉ិម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សំឡេង​មៀម​យំ ។</text:p>
          </table:table-cell>
          <table:table-cell table:style-name="តារាង1.D2" office:value-type="string">
            <text:p text:style-name="P2">ម៉ឹម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៧</text:p>
          </table:table-cell>
          <table:table-cell table:style-name="តារាង1.A2" office:value-type="string">
            <text:p text:style-name="P5">មិលក្ខ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ៈល័កខ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(ម្លេច្ឆ) <text:s/>ដែល​មាន​ភាសា​មិន​ច្បាស់​លាស់, ដែល​និយាយ​ស្តី​មិន​សូវ​ត្រូវ​តាម​ខ្យល់​អក្សរ; មនុស្ស​ព្រៃ, មនុស្ស​អ្នក​ស្រុក​ចុងកាត់​មាត់ញក ឬ​ដែល​នៅ​ឆ្ងាយ​ពី​ទី​ប្រជុំ​ជន : មនុស្ស​មិលក្ខៈ; ពួក​មិលក្ខៈ (ស្ត្រី​ជា មិលក្ខា ឬ មិលក្ខី ក៏​បាន) ។ មិលក្ខ​ជាតិ (មិល័ក-ខៈជាត) ន. (បា. សំ. ម្លេច្ឆជាតិ) ជាតិ​មិលក្ខៈ, មនុស្ស​ជាតិ​មិលក្ខៈ (ហៅ​ថា មិលក្ខ​មនុស្ស ក៏​បាន) ។ មិលក្ខ​ប្រទេស (មិល័ក-ខៈ--) ន. (បា. មិលក្ខទេស; សំ. ម្លេច្ឆទេឝ) ប្រទេស​ដែល​ពួក​មនុស្ស​មិលក្ខៈ​នៅ, បច្ចន្ត​ជនបទ, ប្រទេស​ចុងកាត់​មាត់ញក ។ មិលក្ខ​ភាសា (មិល័ក-ខៈ--) ន. (បា.; សំ. ម្លេច្ឆភា<text:span text:style-name="T1">ឞ​ា</text:span>) ភាសា​មនុស្ស​មិលក្ខៈ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ិលក្ខ​ជាតិ </text:p>
            <text:p text:style-name="P1"/>
            <text:p text:style-name="P1">មិលក្ខ​ប្រទេស</text:p>
            <text:p text:style-name="P1">មិលក្ខ​ភាសា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៧៨</text:p>
          </table:table-cell>
          <table:table-cell table:style-name="តារាង1.A2" office:value-type="string">
            <text:p text:style-name="P5">មិល្លីម៉ែត្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ើល​ក្នុង​ពាក្យ ម៉ែត្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៧៩</text:p>
          </table:table-cell>
          <table:table-cell table:style-name="តារាង1.A2" office:value-type="string">
            <text:p text:style-name="P5">មី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ចិ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ម្សៅ​ហាន់​មួយ​ប្រភេទ សម្បុរ​លឿង សាច់​ស្វិត​បន្តិច​ជាង​គុយ​ទាវ ។ ឈ្មោះ​ម្ហូប​ដែល​ចម្អិន​ដោយ​ម្សៅ​មី​ព្រម​ទាំង​គ្រឿង​សម្រាប់​ផ្សំ​ផង : ឆា​មី; មី​ទឹក, មី​គោក, មី​ឆ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ុ. ស.</text:p>
          </table:table-cell>
          <table:table-cell table:style-name="តារាង1.D2" office:value-type="string">
            <text:p text:style-name="P1">សម្ដី​ក្លាយ​ឃ្លាត​មក​ពី មេ ប្រើ​ជា​សម្ដី​សាមញ្ញ​ថា មី​នេះ, មី​នោះ <text:s/>គួរ​កុំ​ប្រើ, គួរ​ប្រើ <text:s/>មេ វិញ : មេ​នេះ, មេ​នោ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០</text:p>
          </table:table-cell>
          <table:table-cell table:style-name="តារាង1.A2" office:value-type="string">
            <text:p text:style-name="P5">មីង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ាក្យ​សម្រាប់​កូន​របស់​បង​ស្រី​ហៅ​ស្រ្តី​ជា​ប្អូន​របស់​មាតា​ឬ​របស់​បិតា (ម្ដាយ​មីង) ។ ហៅ​ស្ត្រី​ដទៃ​មិន​មែន​ជា​ញាតិ ដែល​មាន​វ័យ​ក្មេង​ជាង​មាតា​បិតា​របស់​ខ្លួន​ក៏​បាន ដោយ​ទុក​ដាក់​ថា​ដូច​ជា​ប្អូន​ស្រី​របស់​មាតា​បិតា (ម. ព. មា និង ម្ដាយ​មីង ផង) ។ គួរ​កុំ​និយាយ​ច្រឡំ​ថា មី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វាយ​មាន​រស​ជូរ ពួក​ស្វាយ​មាស​តែ​ផ្លែ​ធំ​ៗ​ស្រដៀង​នឹង​ស្វាយ​ក្បាល​ដំរី : ស្វាយ​មី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ស្វាយ​មីង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៨១</text:p>
          </table:table-cell>
          <table:table-cell table:style-name="តារាង1.A2" office:value-type="string">
            <text:p text:style-name="P5">មី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ីន) ត្រី; ឈ្មោះ​ខែ​ទី ១២ នៃ​សុរិយ​គតិ, មាន ៣១ ថ្ងៃ, ត្រូវ​គ្នា​នឹង​ខែ​ម៉ារ្ស (ខែ​ទី ៣) បារាំង​សែស : ខែ​មីន <text:s/>(ហៅ​ថា មីន​រាសី ក៏​បាន) ។ សព្វ​ថ្ងៃ​ប្រើ​ជា មីនា ជា​ខែ​ទី ៣ ដែរ ។ (តាម​សំឡេង​អក្សរ​ខ្មែរ​ត្រូវ​អាន​ថា មីនា, ប៉ុន្តែ​ទម្លាប់​ទាញ​ឲ្យ​ថា មីន៉ា ក៏​ក្លាយ​ទៅ​ជា អញ្ញត្រ​សព្ទ) ។</text:p>
          </table:table-cell>
          <table:table-cell table:style-name="តារាង1.D2" office:value-type="string">
            <text:p text:style-name="P2">មីន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២</text:p>
          </table:table-cell>
          <table:table-cell table:style-name="តារាង1.A2" office:value-type="string">
            <text:p text:style-name="P5">មីន​រាស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ីន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ី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៣</text:p>
          </table:table-cell>
          <table:table-cell table:style-name="តារាង1.A2" office:value-type="string">
            <text:p text:style-name="P5">មីរ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ច្រើន, តាន់តាប់, កកកុញ, ត្រៀបត្រា; ផេរ : មនុស្ស​មីរ, ក្បាល​មីរ, មីរ​ដេរដាស ។ ប្រើ​ជា កិ. វិ. ក៏​បាន : ឈរ​មីរ, កន្ទុំរុយ​ហើរ​មី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ទូទឹម​ឈ្លប់, ងងឹត​ឈ្លប់ រក​កល់​ភ្លៀង (ប្រើ​ចំពោះ​តែ​មេឃ) : មេឃ​មីរ (ព. កា.) : មេឃ​មីរ​ស្រទំ មៀង​មើល​ទៅ​ភ្នំ ឃើញ​សុទ្ធ​តែ​អ័ភ្រ ងងឹត​បែក​ផ្សែង ក្រែង​ភ្លៀង​ធ្លាក់​ឆាប់ ខំ​រត់​ប្រញាប់ ស្រាប់​តែ​ភ្លៀង​ទាន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ឃ​មីរ </text:p>
          </table:table-cell>
        </table:table-row>
        <table:table-row>
          <table:table-cell table:style-name="តារាង1.A2" office:value-type="string">
            <text:p text:style-name="P3">៩៤៨៤</text:p>
          </table:table-cell>
          <table:table-cell table:style-name="តារាង1.A2" office:value-type="string">
            <text:p text:style-name="P5">មីសួ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ចិ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្សៅ​ពោត​ដែល​រោយ​ជា​សរសៃ​នំ​បញ្ចុក​ហើយ​ហាល​ថ្ងៃ​ឲ្យ​ស្ងួត មាន​រស​ប្រៃ​បន្តិច​ៗ មាន​សម្បុរ​ស​ស្រអាប់​ជាង​តាំងហ៊ុន សម្រាប់​ប្រើ​ជា​ម្ហូប​ក្រៀម... , ឬ​ប្រើ​ប្រកប​ធ្វើ​ជា​បង្អែម​ក៏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៥</text:p>
          </table:table-cell>
          <table:table-cell table:style-name="តារាង1.A2" office:value-type="string">
            <text:p text:style-name="P5">មឹ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យ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ត្រី​សមុទ្រ​មួយ​ប្រភេទ រាង​សំប៉ែត​មាន​ពុក​មាត់​ច្រើន អាចម៍​វា​មាន​សម្បុរ​ខ្មៅ​រលើប ធ្វើ​ជា​ទឹក​ខ្មៅ​សរសេរ​បាន; ត្រី​នេះ​ចិន​ហៅ <text:span text:style-name="T1">យៀវហ៊‌ឺ </text:span>, ខ្មែរ​ហៅ​ក្លាយ​ជា <text:span text:style-name="T1">យូហ៊‌ឺ</text:span><text:span text:style-name="T2">; </text:span>សៀម​សរសេរ ហ្មឹក <text:s/>“ទឹក​ខ្មៅ; ត្រី​មឹក”; ខ្មែរ​ស្រុក​ខ្លះ​ហៅ​ទឹក​ខ្មៅ​ថា ទឹក​មឹក ក៏​មាន, ហៅ​ជាប់​តាម​ទម្លាប់​ពី​ក្នុង​សម័យ​បុរាណ ដែល​អ្នក​ខ្លះ​យក​អាចម៍​ត្រី​មឹក​មក​រម្ងាស់​ធ្វើ​ជា​ទឹក​ខ្ម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៦</text:p>
          </table:table-cell>
          <table:table-cell table:style-name="តារាង1.A2" office:value-type="string">
            <text:p text:style-name="P5">មឹ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ល. ស.</text:p>
          </table:table-cell>
          <table:table-cell table:style-name="តារាង1.D2" office:value-type="string">
            <text:p text:style-name="P2">បុ. ស.</text:p>
          </table:table-cell>
          <table:table-cell table:style-name="តារាង1.D2" office:value-type="string">
            <text:p text:style-name="P1">ចៅ, ឯង ។ ខ្មែរ​ប្រើ​ជា​ពាក្យ​ទ្រគោះ​ឬ​មើល​ងាយ, ច្រើន​និយាយ ឯង​មឹង, ដូច​ជា​ថា : វា​ហ៊ាន​ពោល​ពាក្យ​ឯង​មឹង​មក​រក​ខ្ញុំ ។ សម័យ​ពី​ដើម ចៅក្រម​ហៅ​ចោរ​ដែល​ចាប់​បាន​មក​ថា មឹង ដែរ : មឹង​បាន​ប្លន់​គេ​មែន​ឬ​ទេ ? មឹង​ត្រូវ​ឆ្លើយ​ឲ្យ​ត្រង់​មក, មឹង​កុំ​លាក់ !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៧</text:p>
          </table:table-cell>
          <table:table-cell table:style-name="តារាង1.A2" office:value-type="string">
            <text:p text:style-name="P5">ម៉ឹ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អេះ, ហ្ន៎ះ ។ ពាក្យ​និបាត​ច្រើន​និយាយ​ផ្សំ​នឹង​ពាក្យ ម្ល៉ឹង, ម៉្លោះ ថា : យ័រ ! អី​ម្ល៉ឹង​ម៉ឹង​ឬ ? អី​ដល់​ទៅ​ម៉្លោះ​ម៉ឹង !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៨</text:p>
          </table:table-cell>
          <table:table-cell table:style-name="តារាង1.A2" office:value-type="string">
            <text:p text:style-name="P5">ម៉ឹង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សំឡេង​រគាំង​តូច ។</text:p>
          </table:table-cell>
          <table:table-cell table:style-name="តារាង1.D2" office:value-type="string">
            <text:p text:style-name="P2">ម៉ឺង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៨៩</text:p>
          </table:table-cell>
          <table:table-cell table:style-name="តារាង1.A2" office:value-type="string">
            <text:p text:style-name="P5">មឹ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រត់​ខ្លាំង​ពេញ​ទំហឹង ។ ព. ប្រ. ប្រឹង​ពេញ​ទំហឹង : ចេះ​តែ​មឹត​ចុះ ! (ចេះ​តែ​ប្រឹង​ឲ្យ​ពេញ​ទំហឹង​ចុះ !); និយាយ​បង្អូស​ពាក្យ​ថា មឺត ក៏​ម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០</text:p>
          </table:table-cell>
          <table:table-cell table:style-name="តារាង1.A2" office:value-type="string">
            <text:p text:style-name="P5">មឹត​ព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ពត់​ខ្លួន​អែនអន គឺ​រេ​ពត់​ខ្លួន​ទៅ​ឆ្វេង​ទៅ​ស្ដាំ, ឬ​ប្រឹង​ពត់​បន្ទន់​ខ្លួន​ឲ្យ​ដាប​ទាប​ចុះ, ប្រឹង​សន្ធឹង​ជ្រោង​ដៃ​សណ្ដូក​ជើង​ពត់​ខ្លួន (និយាយ​ថា មិន​ពត់ ក៏​ម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១</text:p>
          </table:table-cell>
          <table:table-cell table:style-name="តារាង1.A2" office:value-type="string">
            <text:p text:style-name="P5">មឹ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ដំ​ភ្ជិត​សាច់​គ្នា, ដាក់​ស្លង់​ដំ​ភ្ជិត : មឹន​ផ្តិល​បែក, មឹន​ស័ង្កសី​ភ្ជាប់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២</text:p>
          </table:table-cell>
          <table:table-cell table:style-name="តារាង1.A2" office:value-type="string">
            <text:p text:style-name="P5">ម៉ឹ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ឮ​ដោយ​វាយ​វាត់​ច្បិច (ប្រើ​ជា មឹប ក៏​មាន តាម​សូរ​ដែល​ឮ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៣</text:p>
          </table:table-cell>
          <table:table-cell table:style-name="តារាង1.A2" office:value-type="string">
            <text:p text:style-name="P5">ម៉ឹ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ញ៉ិម ឬ ញ៉ឹ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៤</text:p>
          </table:table-cell>
          <table:table-cell table:style-name="តារាង1.A2" office:value-type="string">
            <text:p text:style-name="P5">ម៉ឹម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៉ិម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៥</text:p>
          </table:table-cell>
          <table:table-cell table:style-name="តារាង1.A2" office:value-type="string">
            <text:p text:style-name="P5">មឹះ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មុយ​ៗ​ភ្លឹះ​ៗ : មនុស្ស​មឹះ​ៗ, ឫកពា​មឹះ​ៗ; ធ្វើ​ការ​មឹះ​ៗ ។ ព. ទ. បុ. មឹះ​ៗ​កេះ​ឆ្នាំង​បាយ​ធ្លុះ និយាយ​ពី​មនុស្ស​ដែល​មឹះ​ៗ​សោះ​ទេ ប៉ុន្តែ​បើ​ធ្វើ​អ្វី​តែ​មិន​ទាន់​កើត​ក៏​មិន​លែង ដូច​ជា​គេ​កេះ​ឆ្នាំង​ដី​ទាល់​តែ​ធ្លុ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៦</text:p>
          </table:table-cell>
          <table:table-cell table:style-name="តារាង1.A2" office:value-type="string">
            <text:p text:style-name="P5">ម៉ឺង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ឮ​ដោយ​គោះ​ឬ​វាយ​អ្វី​ៗ​ដែល​រឹង​ឬ​ស្រួយ, តឹ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តឹង​ឬ​រឹង​ខ្លាំង​ហាក់​ដូច​ជា​អ្វី​ៗ​ដែល​ឮ​សូរ​ម៉ឺង : រឹង​ម៉ឺង, តឹង​ម៉ឺង, សម្ដី​តឹង​ម៉ឺង, ប្រកែក​រឹង​ម៉ឺង; ដំឡើង​ថ្លៃ​ម៉ឺង (ដំឡើង​ថ្លៃ​មិន​ព្រម​ចុះ) ។ ម៉ឺង​ម៉ាត់ <text:s/>ដែល​តឹង​តែង, ប្រាកដ​ប្រជា : សម្ដី​ម៉ឺង​ម៉ាត់; និយាយ​ម៉ឺង​ម៉ាត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៉ឺងម៉ាត់ <text:s/></text:p>
            <text:p text:style-name="P1"/>
          </table:table-cell>
        </table:table-row>
        <table:table-row>
          <table:table-cell table:style-name="តារាង1.A2" office:value-type="string">
            <text:p text:style-name="P3">៩៤៩៧</text:p>
          </table:table-cell>
          <table:table-cell table:style-name="តារាង1.A2" office:value-type="string">
            <text:p text:style-name="P5">មឺ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ឹ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៨</text:p>
          </table:table-cell>
          <table:table-cell table:style-name="តារាង1.A2" office:value-type="string">
            <text:p text:style-name="P5">ម៉ឺ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ប. សំ.</text:p>
          </table:table-cell>
          <table:table-cell table:style-name="តារាង1.D2" office:value-type="string">
            <text:p text:style-name="P1">(<text:span text:style-name="T1">ហ្មឺ់ន</text:span> អ. ថ. មឺន) ចំនួន​សំខ្យា​ដប់​ពាន់ (១០.០០០) ។ ន. បណ្ដា​ស័ក្ដិ​មន្រ្តី​មុន​ទី​ឃុន (រាប់​តាម​លំដាប់​បណ្ដា​ស័ក្តិ​ពី​ថ្នាក់​ក្រោម​បំផុត​ឡើង​រៀង​ទៅ​ថ្នាក់​លើ​ថា : ម៉ឺន ឬ ហ្មឺន, ឃុន, ហ្លួង, ព្រះ, ឧកញ៉ា), តាម​ប​វេណី​រាជ្យ​ក្នុង​កម្ពុជ​រដ្ឋ​ពី​កាល​ជាន់​បុរាណ, កូន​ប្រុស​របស់​សេនាបតី​ឬ​របស់​ស្ដេច​ត្រាញ់ ត្រូវ​ហៅ ម៉ឺន តាំង​ពី​នៅ​ជា​កុមារ​តូច ពុំ​ចាំបាច់​តាំង​ឡើយ (បើ​កូន​ស្រី ហៅ អ្នក​នាង) ។</text:p>
          </table:table-cell>
          <table:table-cell table:style-name="តារាង1.D2" office:value-type="string">
            <text:p text:style-name="P2">ហ្មឺន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៤៩៩</text:p>
          </table:table-cell>
          <table:table-cell table:style-name="តារាង1.A2" office:value-type="string">
            <text:p text:style-name="P5">មុក្ដ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ក្ដា, ជើង ដ, </text:p>
          </table:table-cell>
          <table:table-cell table:style-name="តារាង1.D2" office:value-type="string">
            <text:p text:style-name="P2">សំ. ឬ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កែវ​ឬ​ត្បូង​មាន​តម្លៃ​មួយ​ប្រភេទ; ត្បូង​ដែល​កើត​អំពី​ខ្យង, គជ់​ខ្យង; ខ្យង​ដាំ : កែវ​មុក្តា ។ មុក្ដាហារ ឬ មុត្ដាហារ (សំ. មុក្ដា, ឬ បា. មុត្ដា + ហារ <text:s/>“ខ្សែ-ក កង-ក”) ខ្សែ-ក ឬ កង-ក ដែល​ប្រដាប់​ដោយ​មុក្ដា : ព្រះ​សិទ្ធត្ថ​រាជ​បាន​ទ្រង់​ព្រះ​សណ្ដាប់​សម្ដី​នៃ​ខត្តិយ​កញ្ញា​នាម​កិសា​គោតមី​សរសើរ​ព្រះ​អង្គ​ដូច្នោះ ស្ដេច​ក៏​ដោះ​មុក្ដាហារ​ចាក​ព្រះ​សូរង្គ ឲ្យ​រាជ​អមាត្យ​យក​ទៅ​ប្រទាន​នាង​នោះ​ភ្លាម ដោយ​តាំង​ព្រះ​រាជ​ហ្ឫទ័យ​ថា​ជា​រង្វាន់​បូជា​មាត់​អាចារ្យ​... (រឿង​ពុទ្ធ​ប្រវត្តិ) ។</text:p>
          </table:table-cell>
          <table:table-cell table:style-name="តារាង1.D2" office:value-type="string">
            <text:p text:style-name="P2">មុត្តា</text:p>
          </table:table-cell>
          <table:table-cell table:style-name="តារាង1.I2" office:value-type="string">
            <text:p text:style-name="P1">មុក្ដាហារ 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០០</text:p>
          </table:table-cell>
          <table:table-cell table:style-name="តារាង1.A2" office:value-type="string">
            <text:p text:style-name="P5">មុ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ប្រធាន​នៃ​សរីរ​ប្រទេស គឺ​ប៉ែក​រូប​កាយ​ត្រង់​ទី​ប្រជុំ​នៃ​ថ្ងាស, ចិញ្ចើម, ភ្នែក, ច្រមុះ, មាត់, ចង្កា ។ មាត់; ប្រធាន; ទី; នាទី; លំអាន; ធ្នារ; ឡែក; បែប, យ៉ាង ... ។ មុខ​ការ <text:s/>ការ​ដោយ​មុខ គឺ​ការ​ដោយ​ឡែក​ពី​គ្នា ។ មុខ​ក្រសួង ក្រសួង​ដោយ​ឡែក​ពី​គ្នា ។ មុខ​ក្រោយ (ព. ប្រ.) មុខ​ដែល​មាន​ទ្រង់ទ្រាយ​ប្រៀប​ប្រដូច​នឹង​សណ្ឋាន​មុខ​ត្រី​ក្រាយ ។ មុខ​ក្រូច​សើច (ព. ប្រ.) មុខ​ដែល​ឡើង​សាច់​ពក​តូច​ៗ​ឃ្មឹល ស្រដៀង​នឹង​សំបក​ផ្លែ​ក្រូច​សើច ។ មុខ​ក្រៀម ឬ ក្រៀម​មុខ (ព. ប្រ.) មុខ​មិន​ស្រស់​ឬ​មិន​រីក ព្រោះ​មាន​ព្រួយ ។ មុខ​ងប់ ឬ ងប់​មុខ ចចេស​ងប់​មិន​ងាក​តាម ។ មុខ​ងាប់ ឬ មុខ​ខ្មោច (ព. ប្រ.) ដែល​មាន​ទឹក​មុខ​ដូច​ជា​មុខ​បុគ្គល​ស្លាប់ (ពាក្យ​ជេរ, បង្អាប់​ដោយ​មើល​ងាយ) : អា​ចោរ​មុខ​ងាប់ ! ។ មុខ​ងារ នាទី​សម្រាប់​ងារ ។ មុខ​ឆ្កែ (ព. ប្រ.) ដែល​ជជ្រក​<text:span text:style-name="T2">មមក</text:span>​រក​គេ​ដោយ​អាការ​អៀន​ខ្មាស​ដូច​ជា​ឆ្កែ : មនុស្ស​មុខ​ឆ្កែ, ទៅ​រក​គេ​ទាំង​មុខ​ឆ្កែ (និយាយ​ថា មុខ​ឆ្កែ​ស្រែ​ជម្រៅ ក៏​មាន...) ។ មុខ​ជូរ (ព. ប្រ.) មុខ​ដែល​ចេញ​អាការ​ជ្រួញ​ជ្រេញ ហាក់​ដូច​ជា​កំពុង​បរិភោគ​វត្ថុ​ជូរ​ខ្លាំង ។ មុខ​ឈ្មង <text:s/>មុខ​ដែល​មាន​ទ្រង់ទ្រាយ​សមរម្យ​ឥត​ឆ្គង, មុខ​ស្រស់​បំព្រង ។ មុខ​ដាវ​មុខ​លំពែង (ព. ប្រ.) ទទួល​ភារៈ​ចេញ​មុខ​តតាំង​ជា​ជំនួស​គេ : រង​មុខ​ដាវ​មុខ​លំពែង ។ មុខ​តំណ កន្លែង​ឬ​ស្នាម​ដែល​ត ។ មុខ​ថ្លោះ ឬ ថ្លោះ​មុខ (ព. ប្រ.) ប្រែ​ឈាម​មុខ​ស្រុត​ចុះ​ហាក់​ដូច​ជា​ថ្លោះ (ព្រោះ​ភ័យ​ឬ​ព្រោះ​មាន​ជំងឺ) ។ មុខ​ទ័ព ឬ មុខ​សឹក ទី​ចំ​ពី​ខាង​មុខ​កង​ទ័ព​ដែល​កំពុង​លើក ។ ព. ប្រ. ទទឹង​មុខ​ទ័ព <text:s/>ទទឹង​ដំណើរ​អាជ្ញា ដែល​មាន​អានុភាព​ស្រដៀង​នឹង​ទ័ព ។ មុខ​ទឹក ផ្លូវ​ទឹក, ធ្នារ​ទឹក ។ មុខ​បាទ (មុក​-បាត) មុខ​និង​ជើង គឺ​ដើម​ចុង, ដើម​ទង, ទង​គន្លង : រក​ឲ្យ​ឃើញ​មុខ​បាទ ។ មុខ​ពាប់ ឬ ពាប់​មុខ (ព.ប្រ.) មុខ​ដែល​ចេញ​អាការ​ដូច​ជា​ពាប់​ចុះ (ព្រោះ​ភ័យ​ឬ​ព្រោះ​តូច​ចិត្ត​ខ្លាំង) : ទម្លាក់​មុខ​ពាប់, ភ័យ​ពាប់​មុខ ។ មុខ​ព្រហ្ម រូប​មុខ​ដែល​បែក​ចេញ​ជា​បួន ភ្ជាប់​នឹង​កំពូល​ប្រាសាទ​ឬ​កំពូល​ចេតិយ ។ មុខ​ព្រះ​លាន <text:s/>ទី​វាល​ឬ​ផ្លូវ​ធំ​ត្រង់​មុខ​ព្រះ​រាជ​វាំង ។ មុខ​មន្ត្រី មន្ត្រី​ដែល​ជា​ប្រធាន​ឬ​ជា​អធិបតី​លើ​អស់​មន្ត្រី​ទាំងពួង, អធិបតី​នៃ​ពួក​សេនាបតី; ច្រើន​ប្រើ​ថា នាម៉ឺន​សព្វ​មុខ​មន្ត្រី ។ មុខ​មាត់ មុខ​និង​មាត់ គឺ​ការ​ចេញ​បង្ហាញ​មុខ​និង​ការ​បញ្ចេញ​សម្ដី​ថ្វី​មាត់​ក្នុង​ទី​ប្រជុំ​ជន : ចេញ​មុខ​មាត់ ។ អ្នក​ដែល​មាន​អ្នក​ធំ​អ្នក​តូច​រាប់អាន​ច្រើន : មនុស្ស​មាន​មុខ​មាត់ ។ មុខ​មាំ មុខ​ដែល​សម្ដែង​អាការ​មាំ​សម្បើម : ធ្វើ​មុខ​មាំ ។ មុខ​យក្ស រូប​មុខ​ស្មាច់​សម្រាប់​ល្ខោន​ពាក់​ធ្វើ​យក្ស ។ មុខ​របរ <text:s/>របរ​ដោយ​មុខ, របរ​ផ្សេង​ៗ​ដោយ​ឡែក ។ មុខ​រាហុ៍ (ព. ប្រ.) មុខ​មនុស្ស​ដែល​មាន​ទ្រង់ទ្រាយ​កំពាង ស្រដៀង​នឹង​រូប​រាហូ : មនុស្ស​មុខ​រាហុ៍ ។ មុខ​រីក ឬ រីក​មុខ មុខ​ដែល​ចេញ​អាការ​រីករាយ​ ។ មុខ​រឹង (ព. ប្រ.) ដែល​រឹង​រូស, មានះ, ចចេស ទោះ​អ្នក​ដែល​មាន​អំណាច​លើ សម្លឹង​សម្លក់​ដាក់​ក៏​មិន​ជច់​មុខ : មនុស្ស​មុខ​រឹង​ ។ មុខ​សស្ត្រ (--សាស់) មុខ​របួស​ដែល​មុត​ដោយ​សស្ត្រា ។ មុខ​ស្ងួត ឬ ស្ងួត​មុខ (ព. ប្រ.) មុខ​ដែល​ចេញ​អាការ​ក្រៀម​ក្រំ​ហាក់​ដូច​ជា​ស្ងួត ។ មុខ​ស្មន់ នាទី​ឬ​ដំណើរ​ដែល​មាន​ព្រោះ​ស្មន់​អន្ធករ​ឬ​សហាយ​ស្មន់​នឹង​គ្នា : ទោស​មុខ​ស្មន់, ទោស​ទាស់​នឹង​មុខ​ស្មន់, ពិន័យ​មុខ​ស្មន់ ។ មុខ​ស្មើ មុខ​ជើយ​ដោយ​អាការ​តោះ​តើយ មិន​អើ​ពើ : ធ្វើ​មុខ​ស្មើ ។ មុខ​ស្រងូត មុខ​មិន​រីក​ដោយ​អាការ​ក្រៀម​ក្រំ ។ មុខ​ស្រពោន ឬ ស្រពោន​មុខ (ព. ប្រ.) មុខ​មិន​ស្រស់, មិន​រីករាយ​ហាក់​ដូច​ជា​ស្រពោន ។ មុខ​ស្អុយ (ព. ប្រ.) មុខ​ស្រពោន​ស្រពាប់​ដោយ​ហេតុ​ទើស​ទាក់​គំនិត​ឬ​តានតឹង​ចិត្ត ។ មុខ​អាករ នាទី​ដែល​កើត​អាករ កើត​លាភ ។ មុខ​អុត មុខ​ដែល​មាន​ស្នាម​អុត ។ មុខ​អំណាច នាទី​របស់​អំណាច ។ល។ កាត់​មុខ កាត់​ចំ​ពី​មុខ : ដើរ​កាត់​មុខ ។ កាត់​នាទី​ឬ​កាត់​ប្រយោជន៍; កាត់​លាភ​របស់​អ្នក​ដទៃ : កុំ​កាត់​មុខ​គេ ។ កំបាំង​មុខ ដែល​កំបាំង​គេ​មើល​មិន​ឃើញ : ទី​កំបាំង​មុខ ។ ខាង​មុខ ខាង​នាយ​មុខ, ឯ​មុខ ។ ខុស​មុខ ខុស​បែប​គ្នា; មិន​ត្រូវ​មុខ ។ ងងឹត​មុខ វិល​មុខ​ងងឹត​ឈឹង​មើល​អ្វី​ពុំ​ឃើញ ។ ព. ប្រ. ទញ់​ទាល់​គំនិត​ងងឹត​ឈឹង ។ ចេញ​មុខ ចេញ​ទែង​សម្ដែង​មុខ​ឲ្យ​គេ​ឃើញ ។ ចេញ​មុខ​ចេញ​មាត់ ចេញ​ទាំង​មុខ​ទាំង​សម្ដី ។ ចែក​មុខ ចែក​ឲ្យ​ដោយ​មុខ ដោយ​ឡែក​ពី​គ្នា ។ ចំពោះ​មុខ ដែល​ប្រាកដ​នៅ​មុខ ។ ចំ​មុខ <text:s/>ត្រង់​ពី​មុខ ។ ចាំ​មុខ មិន​ភ្លេច​មុខ​គេ ។ ច្រើន​មុខ ច្រើន​បែប, ច្រើន​យ៉ាង : ទំនិញ​ច្រើន​មុខ, ម្ហូប​ច្រើន​មុខ ។ ជច់​មុខ <text:s/>(ព. ប្រ.) ចុះ​ទឹក​មុខ​ឬ​ជ្រប់​មុខ​ហាក់​ដូច​ជា​ជច់​ព្រោះ​គេ​បន្តុះ​បង្អាប់​ឬ​ស្ដី​ថា​ឲ្យ ។ ជូរ​មុខ (ព. ប្រ.) បញេ្ចញ​អាការ​ធ្វើ​មុខ​ស្មូញ ព្រោះ​ធុញ, ទ្រាន់ ។ ជ្រប់​មុខ ទម្លាក់​មុខ​ជ្រប់ ។ ញាក់​មុខ <text:s/>ឬ ញាក់​មុខ​ញាក់​មាត់ កម្រើក​ចង្កា​ងើប​ងើយ​ខ្វិច​បន្តិច​ឡើង​ឬ​បិទ​មាត់​ផ្អឹប​កម្រើក​ចង្កា​ញាក់​ខ្វើក​ឡើង​លើ ។ ដាក់​មុខ ឱន​មុខ​ចុះ​បន្ដិច​ស្រពោន​ស្រពាប់​ព្រោះ​សេចក្ដី​អៀន​ខ្មាស​ឬ​ទញ់​តុះ : ដាក់​មុខ​ជ្រប់ ។ នៅ​ទី​ចំពោះ​មុខ, ផ្គើន​នៅ​មុខ : ស្ដី​ដាក់​មុខ, ថា​ដាក់​មុខ ។ ដាច់​មុខ ផុត​អស់​មុខ​ការ, ផុត​នាទី; ដាច់​នាទី​ឬ​មុខ​ការ​ដោយ​ឡែក ។ ដឹង​មុខ ដឹង​ដោយ​សារ​គេ​ប្រាប់​ថា ឈ្មោះ​នេះ ឈ្មោះ​នោះ ដែល​ជា​សត្រូវ ... ។ ដោយ​មុខ ដោយ​ឡែក, ដោយ​បែប, ដោយ​យ៉ាង : កាន់​ការ​ដោយ​មុខ, យល់​ដោយ​មុខ ។ តូច​មុខ ឬ ទាប​មុខ (ព. ប្រ.) អាប់​មុខ, មិន​ពេញ​មុខ ។ ទទឹង​មុខ (ព. ប្រ. នៅ​ទទឹង​ចំ​ពី​មុខ ។ ទុក​មុខ​ឲ្យ ឬ ទុក​មុខ​ទុក​មាត់​ឲ្យ <text:s/>ទុក​នាទី​ឲ្យ, ទុក​អំណាច​ឲ្យ, យោគ​យល់ ។ ទើស​មុខ <text:span text:style-name="T3">ឬ ទើស​មុខ​ទើស​មាត់ <text:s/>(ព. ប្រ.) ទើស​ទាល់​ដោយ​យល់​មុខ, ដោយ​ខ្លាច​ចិត្ត​ឬ​ដោយ​អៀន​អន់​ព្រោះ​មាន​គេ​នៅ​មុខ, នាំ​ឲ្យ​ធ្វើ​អ្វី​មិន​ស៊ប់ ។ ទៅ​មុខ <text:s/>ទៅ​ឯ​ខាង​មុខ, ទៅ​ឯ​កាល​ខាង​មុខ ។ ធំ​មុខ <text:s/>ពេញ​មុខ ។ ធ្វើ​មុខ​ក្រញូវ សម្ដែង​ទឹក​មុខ​ឡើង​ក្រញូវ ។ ធ្វើ​មុខ​ធ្វើ​មាត់​ឲ្យ ញាក់​មុខ​ញាក់​មាត់​ក្រមាច់​ក្រមើម​ឲ្យ ។ នៅ​មុខ ចំពោះ​មុខ ។ នាំ​មុខ ទៅ​ពី​ខាង​មុខ, នាំ​ឲ្យ​តាម ។ បិទ​មុខ <text:s/>ភ្ជិត​មិន​ឲ្យ​ឃើញ​មុខ, មិន​ឲ្យ​ឃើញ​លំអាន ។ បោរ​មុខ <text:s/>(ព. ប្រ.) អៀន​ខ្មាស​មើល​មុខ​គេ​មិន​ត្រង់ ហាក់​ដូច​ជា​មុខ​បោរ​ឡើង : ស្ដី​ឲ្យ​បោរ​មុខ ។ បំបាក់​មុខ (ព. ប្រ.) ធ្វើ​ឲ្យ​អាប់​ឱន​ហាក់​ដូច​ជា​ធ្វើ​មុខ​ឲ្យ​បាក់ ។ បំបាត់​មុខ ធ្វើ​ឲ្យ​បាត់​មិន​ឲ្យ​ឃើញ​មុខ, គេច​លែង​ឲ្យ​ឃើញ​មុខ, ចង​បំបាត់​មុខ, <text:s/>ដើរ​បំបាត់​មុខ ។ ពេញ​មុខ (ព. ប្រ.) ចេញ​មុខ​ពេញលេញ​មិន​រលឹបរល, មាន​មុខ​មាន​ឈ្មោះ ។ មាន​មុខ <text:s/>មាន​ការ​របរ​ពេញ​ទី; មាន​កេរ្តិ៍​ឈ្មោះ, មាន​អ្នក​ធំ​អ្នក​តូច​រាប់អាន​ច្រើន : មនុស្ស​មាន​មុខ, អ្នក​មាន​មុខ ។ យក​មុខ, យក​ឈ្មោះ ឬ យក​មុខ​យក​មាត់ ចេញ​មុខ​ខ្នះខ្នែង​កិច្ចការ​ម្ដង​ៗ​ឲ្យ​មាន​ឈ្មោះ​ល្អ, វាត​អាទិ៍​ដណ្ដើម​មុខ​ការ​ដែល​ជា​សាធារណៈ ឲ្យ​បាន​មក​លើ​ខ្លួន​ចាត់ចែង​យក​កេរ្តិ៍​ឈ្មោះ ។ យល់​មុខ យោគ​យល់​ដោយ​មុខ, មិន​ប្រកាន់​ទោស​ព្រោះ​យល់​ថា​មាន​មុខ ។ យារ​មុខ ស្រុង​ស្លុយ​ខាង​មុខ​ជាង​ខាង​ក្រោយ ។ ព. ប្រ. ងងុល​ចូល​មិន​ថយ​ក្រោយ ។ យោង​មុខ <text:s/>អន្ទង​នាំ​ផ្លូវ​ពី​មុខ, យោង​មិន​ឲ្យ​ឃ្លាត​ពី​មុខ : ជិះ​សេះ​យោង​មុខ​គោ, អុំ​ទូក-ង​យោង​មុខ​ទូក​វ៉ែត ។ ស្មើ​មុខ ដែល​មាន​មុខ​មាន​ឈ្មោះ​ស្មើ​គ្នា : មនុស្ស​ស្មើ​មុខ ។ ស្អប់​មុខ ស្អប់​មិន​ចង់​ឃើញ​មុខ ។ អាប់​មុខ អាប់​ឱន​មិន​ពេញ​មុខ ។ ឯ​មុខ ខាង​មុខ, ខាង​នាយ <text:s/>។ល។ ។ល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ុខ​ការ</text:p>
            <text:p text:style-name="P1">មុខ​ក្រសួង</text:p>
            <text:p text:style-name="P1">មុខ​ក្រោយ </text:p>
            <text:p text:style-name="P1">មុខ​ក្រូច​សើច</text:p>
            <text:p text:style-name="P1">មុខ​ក្រៀម ក្រៀម​មុខ</text:p>
            <text:p text:style-name="P1">មុខ​ងប់ </text:p>
            <text:p text:style-name="P1">ងប់​មុខ </text:p>
            <text:p text:style-name="P1">មុខ​ងាប់ </text:p>
            <text:p text:style-name="P1">មុខ​ងារ </text:p>
            <text:p text:style-name="P1">មុខ​ឆ្កែ</text:p>
            <text:p text:style-name="P1">មុខ​ជូរ </text:p>
            <text:p text:style-name="P1">មុខ​ឈ្មង</text:p>
            <text:p text:style-name="P1">មុខ​តំណ</text:p>
            <text:p text:style-name="P1">មុខ​ថ្លោះ </text:p>
            <text:p text:style-name="P1">ថ្លោះ​មុខ</text:p>
            <text:p text:style-name="P1">មុខ​ទ័ព</text:p>
            <text:p text:style-name="P1">មុខ​ទឹក</text:p>
            <text:p text:style-name="P1">មុខ​បាទ</text:p>
            <text:p text:style-name="P1">មុខ​ពាប់</text:p>
            <text:p text:style-name="P1">ពាប់​មុខ</text:p>
            <text:p text:style-name="P1">មុខ​ព្រហ្ម</text:p>
            <text:p text:style-name="P1">មុខ​ព្រះ​លាន</text:p>
            <text:p text:style-name="P1">មុខ​មន្ត្រី </text:p>
            <text:p text:style-name="P1">មុខ​មាត់ </text:p>
            <text:p text:style-name="P1">មុខ​មាំ </text:p>
            <text:p text:style-name="P1">មុខ​យក្ស </text:p>
            <text:p text:style-name="P1">មុខ​របរ </text:p>
            <text:p text:style-name="P1">មុខ​រាហុ៍ </text:p>
            <text:p text:style-name="P1">មុខ​រីក</text:p>
            <text:p text:style-name="P1">រីក​មុខ</text:p>
            <text:p text:style-name="P1">មុខ​រឹង</text:p>
            <text:p text:style-name="P1">មុខ​សស្រ្ត</text:p>
            <text:p text:style-name="P1">មុខ​ស្ងួត</text:p>
            <text:p text:style-name="P1">ស្ងួត​មុខ</text:p>
            <text:p text:style-name="P1">មុខ​ស្មន់</text:p>
            <text:p text:style-name="P1">មុខ​ស្មើ</text:p>
            <text:p text:style-name="P1">មុខ​ស្រពោន</text:p>
            <text:p text:style-name="P1">ស្រពោន​មុខ</text:p>
            <text:p text:style-name="P1">មុខ​ស្អុយ</text:p>
            <text:p text:style-name="P1">មុខ​អាករ</text:p>
            <text:p text:style-name="P1">មុខ​អុត</text:p>
            <text:p text:style-name="P1">មុខ​អំណាច</text:p>
            <text:p text:style-name="P1">កាត់​មុខ</text:p>
            <text:p text:style-name="P1">កំបាំង​មុខ</text:p>
            <text:p text:style-name="P1">ខាង​មុខ</text:p>
            <text:p text:style-name="P1">ខុស​មុខ</text:p>
            <text:p text:style-name="P1">ងងឹត​មុខ</text:p>
            <text:p text:style-name="P1">ចេញ​មុខ</text:p>
            <text:p text:style-name="P1">ចេញ​មុខ​ចេញ​មាត់</text:p>
            <text:p text:style-name="P1">ចែក​មុខ</text:p>
            <text:p text:style-name="P1">ចំពោះ​មុខ</text:p>
            <text:p text:style-name="P1">ចាំ​មុខ</text:p>
            <text:p text:style-name="P1">ចំ​មុខ</text:p>
            <text:p text:style-name="P1">ច្រើន​មុខ</text:p>
            <text:p text:style-name="P1">ជច់​មុខ</text:p>
            <text:p text:style-name="P1">ជូរមុខ</text:p>
            <text:p text:style-name="P1">ជ្រប់​មុខ</text:p>
            <text:p text:style-name="P1">ញាក់​មុខ</text:p>
            <text:p text:style-name="P1">ដាក់​មុខ</text:p>
            <text:p text:style-name="P1">ដាច់​មុខ</text:p>
            <text:p text:style-name="P1">ដឹង​មុខ</text:p>
            <text:p text:style-name="P1">ដោយ​មុខ</text:p>
            <text:p text:style-name="P1">តូច​មុខ</text:p>
            <text:p text:style-name="P1">ទទឹង​មុខ</text:p>
            <text:p text:style-name="P1">ទុក​មុខ​ឲ្យ</text:p>
            <text:p text:style-name="P1">ទើស​មុខ</text:p>
            <text:p text:style-name="P1">ទៅ​មុខ</text:p>
            <text:p text:style-name="P1">ធំ​មុខ</text:p>
            <text:p text:style-name="P1">ធ្វើ​មុខ​ក្រញូវ</text:p>
            <text:p text:style-name="P1">ធ្វើ​មុខ​ធ្វើ​មាត់​ឲ្យ</text:p>
            <text:p text:style-name="P1">នៅ​មុខ</text:p>
            <text:p text:style-name="P1">នាំ​មុខ</text:p>
            <text:p text:style-name="P1">បិទ​មុខ</text:p>
            <text:p text:style-name="P1">បោរ​មុខ</text:p>
            <text:p text:style-name="P1">បំបាក់​មុខ</text:p>
            <text:p text:style-name="P1">បំបាត់​មុខ</text:p>
            <text:p text:style-name="P1">ពេញ​មុខ</text:p>
            <text:p text:style-name="P1">មាន​មុខ</text:p>
            <text:p text:style-name="P1">យក​មុខ</text:p>
            <text:p text:style-name="P1">យល់​មុខ</text:p>
            <text:p text:style-name="P1">យារ​មុខ</text:p>
            <text:p text:style-name="P1">យោង​មុខ</text:p>
            <text:p text:style-name="P1">ស្មើ​មុខ</text:p>
            <text:p text:style-name="P1">ស្អប់​មុខ</text:p>
            <text:p text:style-name="P1">អាប់​មុខ</text:p>
            <text:p text:style-name="P1">ឯ​មុខ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០១</text:p>
          </table:table-cell>
          <table:table-cell table:style-name="តារាង1.A2" office:value-type="string">
            <text:p text:style-name="P5">មុខ​កំពូ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រុក​មួយ​ក្នុង​ខេត្ត​កណ្ដា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២</text:p>
          </table:table-cell>
          <table:table-cell table:style-name="តារាង1.A2" office:value-type="string">
            <text:p text:style-name="P5">មុខ​គួ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គួរ​តែ, សម​តែ, ល្មម​តែ; ពាក្យ​និបាត សម្រាប់​ប្រើ​ជា​ជំនួយ​កិរិយា​សព្ទ​បាន​ទាំង​បី​កាល (អតីត​កាល, បច្ចុប្បន្ន​កាល, អនាគត​កាល) : មុខ​គួរ​ឲ្យ​ស្ដាយ​ណាស់, មុខ​គួរ​ឲ្យ​ចង់​សើច, មុខ​គួរ​នឹង​ឲ្យ​ចង់​ទៅ, មុខ​គួរ​ឲ្យ​អាណ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៣</text:p>
          </table:table-cell>
          <table:table-cell table:style-name="តារាង1.A2" office:value-type="string">
            <text:p text:style-name="P5">មុខ​ជ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គង់​ជា, គង់​តែ; ពាក្យ​និបាត សម្រាប់​ប្រើ​ជា​ជំនួយ​កិរិយា​សព្ទ​ជា​អនាគត : មុខ​ជា​នឹង​ទៅ, មុខ​តែ​នឹង​ប្រាប់ ។</text:p>
          </table:table-cell>
          <table:table-cell table:style-name="តារាង1.D2" office:value-type="string">
            <text:p text:style-name="P2">មុខ​តែ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៤</text:p>
          </table:table-cell>
          <table:table-cell table:style-name="តារាង1.A2" office:value-type="string">
            <text:p text:style-name="P5">មុខ​ឈ្ន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មៅ​មួយ​ប្រភេទ​ដើម​និង​ស្លឹក​ស្រដៀង​នឹង​ពួក​ឈើ​តូច, ស្លឹក​ស្រួច​ៗ​ស្រដៀង​នឹង​ប៉័ង្កបាត, គេ​ច្រើន​ប្រើ​ធ្វើ​ជា​ថ្នាំ​ចំហុយ​ផ្សះ​ដំប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៥</text:p>
          </table:table-cell>
          <table:table-cell table:style-name="តារាង1.A2" office:value-type="string">
            <text:p text:style-name="P5">មុខ​ដាច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ំបូល​ប្រាសាទ, វិហារ; សាលា​ត្រង់​ថ្នាក់​លើ​បំផុត​ឬ​ថ្នាក់​លើ​បន្ទាប់ មាន​ជហ្វា​ដាច់​ដោយ​ឡែក​ពី​ដំបូល​ត្រង់​ថ្នាក់​ក្រោម : មុខ​ដាច់​មួយ​ជាន់, មុច​ដាច់​ពីរ​ជាន់ ។ មុខ​ហោជាង​ប្រាសាទ​ឬ​វិហារ​ដែល​ឥត​ដំបូល​បាំង​សាច ក៏​ហៅ​ថា មុខ​ដាច់ ដែរ : ប្រាសាទ​មុខ​ដាច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៦</text:p>
          </table:table-cell>
          <table:table-cell table:style-name="តារាង1.A2" office:value-type="string">
            <text:p text:style-name="P5">មុខ​ត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ុខ​ជ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៧</text:p>
          </table:table-cell>
          <table:table-cell table:style-name="តារាង1.A2" office:value-type="string">
            <text:p text:style-name="P5">មុខ​ទ្វ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ខៈទ្វ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ទ្វារ​មាត់ (ហៅ​ថា មុខ​មគ្គ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៨</text:p>
          </table:table-cell>
          <table:table-cell table:style-name="តារាង1.A2" office:value-type="string">
            <text:p text:style-name="P5">មុខ​បា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ខៈប៉ាឋ ឬ​មុខៈបាត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ារ​រៀន​ផ្ទាល់​ពី​មាត់​គ្រូ គឺ​ការ​រៀន​ដោយ​មាន​គ្រូ​ប្រាប់​ផ្ទាល់ ឥត​មាន​គម្ពីរ​ឬ​ក្បួន​ច្បាប់​អ្វី​សម្រាប់​អាន​ទន្ទេញ​ឲ្យ​ចាំ​មាត់​ទេ, ហៅ​ថា ការ​រៀន​ផ្ទាល់​មាត់ ក៏​បាន : បាលី​ព្រះ​ត្រៃ​បិដក កាល​ដើម​ឡើយ ជា​មុខ​បាឋ; កាល​សម័យ​ពី​ដើម, ពួក​សិស្ស​វត្ត​ក្នុង​ប្រទេស​កម្ពុជា សុទ្ធ​តែ​រៀន​ទន្ទេញ​ធម៌​ជា​មុខ​បាឋ (ម. ព. រៀន​ផ្ទាល់​មាត់ ក្នុង​ពាក្យ ផ្ទាល់ ១ និ.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០៩</text:p>
          </table:table-cell>
          <table:table-cell table:style-name="តារាង1.A2" office:value-type="string">
            <text:p text:style-name="P5">មុខ​បា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ក-បាត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សន្មត; មុខ + បាទ) មុខ​ការ​ឬ​នាទី​នីមួយ​ៗ​ដែល​ទីទៃ​ពី​គ្នា​ដោយ​​មុខ​ដោយ​ឡែក (ប្រៀប​ដូច​ជា​គាថា​បាលី​ឬ​កាព្យ​សម្រាយ​ដែល​មាន បាទ គឺ​មាន​សង្កាត់​ឃ្លា​របះ​ផ្សេង​ៗ​ជា​ប្រមុខ) : ធ្វើ​ការ​តាម​មុខ​បាទ​រៀង​ខ្លួន; គាត់​ធ្វើ​ការ​ច្រកាចច្រកូវ​ឥត​ដឹង​មុខ​បាទ​អ្វី​ទេ ។ ចែក​មុខ​បាទ​គ្នា គឺ​ចែក​មុខ​ការ​ឲ្យ​ធ្វើ​ផ្សេង​ៗ​ពី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០</text:p>
          </table:table-cell>
          <table:table-cell table:style-name="តារាង1.A2" office:value-type="string">
            <text:p text:style-name="P5">មុខ​មគ្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ខៈម័ក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--មាគ៌) ផ្លូវ​មាត់ (រង្វះ​មាត់, ប្រហោង​មាត់, ទ្វារ​មាត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១</text:p>
          </table:table-cell>
          <table:table-cell table:style-name="តារាង1.A2" office:value-type="string">
            <text:p text:style-name="P5">មុខ​រ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ខៈរ៉ោ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(មុខ​រ) មាត់​រឹង, ដែល​មាន​មាត់​រឹង; មនុស្ស​មាត់​រឹង; បើ​ស្ត្រី​ជា មុខ​រា (ព. កា.) : ប្ដី​មុខ​រោ​សោ​គម្រក់ ប្រពន្ធ​ជ្រងក់​មុខ​រា ទាំង​ទ្វី​ឥត​ត្រូវ​នឹង​អ្នក​ណា ថែម​ទាំង​ឧស្សាហ៍​ឈ្លោះ​ផង​ទៀ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២</text:p>
          </table:table-cell>
          <table:table-cell table:style-name="តារាង1.A2" office:value-type="string">
            <text:p text:style-name="P5">មុ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ំពត់​ដែល​ដេរ​មាន​ខ្នង មាន​របាំង​ជុំ​វិញ​ភ្ជាប់​មុខ​គ្នា សម្រាប់​ការពារ​មូស​មិន​ឲ្យ​ខាំ​បាន ។ មុង​ផ្លិត មុង​មាន​ឆ្អឹង​សម្រាប់​បើក​កាង​ហើយ​តម្លោះ​បាន ។ ដេក​មុង <text:s/>ដេក​ក្នុង​មុ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ុង​ផ្លិត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១៣</text:p>
          </table:table-cell>
          <table:table-cell table:style-name="តារាង1.A2" office:value-type="string">
            <text:p text:style-name="P5">ម៉ុ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ផ្នូរ​សព គឺ​ផ្នូរ​ដែល​បញ្ចុះ​សព​ចិន​ឬ​យួន ។ មុខ​ម៉ុង <text:s/>មុខ​ផ្នូរ គឺ​របៀប​ឥដ្ឋ​ឬ​ស៊ីម៉ងត៍, ថ្ម ដាក់​ពី​ខាង​មុខ​ផ្នូរ​សព​ចិន​ឬ​យួ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៤</text:p>
          </table:table-cell>
          <table:table-cell table:style-name="តារាង1.A2" office:value-type="string">
            <text:p text:style-name="P5">មុង្គ្រ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ង-គ្រេ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តូច​មួយ​ប្រភេទ ស្លឹក​តូច​ស្រួច​ៗ មាន​មមីស ផ្កា​សម្បុរ​ក្រហម, ស្លឹក​ប្រើ​ភ្ជាំ​ឬ​ប្រឡាក់​នឹង​ជ័រ​ទឹក​ឬ​ជ័រ​ក្រាក់​ធ្វើ​ចន្លុះ​ប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៥</text:p>
          </table:table-cell>
          <table:table-cell table:style-name="តារាង1.A2" office:value-type="string">
            <text:p text:style-name="P5">មុច្ឆ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ច-ឆា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ូឆ៌ា) ដំណើរ​វិល​មុខ​ឬ​សន្លប់, ជ្រប់​បាត់​ស្មារតី; រោគ​វិល​មុខ, រោគ​ខ្យល់​ចាប់ ។ ប្រើ​ជា រ. ស. : ទ្រង់​ព្រះ​មុច្ឆា ទ្រង់​វិល​ព្រះ​ភក្ត្រ (វិល​មុ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៦</text:p>
          </table:table-cell>
          <table:table-cell table:style-name="តារាង1.A2" office:value-type="string">
            <text:p text:style-name="P5">មុ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ច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ពន្លិច​ក្បាល​ខ្លួន​ឯង​ទៅ​ក្នុង​ទឹក : មុជ​ទឹក (ម. ព. ជ្រមុជ ផង) ។ ឱន​ក្បាល​ចូល​បន្ទាប​ខ្លួន​ចុះ : មុជ​របង <text:s/>។</text:p>
          </table:table-cell>
          <table:table-cell table:style-name="តារាង1.D2" office:value-type="string">
            <text:p text:style-name="P2">មុជ្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៧</text:p>
          </table:table-cell>
          <table:table-cell table:style-name="តារាង1.A2" office:value-type="string">
            <text:p text:style-name="P5">មុញ្ចនា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ញ--ចៈន៉ាក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ុញ្ចន + អាការ) អាការ​រួច, រដោះ, របូត, ផុត​ពី​ទុក្ខ, ពី​ទោ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៨</text:p>
          </table:table-cell>
          <table:table-cell table:style-name="តារាង1.A2" office:value-type="string">
            <text:p text:style-name="P5">មុញ្ចនោប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ញ-ចៈ-ន៉ោ​បាយ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ុញ្ចន + ឧបាយ) ឧបាយ​ឲ្យ​បាន​រួច, ឲ្យ​រដោះ, របូត, ផុត​ពី​ទុក្ខ, ពី​ទោ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១៩</text:p>
          </table:table-cell>
          <table:table-cell table:style-name="តារាង1.A2" office:value-type="string">
            <text:p text:style-name="P5">មុ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ង្កើត​ជា​របួស​ដោយ​សស្ត្រា​ឬ​ដោយ​អ្វី​ៗ​ដែល​មាន​មុខ​ស្រួច : កាំបិត​មុត​ដៃ, បន្លា​មុត​ជើង ។ ចុះ, ធ្លុះ​ចុះ​ធ្លុះ​ចូល : ដី​រឹង​កាប់​មិន​មុត, ដី​ធូរ​កាប់​មុត​ជ្រៅ ។ គុ. ដែល​មាន​មុខ​ងាយ​កាត់, ងាយ​កាប់, ងាយ​ធ្លុះ​ចូល : កាំបិត​កោរ​នេះ​មុត​ណាស់ ។ ព. ប្រ. ចិត្ត​មុត ចិត្ត​ហានក្លា គឺ​ចិត្ត​ហ៊ាន​ប្រថុយ​មិន​ញញើត ។ ប្រាជ្ញ​មុត ប្រាជ្ញា​រហ័ស​វាងវៃ​អាច​កាត់​ផ្ដាច់​សេចក្ដី​សង្ស័យ​បាន​ដោយ​ងាយ​ភ្លាម​ៗ ។ ភ្នែក​មុត ភ្នែក​ដែល​ប៉ិន​មើល​សង្កេត​ស្គាល់​ការណ៍​ពិត​បាន​ភ្លាម​ៗ ។ សម្ដី​មុត សម្ដី​ក្លៀវក្លា ហ៊ាន​ស្ដី​ថា​ឲ្យ​គេ​ម៉ាំង​ៗ​ជ្រៅ​ៗ​មិន​ញញើត​មាត់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3">៩៥២០</text:p>
          </table:table-cell>
          <table:table-cell table:style-name="តារាង1.A2" office:value-type="string">
            <text:p text:style-name="P5">មុតម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ើល​ក្នុង​ពាក្យ មាំ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១</text:p>
          </table:table-cell>
          <table:table-cell table:style-name="តារាង1.A2" office:value-type="string">
            <text:p text:style-name="P5">មុត្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ុក្ដ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២</text:p>
          </table:table-cell>
          <table:table-cell table:style-name="តារាង1.A2" office:value-type="string">
            <text:p text:style-name="P5">មុទិ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ំណើរ​មាន​ចិត្ត​រីករាយ​ទៅ​រក​សេចក្ដី​សុខ​របស់​អ្នក​ដទៃ​ពុំ​រើស​មុខ គឺ​ដំណើរ​ដែល​ដឹង​ថា អ្នក​ដទៃ​តាម​តែ​អ្នក​ណា​ក៏​ដោយ គេ​មាន​ទ្រព្យ​ធន​បុណ្យ​ស័ក្តិ បាន​ប្រកប​ដោយ​សេចក្ដី​សុខ-ចម្រើន ក៏​មាន​ចិត្ត​ជួយ​អរ​គេ មិន​ច្រណែន​និន្ទា​ឈ្នានីស (មុទិតា នេះ​ជា​ធម៌​ប្រសើរ​សំខាន់​មួយ​យ៉ាង​សម្រាប់​ពួក​មនុស្ស) ។ មុទិតា​ចិត្ត ចិត្ត​ដែល​មាន​មុទិតា ។ មុទិតា​ធម៌ ធម៌​ដែល​ប្រកប​ដោយ​មុទិតា (ដូច​គ្នា​នឹង មុទិតា​ចិត្ត ដែរ)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ុទិតា​ចិត្ត</text:p>
            <text:p text:style-name="P1">មុទិតា​ធម៌ 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២៣</text:p>
          </table:table-cell>
          <table:table-cell table:style-name="តារាង1.A2" office:value-type="string">
            <text:p text:style-name="P5">មុទ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; 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្ឫទុ) ទន់, យ៉ាង​ទន់, ទន់ភ្លន់; ល្មមល្មៃ; យ៉ាង​ទាប, យ៉ាង​ធូរ​ថយ, យ៉ាង​ខ្សោយ, យ៉ាង​អន់ : ចិត្ត​មុទុ, កាន់​សីល​មុទុ, បាន​ចំណេញ​យ៉ាង​មុទុ ។ មុទុ​ចិត្ត ចិត្ត​ទន់, ចិត្ត​ទន់​ភ្លន់​ទៅ​រក​អ្នក​ដទៃ ។ មុទុតា ដំណើរ​មាន​ចិត្ត​ទន់ភ្លន់​ទៅ​រក​អ្នក​ដទៃ (ដូច​យ៉ាង​មាតា​បិតា​មាន​ចិត្ត​ទន់ភ្លន់​ទៅ​រក​បុត្រ​ជាដើម) ។ មុទុតា​ធម៌ ធម៌​ដែល​ប្រកប​ដោយ​មុទុតា (ដូច​គ្នា​នឹង មុទុ​ចិត្ត ដែ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ុទុ​ចិត្ត</text:p>
            <text:p text:style-name="P1">មុទុតា </text:p>
            <text:p text:style-name="P1">មុទុតា​ធម៌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២៤</text:p>
          </table:table-cell>
          <table:table-cell table:style-name="តារាង1.A2" office:value-type="string">
            <text:p text:style-name="P5">មុទុ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ពាក្យ មុទុ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៥</text:p>
          </table:table-cell>
          <table:table-cell table:style-name="តារាង1.A2" office:value-type="string">
            <text:p text:style-name="P5">មុទ្ធជ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ត-ធៈជ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 ឬ ន.</text:p>
          </table:table-cell>
          <table:table-cell table:style-name="តារាង1.D2" office:value-type="string">
            <text:p text:style-name="P1">(មុទ្ធជ; មូធ៌ជ ឬ មូធ៌ន្យ) ដែល​កើត​ក្នុង​ក្បាល; ដែល​មាន​សំឡេង​កើត​ក្នុង​ក្បាល, អក្សរ ៧ តួ គឺ ដ ឋ ឌ ឍ ណ, រ ឡ ជា​មុទ្ធជៈ ។ ដែល​ដុះ​អំពី​ក្បាល (សក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៦</text:p>
          </table:table-cell>
          <table:table-cell table:style-name="តារាង1.A2" office:value-type="string">
            <text:p text:style-name="P5">មុទ្ធ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ត-ធា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ូធ៌ន៑) ក្បាល; (រ. ស.) : ព្រះ​មុទ្ធា (ព្រះ​សិរស៍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៧</text:p>
          </table:table-cell>
          <table:table-cell table:style-name="តារាង1.A2" office:value-type="string">
            <text:p text:style-name="P5">មុទ្ធាភិសិត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ត-ធា-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ូធ៌ាភិឞិក្ត) ក្សត្រ, ព្រះ​រាជា​ដែល​បាន​អភិសេក​ស្រេច​ហើយ (ហៅ​ថា មុទ្ធាភិសិត្ត​រាជ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៨</text:p>
          </table:table-cell>
          <table:table-cell table:style-name="តារាង1.A2" office:value-type="string">
            <text:p text:style-name="P5">មុទ្ធាភិសេ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ត-ធាភិ សែក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ុធ៌ន៑ + អភិឞេក) ការ​ស្រោច​ទឹក​លើ​មុទ្ធា គឺ​ការ​ស្រោច​ទឹក​ក្លស់​ទឹក​ស័ង្ខ​លើ​ព្រះ​សិរស៍​នៃ​ក្សត្រ​ឲ្យ​ពេញ​ទី​ជា​ស្ដេច​ទ្រង់​រាជ្យ : ទ្រង់​បាន​មុទ្ធាភិសេក​ក្នុង​ឆ្នាំ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២៩</text:p>
          </table:table-cell>
          <table:table-cell table:style-name="តារាង1.A2" office:value-type="string">
            <text:p text:style-name="P5">មុទ្រ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ត-ទ្រា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ុទ្ទា) ត្រា; ចិញ្ចៀន, ចិញ្ចៀន​ត្រា, ពុម្ព, ការ​បោះពុម្ព; គ្រឿង​សម្គាល់ ។ កាយ​មុទ្រា បែប​បទ​នៃ​រាង​កាយ មាន​លើក​ឬ​វាស​ដៃ​ជើង​ជា​ដើម ។ រាជ​មុទ្រា ព្រះ​លញ្ឆ​ករ គឺ​ត្រា​សម្រាប់​ក្សត្រ​ទ្រង់​រាជ្យ (ត្រា​ផែន​ដ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កាយ​មុទ្រា </text:p>
            <text:p text:style-name="P1">រាជ​មុទ្រា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៣០</text:p>
          </table:table-cell>
          <table:table-cell table:style-name="តារាង1.A2" office:value-type="string">
            <text:p text:style-name="P5">មុន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កើត, មាន, ដល់, ផ្ដើម, ស្ថិត​នៅ​ជា​ដំបូង​ឬ​ជាដើម​គេ : កើត​មុន, ដល់​មុន, ជា​មុន, មុន​គេ ។ ព. ផ្ទ. ក្រោយ, បន្ទ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រោគ​កើត​នៅ​ត្រង់​មុខ​មនុស្ស ដោរ​ចេញ​ជា​កន្ទួល​មាន​គ្រាប់; មាន​ពីរ​យ៉ាង​គឺ មុន​ខ្សាច់ <text:s/>មុន​ល្អិត​ៗ​គ្រាប់​តូច​ៗ ស្រដៀង​នឹង​គ្រាប់​ខ្សាច់​ល្អិត​ឬ​គ្រាប់​ស្មៅ; មុន​ដំបូក <text:s/>មុន​ដែល​ដោរ​ជា​កន្ទួល​ធំ​ៗ​មាន​គ្រាប់​និង​ខ្ទុះ​ឈាម ស្រដៀង​នឹង​បូស​ទ្រនិច : កើត​មុន​ពេញ​មុខ កើត​មាន​រោគ​មុន​ពេញ​ដាស​នៅ​មុ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១</text:p>
          </table:table-cell>
          <table:table-cell table:style-name="តារាង1.A2" office:value-type="string">
            <text:p text:style-name="P5">មុន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ប្រាជ្ញា ។ មុនិ​កុញ្ជរ <text:s/>អ្នក​ដែល​ជា​ចម្បង​ជាង​អស់​អ្នក​ប្រាជ្ញ, អ្នក​ប្រាជ្ញ​ឆ្នើម ។ មុនិន្ទ <text:s/>អ្នក​ដែល​ជា​ធំ​ជាង​ពួក​អ្នក​ប្រាជ្ញ ។ មុនិ​នាថ <text:s/>អ្នក​ដែល​ជា​ទី​ពឹង​របស់​ពួក​អ្នក​ប្រាជ្ញ ។ មុនិ​រាជ ស្ដេច​នៃ​ពួក​អ្នក​ប្រាជ្ញ (ពាក្យ​ទាំង ៤ នេះ សុទ្ធ​តែ​ជា​វិសេស​នាម​របស់​ព្រះ​សព្វញ្ញុពុទ្ធ); ខ្មែរ​ច្រើន​ប្រើ​ក្លាយ​ជា មុនី, ជា មុនី​កុញ្ជរ, មុនី​នាថ, មុនី​រា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ុនិ​កុញ្ជរ <text:s/></text:p>
            <text:p text:style-name="P1">មុនិន្ទ </text:p>
            <text:p text:style-name="P1">មុនិ​នាថ </text:p>
            <text:p text:style-name="P1">មុនិ​រាជ 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៣២</text:p>
          </table:table-cell>
          <table:table-cell table:style-name="តារាង1.A2" office:value-type="string">
            <text:p text:style-name="P5">មុន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ពាក្យ មុនិ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៣</text:p>
          </table:table-cell>
          <table:table-cell table:style-name="តារាង1.A2" office:value-type="string">
            <text:p text:style-name="P5">មុ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ជ្រុង, ជ្រុង​ជាយ : មុម​ចីពរ ។</text:p>
          </table:table-cell>
          <table:table-cell table:style-name="តារាង1.D2" office:value-type="string">
            <text:p text:style-name="P2">មុំ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៤</text:p>
          </table:table-cell>
          <table:table-cell table:style-name="តារាង1.A2" office:value-type="string">
            <text:p text:style-name="P5">ម៉ុ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 ឬ គុ.</text:p>
          </table:table-cell>
          <table:table-cell table:style-name="តារាង1.D2" office:value-type="string">
            <text:p text:style-name="P1">ក្រមុំ, នាង​ក្រមុំ; ពាក្យ​ថ្នម​ឬ​ទំយើ​សម្រាប់​ហៅ​ស្ត្រី​ជា​ទី​ស្រឡាញ់ : ម៉ុម​បង, ម៉ុម​ម៉ែ, មាស​ម៉ុម, ស្រី​ម៉ុម ។ (ព. កា.) : ស្រី​ម៉ុម​ចង់​សុំ​អ្វី​ពី​ខ្ញុំ បើ​ចង់​សុំ​អ្វី​ក៏​សុំ​ចុះ ចូរ​កុំ​សុំ​តែ​របស់​នុះ ព្រោះ​ម៉ុម​បាន​ចុះ​សន្យា​ហើយ ។ (គួរ​ប្រយ័ត្ន​កុំ​សរសេរ <text:span text:style-name="T2">មុំ</text:span> ព្រោះ​ច្រឡំ​នឹង មុំ ឬ មុម គឺ​ជ្រុង​ឬ​ជាយ, ទាំង​កុំ​សរសេរ<text:span text:style-name="T2"> </text:span><text:span text:style-name="T1">ម៉ុំ</text:span> ឡើយ ព្រោះ​មាន​មូសិកទន្ត​ផង​មាន​និគ្គហិត​ផង​ត្រួត​លើ​គ្នា​នាំ​ឲ្យ​ធ្ងន់​ណាស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៥</text:p>
          </table:table-cell>
          <table:table-cell table:style-name="តារាង1.A2" office:value-type="string">
            <text:p text:style-name="P5">មុយ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បែប​បទ​យឺត​ៗ ច្រើន​ស្ងៀម​មិន​សូវ​និយាយ​ស្ដី, ទុយ​មុយ : មនុស្ស​មុយ​ៗ, ឫកពា​មុ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៦</text:p>
          </table:table-cell>
          <table:table-cell table:style-name="តារាង1.A2" office:value-type="string">
            <text:p text:style-name="P5">មុស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 ឬ កិ. វិ. </text:p>
          </table:table-cell>
          <table:table-cell table:style-name="តារាង1.D2" office:value-type="string">
            <text:p text:style-name="P1">(ប្រើ​ជា និ.; ម្ឫ<text:span text:style-name="T2">ឞ‌ា</text:span>) ដែល​កុហក, មិន​ពិត, ខុស, ទទេ : ពាក្យ​មុសា; និយាយ​មុស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៧</text:p>
          </table:table-cell>
          <table:table-cell table:style-name="តារាង1.A2" office:value-type="string">
            <text:p text:style-name="P5">មុសា​វាទ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<text:span text:style-name="T2">(ម្ឫឞ‌ា--)</text:span> ពាក្យ​កុហក (ម. ព. និច្ចសីល និង វចី​ទុច្ចរិ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៨</text:p>
          </table:table-cell>
          <table:table-cell table:style-name="តារាង1.A2" office:value-type="string">
            <text:p text:style-name="P5">មុសា​វាទ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 ឬ គុ.</text:p>
          </table:table-cell>
          <table:table-cell table:style-name="តារាង1.D2" office:value-type="string">
            <text:p text:style-name="P1"><text:span text:style-name="T2">(ម្ឫឞ‌ាវាទិន៑)</text:span> អ្នក​ដែល​ហៃ​និយាយ​កុហក ។ ស្រ្តី​ជា មុសា​វាទិនី ។ (ព. កា.) : មុសា​វាទី កុហក​វក់វី ឥត​ក្រែង​ឥត​ល្អែង បាន​ជួប​ប្រទះ នាង​ស្រី​ឫក​ខែង មាន​ល្បី​ជាក់​ស្ដែង មុវាទិនី ។ (លុប សា ចេញ​រក្សា​កាព្យ ហៅ​ថា មជ្ឈេ​លុប “លុប​អក្សរ​កណ្ដាល”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៣៩</text:p>
          </table:table-cell>
          <table:table-cell table:style-name="តារាង1.A2" office:value-type="string">
            <text:p text:style-name="P5">មុហុត្ត​វិជាត​វាទ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ុហ៊ុត-តៈវិ ជាតៈ-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ុហត្ត “មួយ​រំពេច, ភ្លាម” + វិជាត “ប្រសូត​ហើយ” + វាទី “អ្នក​ស្ដី, អ្នក​ចេះ​ស្ដី”; មុហុត៌ + វិជាត + វាទិន៑) គ្រាន់​តែ​ប្រសូត​មក​ភ្លាម​ក៏​ចេះ​ស្ដី​ភ្លាម បាន​តែ​ប៉ុន្មាន​ម៉ាត់​ក៏​លែង​ស្ដី​កើត​ទៅ​វិញ លុះ​ដល់​កាល​កំណត់​នៃ​វយ​វឌ្ឍនាការ​ដែល​ចេះ​ស្ដី ទើប​ចេះ​ស្ដី​ជា​និច្ច​ទៅ ។ ពាក្យ​នេះ​ជា​វិសេស​គុណ​សម្បត្តិ​នៃ​ព្រះ​ពោធិ​សត្វ គឺ​អង្គ​ព្រះ​សក្យមុនី-សិទ្ធត្ថ​គោតម-សម្ពុទ្ធ កាល​ដែល​ព្រះ​អង្គ​អន្ទោល​ចាប់​ព្រះ​ជាតិ​ក្នុង​សំសារ​ភព, មាន​ត្រឹមតែ ៣ ជាតិ​ប៉ុណ្ណោះ​ទេ​ដែល​ព្រះ​អង្គ​ប្រសូត​មក​ភ្លាម ចេះ​ស្ដី​ភ្លាម គឺ​កាល​ដែល​ព្រះ​អង្គ​ចាប់​ជាតិ​ជា​មហោសថ​បណ្ឌិត​ម្ដង, ជា​ព្រះ​វេស្សន្តរ​ម្ដង, បច្ឆិម​ជាតិ​ជា​ព្រះ​សិទ្ធត្ថៈ-គោតម​ម្ដង; ពោធិ​សត្វ​ទាំង ៣ ជាតិ​នេះ​មាន​ព្រះ​វិសេស​នាម​ថា មុហុត្ត​វិជាត​វាទី (ព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០</text:p>
          </table:table-cell>
          <table:table-cell table:style-name="តារាង1.A2" office:value-type="string">
            <text:p text:style-name="P5">ម៉ូ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ឮ​ដោយ​គោះ​ឬ​វាយ​អ្វី​ៗ​ដែល​ណែន​ស្រួយ (ថា​តាម​ទម្លាប់​ដែល​ឮ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១</text:p>
          </table:table-cell>
          <table:table-cell table:style-name="តារាង1.A2" office:value-type="string">
            <text:p text:style-name="P5">មូគវត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<text:s/>មូគៈវ័ត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ូគ <text:s/>“គ, មនុស្ស​គ” + វត្ត “ការ​ប្រព្រឹត្ត, កាន់”; មូក + វត៌) វត្ត​គ, ការ​ប្រព្រឹត្ត​គ គឺ​ការ​កាន់​ត្រណម​មិន​ស្ដី : ភិក្ខុ​មិន​ត្រូវ​កាន់​មូគ​វត្ត​ឡើយ, ភិក្ខុ​ណា​កាន់ ភិក្ខុ​នោះ​ត្រូវ​អាបត្តិ​ទុក្កដ (ព. វិ. ព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២</text:p>
          </table:table-cell>
          <table:table-cell table:style-name="តារាង1.A2" office:value-type="string">
            <text:p text:style-name="P5">មូ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គង​ធំ : សូរ​គង​ធំ​មូង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៣</text:p>
          </table:table-cell>
          <table:table-cell table:style-name="តារាង1.A2" office:value-type="string">
            <text:p text:style-name="P5">ម៉ូ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សូរ​គង​តូច : សូរ​គង​តូច​ម៉ូង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៤</text:p>
          </table:table-cell>
          <table:table-cell table:style-name="តារាង1.A2" office:value-type="string">
            <text:p text:style-name="P5">ម៉ូងគ្រុ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ភ្លេង​បុរាណ​មួយ​វង់ មាន​ស្គរ​ធំ​មួយ (ស្គរ​នោះ​មាន​ធ្លុះ​បន្តិច), មាន​គង​មួយ​វង់, មាន​ស្រឡៃ​តូច​មួយ, មាន​គង​ធំ (គង​មូង) មួយ, មាន​ឫស្សី​កំបែក​មួយ​កំណាត់ មាន​អ្នក​ភ្លេង​តែ​ត្រឹម ៣ នាក់​គឺ ម្នាក់​វាយ​គង​វង់, ម្នាក់​ផ្លុំ​ស្រឡៃ​តូច, ម្នាក់​ទៀត​វាយ​ស្គរ​ធំ​ផង វាយ​គង​ធំ​ផង វាយ​ឫស្សី​កំបែក​ផង (វាយ​គោះ​ឲ្យ​មាន​សូរ​ស័ព្ទ​រណ្ដំ); ខ្មែរ​ប្រើ​ភ្លេង​នេះ​ចំពោះ​តែ​ក្នុង​ពិធី​បុណ្យ​តម្កល់​សព​ឬ​បុណ្យ​ឈាបន​កិច្ច : ភ្លេង​ម៉ូង​គ្រុំ, ក្នុង​សម័យ​ឥឡូវ, មាន​មិន​គ្រប់​ខែត្រ​ទេ អ្នក​ខែត្រ​ខ្លះ​មិន​ដែល​ស្គាល់​មិន​ដែល​ឮ​សូរ​សព្ទ​ភ្លេង​នេះ​សោះ​ឡើយ (ហៅ​ថា ភ្លេង​កន្ទាំ​មីង ឬ ទាំ​មីង ក៏​បាន, ភ្លេង​គង​ស្គរ ក៏​បាន តាម​ទម្លាប់​ហៅ​ដោយ​ខែត្រ-ស្រុ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៥</text:p>
          </table:table-cell>
          <table:table-cell table:style-name="តារាង1.A2" office:value-type="string">
            <text:p text:style-name="P5">ម៉ូ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ំពត់​មួយ​ប្រភេទ មាន​សម្បុរ-ស​ផ្លេក​នាំ​មក​ពី​ប្រទេស​ក្រ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៦</text:p>
          </table:table-cell>
          <table:table-cell table:style-name="តារាង1.A2" office:value-type="string">
            <text:p text:style-name="P5">មូត្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ូត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ុត្ត) បស្សាវៈ, ទឹក​នោម : ទឹក​មូត្រ, បន្ទោ​មូត្រ; (រ. ស.) : ព្រះ​មូត្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៧</text:p>
          </table:table-cell>
          <table:table-cell table:style-name="តារាង1.A2" office:value-type="string">
            <text:p text:style-name="P5">មូត្រាស័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ូត្រាឝយ &lt; មូត្រ + អាឝយ “លំនៅ​នៃ​មូត្រ”) ក្រពះ​មូត្រ, ក្រពះ​បស្សាវៈ, ក្រពះ​ទឹក​នោម; (រ. ស.) : ព្រះ​មូត្រាស័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៨</text:p>
          </table:table-cell>
          <table:table-cell table:style-name="តារាង1.A2" office:value-type="string">
            <text:p text:style-name="P5">មូទូ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គំនិត​រាក់, ទាល, មិន​ឈ្លាស; តូវម៉ូវ ឬ​តូវមម៉ូវ, កញ្ចប់​កញ្ចូវ : មនុស្ស​ទូមូ, ឫក​ទូមូ, ប្រើ​ជា កិ. វិ. ក៏​មាន : <text:s/>នា​បី​ហៅ​គ្រូ កុំ​ធ្វើ​ទូមូ ចិត្ត​នោះ​ឲ្យ​ស្ងួន កុំ​ធ្វើ​តម្កើង ចង់​ធំ​តែ​ខ្លួន ក្រែង​បាប​មក​ចួន នៅ​នា​លោកិយ (ច្បាប់​ក្រម) ។ ប្រហែល​ជា​ក្លាយ​មក​ពី ទុមុ ទន់; អន់; ខ្សោយ​ចំណេះ​ទេ​ដឹង ?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៤៩</text:p>
          </table:table-cell>
          <table:table-cell table:style-name="តារាង1.A2" office:value-type="string">
            <text:p text:style-name="P5">មូ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ចាប់​បង្វិល​ឲ្យ​កើត​ជា​របុំ : មូរ​កន្ទេល, មូរ​ត្បាញ ។ ប្រមូល​ថ្នាំ​ជក់​ឲ្យ​កើត​ជា​បារី : មូរ​បារី ។ ចាប់​សំពត់​លាត់​ត្រឡប់​មុខ​ប្រមូល​ចូល​ក្នុង​ច្រើន​ស្រទាប់ : មូរ​ដៃ​អាវ, មូរ​ជើង​ខោ ។ ន. ឈ្មោះ​ក្ដារ​ជា​គ្រឿង​តម្បាញ​<text:span text:style-name="T5">សម្រាប់​មូរ​អន្ទង : ក្ដារ​មូរ ។ មូរ​នប <text:s/>កិ. វិ. (ព. ប្រ.) ដែល​រមៀល​ផ្កាប់​ផ្ងារ​ប្រមូល​ដូច​គេ​ចូល​ក្នុង​នប​ប្រមៀល​ខ្លួន : ដួល​មូរ​នប​ពពូន​លើ​គ្នា ។ មូរ​មុខ គុ. ដែល​មាន​អៀន​ខ្មាស​ខ្មូរ​មុខ ឬ​ដែល​រួញ​ខ្វេរ​មុខ​មិន​ហ៊ាន​ចូល​ទៅ​រក​អ្នក​ដទៃ​ឬ​មិន​ហ៊ាន​ស្ដី​និយាយ : ក្មេង​មូរ​មុខ, មនុស្ស​មូរ​មុខ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>មូរ​នប </text:p>
            <text:p text:style-name="P14">មូរ​មុខ</text:p>
          </table:table-cell>
        </table:table-row>
        <table:table-row>
          <table:table-cell table:style-name="តារាង1.A2" office:value-type="string">
            <text:p text:style-name="P3">៩៥៥០</text:p>
          </table:table-cell>
          <table:table-cell table:style-name="តារាង1.A2" office:value-type="string">
            <text:p text:style-name="P5">មូរត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ូរៈដី 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4">(មូរ្ដិ) វត្ថុ; រូប, រូប​រាង; រូប​សូន, រូប​ប៉ាន់, រូប​តុក្កតា ។</text:p>
          </table:table-cell>
          <table:table-cell table:style-name="តារាង1.D2" office:value-type="string">
            <text:p text:style-name="P2">មូរ្ត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3">៩៥៥១</text:p>
          </table:table-cell>
          <table:table-cell table:style-name="តារាង1.A2" office:value-type="string">
            <text:p text:style-name="P5">មូរ៉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ព. មោរ៉ា)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២</text:p>
          </table:table-cell>
          <table:table-cell table:style-name="តារាង1.A2" office:value-type="string">
            <text:p text:style-name="P5">មូល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រួប​រួម​គ្នា, ជុំ​គ្នា, មិន​បែក​ខ្ញែក​គ្នា : មូល​កូន​ចៅ, មូល​គ្នា ។ <text:s/>ប្រើ​ជា​ កិ. វិ. ក៏​បាន : នៅ​មូល​គ្នា, ឈរ​មូល​គ្នា, អង្គុយ​មូល​គ្នា ។ មូល​គំនិត​គ្នា ដែល​មាន​គំនិត​រួម​ចូល​គ្នា​តែ​ផ្លូវ​មួយ ។ មូល​ចិត្ត ដែល​មាន​ចិត្ត​ស្លុង​ក្នុង​អារម្មណ៍​តែ​មួយ ។ មូល​ត្រកូល មូល​គ្នា​មួយ​ត្រកូល, នៅ​រួម​គ្នា​ជា​សុខ​មួយ​ត្រកូល​ឥត​មាន​ព្រាត់​ប្រាស​និរាស ។ ព. ប្រ. មូល​គ្នា​មិន​រាត់​រាយ, មិន​បែក​ខ្ញែក ។ មូល​មាត់​គ្នា និយាយ​ព្រម​ព្រៀង​គ្នា​រាល់​មាត់ ។ មូល​មិត្រ មូល​មិត្រ​សំឡាញ់, មូល​បង​ប្អូន​ញាតិ​មិត្រ; មូល​ប្ដី​ប្រពន្ធ ។ មូល​សេចក្ដី ប្រមូល​សេចក្ដី​ឲ្យ​រួម​នៅ​តែ​មួយ ។ មូល​ស្លុង មូល​លង់​ស៊ប់​មិន​ងាក​បែរ : ចិត្ត​មូល​ស្លុង, អារម្មណ៍​មូល​ស្លុង ។ មូល​អារម្មណ៍ អារម្មណ៍​មូល​តែ​មួយ​មិន​ទាស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ូល​គំនិត​គ្នា </text:p>
            <text:p text:style-name="P1">មូល​ចិត្ត</text:p>
            <text:p text:style-name="P1">មូល​ត្រកូល</text:p>
            <text:p text:style-name="P1">មូល​មាត់</text:p>
            <text:p text:style-name="P1">មូល​មិត្រ</text:p>
            <text:p text:style-name="P1">មូល​សេចក្ដី</text:p>
            <text:p text:style-name="P1">មូល​ស្លុង</text:p>
            <text:p text:style-name="P1">មូល​អារម្មណ៍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មណ្ឌល​ជុំ​វិញ​ឥត​ជ្រុង ឥត​ផត ឥត​ប៉ោង : តុ​មូល, ប្រអប់​មូល ។ មូល​ណិល មូល​រលីង​ស្អាត​ធេង ។ ដំឡូង​មូល (ព. ប្រ.) ល្ងង់​សុទ្ធសាធ, ល្ងង់​ទាំងស្រុង ឥត​មាន​ចំណេះ​អ្វី​​ក្នុង​ខ្លួន : មនុស្ស​ដំឡូង​មូល (ព. ទ្រ. ឬ ព. ម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ូល​ណិល</text:p>
            <text:p text:style-name="P1">ដំឡូង​មូល</text:p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នេសាទុបករណ៍​មួយ​ប្រភេទ ពួក​ច្បូក ប៉ុន្តែ​មាន​មុខ​តែ​មួយ​សណ្ឋាន​មូល​ស្រួច​មាន​ងៀង ត្រង់​គល់​ផ្លែ​មាន​ប្រហោង​រាក់ (ដែល​ហៅ​ថា ភ្លុក ក៏​បាន) សម្រាប់​ស៊ក​ដង​មាន​ខ្សែ​ប្រចី​មាំ​ចង​ភ្ជាប់​ពី​គល់​ផ្លែ​មក​គល់​ដង ងាយ​នឹង​ទាញ​ដង​ឲ្យ​របូត​ចេញ​បាន (ឲ្យ​ដង​និង​ផ្លែ​នៅ​ជាប់​គ្នា​ដោយ​ខ្សែ​ប្រចី​នោ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៤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ឫស; គល់, ឫស​គល់; មើម, ដើម​កំណើត, ដើម​ចម, ដើម​ទង, ទីតាំង; ទី​ជិត; ទ្រព្យ​ដើម; តម្លៃ... ។ មូល​កច្ចាយនៈ <text:s/>(មូលៈក័ច-ចាយ៉ៈន៉ៈ) មើល​ពាក្យ មហា​កច្ចាយនៈ ក្នុង​ពាក្យ មហា ។ មូល​កម្មដ្ឋាន (មូលៈក័ម-ម៉័ត-ឋាន) កម្មដ្ឋាន​ដើម : ការ​ភាវនា​នឹក​រំពឹង​ឆ្ពោះ​ទៅ​រក​ពុទ្ធ​គុណ​ជា​មូល​កម្មដ្ឋាន (ព. ពុ.) ។ មូល​គន្ធ <text:s/>(មូលៈគន់-ធ) ក្លិន​ដែល​កើត​អំពី​ឫស​ឬ​មើម, ក្លិន​ឫស​ឬ​មើម (ដូច​យ៉ាង​ឫស​ស្គា, មើម​ប្រោះ​ជាដើម) ។ មូលដ្ឋាន (--ល៉ាត់--) ស្ថាន​ដើម, ទី​ដែល​ជា​ឫស​គល់, ទី​តាំង​មាំ, គោល​ការណ៍​សំខាន់, គ្រឿង​គាំទ្រ : មូលដ្ឋាន​ទ័ព, រឿង​នេះ​គ្មាន​អ្វី​ជា​មូលដ្ឋាន​ទេ; អាកាស​ដែល​ជា​ទី​តាំង​ដំបូង​បង្អស់​នៃ​ការ​កើត​ពិភព​លោក ។ មូល​ធន (មូលៈធន់) ទ្រព្យ​ដើម, ដើម​ទ្រព្យ, ប្រាក់​ដើម, ដើម​ទុន ។ មូល​ធម៌ (មូលៈធ័រ) ធម៌​ជា​ឫស​គល់​របស់​មនុស្ស (សេចក្ដី​ដឹង​គុណ​អ្នក​មាន​គុណ, សីល​ប្រាំ...) ។ មូល​នាម (មូលៈ--) ឈ្មោះ​ដើម (ឈ្មោះ​មុន​ឬ​ឈ្មោះ​កំណើត) ។ (មូល-នាម) ឈ្មោះ​កណ្ឌ​ឬ​និទ្ទេស​ទី ២ នៃ​មូល​កច្ចាយនៈ (វេយ្យាករណ៍​បាលី) និយាយ​អំពី​នាម​សព្ទ​ទាំងពួង (ព. ពុ.) ។ មូល​និធិ (មូលៈនិ-ធិ) កំណប់​ទ្រព្យ​ដើម (ប្រាក់​ដែល​ចង​ការ​ឲ្យ​គេ, ប្រាក់​ដែល​ចំណាយ​ធ្វើ​ការ​ណា​មួយ បម្រុង​នឹង​យក​ចំណេញ​ទៅ​ខាង​មុខ, ប្រាក់​ដែល​ចំណាយ​ធ្វើ​បុណ្យ) : ប្រាក់​មូល​និធិ, សង់​ផ្ទះ​ឈ្នួល​ទុក​ជា​មូល​និធិ, បរិច្ចាគ​ទ្រព្យ​ធ្វើ​បុណ្យ​ជា​មូល​និធិ ។ មូល​ប្រណិធាន ឬ មូល​ប្រណិធិ (មូលៈ--) សេចក្ដី​ប្រាថ្នា​ដើម, ការ​តាំង​ផ្ដើម​សេចក្ដី​ប្រាថ្នា : មាន​មូល​ប្រណិធាន​មក​ពី​មុន ។ មូល​ផលា (មូលៈផៈ​ល៉្លា) មើម​និង​ផ្លែ, មើម​និង​ផ្លែ​ឈើ​ទាំងឡាយ; <text:s/>មូល​ផលា​ផល (មូលៈផៈល៉ាផល់) មើម​និង​ផ្លែ​តូច​ផ្លែ​ធំ : ចូល​ព្រៃ​រក​មូល​ផលា​ផល ។ មូល​ភាគ (មូលៈភាក) ភាគ​ដើម, ចំណែក​ដើម ។ មូល​ភាសា (មូលៈ--) ភាសា​ដើម, ភាសា​ដែល​ជា​ឫស​គល់​ឬ​ជាដើម​កំណើត​នៃ​ភាសា​នីមួយ ដូច​យ៉ាង​ភាសា​បាលី, សំស្ក្រឹត​ជាដើម ។ មូល​មគ្គ (មូលៈម័ក) <text:s/>ផ្លូវ​ដើម, លំអាន​ដើម ឬ គន្លង​ដើម ។ មូល​សព្ទ (មូលៈស័ប) សព្ទ​ដើម សព្ទ​ដែល​ជាដើម​កំណើត (កំណើត​ពាក្យ) ដូច​ជា : ករ (កៈរ៉ៈ ឬ​ក័រ) “ធ្វើ” ជា មូល​សព្ទ របស់​ពាក្យ កម្ម ឬ ការ “អំពើ”, ការណ៍ “ហេតុ, ដំណើរ”, កិច្ច “រវល់, ការ”... ; ទា “ឲ្យ” ជា មូល​សព្ទ របស់​ពាក្យ ទាន“អំណោយ”, ទាយក, ទាយិកា “អ្នក​ឲ្យ”... ។ មូល​ស្ថាន (ដូច​គ្នា​នឹង មូលដ្ឋាន ដែរ) ។ មូល​ហេតុ (មូលៈហែត) ហេតុ​ដើម, ដំណើរ​ដើម ។ល។ កុសល​មូល (កុសៈល៉ៈមូល) ឫស​កុសល : សេចក្ដី​មិន​ជំពាក់​ចិត្ត, មិន​ប្រទូស្ត, មិន​វង្វេង​ស្មារតី ជា​កុសល​មូល (ព. ពុ.) ។ បាទ​មូល (បាទៈមូល) ទី​ជិត​នៃ​ជើង, ទី​ប្រប​ជើង : ក្រាប​ទៀប​បាទ​មូល ។ រុក្ខ​មូល (រុក-ខៈមូល) ទី​តាំង​នៃ​ដើម​ឈើ, ទី​ជិត​ដើម​ឈើ, គល់​ឈើ ។ អកុសល​មូល (អៈកុសៈល៉ៈមូល) ឫស​អកុសល : សេចក្ដី​ជំពាក់​ចិត្ត, សេចក្ដី​ប្រទូស្ត, សេចក្ដី​វង្វេង​ស្មារតី​ ជា​អកុសល​មូល (ព. ពុ.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ូល​កច្ចាយនៈ </text:p>
            <text:p text:style-name="P1">មូល​កម្មដ្ឋាន</text:p>
            <text:p text:style-name="P1">មូល​គន្ធ </text:p>
            <text:p text:style-name="P1">មូលដ្ឋាន</text:p>
            <text:p text:style-name="P1">មូល​ធន </text:p>
            <text:p text:style-name="P1">មូល​ធម៌ </text:p>
            <text:p text:style-name="P1">មូល​នាម</text:p>
            <text:p text:style-name="P1">មូល​និធិ </text:p>
            <text:p text:style-name="P1">មូល​ប្រណិធាន</text:p>
            <text:p text:style-name="P1">មូល​ផលា </text:p>
            <text:p text:style-name="P1">មូល​ភាគ</text:p>
            <text:p text:style-name="P1">មូល​ភាសា</text:p>
            <text:p text:style-name="P1">មូល​មគ្គ</text:p>
            <text:p text:style-name="P1">មូល​សព្ទ</text:p>
            <text:p text:style-name="P1">មូល​ស្ថាន</text:p>
            <text:p text:style-name="P1">មូល​ហេតុ</text:p>
            <text:p text:style-name="P1">កុសល​មូល</text:p>
            <text:p text:style-name="P1">បាទ​មូល </text:p>
            <text:p text:style-name="P1">រុក្ខ​មូល</text:p>
            <text:p text:style-name="P1">អកុសល​មូល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៥៣</text:p>
          </table:table-cell>
          <table:table-cell table:style-name="តារាង1.A2" office:value-type="string">
            <text:p text:style-name="P5">មូល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6"><text:span text:style-name="T1">(មូ់លី់)</text:span> រនាំង​បន្ទោះ គឺ​រនាំង​តូច​ដែល​រែង​ក្រង​ដោយ​បន្ទោះ​ល្អិត​ៗ សម្រាប់​បាំង​បង្អួច​កុំ​ឲ្យ​កម្ដៅ​ឬ​ពន្លឺ​ព្រះ​អាទិត្យ​ជាដើម​ចាំង​ចូល : មូលី​បង្អួច (ហៅ​ដោយ​ទម្លាប់​ស្រុក; ច្រើន​ហៅ​តែ រនាំង​តូច, រនាំង​ធំ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៤</text:p>
          </table:table-cell>
          <table:table-cell table:style-name="តារាង1.A2" office:value-type="string">
            <text:p text:style-name="P5">មូល្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ូល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តម្លៃ; ឈ្នួល; ចំណេញ; ប្រាក់​ខែ (ព. កា. ប្រសិន​បើ​កវី​ត្រូវ​ការ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៥</text:p>
          </table:table-cell>
          <table:table-cell table:style-name="តារាង1.A2" office:value-type="string">
            <text:p text:style-name="P5">មូស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ត្វ​ល្អិត​មាន​ស្លាប​មាន​មាត់​ជា​ទ្រនិច​ស្រួច​ខាំ​ជញ្ជក់​ឈាម បណ្ដាល​ឲ្យ​រមាស់, ឲ្យ​ក្លាយ​ជា​គ្រុន​ស្រៀវ ឬ​បណ្ដាល​ឲ្យ​គ្រុន​ចាញ់; ត្រូវ​ការពារ​ដោយ​មុង​ជាដើម​កុំ​ឲ្យ​វា​ខាំ​បាន (ល្បើក) : មុង​កើត​ពី​មូស, ក្ដារ​មឈូស​កើត​ពី​ស្លាប់, គុក​កើត​ពី​ខុស​ច្បាប់, ការ​ឈឺ​ចាប់​កើត​ពី​រូប​កាយ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្នៀតវាយ​បញ្ចាល់ឈើ​ត្រង់​មុខ​រណារ ឬ​ត្រង់​មុខ​ដែល​ពុះបំបែក​ឲ្យ​ហើប​ហា : វាយ​មូស​បញ្ចាល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៦</text:p>
          </table:table-cell>
          <table:table-cell table:style-name="តារាង1.A2" office:value-type="string">
            <text:p text:style-name="P5">មូសិកទន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ូសិកៈទ័ន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ូសិក “កណ្ដុរ” + ទន្ត “ធ្មេញ”; មូឞិក--) ធ្មេញ​កណ្ដុរ ។ ខ្មែរ​ប្រើ​ពាក្យ​នេះ​ជា​វណ្ណយុត្តិ​មួយ​ប្រភេទ​មាន​រូប​ជា​គំនូស​ក្បៀស​ពីរ សណ្ឋាន​ស្រដៀង​នឹង​ធ្មេញ​កណ្ដុរ <text:span text:style-name="T1">( ៉ )</text:span> នេះ សម្រាប់​ប្រើ​សម្លាប់​បំបែរ​សំឡេង​ព្យញ្ជនៈ ៩ តួ​គឺ ង, ញ, ន, ប, ម, យ, រ, ល, វ, <text:s/>មាន​សំឡេង​ជា ង៉, ញ៉, ន៉, ប៉, ម៉, យ៉, រ៉, ល៉, វ៉, និង​ប្រើ​ដាក់​ពី​លើ​ស្រៈ<text:span text:style-name="T1"> ិ</text:span><text:span text:style-name="T2"> </text:span>ឲ្យ​ជា<text:span text:style-name="T1"> ឺ</text:span> (ម. ព. ធ្មេញ​កណ្ដុរ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៧</text:p>
          </table:table-cell>
          <table:table-cell table:style-name="តារាង1.A2" office:value-type="string">
            <text:p text:style-name="P5">មូស្យាយ័ណ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ូស្យ៉ាយ័ន</text:p>
          </table:table-cell>
          <table:table-cell table:style-name="តារាង1.D2" office:value-type="string">
            <text:p text:style-name="P2">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ូឞ្យាយណ) ដែល​កើត​ចាក​មាតា​បិតា​ណា​ពុំ​ប្រាដក : កូន​មូស្យាយ័ណ; បើ​ស្រ្តី មូស្យាយណ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៨</text:p>
          </table:table-cell>
          <table:table-cell table:style-name="តារាង1.A2" office:value-type="string">
            <text:p text:style-name="P5">មូឡ្ហ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ូល-ហៈ 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ូឡ្ហ; មូឍ) ខ្លៅ, ល្ងង់, ដែល​មមិងមមាំង; ច្រើន​និយាយ​ថា មនុស្ស​មូឡ្ហោ; បើ​ស្រី​ជា មូឡ្ហា ។</text:p>
          </table:table-cell>
          <table:table-cell table:style-name="តារាង1.D2" office:value-type="string">
            <text:p text:style-name="P2">មូឡ្ហ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៥៩</text:p>
          </table:table-cell>
          <table:table-cell table:style-name="តារាង1.A2" office:value-type="string">
            <text:p text:style-name="P5">មួ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(ម្វ័ អ. ថ. មួ ប្រើ​ជា គុ. “ដែល​ងងឹត, ឈ្លប់, មិន​ច្បាស់​លាស់, ...”) ក្នាញ់, ខឹង​ខ្វល់​ក្នុង​ចិត្ត : មួ​ចិត្ត, នាំ​ឲ្យ​មួ ។ មួម៉ៅ (ស. ម្វ័មៅ អ. ថ. មួម៉ៅ ប្រើ​ជា កិ. “ស្រវឹង​ជ្រប់, វង្វេង​ស្មារតី, ...”) ខឹង​ក្នាញ់, ក្ដៅ​ក្ដួល, ខឹង​ដាល​វ៉ាល : ចេះ​តែ​មួម៉ៅ​ឥត​ស្រាក, មួម៉ៅ​ក្ដៅ​ចិត្ត ។ មួហ្មង ខឹង​ក្នាញ់​ល្អក់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ួម៉ៅ </text:p>
            <text:p text:style-name="P1">មួហ្មង</text:p>
          </table:table-cell>
        </table:table-row>
        <table:table-row>
          <table:table-cell table:style-name="តារាង1.A2" office:value-type="string">
            <text:p text:style-name="P3">៩៥៦០</text:p>
          </table:table-cell>
          <table:table-cell table:style-name="តារាង1.A2" office:value-type="string">
            <text:p text:style-name="P5">មួ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្រដាប់​មាន​រូប​ផ្សេង​ៗ​ច្រើន​បែប សម្រាប់​ពាក់​សីសៈ ជា​គ្រឿង​ការពារ​កម្ដៅ​ព្រះ​អាទិត្យ, ធូលី​ជាដើម : ពាក់​មួក; (រ. ស. ហៅ ព្រះ​មាលា; ម. ព. នុ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១</text:p>
          </table:table-cell>
          <table:table-cell table:style-name="តារាង1.A2" office:value-type="string">
            <text:p text:style-name="P5">មួ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មាំ, ខ្ជាប់, រឹងប៉ឹង : រាង​មួន; រូប​មួន, យ៉ាង​មួន, កាន់​ការ​មួន; ច្រើន​ប្រើ​ជា ប. ផ្សំ​ជាមួយ​នឹង​ពាក្យ មាំ ថា : មាំមួន គឺ​មាំ​ណាស់, រឹងប៉ឹង​ណាស់, សំណំសំនួន​ណាស់ <text:s/>: រូប​មាំមួន, ធ្វើ​ការ​មាំមួន (និយាយ​ថា មួនមាំ ក៏​បាន) ព. កា. ថា : រូប​រាង​មាំមួន ទាស់​តែ​មិន​ទ្រាំ ធ្វើ​ការ​របរ បាន​តែ​ខាង​ខ្ជិល ខិល​ខាង​ត្រាច់​ចរ រីករាយ​ត្រេកអរ ឆ្ពោះ​ការ​ច្រៀង​រ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ំមួន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៦២</text:p>
          </table:table-cell>
          <table:table-cell table:style-name="តារាង1.A2" office:value-type="string">
            <text:p text:style-name="P5">មួម៉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ក្នុង​ពាក្យ មួ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៣</text:p>
          </table:table-cell>
          <table:table-cell table:style-name="តារាង1.A2" office:value-type="string">
            <text:p text:style-name="P5">មួ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 សំ.</text:p>
          </table:table-cell>
          <table:table-cell table:style-name="តារាង1.D2" office:value-type="string">
            <text:p text:style-name="P1">ដែល​ឯក​ឯង, តែ​ឯង, ទោល, ឥត​គូ, ឥត​មាន​ពីរ; មុន​ពីរ (១) ។ មួយ​គូ តែ​ពីរ​គត់ ។ មួយ​ម្នាក់ ឬ ម្នាក់​មួយ ម្នាក់​ត្រូវ​បាន​តែ​មួយ ។ល។ មួយ​ទៀត និ. មួយ​ផ្សេង​ទៀត : មួយ​ទៀត​ថា... ។ មួយ​នីសោត ឬ មួយ​នេះ​សោត និ. មួយ​ទៀត; មួយ​នេះ​ក៏​ដែរ ។ មួយ​វិញ​ទៀត និ. មួយ​ត​ពី​មួយ​ដែល​បាន​និយាយ​រួច​ហើយ​នោះ​ទៅ​ទៀត : មួយ​វិញ​ទៀត គួរ​តែ​យើង​សួរ​បញ្ជាក់​ឲ្យ​ដឹង​ការ​ពិត​សិន ។ មួយ​សោត និ. មួយ​ទៀត, មួយ​ផ្សេង​ទៅ​ទៀត : មួយ​សោត បើ​យើង​កុំ​បាច់​ទៅ​ក៏​បាន ។ល។ <text:s/>(ម. ព. សោត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ួយ​គូ</text:p>
            <text:p text:style-name="P1">មួយ​ម្នាក់</text:p>
            <text:p text:style-name="P1">ម្នាក់​មួយ</text:p>
            <text:p text:style-name="P1">មួយ​ទៀត</text:p>
            <text:p text:style-name="P1">មួយ​នីសោត </text:p>
            <text:p text:style-name="P1">មួយ​វិញ​ទៀត</text:p>
            <text:p text:style-name="P1">មួយ​សោត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៦៤</text:p>
          </table:table-cell>
          <table:table-cell table:style-name="តារាង1.A2" office:value-type="string">
            <text:p text:style-name="P5">មួយ​ក្លាយ​ជា​ដប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ព. ទ. បុ. 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ាក្យ​ទំនឹម​ទំនៀម​ជា​បរម្បារា​ត​ៗ​មក, មាន​អត្ថន័យ​ជា​សេចក្ដី​តំណាល​ថា មាន​បុរស​ម្នាក់ បាន​ដុំ​មាស​មក​កប់​ទុក​នៅ​ទី​ស្ងាត់​មួយ​កន្លែង, ចង់​ដឹង​ចរិយា​របស់​ប្រពន្ធ, ក៏​និយាយ​ប្រាប់​ប្រពន្ធ​ថា “អញ​ចូល​ទៅ​ជុះ​ក្នុង​ព្រៃ​ក្បែរ​ផ្លូវ ស្រាប់​តែ​មាន​ក្អែក​មួយ​ចេញ​មក​មុន​អាចម៍ ហើរ​ប្រិច​បាត់​ទៅ” --ប្រពន្ធ​មាត់​ឥត​គម្រប ក៏​និយាយ​តំណាល​ប្រាប់​គេ​តាម​សម្ដី​ប្ដី​ប្រាប់, អ្នក​ឯ​ទៀត​ៗ​ក៏​ចេះ​តែ​និយាយ​ប្រាប់​គ្នា​ត​ៗ​ទៅ​ទៀត, ពី​ក្អែក​មួយ​ទៅ​ជា​ក្អែក​ពីរ​ក្អែក​បី រហូត​ដល់​ក្អែក​ដប់... ចំណេរ​កាល​ត​ៗ​មក ក៏​ជាប់​មាន​ពាក្យ​ដែល​ពន្លូត​បំផ្លើស​ថា មួយ​ក្លាយ​ជា​ដប់ ឬ ក្អែក​មួយ​ជា​ក្អែក​ដប់; គេ​និយាយ​ថា​កុំ​ជឿ​អី​មួយ​ក្លាយ​ជា​ដប់​ទេ ឬ​ថា ក្អែក​មួយ​ជា​ក្អែក​ដប់​ទេ, មាន​ន័យ​ថា សម្ដី​ឬ​ដំណឹង​អ្វី​ដែល​ឮ​ត​ពី​មួយ​មក​មួយ​ពុំ​ទាន់​ប្រាកដ​ទេ កុំ​អាល​ប្រញាប់​ជឿ​ភ្លាម​ៗ ត្រូវ​ពិនិត្យ​មើល​ឲ្យ​ហ្មត់​ចត់​សិន... (មាន​ព្រះ​បរម​ពុទ្ធោវាទ​ដូច​ក្នុង កាលាម​សូត្រ ជាដើម​ក៏​ថ្លែង​ពី​រឿង​បែប​នេះ​ច្រើ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៥</text:p>
          </table:table-cell>
          <table:table-cell table:style-name="តារាង1.A2" office:value-type="string">
            <text:p text:style-name="P5">មួយ​អន្លើ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្រម​ទាំង, ជា​មួយ, ជា​មួយ​នឹង (ត្រូវ​ប្រើ​ពាក្យ ដោយ ភ្ជាប់​ខាង​ចុង​ផង​ជា​ដរាប) : ព្រះ​រាជា​ទ្រង់​ស្ដេច​យាង​ទៅ​កាន់​ជនបទ មួយ​អន្លើ​ដោយ​ព្រះ​រាជ​បរិពារ; គ្រូ​ចេញ​ទៅ​លេង​សួន​ច្បារ មួយ​អន្លើ​ដោយ​សិស្ស​ទាំងឡ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និបាត​សព្ទ​ប្រាប់​សេចក្ដី​ថា ដោយ​ឡែក, ផ្សេង; ស្លេះ​ទុក​សិន, បញ្ឈប់​ទុក​សិន (ត្រូវ​ប្រើ​ពាក្យ សិន ភ្ជាប់​ខាង​ចុង​ជា​ដរាប) : យើង​ត្រូវ​ទុក​រឿង​នុះ​មួយ​អន្លើ​សិន កុំ​អាល​និយាយ; អ្នក​រាល់​គ្នា​ត្រូវ​លើក​ការ​នេះ​ទុក​មួយ​អន្លើ​សិន​ទៅ កុំ​អាល​ប្រញាប់​ធ្វើ ... <text:s text:c="4"/>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៦</text:p>
          </table:table-cell>
          <table:table-cell table:style-name="តារាង1.A2" office:value-type="string">
            <text:p text:style-name="P5">មួ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្រូវ​ដែល​ដុះ​ពី​គ្រាប់​ជ្រុះ​ក្នុង​ស្រែ​តាំង​ពី​ខែ​ចម្រូត : ដក​មួរ​ស្ទូង​ត្រពាំង, ស្រូវ​មួរ ។ ព. ប្រ. ស្រែ​មួរ បុណ្យ​សំណាង​ចាស់ គឺ​បុណ្យ​ដែល​បាន​កសាង​ទុក​មក​ពី​ព្រេង​នាយ ឬ​ចំណេះ​វិជ្ជា​ចាស់ <text:s/>គឺ​ចំណេះ​ដែល​បាន​រៀន​ចេះ​មក​យូរ​ហើយ ។ ព. ទ. បុ. រក្សា​តែ​ស្រែ​មួរ រក្សា​តែ​ចំណេះ​វិជ្ជា​ចាស់​កុំ​ឲ្យ​វិនាស ។ សង្ឃឹម​តែ​ស្រែ​មួរ សង្ឃឹម​តែ​បុណ្យ​សំណាង​ចាស់​ឬ​សង្ឃឹម​តែ​ចំណេះ​វិជ្ជា​ចាស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៧</text:p>
          </table:table-cell>
          <table:table-cell table:style-name="តារាង1.A2" office:value-type="string">
            <text:p text:style-name="P5">មួល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ង្វិល​ត្របាញ់​ឲ្យ​រមួល ធ្វើ​ឲ្យ​រមួល : មួល​កូន​ឈើ, មួល​ផ្ដៅ ។ ព. ប្រ. មួល​សម្ដី ឬ កាច់​សម្ដី បង់​ឃ្លាត​ឬ​បង្កាច់​សម្ដី​គេ​ឲ្យ​ខុស​ចាក​ដំណើរ​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រោគ​កើត​ក្នុង​ពោះវៀន បណ្ដាល​ឲ្យ​ឈឺ​ពោះ ហាក់​ដូច​ជា​គេ​ចាក់​មួល​ពោះវៀន នាំ​ឲ្យ​បន្ទោ​ឧច្ចារៈ​រុំ​ឈាម ឬ​រុំ​សំបោរ​រឿយ​ៗ ធ្វើ​ឲ្យ​ស្រយុត​ស្រយង់​ខ្សោយ​កម្លាំង​កាយ : កើត​រោគ​មួល ឬ ឈឺ​មួល; មួល​ឈាម, មួល​សំបោ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៨</text:p>
          </table:table-cell>
          <table:table-cell table:style-name="តារាង1.A2" office:value-type="string">
            <text:p text:style-name="P5">មួហ្ម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ួ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៦៩</text:p>
          </table:table-cell>
          <table:table-cell table:style-name="តារាង1.A2" office:value-type="string">
            <text:p text:style-name="P5">មើ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មើល ។ ពាក្យ​សាមញ្ញ​សម្រាប់​និយាយ​តាម​ធម្មតា​របស់​សាធារណ​ជន : មើ ! ឲ្យ​ខ្ញុំ​ឃើញ​ផង​មើ !, ឲ្យ​គ្នា​មើ​ផង មើ ! (ប្រើ​ជា មើល៍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០</text:p>
          </table:table-cell>
          <table:table-cell table:style-name="តារាង1.A2" office:value-type="string">
            <text:p text:style-name="P5">មើក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យឺត​ៗ, រំងើក​ៗ, ភ្លើក​ៗ : ដំណើរ​មើក​ៗ; ដើរ​មើក​ៗ, ធ្វើ​ការ​មើក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១</text:p>
          </table:table-cell>
          <table:table-cell table:style-name="តារាង1.A2" office:value-type="string">
            <text:p text:style-name="P5">មើ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ឫស​ដែល​កើត​ជា​ពក​មាន​សាច់​និង​សំបក​ក្រាស់​ឬ​ស្ដើង : មើម​ដំឡូង, មើម​ត្រាវ, មើម​រំដេ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២</text:p>
          </table:table-cell>
          <table:table-cell table:style-name="តារាង1.A2" office:value-type="string">
            <text:p text:style-name="P5">មើ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គន់​នឹង​ភ្នែក​ឆ្ពោះ​សំដៅ​ត្រង់​អ្វី​ៗ : មើល​រូប, មើល​ល្ខោន ។ <text:s/>សម្លឹង​ឆ្ពោះ​ទៅ​រក​អក្សរ​ដោយ​បញ្ចេញ​វាចា​ថា​ផង ឬ​គ្រាន់​តែ​សម្លឹង​ថា​ក្នុង​ចិត្ត, អាន : មើល​សំបុត្រ, មើល​សៀវភៅ ។ បីបាច់, រក្សា ឲ្យ​ជា​ជំងឺ : មើល​ខ្លួន, មើល​ជំងឺ ។ <text:s/>សង្កេត​ពិនិត្យ​ឲ្យ​ដឹង​បែប​បទ, សណ្ដាប់ធ្នាប់, ឫកពា ... មើល​ពុត, មើល​មារយាទ, មើល​អធ្យាស្រ័យ ... ។ មើល ! ចូរ​មើល !; មើល​ចុះ ! ចូរ​មើល​ចុះ ! មើល​ហ៏ ! ហ៏​មើល ! (ព. សា.) មើ ឬ មើល៍ (ម. ព. មើ) ។ល។</text:p>
          </table:table-cell>
          <table:table-cell table:style-name="តារាង1.D2" office:value-type="string">
            <text:p text:style-name="P2">មើល៍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៣</text:p>
          </table:table-cell>
          <table:table-cell table:style-name="តារាង1.A2" office:value-type="string">
            <text:p text:style-name="P5">មើល​ង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មើល​ឃើញ​ថា​ងាយ, មើល​យល់​ថា​ងាយ គឺ​មើល​ទៅ​ឃើញ​ថា​ងាយ​ស្ដី ងាយ​ថា ងាយ​ធ្វើ ជាដើម (មាក់​ងាយ) : មើល​ងាយ​គេ, មើល​ងាយ​ការ ។ មើល​ងាយ​មើល​ថោក មើល​ឃើញ​ថា​ងាយ​ឃើញ​ថា​ថោក គឺ​ឃើញ​ថា​មិន​ក្រ​មិន​មាន​តម្លៃ (មាក់​ងាយ​មាក់​ថោ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ើល​ងាយ</text:p>
            <text:p text:style-name="P1">មើល​ថោក</text:p>
          </table:table-cell>
        </table:table-row>
        <table:table-row>
          <table:table-cell table:style-name="តារាង1.A2" office:value-type="string">
            <text:p text:style-name="P3">៩៥៧៤</text:p>
          </table:table-cell>
          <table:table-cell table:style-name="តារាង1.A2" office:value-type="string">
            <text:p text:style-name="P5">មើល​បំណ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មើល​ឃើញ តែ​បណ្ដោយ​ឲ្យ​ធ្វើ​ឲ្យ​ប្រព្រឹត្ត​តាម​ទំនើង មិន​យក​ចិត្ត​ទុក​ដាក់​មិន​ស្ដី​ថា មិន​ជួយ​ខ្នះខ្នែង​ដោយ​តាំង​ចិត្ត​ថា​តាម​តែ​ដូច​ម្ដេច​ក៏​ដោយ​ចុ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៥</text:p>
          </table:table-cell>
          <table:table-cell table:style-name="តារាង1.A2" office:value-type="string">
            <text:p text:style-name="P5">មឿ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ល. 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<text:span text:style-name="T1">ម្ចេឺង</text:span><text:span text:style-name="T2"> </text:span>អ. ថ. មឿង) ខែត្រ, ទី​រួម​ខែត្រ, ក្រុង​តូច, ស្រុក, ប្រទេស ។ ក្រុម​មឿង (ក្រុម-ម៉ៈ--) ទី​ប្រជុំ​ក្រុង : រាជការ​ក្រុម​មឿង <text:span text:style-name="T3">រាជការ​ក្នុង​ទី​ប្រជុំ​ក្រុង គឺ​រាជការ​គ្រប់​យ៉ាង​ក្នុង​ក្រុង ។ ចៅ​មឿង ចៅហ្វាយ​ខែត្រ (ពាក្យ​សម្រាប់​ប្រើ​ក្នុង​សេចក្ដី​ណា​មួយ​ដែល​ទាក់ទង​ដោយ​រាជការ​ខាង​សៀម​ឬ​លាវ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ក្រុម​មឿង </text:p>
            <text:p text:style-name="P7">ចៅ​មឿង </text:p>
            <text:p text:style-name="P7"/>
          </table:table-cell>
        </table:table-row>
        <table:table-row>
          <table:table-cell table:style-name="តារាង1.A2" office:value-type="string">
            <text:p text:style-name="P3">៩៥៧៦</text:p>
          </table:table-cell>
          <table:table-cell table:style-name="តារាង1.A2" office:value-type="string">
            <text:p text:style-name="P5">មៀ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, ល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<text:span text:style-name="T1">ម្យើ់ង</text:span> អ. ថ. មៀង, ល. ម្យង <text:s/>អ. ថ. មៀង ឈ្មោះ​ម្ហូប​ដែល​រុំ​ដោយ​ស្លឹក​កន្ទួត​ស្រុក​ជាដើម, មាន​ច្រើន​បែប) ខ្មែរ​ហៅ​អាហារ​មួយ​ប្រភេទ​ធ្វើ​ដោយ​ចំណិត​សាច់​ដូង​លីង មាន​ប្រកប​គ្រឿង​ផ្សំ​ឯ​ទៀត​ផង ឬ​ហៅ​ស្ករ​ដែល​ស្ងោរ​រំងាស់​លាយ​នឹង​ខ្ញី​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៧</text:p>
          </table:table-cell>
          <table:table-cell table:style-name="តារាង1.A2" office:value-type="string">
            <text:p text:style-name="P5">មៀង​មើ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ងាក​ឬ​បែរ​មើល​ដោយ​ចំហៀង​ភ្នែក, ក្រឡេក​មើល​ឬ​គយគន់​ដោយ​កន្ទុយ​ភ្នែក : ដើរ​បណ្ដើរ​មៀង​មើល​បណ្ដើ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៨</text:p>
          </table:table-cell>
          <table:table-cell table:style-name="តារាង1.A2" office:value-type="string">
            <text:p text:style-name="P5">មៀន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ចង្កំ​វែង​ស្រោប​គល់​ដង​កាំបិត​ឬ​ផ្គាក់​ជាដើម​ឲ្យ​ជាប់​មាំ​ត្រង់​អន្សា : មៀន​កាំប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មួយ​ប្រភេទ ជា​ដំណាំ​ស្រុក​ផ្លែ​មូល​ៗ ទំហំ​ខ្នាត​មេ​ដៃ វេលា​ទុំ​មាន​ក្លិន​សាច់​ក្រអូប <text:s/>មាន​រស​ផ្អែម ប្រើ​ជា​បង្អែម : បបរ​មៀន (បបរ​ដែល​លាយ​សាច់​ផ្លែ​មៀន) ។ មៀន​ព្រៃ ឈ្មោះ​ឈើ​មួយ​ប្រភេទ​ស្លឹក​ធំ​ជាង​មៀន​តែ​ផ្លែ​តូច​ជាង សាច់​ស្ដើង ក្លិន​ក្រអូប​ស្រដៀង​នឹង​មៀន​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៧៩</text:p>
          </table:table-cell>
          <table:table-cell table:style-name="តារាង1.A2" office:value-type="string">
            <text:p text:style-name="P5">មៀម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ប៉ិច​ជា​ពន្លក​ឬ​ជា​ត្រួ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ត្វ​ស្លាប​រត្តិចរ​មួយ​ប្រភេទ ពួក​ទីទុយ តែ​មាឌ​តូច​ជាង, ក្បាល​និង​ភ្នែក​ធំ​មិន​សម​នឹង​រូ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០</text:p>
          </table:table-cell>
          <table:table-cell table:style-name="តារាង1.A2" office:value-type="string">
            <text:p text:style-name="P5">ម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្ដាយ (ចំពោះ​តែ​សត្វ​តិរច្ឆាន) : មេ​ក្របី, មេ​គោ, មេ​មាន់, មេ​សេះ ...។ ដំរី​ញី, ទោះបី​នៅ​តូច​ពុំ​ទាន់​មាន​កូន, គេ​ច្រើន​ហៅ​ថា មេ ។ ពាក្យ​សម្រាប់​ហៅ​ស្រ្តី​ដែល​ក្មេង​ជាង​ឬ​ដែល​តូច​ទាប​ជាង, ដោយ​សេចក្ដី​ស្និទ្ធស្នាល ឬ​ស្មោះ​ស្មើ​ទៅ​រក, ហៅ​ចេញ​ចំ​ឈ្មោះ​ថា មេ​នេះ, មេ​នោះ (ដូច​ជា​ហៅ មេ ក, មេ ខ...); ឬ​មិន​ចេញ​ចំ​ឈ្មោះ​គ្រាន់​តែ​ថា មេ​នុ៎ះ, មេ​ហ្នឹង; ពុំ​នោះ​ហៅ​ដោយ​ទ្រគោះ​ចេញ​សម្ដី​ថា មេ ... ក៏​មាន (អ្នក​ខ្លះ​ប្រើ​ពាក្យ មេ នេះ​ក្លាយ​ទៅ​ជា មី ក៏​មាន) ។ របៀប​រាប់​បំណែក​ព្យញ្ជនៈ​ផ្សំ​នឹង​ស្រៈ​តាម​លំដាប់​ដូច​ជា : មេ​កកា, មេ​កក, មេ​កង, មេ​កច, មេ​កញ ជាដើម ។ មនុស្ស, សត្វ​ឬ​អ្វី​ដែល​ជា​ធំ, ជា​ប្រធាន, ជា​ចម្បង​លើ​គេ ដូច​ជា : មេ​កង <text:s/>មេ​របស់​ពួក​មួយ​ៗ ។ ឋានន្តរ​ស័ក្តិ​សម្រាប់​អាជ្ញា​កត់​ពន់ មាន​ស័ក្តិ​ចុះ​បន្ទាប់​ពី​អាជ្ញា​ហ្លួង​មក : មេ​កង​ពន្ធ​ស្រូវ, មេ​កង​ពន្ធ​ទាស (មាន​តែ​ក្នុង​សម័យ​ពី​ដើម) ។ មេ​កាព្យ <text:s/>ក្បួន​ឬ​បែប​ប្រាប់​របៀប​តែង​កាព្យ ។ មេ​ការ <text:s/>អ្នក​ដែល​ជា​មេ​លើ​កិច្ចការ​នី​មួយ​ៗ ។ ឈ្មោះ​ក្រុម​អ្នក​រាជការ ជាង​ឈើ​ក្នុង​ព្រះ​បរម​រាជ​វាំង : ក្រុម​មេ​ការ, មន្ត្រី​មេ​ការ ។ ឈ្មោះ​ក្រសួង​សម្រេច​កិច្ចការ​ហត្ថ​កម្ម​ផ្សេង​ៗ​ខាង​លើក​ថ្នល់, សង់​ស្ពាន, សង់​ផ្ទះ ... ក្នុង​កម្ពុជ​រដ្ឋ​សព្វ​ថ្ងៃ​នេះ : ក្រសួង​មេ​ការ, លោក​ចាងហ្វាង​មេ​ការ ។ មេ​កោយ <text:s/>គ្រាប់​អង្គញ់​ដែល​ដាំ​ជា​មេ និង​គ្រាប់​ដែល​ជា​កោយ​សម្រាប់​បោះ​ឬ​បាញ់ ។ ព. ប្រ. ពួក​អ្នក​ដែល​មាន​នាទី​ធំ​តូច​តាម​លំដាប់​គ្នា, គេ​តែង​និយាយ​ថា : ធ្វើ​ការ​ត្រូវ​ស្ដាប់​មេ​កោយ ឬ​ថា ចាត់​ការ​ឲ្យ​មាន​មេ​មាន​កោយ ។ មេ​ក្រាន មេ​ចង្ក្រាន គឺ​មេ​គ្រួ​ឬ​មេ​ផ្ទះ​មួយ​ៗ របស់​ពួក​ព្នង គឺ​ខ្មែរ​លើ​សព្វ​ថ្ងៃ​នេះ ។ មេ​ក្រុម <text:s/>ឬ មេ​គណៈ អ្នក​ដែល​ជា​ប្រធាន​លើ​ក្រុម​ឬ​ពួក​មួយ​ៗ ។ មេ​ខូច <text:s/>មេ​នាំ​ឲ្យ​ខូច​ខ្លួន​ផង ។ មេ​ខ្លោង <text:s/>មេ​ដំរី​ដែល​មាន​មាឌ​ធំ​សម្បើម​ជា​ប្រធាន​លើ​ហ្វូង ។ ព. ប្រ. មនុស្ស​ដែល​មាន​រូប​រាង​ធំ​ខ្ពស់​ជ្រងោ កាល​បើ​ដើរ​ចេញ​ទៅ​ណា​ឃើញ​ចង្គ្រោង​ជាង​គេ​រាល់​គ្នា ។ មេ​គណ (--មេ​គន់) មន្រ្តី​សង្ឃ​ដែល​មាន​សមណ​ស័ក្តិ​ខ្ពស់​ជាង​អនុ​គណ​គ្រប់​ស្រុក​ក្នុង​ខែត្រ ។ មេ​គណ​ក្រុង <text:s/>មេ​គណ​ក្នុង​ក្រុង ។ មេ​គយ អធិបតី​ក្នុង​រាជការ​គយ ។ មេ​គ្រែ <text:s/>ឈើ​បួន​កំណាត់​ដែល​ផ្គុំ​ភ្ជាប់​នឹង​គ្រែ ។ មេ​ចង្ហាន់ <text:s/>ស្ត្រី​អ្នក​ផ្គត់ផ្គង់​ចង្ហាន់ ។ មេ​ចោរ ចោរ​ដែល​ជា​ប្រធាន​លើ​អស់​ចោរ​ក្នុង​ពួក​ណា​មួយ ។ ពាក្យ​ជេរ​ឬ​បញ្ចោរ​ស្ត្រី​ដោយ​ទុក​ដាក់​ថា ជា​ចោរ​ឬ​ថា​ដូច​ជា​ចោរ; ឬ​ក៏​ប្រើ​ជា​ពាក្យ​សាមញ្ញ​ច្រឡោះ​បោះ​ជេរ​លែង​ប្រឡែង​ទៅ​រក​ស្ត្រី​ដែល​ស្និទ្ធស្នាល ដោយ​ស្មោះ​ស្មើ​ក៏​មាន : មេ​ចោរ​ខូច !, មេ​ចោរ​អន្តរធាន !... ។ មេ​ជើង <text:s/>មេ​ម្រាម​ជើង គឺ​ម្រាម​ជើង​ដែល​ធំ​ជាង​គេ ។ មេ​ដែក ដែក​មួយ​ប្រភេទ​ដែល​ស្រូប​ដែក​ដទៃ​បាន ។ មេ​ដៃ មេ​ម្រាម​ដៃ គឺ​ម្រាម​ដៃ​ដែល​ធំ​ជាង​គេ ។ មេ​ដំបូល <text:s/>មេ​របស់​ដំបូល គឺ​ឈើ​ដែល​ដាក់​បណ្ដាយ​លើ​ក្បាល​សសរ​ទ្រូង​ឬ​ចុង​ជើង​គក ។ មេ​ទ័ព មេ​របស់​កង​ទ័ព គឺ​មន្ត្រី​ដែល​ជា​អធិបតី​ត្រួតត្រា​ពួក​ទ័ព ។ មេ​ទាហាន មន្រ្តី​ដែល​មាន​អំណាច​ត្រួតត្រា​លើ​ពួក​ទាហាន​មាន​កំណត់​ចំនួន​ប៉ុណ្ណោះ​ៗ ក្នុង​បន្ទាយ​មួយ​ៗ​ឬ​ក្នុង​ក្រុម​មួយ​ៗ ។ មេ​ទឹក <text:span text:style-name="T3">ទឹក​អន្លង់​ជាដើម​សម្រាប់​បើក, បង្ហូរ​ឬ​បាច​ដាក់​ស្រែ ។ មេ​បទ <text:s/>អ្នក​ដែល​ជា​មេ​បើក​បទ​ពំនោល​ល្ខោន ឬ​ជា​មេ​តាំង​ផ្ដើម​មុន​ក្នុង​ការ​សូត្រ​បទ​ឬ​ច្រៀង ។ មេ​បន្ទុក <text:s/>អ្នក​ដែល​ជា​ប្រធាន​ក្នុង​ការ​ទទួល​រង​បន្ទុក (អ្នក​ចិញ្ចឹម​រក្សា​គេ) ។ មេ​ផ្ទះ <text:s/>ស្រ្តី​ដែល​ជា​ប្រធាន​ក្នុង​ការ​ចាត់ចែង​កិច្ច​ការ​ក្នុង​ផ្ទះ (ប្រពន្ធ) ។ មេ​ពាក្យ <text:s/>ពាក្យ​ដែល​រៀប​រៀង​ជា​មេ​តាម​លំដាប់​អក្សរ (ដូច​យ៉ាង​របៀប​ពាក្យ​ក្នុង​វចនានុក្រម​នេះ) ។ មេ​ព្រើល មេ​នាំ​ឲ្យ​ព្រើល ។ មេ​ព្រៃ <text:s/>ឈ្មោះ​ក្រុម​រាជការ​ត្រួតត្រា​ខាង​ឈើ​ព្រៃ​ចម្រើន​ប្រយោជន៍​ក្នុង​រដ្ឋ​មណ្ឌល : ក្រុម​មេ​ព្រៃ, រាជការ​មេ​ព្រៃ ។ មេ​លេខ ឬ មេ​នព្វន្ត ពាក្យ​ដែល​ចង​ជា​មេ​ទន្ទេញ​ចំនួន​សំខ្យា​មាន​វិធី​ផ្សំ​ជាដើម សម្រាប់​ប្រើ​ក្នុង​វិជ្ជា​នព្វន្ត ។ មេ​វត្ត <text:s/>ចៅ​អធិការ​វត្ត : លោក​មេ​វត្ត ។ មេ​សូត្រ <text:s/>ពាក្យ​ដែល​ចង​ជា​មេ​ទន្ទេញ​ប្រាប់​វិធី​វេយ្យាករណ៍​បាលី​សម្រាប់​ប្រើ​ក្នុង​ការ​រៀន​បាលី​ភាសា (ខាង​វេយ្យាករណ៍​សំស្ក្រឹត​បែប​បុរាណ ក៏​មាន​មេ​សូត្រ​ដែរ) ។ មេ​ស្រុក ឬ មេ​ឃុំ មន្ត្រី​ជា​អធិបតី​ក្នុង​ឃុំ គឺ​ពញា​រក្សាភិបាល (ក្នុង​សម័យ​ឥឡូវ​ហៅ​ថា នាយ​សង្កាត់...) ។ មេ​ស្រែ អ្នក​ដែល​កាន់​កាប់​រក្សា​ស្រែ​ព្រះ​កេរ្តិ៍​ឬ​អ្នក​ដែល​មាន​ស្រែ​ច្រើន​ជួល​ឲ្យ​គេ​ធ្វើ ។ មេ​អ្នក​បា​អ្នក (ព. សា.) មនុស្ស​ដែល​មាន​អានុភាព​ស្មើ​នឹង​គេ​រាល់​គ្នា ឥត​មាន​អ្នក​ណា​សន្មត​ទុក​ដាក់​ឲ្យ​ជា​ប្រធាន​លើ​គេ​ទេ ក៏​ស្រាប់​តែ​ចេញ​ទែង សម្ដែង​អាការ​ជា​អ្នក​ត្រួតត្រា​ហែហៃ​លើ​គេ​ក្នុង​កិច្ចការ​អ្វី​មួយ គឺ​តាំង​ខ្លួន​ឯង​ជា​មេ​ជា​បា​លើ​អ្នក​ទាំងអស់ ។ល។ ព្រះ​មេ (ព. ប្រ.) ស្រូវ, អង្ករ, បាយ (ហៅ​ដោយ​ទុក​ដាក់​ថា​ជា​មេ​នៃ​អាហារ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​កកា</text:p>
            <text:p text:style-name="P1">មេ​កក</text:p>
            <text:p text:style-name="P1">មេ​កង</text:p>
            <text:p text:style-name="P1">មេ​កច</text:p>
            <text:p text:style-name="P1">មេ​កញ </text:p>
            <text:p text:style-name="P1">មេ​កាព្យ</text:p>
            <text:p text:style-name="P1">មេ​ការ</text:p>
            <text:p text:style-name="P1">មេ​កោយ</text:p>
            <text:p text:style-name="P1">មេ​ក្រាន</text:p>
            <text:p text:style-name="P1">មេ​ក្រុម</text:p>
            <text:p text:style-name="P1">មេ​ខូច</text:p>
            <text:p text:style-name="P1">មេ​ខ្លោង</text:p>
            <text:p text:style-name="P1">មេ​គណ</text:p>
            <text:p text:style-name="P1">មេ​គណ​ក្រុង</text:p>
            <text:p text:style-name="P1">មេ​គយ</text:p>
            <text:p text:style-name="P1">មេ​គ្រែ</text:p>
            <text:p text:style-name="P1">មេ​ចង្ហាន់</text:p>
            <text:p text:style-name="P1">មេ​ចោរ</text:p>
            <text:p text:style-name="P1">មេ​ជើង</text:p>
            <text:p text:style-name="P1">មេ​ដែក</text:p>
            <text:p text:style-name="P1">មេ​ដៃ</text:p>
            <text:p text:style-name="P1">មេ​ដំបូល</text:p>
            <text:p text:style-name="P1">មេ​ទ័ព</text:p>
            <text:p text:style-name="P1">មេ​ទាហាន</text:p>
            <text:p text:style-name="P1">មេ​ទឹក</text:p>
            <text:p text:style-name="P1">មេ​បទ</text:p>
            <text:p text:style-name="P1">មេ​បន្ទុក</text:p>
            <text:p text:style-name="P1">មេ​ផ្ទះ</text:p>
            <text:p text:style-name="P1">មេ​ពាក្យ</text:p>
            <text:p text:style-name="P1">មេ​ព្រើល</text:p>
            <text:p text:style-name="P1">មេ​ព្រៃ</text:p>
            <text:p text:style-name="P1">មេ​លេខ</text:p>
            <text:p text:style-name="P1">មេ​វត្ត</text:p>
            <text:p text:style-name="P1">មេ​សូត្រ</text:p>
            <text:p text:style-name="P1">មេ​ស្រុក</text:p>
            <text:p text:style-name="P1">មេ​ស្រែ</text:p>
            <text:p text:style-name="P1">មេ​អ្នក​បា​អ្នក</text:p>
            <text:p text:style-name="P1">ព្រះ​មេ</text:p>
            <text:p text:style-name="P1"/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3">៩៥៨១</text:p>
          </table:table-cell>
          <table:table-cell table:style-name="តារាង1.A2" office:value-type="string">
            <text:p text:style-name="P5">មេ ! 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ពាក្យ​លាន់​មាត់​បន្លឺ​ជា​មុន​ដោយ​អាការ​ក្រោធ​ឬ​កំហែង, គំរាម ត្រូវ​គ្នា​នឹង​ឧទាន​សព្ទ​ថា <text:s/>យី !, យើ !, ជើ !, ជើះ !, ព្ធយ៉ា !; បុរាណ​ច្រើន​តែ​ប្រើ​ក្នុង​សេចក្ដី​ទេស្នា​ឬ​កាព្យ : មេ ! អា​នេះ​ព្រហើន​ណាស់​តើ ! (សរសេរ​ជា ហ្មេរ ! ក៏​ម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២</text:p>
          </table:table-cell>
          <table:table-cell table:style-name="តារាង1.A2" office:value-type="string">
            <text:p text:style-name="P5">មេ​ក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ពួក (មើល​ក្នុង​ពាក្យ​ម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៣</text:p>
          </table:table-cell>
          <table:table-cell table:style-name="តារាង1.A2" office:value-type="string">
            <text:p text:style-name="P5">មេ​កន្ទ្រា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ពាក្យ​ហៅ​ព្នង​ដែល​ជា​មេ​ត្រួតត្រា​លើ​ពួក​ក្រុម​មួយ​ៗ ។ ព. ប្រ. អ្នក​ដែល​ជា​មេ​នាំ​គេ​ឲ្យ​របឹង​រឹងរូ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៤</text:p>
          </table:table-cell>
          <table:table-cell table:style-name="តារាង1.A2" office:value-type="string">
            <text:p text:style-name="P5">មេកុ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ល.; 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<text:span text:style-name="T1">េមេ់​នាំœខ្ចង</text:span> <text:s/>អ. ថ. ម៉ែណាម់ខង; <text:span text:style-name="T1">េមេ់​នាំœខាង</text:span> <text:s/>អ. ថ. ម៉ែណាម់ខូង) ឈ្មោះ​មហា​នទី គឺ​ទន្លេ​ធំ​មួយ មាន​ក្បាល​ហូរ​ចេញ​ពី​ភ្នំ​ទីបេរ៍ (ប្រទេស​ចិន​ប៉ែក​ខាង​លិច) កាត់​ប្រទេស​លាវ​ចូល​មក​ក្នុង​ប្រទេស​ខ្មែរ​រហូត​មក​ត្រង់​ខាង​មុខ​ក្រុង​ភ្នំពេញ ចុះ​ទៅ​ក្នុង​ដែន​កម្ពុជា​ក្រោម​ចូល​ទៅ​ក្នុង​សមុទ្រ (ចិន); ចម្ងាយ​ប្រវែង​មហា​នទី​នេះ​ប្រហែល​ជា ៤.៥០០ គីឡូ​ម៉ែត្រ; ប្រើ​ជា មេគង្គ (--គង់) ក៏​មាន; ព្រោះ​សំដៅ​អត្ថន័យ​ថា មេ​គង្គា គឺ​មេ​ទឹក (មហា​នទី) ។ ខ្មែរ​ហៅ​តាម​ពាក្យ​ធម្មតា​ថា ទន្លេ​ធ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៥</text:p>
          </table:table-cell>
          <table:table-cell table:style-name="តារាង1.A2" office:value-type="string">
            <text:p text:style-name="P5">មេ​កំព្រ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កូន​កំព្រ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៦</text:p>
          </table:table-cell>
          <table:table-cell table:style-name="តារាង1.A2" office:value-type="string">
            <text:p text:style-name="P5">មេ​ក្រម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ម៉ី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រោគ, មេ​រោគ​ឆ្លង ។ ព. ប្រ. ខ្ចាយ​មេ​ក្រមី, ចេញ​មេ​ក្រមី ឬ បែក​មេ​ក្រមី បែក​ខ្ចាយ​សាយ​ដំណឹង​កេរ្តិ៍​ឈ្មោះ​អាក្រក់​លេច​ឮ​សុស​សព្វ​ទិស​ទ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៧</text:p>
          </table:table-cell>
          <table:table-cell table:style-name="តារាង1.A2" office:value-type="string">
            <text:p text:style-name="P5">មេ​ខ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ខៈល៉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ខ្សែ​រឹត​ចង្កេះ, ខ្សែ​ក្រវាត់ ។ ឈ្មោះ​នាង​ទេព​ធីតា​អ្នក​នៅ​រក្សា​សមុទ្រ (មាន​ចែង​ក្នុង ជនក​ជាត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៨</text:p>
          </table:table-cell>
          <table:table-cell table:style-name="តារាង1.A2" office:value-type="string">
            <text:p text:style-name="P5">មេខ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<text:span text:style-name="T1">េមេ់គាœ</text:span><text:span text:style-name="T2"> </text:span><text:s/>អ. ថ. ម៉ែខា “ស្ត្រី​អ្នក​ធ្វើ​ការ​ជំនួញ, លក់​ដូរ”) ទាសី​ភរិយ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៨៩</text:p>
          </table:table-cell>
          <table:table-cell table:style-name="តារាង1.A2" office:value-type="string">
            <text:p text:style-name="P5">មេ​ខ្លោ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០</text:p>
          </table:table-cell>
          <table:table-cell table:style-name="តារាង1.A2" office:value-type="string">
            <text:p text:style-name="P5">មេ​គណ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គន់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គណៈ គឺ​មេ​របស់​ពួក; ឋានន្តរ​សម្រាប់​បព្វជិត​ខែត្រ​ក្រៅ ដែល​មាន​ព្រះ​រាជ​ប្រកាស​តាំង​ច្រើន​តែ​ជា​ទី​ព្រះ​គ្រូ​នេះ​ព្រះ​គ្រូ​នោះ ឬ​ជា​ទី​រាជា​គណៈ​ក៏​មាន​ខ្លះ, មាន​នាទី​ជា​អ្នក​ត្រួតត្រា​មើល​ការ​ខុស​ត្រូវ​របស់​សង្ឃ​ក្នុង​ខែត្រ​មួយ​ៗ​ក្នុង​កម្ពុជ​រដ្ឋ : មេ​គណ ទុក​ស្មើ​អភិបាល​ខេត្ត​ខាង​អាណាចក្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១</text:p>
          </table:table-cell>
          <table:table-cell table:style-name="តារាង1.A2" office:value-type="string">
            <text:p text:style-name="P5">មេ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ចំហាយ​ដែល​កើត​ជា​ទឹក​អណ្ដែត​ឯ​អាកាស, ពពក : មេឃ​ងងឹត, មេឃ​ទូទឹម, មេឃ​មីរ ។ លំហ​អាកាស​ខាង​លើ​ដែល​ល្ហល្ហេវ : ផ្កាយ​ពេញ​មេឃ ។ មេឃ​ទ្វារ <text:s/>(មេឃៈទ្វា) ចន្លោះ​ពពក, ផ្ទៃ​មេឃ (ព. កា.) ។ មេឃ​នាទ (មេឃៈនាត) សូរ​ផ្គរ​លាន់ ។ នាម​ដើម​របស់​ឥន្រ្ទជិត​ជា​បុត្រ​នៃ​ក្រុង​រាពណ៍ (ក្នុង​រឿង​រាមកេរ្តិ៍) ។ មេឃ​បុប្ផា <text:s/>ឬ មេឃ​បុស្ប (មេឃៈបុប-ផា ឬ--បុស) ផ្កា​របស់​មេឃ គឺ​ភ្លៀង (ព. កា.) ។ មេឃ​មណ្ឌល (មេឃៈមន់ឌល់) មណ្ឌល​មេឃ (ជើង​មេឃ) ។ មេឃ​វណ្ណ (មេឃៈវ័ន) ព័ណ៌​មេឃ, សម្បុរ​ផ្ទៃ​មេឃ (សំដៅ​មេឃ​ប្រក្រតី​ដែល​មាន​ព័ណ៌​ខៀវ) ។ មេឃ​សព្ទ (មេឃៈ​ស័ប) សូរ​មេឃ​គ្រហឹម, ផ្គរ​លាន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ឃ​ទ្វារ </text:p>
            <text:p text:style-name="P1">មេឃ​នាទ</text:p>
            <text:p text:style-name="P1">មេឃ​បុប្ផា </text:p>
            <text:p text:style-name="P1">មេឃ​មណ្ឌល</text:p>
            <text:p text:style-name="P1">មេឃ​វណ្ណ</text:p>
            <text:p text:style-name="P1">មេឃ​សព្ទ</text:p>
            <text:p text:style-name="P1"/>
          </table:table-cell>
        </table:table-row>
        <table:table-row>
          <table:table-cell table:style-name="តារាង1.A2" office:value-type="string">
            <text:p text:style-name="P3">៩៥៩២</text:p>
          </table:table-cell>
          <table:table-cell table:style-name="តារាង1.A2" office:value-type="string">
            <text:p text:style-name="P5">មេឃច្ឆ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ឃ័ច--ឆាយ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េឃ + ឆាយា) ស្រមោល​មេឃ ។ ឈ្មោះ​វិជ្ជា​មួយ​ប្រភេទ ប្រើ​វិធី​សម្លឹង​មេឃ... ហើយ​ទាយ​តាម​ចំណាំ, ហៅ​ថា យឹត​មេឃច្ឆាយ (ច្រើន​មាន​តែ​ពី​ក្នុង​សម័យ​បុរាណ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៣</text:p>
          </table:table-cell>
          <table:table-cell table:style-name="តារាង1.A2" office:value-type="string">
            <text:p text:style-name="P5">មេ​ឃុ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ឃុំ​ខាំង; មេ​ស្រុក, សព្វ​ថ្ងៃ​នេះ​ហៅ ចៅ​សង្កាត់, នាយ​សង្កាត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៤</text:p>
          </table:table-cell>
          <table:table-cell table:style-name="តារាង1.A2" office:value-type="string">
            <text:p text:style-name="P5">ម៉េ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ិ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្ដេច (ព. សា.) ។ បុច្ឆន​និបាត​សម្រាប់​សួរ​គ្នា​ដោយ​ឆ្ងល់, ដោយ​ចង់​ដឹង : ម៉េច​កើត​ទេ ?, ម៉េច​បាន​ទេ ?, ម៉េច​ហ៏ ! ទៅ​ឬ​ទេ ?, ថា​ម៉េច ? (ម. ព. ម្ដេច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៥</text:p>
          </table:table-cell>
          <table:table-cell table:style-name="តារាង1.A2" office:value-type="string">
            <text:p text:style-name="P5">មេឆ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ច្ឆ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៦</text:p>
          </table:table-cell>
          <table:table-cell table:style-name="តារាង1.A2" office:value-type="string">
            <text:p text:style-name="P5">មេ​ជ័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ត្វ​ល្អិត​មួយ​ប្រភេទ រូប​រាង​សណ្ឋាន​ស្រដៀង​នឹង​គោ​ម៉​រស់​នៅ​អាស្រ័យ​តែ​នឹង​ជ័រ​ត្រាច​ឬ​ជ័រ​ឈើ​ទាល​ខ្លួន​ប្រឡាក់​ជ័រ​ស្រមក​ជានិច្ច ។ ឈ្មោះ​វល្លិ​ព្រៃ​មួយ​ប្រភេទ ដើម​ធំ ស្លឹក​ធំ​ៗ ផ្លែ​ធំ​ៗ ស្រដៀង​នឹង​ខ្លូត​ត្រឡាច​យ៉ាង​តូច, មាន​ជ័រ​ស​ដូច​ទឹក​ដោ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៧</text:p>
          </table:table-cell>
          <table:table-cell table:style-name="តារាង1.A2" office:value-type="string">
            <text:p text:style-name="P5">មេ​ជ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<text:s/>ព. បុ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បា; ចាស់​ព្រឹទ្ធាចារ្យ​ត្រកូល​រៀម​ច្បង : ដំបូន្មាន​ប្រៀន​ប្រដៅ​របស់​មេ​ជី ។ បណ្ដាំ​មេ​ជី <text:s/>ពាក្យ​ផ្ដាំ​ប្រដៅ​របស់​មេ​បា​ឬ​របស់​ចាស់​ទុំ ។ ប្រើ​ទំ​លែង​ខ្ពស់ រំពឹង​ឲ្យ​ឆ្ងាយ ស្ដាប់​ពាក្យ​បរិយាយ បណ្ដាំ​មេ​ជី (សាស្រ្តា​ច្បាប់ រាជ​នេតិ) ។ ប្រើ​ទំ​លែង​ខ្ពស់ (ព. ប្រ.) មាន​អត្ថន័យ​ថា កុំ​អាល​អង្កុយ​លើ​កន្លែង​ខ្ពស់​ភ្លាម ត្រូវ​អង្គុយ​ក្នុង​ទី​ទាប​សិន (កុំ​ឲ្យ​គេ​បង្គាប់ ឬ​គេ​បន្ថយ​ឲ្យ​ចុះ​មក​ក្រោម នាំ​ឲ្យ​អាប់​កិត្តិយស​របស់​ខ្លួន ..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៨</text:p>
          </table:table-cell>
          <table:table-cell table:style-name="តារាង1.A2" office:value-type="string">
            <text:p text:style-name="P5">មេដ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រ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Médaille) គ្រឿង​ឥស្សរិយាភរណៈ​មាន​រូប​សណ្ឋាន​ផ្សេង​ៗ ធ្វើ​ដោយ​លោហ​ជាតិ​ឬ​រតន​វត្ថុ​សម្រាប់​រាជការ​អាណាចក្រ​គ្រប់​ប្រទេស ឲ្យ​ជា​កិត្តិយស​ដល់​ឥស្សរ​ជន, ដល់​អ្នក​ដែល​មាន​គុណ​បំណាច់​ចំពោះ​ផែន​ដី, ដល់​អ្នក​ដែល​មាន​ចំណេះ​វិជ្ជា, ដល់​អ្នក​ដែល​មាន​កេរ្តិ៍​ឈ្មោះ​ល្អ : មេដាយ​សំរិទ្ធិ, មេដាយ​មាស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៥៩៩</text:p>
          </table:table-cell>
          <table:table-cell table:style-name="តារាង1.A2" office:value-type="string">
            <text:p text:style-name="P5">មេ​ដែ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០</text:p>
          </table:table-cell>
          <table:table-cell table:style-name="តារាង1.A2" office:value-type="string">
            <text:p text:style-name="P5">មេ​ដោ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<text:span text:style-name="T1">េមេ់នម</text:span> អ. ថ. ម៉ែណុំ “ម្ដាយ​ដោះ” ស្ត្រី​អ្នក​ទទួល​ភារៈ​បំបៅ​ដោះ​កូន​តូច​ជា​ជំនួស​ម្ដាយ​បង្កើត ។</text:p>
          </table:table-cell>
          <table:table-cell table:style-name="តារាង1.D2" office:value-type="string">
            <text:p text:style-name="P2">មេនំ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១</text:p>
          </table:table-cell>
          <table:table-cell table:style-name="តារាង1.A2" office:value-type="string">
            <text:p text:style-name="P5">មេ​ដំបូ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២</text:p>
          </table:table-cell>
          <table:table-cell table:style-name="តារាង1.A2" office:value-type="string">
            <text:p text:style-name="P5">ម៉េតប្រ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ិត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លែបខាយ, ល្បិច​ល្បង, សម្ដី​មាន​ក្នុង​មាន​ក្រៅ, ពាក្យ​លូក​លើ​សើ​ក្រោម : សម្ដី​មាន​ម៉េតប្រាយ, ប្រើ​ម៉េតប្រាយ ។ ប្រើ​ជា គុ. ក៏​បាន : សម្ដី​ម៉េតប្រាយ ។ ប្រើ​ជា កិ. ក៏​មាន​ខ្លះ : កុំ​ម៉េតប្រាយ​ពេក ! (សរសេរ​ជា ម៉ិតប្រាយ ក៏​មាន)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៣</text:p>
          </table:table-cell>
          <table:table-cell table:style-name="តារាង1.A2" office:value-type="string">
            <text:p text:style-name="P5">មេត្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ត-តា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ៃត្រ) មេត្រី, សេចក្ដី​រាប់​រក, សេចក្ដី​រាប់អាន​គ្នា, សេចក្ដី​ប្រណី, បំណង​ចង់​ឲ្យ​អ្នក​ដទៃ​បាន​សេចក្ដី​សុខ-ចម្រើន​ដូច​ខ្លួន​ដែរ : មាន​មេត្តា, ផ្សាយ​មេត្តា ថា ខ្ញុំ​ចង់​បាន​សុខ​ស្ងប់​យ៉ាង​ណា​មិញ, សូម​ឲ្យ​សព្វ​សត្វ​ទាំងឡាយ​បាន​សុខ​ស្ងប់ ដូច​ខ្ញុំ​ចង់​បាន​នុះ​ដែរ​ទៅ ! (មេត្តា​នេះ​ជា​ធម៌​សំខាន់​មួយ​ក្នុង​លោក) ។ មេត្តា​កាយ​កម្ម, មេត្តា​វចី​កម្ម, មេត្តា​មនោ​កម្ម (មេតតាកាយ៉ៈក័ម; --វៈចីក័ម; --មៈនោ ក័ម) អំពើ​ដែល​ធ្វើ​ដោយ​កាយ, ដោយ​វាចា, ដោយ​ចិត្ត​ប្រកប​ដោយ​មេត្តា...; (ប្រសិន​បើ​មនុស្ស​រាល់​រូប​សុទ្ធ​តែ​មាន មេត្តា ដូច​គ្នា សម​មនុស្ស​ក្នុង​សកល​លោក នឹង​ពុំ​មាន​ជម្លោះ​ប្រកែក, កើត​ក្ដីក្ដាំ​និង​ចម្បាំង​ឡើយ, ព្រះ​សម្មាសម្ពុទ្ធ​ទ្រង់​សរសើរ មេត្តា ថា​ជា គុណ​ធម៌​ញ៉ាំង​សត្វ​លោក​ឲ្យ​បាន​សុខ​ស្ងប់​រាល់​ទិវា​រាត្រី; មនុស្ស​គ្រប់​រូប​ប្រាណ​គួរ​តែ​ពេញ​ចិត្ត​ចំពោះ មេត្តា គួរ​ញ៉ាំង​ចិត្ត​ឲ្យ​ដិត​ជាប់​ជា​និច្ច​និរន្តរ៍​ចំពោះ មេត្តា) ។ មេត្តា​ចិត្ត <text:s/>ចិត្ត​ដែល​ប្រកប​ដោយ​មេត្តា, ចិត្ត​មាន​មេត្តា ។ មេត្តា​ធម៌ ធម៌​ប្រកប​ដោយ​មេត្តា គឺ​ចិត្ត​ប្រកប​ដោយ​មេត្តា​នុះ​ឯង ។ មេត្តា​ប្រោស <text:s/>ប្រោស​ប្រាណ​ដោយ​មេត្តា : ទ្រង់​ព្រះ​មេត្តា​ប្រោស, សូម​ទ្រង់​មេត្តា​ប្រោស; សូម​ទាន​មេត្តា​ប្រោស ។ មេត្តា​ភាវនា <text:s/>ការ​ចម្រើន​មេត្តា, ដូច​យ៉ាង​រំពឹង​ថា សូម​ឲ្យ​សត្វ​ទាំងឡាយ​បាន​សេចក្ដី​សុខ​រាល់​គ្នា ! ... ។ មេត្តា​វិហារី <text:s/>អ្នក​ដែល​សម្រេច​ឥរិយាបថ​នៅ​ដោយ​មេត្តា គឺ​អ្នក​ដែល​មាន​មេត្តា​គ្រប់​ឥរិយាបថ​ទាំង ៤ (ដើរ, ឈរ, អង្គុយ, ដេក); បើ​ស្ត្រី​ជា មេត្តា​វិហារិនី <text:s/>។ល។ ខ្មែរ​ប្រើ​ពាក្យ មេត្តា ជា កិ. ក៏​មាន : សូម​លោក​មេត្តា ... ; ប្រើ​ជា គុ. ក៏​មាន : មាន​ចិត្ត​មេត្តា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ត្តា​កាយ​កម្ម</text:p>
            <text:p text:style-name="P1">មេត្តា​វចី​កម្ម មេត្តា​មនោ​កម្ម</text:p>
            <text:p text:style-name="P1">មេត្តា​ចិត្ត</text:p>
            <text:p text:style-name="P1">មេត្តា​ធម៌</text:p>
            <text:p text:style-name="P1">មេត្តា​ប្រោស</text:p>
            <text:p text:style-name="P1">មេត្តា​ភាវនា</text:p>
            <text:p text:style-name="P1">មេត្តា​វិហារី</text:p>
          </table:table-cell>
        </table:table-row>
        <table:table-row>
          <table:table-cell table:style-name="តារាង1.A2" office:value-type="string">
            <text:p text:style-name="P3">៩៦០៤</text:p>
          </table:table-cell>
          <table:table-cell table:style-name="តារាង1.A2" office:value-type="string">
            <text:p text:style-name="P5">មេត្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ៃត្រី; មេត្តិ) សេចក្ដី​រាប់​រក, សេចក្ដី​រាប់អាន, ប្រណី ។ វេវ. មេត្តា ។ មេត្រី​ចិត្ត ចិត្ត​ដែល​ប្រកប​ដោយ​មេត្រី : មាន​មេត្រី​ចិត្ត​រក​គ្នា ។ មេត្រី​ភាព ភាព​មាន​មេត្រី​រក​គ្នា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ត្រី​ចិត្ត</text:p>
            <text:p text:style-name="P1">មេត្រី​ភាព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០៥</text:p>
          </table:table-cell>
          <table:table-cell table:style-name="តារាង1.A2" office:value-type="string">
            <text:p text:style-name="P5">មេថុ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ៃថុន) គូ, គូ​នៃ​បុរស​និង​ស្ត្រី; ការ​រួម​សំវាស ។ មេថុន​កម្ម, មេថុន​ធម្ម, មេថុន​សេវនៈ; មេថុន​សេវនៈ​កិច្ច, មេថុន​សំវាស (មេថុន៉ៈ--) ការ​រួម​សំវាស, ការ​រួម​បវេណី, រួម​ដំណេក​បង្គុយ ។ មេថុន​វិរតិ <text:s/>(មេថុនន៉ៈវិរៈតិ) ការ​វៀរ​ចាក​មេថុន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េថុន​កម្ម មេថុន​ធម្ម មេថុន​សេវនៈ មេថុន​សេវនៈ​<text:span text:style-name="T5">កិច្ច </text:span></text:p>
            <text:p text:style-name="P1">មេថុន​សំវាស </text:p>
            <text:p text:style-name="P1">មេថុន​វិរតិ </text:p>
          </table:table-cell>
        </table:table-row>
        <table:table-row>
          <table:table-cell table:style-name="តារាង1.A2" office:value-type="string">
            <text:p text:style-name="P3">៩៦០៦</text:p>
          </table:table-cell>
          <table:table-cell table:style-name="តារាង1.A2" office:value-type="string">
            <text:p text:style-name="P5">មេទន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ទៈ-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េទិនី) ពសុធា, ផែន​ដី (ហៅ​ថា មេទិនី ក៏​ប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៧</text:p>
          </table:table-cell>
          <table:table-cell table:style-name="តារាង1.A2" office:value-type="string">
            <text:p text:style-name="P5">មេទ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េទ; មេទស៑) ខ្លាញ់​ខាប់; (រ. ស.) : ព្រះ​មេទ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៨</text:p>
          </table:table-cell>
          <table:table-cell table:style-name="តារាង1.A2" office:value-type="string">
            <text:p text:style-name="P5">មេធគ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ធៈគៈភាប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េធគ “ជម្លោះ” + ភាវ “ភាព, ដំណើរ”) ដំណើរ​ឈ្លោះ​គ្នា ការ​ឈ្លោះ​ទាស់ទែង​គ្នា : មេធគ​ភាព​ជា​ដំណើរ​នាំ​ឲ្យ​កើត​សាមគ្គី​ភេទ​បែក​កន្ធែក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០៩</text:p>
          </table:table-cell>
          <table:table-cell table:style-name="តារាង1.A2" office:value-type="string">
            <text:p text:style-name="P5">មេធ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គំនិត, ប្រាជ្ញា (គំនិត​ឬ​ប្រាជ្ញា​ដែល​អាច​ទម្លុះ​ទម្លាយ​ដំណើរ​អ្វី​នីមួយ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០</text:p>
          </table:table-cell>
          <table:table-cell table:style-name="តារាង1.A2" office:value-type="string">
            <text:p text:style-name="P5">មេធាវ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(មេធាវិន៑ ឬ មេធិន៑) ដែល​មាន​មេធា; អ្នក​ប្រាជ្ញ; បើ​ស្រ្តី​ជា មេធាវិនី ឬ មេធិនី ។ សព្វ​ថ្ងៃ ខ្មែរ​ប្រើ​សំដៅ​យក​ស្មា​ក្ដី : ទៅ​ពឹង​មេធាវី​ឲ្យ​ជួយ​ក្នុង​រឿង​ក្ដី ។</text:p>
          </table:table-cell>
          <table:table-cell table:style-name="តារាង1.D2" office:value-type="string">
            <text:p text:style-name="P2">មេធី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១</text:p>
          </table:table-cell>
          <table:table-cell table:style-name="តារាង1.A2" office:value-type="string">
            <text:p text:style-name="P5">មេ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េរុ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២</text:p>
          </table:table-cell>
          <table:table-cell table:style-name="តារាង1.A2" office:value-type="string">
            <text:p text:style-name="P5">មេ​ន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េ​ដោ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៣</text:p>
          </table:table-cell>
          <table:table-cell table:style-name="តារាង1.A2" office:value-type="string">
            <text:p text:style-name="P5">មេ​ប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េ​និង​បា ។ អ្នក​ដែល​ជា​ប្រធាន​ក្នុង​ដំណើរ​និយាយ​កិច្ចការ​ផ្សេង​ៗ ជាមួយ​នឹង​អ្នក​ផ្លូវ​ចៅ​មហា ក្នុង​មង្គល​ការ​អាពាហ៍ពិពាហ៍ : សូម​ជម្រាប​អស់​លោក​មេ​បា ... ។ ខ្មោច​ចំបួរជួរ : ខុស​មេ​បា, សែន​មេ​បា, មេ​បា​ចាស់​ទុ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៤</text:p>
          </table:table-cell>
          <table:table-cell table:style-name="តារាង1.A2" office:value-type="string">
            <text:p text:style-name="P5">មេ​ភ្លៀ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ុខុម​សត្វ​មួយ​ប្រភេទ សាច់​ទន់ ស្លាប​សម្បុរ​ក្រហម​ក្រមៅ កើត​ក្លាយ​អំពី​កណ្ដៀរ​ធំ​ៗ ឬ​អំពី​កណ្ដាច់ ហើរ​ចេញ​តែ​ក្នុង​វេលា​មាន​ភ្លៀង​ធំ, ជា​សត្វ​ចូល​ចិត្ត​ពន្លឺ​ភ្លើង, ច្រើន​តែ​ក្នុង​ខែ​ដើម​ឆ្ន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៥</text:p>
          </table:table-cell>
          <table:table-cell table:style-name="តារាង1.A2" office:value-type="string">
            <text:p text:style-name="P5">មេម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ខ្មោច​អារក្ស; ស្រី​រូប​អារក្ស : បន់​មេមត់, រៀប​ទ្រនឹប​ជូន​មេមត់ ។ (ពាក្យ មត់ ទំនង​ជា​ក្លាយ​មក​ពី បា. មត “ដែល​ស្លាប់​ហើយ​ឬ​មនុស្ស​ដែល​ស្លាប់​ហើយ (ខ្មោច)” មេមត គឺ​មេ​ខ្មោច ?) ។ ឈ្មោះ​ស្រុក​មួយ​ក្នុង​ខែត្រ​កំពង់ចាម​ប៉ែក​ខាង​កើត ប្រទល់​គ្នា​នឹង​ខែត្រ​រោង​ដំរ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៦</text:p>
          </table:table-cell>
          <table:table-cell table:style-name="តារាង1.A2" office:value-type="string">
            <text:p text:style-name="P5">មេម៉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1">ដែល​បាត់បង់​ប្ដី (ស្លាប់​ប្ដី) ឬ​លែង​គ្នា គឺ​ស្ត្រី​ដែល​មាន​ប្ដី​ហើយ​ប្ដី​ស្លាប់​ទៅ ឬ​លែង​គ្នា (នៅ​ជា​ស្រ្តី​ឥត​គូ); ស្រ្តី​មេម៉ាយ, នៅ​ជា​មេម៉ាយ; និយាយ​ដោយ​បរិយាយ​តាម​ដំណើរ​ថា មេម៉ាយ​ស្លាប់​ប្ដី ឬ មេម៉ាយ​ប្ដី​ស្លាប់, មេម៉ាយ​ប្ដី​លែង, មេម៉ាយ​លែង​ប្ដី <text:s/>(ម. ព. ពោះម៉ាយ ផង) ។ ព. ប្រ. ការងារ​ដែល​ធ្វើ​ទៅ​នៅ​ស្កក​មិន​ហើយ​ស្រេច ព្រោះ​មាន​ធុរៈ​ណា​មួយ​មក​ជំទាស់ ឬ​ព្រោះ​អស់​ប្រាក់ : ការ​មេម៉ាយ <text:s/>(ហៅ​ថា ការ​ខ្មាយ ក៏​បាន, តាម​ត្រូវ​ការ​ប្រើ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៧</text:p>
          </table:table-cell>
          <table:table-cell table:style-name="តារាង1.A2" office:value-type="string">
            <text:p text:style-name="P5">មេរ័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រ៉ៃ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េរយ; មៃរេយ) ទឹក​ស្រវឹង​ដែល​ធ្វើ​ដោយ​ត្រាំ​គ្រឿង​ផ្សំ​ផ្សេង​ៗ (ដូច​យ៉ាង​ទឹក​ត្នោត​ជូរ​ជាដើម, ទីទៃ​ពី​សុរា) : ផឹក​មេរ័យ, វៀរ​ចាក​សុរា​មិង​មេរ័យ (ម. ព. សុរា និង វារុណី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៨</text:p>
          </table:table-cell>
          <table:table-cell table:style-name="តារាង1.A2" office:value-type="string">
            <text:p text:style-name="P5">មេរ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ភ្នំ​ព្រះ​សុមេរុ ។ ព. ប្រ. ខ្មែរ​ប្រើ​ជា​ឈ្មោះ​នៃ​មណ្ឌប ដែល​សង់​ធ្វើ​រាង​ជា​ប្រាសាទ​មាន​កំពូល​មាន​ផ្ទៃ​ផ្ទាល់​នឹង​ផែន​ដី សម្រាប់​ធ្វើ​ឈាបន​កិច្ច​សព​ឥស្សរ​ជន : ធ្វើ​មេរុ, បុណ្យ​មេរុ (សរសេរ​ជា មេន <text:s/>ក៏​មាន) ។ ពាក្យ​ថា នេរុ, នេរុ​រាជ, មេរុ​រាជ, សិនេរុ, សិនេរុ​រាជ, សុមេរុ, សុមេរុ​រាជ នេះ​ជា​ឈ្មោះ​នៃ​ភ្នំ​សុមេរុ ដូច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១៩</text:p>
          </table:table-cell>
          <table:table-cell table:style-name="តារាង1.A2" office:value-type="string">
            <text:p text:style-name="P5">មេ​រៀ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បុ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ធំ, ធំ​ចម្បង ។ ន. ឈ្មោះ​កាំភ្លើង​ធំ​យ៉ាង​ធំ​បំផុត : កាំភ្លើង​មេ​រៀ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០</text:p>
          </table:table-cell>
          <table:table-cell table:style-name="តារាង1.A2" office:value-type="string">
            <text:p text:style-name="P5">មេលឹ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ទង់​តូច​សណ្ឋាន​កន្ទុយ​អន្ទង់ សម្រាប់​ដាក់​នៅ​ចុង​ដង​ក្ដោង ឬ​នៅ​ចុង​ដង​ទង់​ធំ (បារ. Fanion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១</text:p>
          </table:table-cell>
          <table:table-cell table:style-name="តារាង1.A2" office:value-type="string">
            <text:p text:style-name="P5">មេ​លេ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ល៉េក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ក្នុង​ពាក្យ ម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២</text:p>
          </table:table-cell>
          <table:table-cell table:style-name="តារាង1.A2" office:value-type="string">
            <text:p text:style-name="P5">មេលោ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ី​មួយ​បែប​ធ្វើ​ដោយ​បន្ទោះ​ផ្ដៅ​មាន​សណ្ឋាន​មូល​ សម្រាប់​ទាត់​សណ្ដូក​ជើង​ត្រង់​ទៅ​មុខ​ឲ្យ​ឡើង​ខ្ពស់​ត្រដែត​សំដៅ​ទៅ​រក​អ្នក​ទាត់​ផង​គ្នា : ការ​លេង​សី​មេលោង ជា​វិធី​ហាត់​ប្រាណ​មួយ​យ៉ាង​របស់​ខ្មែរ ។ ឈ្មោះ​ដំណើរ​ទាត់​សី​នុះ​ឯង : មេលោង​ឡើង​ខ្ពស់​ត្រដែត ។ កិ. ទាត់​សណ្ដូក​ជើង​ត្រង់​ទៅ​មុខ​ពេញ​ទំហឹង : មេលោង​មួយ​ជើ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៣</text:p>
          </table:table-cell>
          <table:table-cell table:style-name="តារាង1.A2" office:value-type="string">
            <text:p text:style-name="P5">មេល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្នូក​មាន​សណ្ឋាន​ជា​កែង​សម្រាប់​គ្រប​ត្រង់​ប្រសព្វ​មុខ​ស្លឹក, ស្បូវ​ឬ​ក្បឿង ជា​ជំនួស​ព្រំ ។ ព. ប្រ. មនុស្ស​សត្វ​ឬ​ឈើ ដែល​ជា​ចាស់​ឬ​ជា​ប្រធាន​លើ​គេ​ក្នុង​ពួក​មួយ​ៗ : មេលំ​ស្រុក, មេលំ​ក្រោល, មេលំ​ព្រ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៤</text:p>
          </table:table-cell>
          <table:table-cell table:style-name="តារាង1.A2" office:value-type="string">
            <text:p text:style-name="P5">មេ​វត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វ័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ក្នុង​ពាក្យ មេ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៥</text:p>
          </table:table-cell>
          <table:table-cell table:style-name="តារាង1.A2" office:value-type="string">
            <text:p text:style-name="P5">មេ-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-ស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ិសាច​ស្រី, យាយ​ទែព, អ្នកតា​ស្រី : មេ-ស​ជ្រៃ, មេ-សប្រចណ្ឌ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៦</text:p>
          </table:table-cell>
          <table:table-cell table:style-name="តារាង1.A2" office:value-type="string">
            <text:p text:style-name="P5">មេ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េស; មេឞ) ពពែ​ឬ​ចៀម​; ឈ្មោះ​ខែ​ទី​១ នៃ​សុរិយគតិ, មាន​៣០​ថ្ងៃ, ត្រូវ​គ្នា​នឹង​ខែ​អាវ្រីល (ខែ​ទី ៤) បារាំង​សែស : ខែ​មេស (ហៅ​ថា មេស​រាសី ក៏​បាន) ។ សព្វ​ថ្ងៃ​ប្រើ​ជា មេសា ជា​ខែ​ទី ៤ ដែរ ។</text:p>
          </table:table-cell>
          <table:table-cell table:style-name="តារាង1.D2" office:value-type="string">
            <text:p text:style-name="P2">មេស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៧</text:p>
          </table:table-cell>
          <table:table-cell table:style-name="តារាង1.A2" office:value-type="string">
            <text:p text:style-name="P5">មេស​ប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សៈ--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េឞ--) អ្នក​ឃ្វាល​ពពែ ឬ​គង្វាល​ចៀម; បើ​ស្រ្តី​ជា មេស​បាលី (មេសៈប៉ាល៉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៨</text:p>
          </table:table-cell>
          <table:table-cell table:style-name="តារាង1.A2" office:value-type="string">
            <text:p text:style-name="P5">មេស​រាស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េស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ក្នុង​ពាក្យ មេស ឬ មេសៈ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២៩</text:p>
          </table:table-cell>
          <table:table-cell table:style-name="តារាង1.A2" office:value-type="string">
            <text:p text:style-name="P5">មេ​សូត្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ូ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ក្នុង​ពាក្យ ម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០</text:p>
          </table:table-cell>
          <table:table-cell table:style-name="តារាង1.A2" office:value-type="string">
            <text:p text:style-name="P5">មេ​ស្រុ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ក្នុង​ពាក្យ មេ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១</text:p>
          </table:table-cell>
          <table:table-cell table:style-name="តារាង1.A2" office:value-type="string">
            <text:p text:style-name="P5">មេ​អណ្ដើ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នាំ​ការ​ឲ្យ​បុរស​ស្ត្រី គឺ​អ្នក​ដែល​នាំ​ការ​ចុះ​ឡើង​ពី​ប្រុស​ទៅ​ស្រី ពី​ស្រី​មក​ប្រុស ដើម្បី​ឲ្យ​បាន​គ្នា​ជា​សហាយ​ស្មន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២</text:p>
          </table:table-cell>
          <table:table-cell table:style-name="តារាង1.A2" office:value-type="string">
            <text:p text:style-name="P5">មេអំប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ុខុម​សត្វ​មួយ​ប្រភេទ មាន​ច្រើន​បែប, មាន​ស្លាប​បួន​ផ្នែក​សណ្ឋាន​ស្រទាង មាន​សាច់​ទន់​ផុយ ឬ​ជា​ផង់​ធូលី សម្បុរ​តែ​មួយ​ព័ណ៌ ឬ​រំលេច​ព័ណ៌​ផ្សេង​ៗ, ជា​សត្វ​មាន​កំណើត​ក្លាយ​មក​ពី​ដង្កូវ : មេ​អំបៅ​ជា​សត្វ​ទិវា​ចរ​ក៏​មាន, រត្តិ​ចរ​ក៏​ម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៣</text:p>
          </table:table-cell>
          <table:table-cell table:style-name="តារាង1.A2" office:value-type="string">
            <text:p text:style-name="P5">ម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7">ច៎ះ, ចា៎ះ ឬ ចាស; ពាក្យ​សម្រាប់​ស្ត្រី​ឆ្លើយ​ក្សត្រី (ស្ដេច​ស្រី) គឺ​ឆ្លើយ​ថា ព្រះ​មែ​ម្ចាស់ !, ព្រះ​មែ !, មែ​ម្ចាស់ !, មែ ! (តាម​ស័ក្តិ​ធំ​តូច); បើ​ស្ត្រី​ឆ្លើយ​ក្សត្រ (ស្ដេច​ប្រុស) ថា ព្រះ​ពរ​ម្ចាស់ !, ពរ​ម្ចាស់, ពរ !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៤</text:p>
          </table:table-cell>
          <table:table-cell table:style-name="តារាង1.A2" office:value-type="string">
            <text:p text:style-name="P5">ម៉ែ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្ដាយ ។ ហៅ​ម្ដាយ​មីង​ថា ម៉ែ​មីង ឬ ហៅ​ជីដូន​ថា ម៉ែ​យាយ ក៏​មាន ។ បុរាណ​ច្រើន​ហៅ​ស្ត្រី​ដទៃ​ដែល​មាន​វ័យ​ស្មើ​នឹង​មាតា​ថា ម៉ែ <text:s/>(រាប់​ថា​ជា​ពាក្យ​គោរព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ពាក្យ​លាន់​មាត់​បន្លឺ​ជាមុន​ដោយ​អាការ​ក្រោធ​ឬ​ស្ងើច, ស្ញែង, ភ្ញាក់, តឹង​ចិត្ត, មាន​សេចក្ដី​ថា ម្ដាយ ! ឬ​ត្រូវ​គ្នា​នឹង​ពាក្យ​ថា ប៉ៃ!, យ៉ !, ព្ធ !, ព្ធយា !; ចួន​កាល​លាន់​មាត់​ថា ម៉ែ​កូន !, ម៉ែ​អញ ! ឬ​ថា <text:s/>ម៉ែ​អើយ ! (ម៉ែ​អ្ហើយ) ក៏​មា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៥</text:p>
          </table:table-cell>
          <table:table-cell table:style-name="តារាង1.A2" office:value-type="string">
            <text:p text:style-name="P5">មែ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វយវៈ​ឬ​ប៉ែក​នៃ​រុក្ខ​ជាតិ​ដែល​ដុះ​បែក​ចេញ​ពី​ដើម : មែក​ឈើ, ឈើ​បែក​មែក, សួ​តាម​មែក ។ <text:s/>ព. ព្រ. ជួរ​ឬ​ក្រសែ​វង្ស​ត្រកូល​ដែល​កើត​បែក​ចេញ​ពី​ត្រកូល​មួយ​ត​ៗ​ទៅ : មែក​ខាង​មាតា, មែក​ខាង​បិតា (ម. ព. សាខា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៦</text:p>
          </table:table-cell>
          <table:table-cell table:style-name="តារាង1.A2" office:value-type="string">
            <text:p text:style-name="P5">ម៉ែត្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៉ែត ឬ ម៉ិត</text:p>
          </table:table-cell>
          <table:table-cell table:style-name="តារាង1.D2" office:value-type="string">
            <text:p text:style-name="P2">បារ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Mètre ម៉ែត្រិ៍) ឈ្មោះ​រង្វាស់​បារាំង​សែស ប្រវែង​ដប់​ដេស៊ីម៉ែត្រ​ឬ​មួយ​រយ​សង់ទីម៉ែត្រ ឬ​ក៏​មួយ​ពាន់​មិល្លីម៉ែត្រ, ជា​រង្វាស់​ដែល​ក្នុង​សម័យ​សព្វ​ថ្ងៃ​នេះ ខ្មែរ​ចេះ​ប្រើ​ពេញ​ទាំង​កម្ពុជ​រដ្ឋ, បើ​ធៀប​នឹង​រង្វាស់​របស់​ខ្មែរ​ពី​ដើម​ត្រូវ​គ្នា​នឹង​ប្រវែង​ពីរ​ហត្ថ​ជាង​ឈើ ដែល​ហៅ​ថា ហត្ថ​ខ្នាត <text:s/>(ពីរ​ហត្ថ​ខ្នាត), ធៀប​នឹង​ហត្ថ​មនុស្ស​ប្រក្រតី​សព្វ​ថ្ងៃ​នេះ ច្រើន​តែ​ពីរ​ហត្ថ​មួយ​ទះ​ឬ​លើស​ខ្វះ​ពី​នោះ​បន្តិច​បន្តួច​ (ម៉ែត្រ សរសេរ​កាត់​ថា ម) ។ ដេស៊ីម៉ែត្រ (Décimètre) ប្រវែង​ដប់​សង់ទីម៉ែត្រ (ដ. ម.) ។ សង់ទីម៉ែត្រ (Centimètre) ចំនួន​ឬ​ប្រវែង​មួយ​រយ​ភាគ​ដែល​ចែក​ឬ​ដែល​បែង​ចេញ​​ពី​ក្នុង​មួយ​ម៉ែត្រ (ស.ម.) ។ មិល្លីម៉ែត្រ (Millimètre) <text:s/>ចំនួន​ឬ​ប្រវែង​មួយ​ពាន់​ភាគ​ដែល​ចែក ឬ​ដែល​បែង​ចេញ​ពី​ក្នុង​មួយ​ម៉ែត្រ (ម. ម.) ។ ដេកាម៉ែត្រ (Décamètre) ចម្ងាយ​ឬ​ប្រវែង​ដប់​ម៉ែត្រ (ដា. ម.) ។ ហិកតូម៉ែត្រ (Hectomètre) ចម្ងាយ​ឬ​ប្រវែង​មួយ​រយ​ម៉ែត្រ (ហ. ម.) ។ គីឡូ​ម៉ែត្រ (Kilomètre) ចម្ងាយ​ឬ​ប្រវែង​មួយ​ពាន់​ម៉ែត្រ (គ. ម.) ។ ម៉ែត្រ​ការ៉េ (Mètre carré) ម៉ែត្រ​ទ្វេ​គុណ មាន​ទំហំ​ទី​បួន​ជ្រុង​ស្មើ​គាគ <text:span text:style-name="T2">(ម.</text:span><text:span text:style-name="T6">២</text:span><text:span text:style-name="T2">)</text:span>; កុំ​ប្រើ​ពាក្យ​ម៉ែត្រ​ក្រឡា ព្រោះ​ជា​ពាក្យ​គន្លាស់​ពុំ​សមរម្យ, ត្រូវ​ប្រើ​ពាក្យ ម៉ែត្រ​ទ្វេ​គុណ ឬ ម៉ែត្រ​ការ៉េ (តាម​បារាំង) វិញ​ក៏​បាន ។ ម៉ែត្រ​គុប (Mètre cube) ម៉ែត្រ​ត្រី​គុណ មាន​កម្ពស់​មួយ​ម៉ែត្រ​បួន​ជ្រុង​ស្មើ​ភាគ <text:span text:style-name="T2">(ម.</text:span><text:span text:style-name="T6">៣</text:span><text:span text:style-name="T2">)</text:span>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ដេស៊ីម៉ែត្រ</text:p>
            <text:p text:style-name="P1">សង់ទីម៉ែត្រ</text:p>
            <text:p text:style-name="P1">មិល្លីម៉ែត្រ</text:p>
            <text:p text:style-name="P1">ដេកាម៉ែត្រ </text:p>
            <text:p text:style-name="P1">ហិកតូម៉ែត្រ</text:p>
            <text:p text:style-name="P1">គីឡូម៉ែត្រ</text:p>
            <text:p text:style-name="P1">ម៉ែត្រ​ការ៉េ</text:p>
            <text:p text:style-name="P1">ម៉ែត្រ​គុប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៣៧</text:p>
          </table:table-cell>
          <table:table-cell table:style-name="តារាង1.A2" office:value-type="string">
            <text:p text:style-name="P5">មែ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ិត, ប្រាដក ។ មែន​ដែរ ពិត​ដែរ ។ មែន​ណាស់ ពិត​ណាស់ ។ មែន​ទែន ពិត​មែន, ប្រាកដ​ប្រជា ។ មែន​ពិត ដោយ​ពិត, ដោយ​នូវ​ពិត, តាម​ពិត្ត ។ មែន​ហើយ ពិត​ហើយ, ប្រាកដ​ហើយ ។ មែន​ឬ ? ពិត​ឬ ? ។ ដូច្នោះ​មិន​មែន​ឬ ? ដូច្នោះ​មិន​ពិត​ឬ ? ។ល។ ព. ទ. បុ. មែន​ទើប​គេ​ថា <text:s/>បាន​ជា​គេ​ថា​ព្រោះ​ដំណើរ​នោះ​ព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ែន​ដែរ </text:p>
            <text:p text:style-name="P1">មែន​ណាស់ </text:p>
            <text:p text:style-name="P1">មែន​ទែន </text:p>
            <text:p text:style-name="P1">មែន​ពិត </text:p>
            <text:p text:style-name="P1">មែន​ហើយ </text:p>
            <text:p text:style-name="P1">មែន​ឬ ? </text:p>
            <text:p text:style-name="P1">ដូច្នោះ​មិន​មែន​ឬ ? </text:p>
          </table:table-cell>
        </table:table-row>
        <table:table-row>
          <table:table-cell table:style-name="តារាង1.A2" office:value-type="string">
            <text:p text:style-name="P3">៩៦៣៨</text:p>
          </table:table-cell>
          <table:table-cell table:style-name="តារាង1.A2" office:value-type="string">
            <text:p text:style-name="P5">មែន​មា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ផ្សំ កិ. មាន​មែន, មាន​ពិត​មែន (ព. កា.) : កាល​ណោះ​មែន​មាន​ព្រាន​ព្រៃ ឃោរឃៅ​ពេក​ក្រៃ អាស្រ័យ​នៅ​ជិត​ជើង​ភ្នំ (តែង​កាព្យ​នេះ​បង្គ្រប់​ជា​ឧទាហរណ៍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៣៩</text:p>
          </table:table-cell>
          <table:table-cell table:style-name="តារាង1.A2" office:value-type="string">
            <text:p text:style-name="P5">ម៉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(ហ្មាយ “សម្គាល់, ប៉ង, កំណត់,...”) ចាប់​មន្ទិល​ឬ​ចាប់​ពិភាល់​ទៅ​រក​ដោយ​ដៅ​ស្មាន : ម៉ៃ​ទៅ​លើ​ឈ្មោះ​នោះ ។ ម៉ៃ​ទៅ​លើ​ឈ្មោះ​នោះ ។ ម៉ៃ​ដាក់ ចាប់​ពិភាល់​ចំពោះ​ត្រង់ ។ ម៉ៃ​អា​ថៃ ចាប់​មន្ទិល​ដោយ​ស្មាន​ព្រោះ​បាន​ឮ ឬ​បាន​ដឹង​រហាក់​រហៀង ។ នឹក​ម៉ៃ <text:s/>ចាប់​ពិភាល់​ដោយ​នឹក​សង្ស័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៉ៃ​ទៅ</text:p>
            <text:p text:style-name="P1">ម៉ៃ​ដាក់</text:p>
            <text:p text:style-name="P1">ម៉ៃ​អា​ថៃ</text:p>
            <text:p text:style-name="P1">នឹក​ម៉ៃ </text:p>
          </table:table-cell>
        </table:table-row>
        <table:table-row>
          <table:table-cell table:style-name="តារាង1.A2" office:value-type="string">
            <text:p text:style-name="P3">៩៦៤០</text:p>
          </table:table-cell>
          <table:table-cell table:style-name="តារាង1.A2" office:value-type="string">
            <text:p text:style-name="P5">មៃ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មមៃ, ដែល​ភ្នក​រឿយ​ៗ : នឹក​មៃ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១</text:p>
          </table:table-cell>
          <table:table-cell table:style-name="តារាង1.A2" office:value-type="string">
            <text:p text:style-name="P5">ម៉ៃស័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ល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ស័ក ឬ <text:span text:style-name="T1">មៃŒស័ក</text:span> <text:s/>អ. ថ. ម៉ាយ់--) ឈ្មោះ​ឈើ​ធំ​មួយ​ប្រភេទ​មាន​សាច់​ជាប់​ប្រើ​ការ​ធន់​បាន​យូរ ជា​ឈើ​មាន​ប្រយោជន៍​សំខាន់​ក្នុង​ការ​ឈើ ។ តាម​ដោយ​ធ្លាប់​បាន​ដឹង​ថា ម៉ៃសាក់​មាន ៣ ប្រភេទ​មាន​សាច់​និង​សម្បុរ​ផ្សេង​ៗ​ពី​គ្នា​គឺ ម៉ៃសាក់​ដែក, ម៉ៃសាក់​មាស, ម៉ៃសាក់​អាចម៍​ក្របី ។</text:p>
          </table:table-cell>
          <table:table-cell table:style-name="តារាង1.D2" office:value-type="string">
            <text:p text:style-name="P2">ម៉ៃសាក់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២</text:p>
          </table:table-cell>
          <table:table-cell table:style-name="តារាង1.A2" office:value-type="string">
            <text:p text:style-name="P5">មោ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ព្រៃ​មួយ​ប្រភេទ មាន​បន្លា​តាម​ដើម​និង​មែក ស្លឹក​ល្អិត​ៗ : ដើម​មោ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៣</text:p>
          </table:table-cell>
          <table:table-cell table:style-name="តារាង1.A2" office:value-type="string">
            <text:p text:style-name="P5">មោក្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ក-ខ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ក្ខ; មោក្ស) ការ​រួច, រដោះ, ផុត ចាក​ទុក្ខ​ភ័យ; ព្រះ​និព្វាន ។ មោក្ខ​ធម៌ (មោក-ខៈធ័រ) ធម៌​ដែល​នាំ​សត្វ​ឲ្យ​រួច​ចាក​ទុក្ខ (មគ្គ​ផល និព្វាន) ។</text:p>
          </table:table-cell>
          <table:table-cell table:style-name="តារាង1.D2" office:value-type="string">
            <text:p text:style-name="P2">មោក្ខៈ</text:p>
          </table:table-cell>
          <table:table-cell table:style-name="តារាង1.I2" office:value-type="string">
            <text:p text:style-name="P1">មោក្ខ​ធម៌ </text:p>
          </table:table-cell>
        </table:table-row>
        <table:table-row>
          <table:table-cell table:style-name="តារាង1.A2" office:value-type="string">
            <text:p text:style-name="P3">៩៦៤៤</text:p>
          </table:table-cell>
          <table:table-cell table:style-name="តារាង1.A2" office:value-type="string">
            <text:p text:style-name="P5">មោក្ខុ​ប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ក--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ោក្ខ + ឧបាយ; មោក្ស--) ឧបាយ​ដែល​នឹង​ឲ្យ​រួច, ឲ្យ​រដោះ, ឲ្យ​ផុត ចាក​ទុក ។</text:p>
          </table:table-cell>
          <table:table-cell table:style-name="តារាង1.D2" office:value-type="string">
            <text:p text:style-name="P2">មោក្ខបាយ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៥</text:p>
          </table:table-cell>
          <table:table-cell table:style-name="តារាង1.A2" office:value-type="string">
            <text:p text:style-name="P5">មោគ្គល្លា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ក-គ័ល-លាន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ៅទ្គល្យាយន) នាម​ព្រះ​ថេរៈ​ជា​សាវ័ក​ទី ២ (សាវ័ក​ឆ្វេង) នៃ​ព្រះ​សក្យមុនី​គោតម; ហៅ​ដោយ​ដាក់​ពាក្យ​ថា មហា ស៊ែម មក​ផង​ជា មហា​មោគ្គល្លាន ក៏​បាន; បកតិ​នាម​របស់​ព្រះ​ថេរៈ​អង្គ​នេះ​ជា កោលិត លុះ​មក​បួស​ក្នុង​ពុទ្ធ​សាសនា ព្រះ​បរម​សាស្តា​ទ្រង់​ត្រាស់​ហៅ​ថា មោគ្គល្លាន ព្រោះ​លោក​ជា​បុត្រ​នៃ​ព្រាហ្មណី​ឈ្មោះ មោគ្គល្លី <text:s/>ឬ​ព្រោះ​លោក​ជា មោគ្គលា្លន​គោត្ត (កើត​ក្នុង​ត្រកូល​មោគ្គល្ល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៦</text:p>
          </table:table-cell>
          <table:table-cell table:style-name="តារាង1.A2" office:value-type="string">
            <text:p text:style-name="P5">មោ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ឃៈ ឬ មោ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សោះ​សូន្យ, ឥត​ប្រយោជន៍, អសារ​ឥត​ការ, ឥត​អំពើ; ទទេ, ឃែត, ចោល​ម្សៀត : អ្នក​គ្រាន់​បើ, ខ្ញុំ​មោឃ ។ មោឃ ! <text:s/>ឬ អា​មោឃ ! <text:s/>ចោល​ម្សៀត ! ឬ​អាហារ​ចោល​ម្សៀត ! (ព. ទ្រ. ម.) ។ មោឃ​កម្ម (មោឃៈក័ម) ការ​ឥត​ប្រយោជន៍, ការ​ឥត​អំពើ ។ មោឃ​ជិណ្ណ (មោឃៈជិន) ឬ មោឃ​ព្រឹទ្ធ (មោឃៈព្រឹត) ចាស់​ឥត​អំពោះ (ចាស់​ត្នោត​ចាស់​ដូង) គឺ​អ្នក​ដែល​មាន​វ័យ​ចាស់​ហើយ តែ​ជា​មនុស្ស​ពាល​មិន​ស្គាល់​ខុស​ត្រូវ; បើ​ស្ត្រី​ជា មោឃ​ជិណ្ណា ឬ មោឃ​ព្រឹទ្ធា <text:s/>។ មោឃ​បុរស (មោឃៈបុរ៉ស់; បា.--បុរិស; សំ. --បុរុឞ) បុរស​ឥត​អំពើ, បុរស​សោះ​សូន្យ (ចាក​ប្រយោជន៍​ឬ​ចាក​មគ្គ​ផល​ដែល​គួរ​បាន​ក្នុង​វេលា​នោះ​ឬ​ក្នុង​ជាតិ​នោះ), ប្រុស​ចោល​ម្សៀត ។ មោឃ​វាទ ឬ មោឃ​វាចា (មោឃៈ--) ពាក្យ​ឥត​អំពើ, សម្ដី​ឥត​ប្រយោជន៍, សម្ដី​ចោល​ម្សៀត ។ មោឃ​វាទី <text:s/>(មោឃៈ--) អ្នក​ដែល​ពោល​ពាក្យ​ឥត​ប្រយោជន៍; បើ​ស្ត្រី​ជា មោឃ​វាទិនី ។ មោឃ​សញ្ញា <text:s/>(មោឃៈស័ញ-ញ៉ា) សញ្ញា​ឬ​សន្យា​ឥត​អំពើ គឺ​សន្យា​ឥត​ប្រយោជន៍​ទទេ​គ្មាន​ផ្លូវ​សេចក្ដី​នឹង​សើ​រើ​ឬ​ប្ដឹង​តវ៉ា​បាន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ោឃ​កម្ម </text:p>
            <text:p text:style-name="P1">មោឃ​ជិណ្ណ </text:p>
            <text:p text:style-name="P1">មោឃ​បុរស</text:p>
            <text:p text:style-name="P1">មោឃ​វាទ</text:p>
            <text:p text:style-name="P1">មោឃ​វាទី </text:p>
            <text:p text:style-name="P1">មោឃ​សញ្ញា </text:p>
          </table:table-cell>
        </table:table-row>
        <table:table-row>
          <table:table-cell table:style-name="តារាង1.A2" office:value-type="string">
            <text:p text:style-name="P3">៩៦៤៧</text:p>
          </table:table-cell>
          <table:table-cell table:style-name="តារាង1.A2" office:value-type="string">
            <text:p text:style-name="P5">មោ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ដំបង​ធំ​វែង​មាន​គល់​ទ្រមីង, ត្មោង​ធំ​វែង : ដើរ​កាន់​មោង ។ ឈ្មោះ​ស្រុក​មួយ​ក្នុង​ខែត្រ​បាត់ដំបង​ប៉ែក​ខាង​កើត ប្រទល់​គ្នា​នឹង​ខែត្រ​ពោធិ៍សាត់ : ស្រុក​មោង កាល​ពី​ដើម​ច្រើន​ហៅ​ថា មោង​ឫស្សី <text:s/>ព្រោះ​ហៅ​ភ្ជាប់​ឈ្មោះ​ស្រុក​ឫស្សី​ដែល​នៅ​ក្នុង​អំណាច​ខ្លួន​នោះ​ផង ។ ឈ្មោះ​ស្ទឹង​មួយ​ក្នុង​ស្រុក​មោង​ដែល​ហូរ​ចុះ​ទៅ​ក្នុង​ទន្លេ​សាប : ស្ទឹង​មោ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ស្រុក​មោង</text:p>
            <text:p text:style-name="P1">ស្ទឹង​មោង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៤៨</text:p>
          </table:table-cell>
          <table:table-cell table:style-name="តារាង1.A2" office:value-type="string">
            <text:p text:style-name="P5">ម៉ោ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ល. ; បារ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ង <text:s/>អ. ថ. ម៉ូង; Montre ម៉ុងត្រិ៍ “នាឡិកា​តូច​ដែល​អាច​លើក​ដាក់​ចុះ​ឡើង​បាន”) ឈ្មោះ​មាត្រា​រាប់​វេលា​មួយ​ជុំ​ទ្រនិច​វែង​នៃ​នាឡិកា គឺ​វេលា ៦០ នាទី (៦០ មិនុត) : ម៉ោង ១, ម៉ោង ១៣, ម៉ោង ២៤ ។ ក្នុង​យប់​មួយ​ថ្ងៃ​មួយ​ហៅ​ថា​មួយ​ថ្ងៃ មាន ២៤ ម៉ោង​ គឺ ២៤ នាឡិកា, រាប់​ថា ម៉ោង ១ ពី​វេលា​ក្រោយ​អធ្រាត្រ​រៀង​ទៅ​ដល់​ថ្ងៃ​ត្រង់ បាន ១២ ម៉ោង ហៅ​ថា​កន្លះ​ថ្ងៃ​ម្ដង, រាប់​ថា ម៉ោង ១៣ គឺ​វេលា​ក្រោយ​ថ្ងៃ​ត្រង់​រៀង​មក​ដល់​អធ្រាត្រ​ទៀត បាន <text:span text:style-name="T3">១២ ម៉ោង ហៅ​ថា​កន្លះ​ថ្ងៃ​ម្ដង​ទៀត, រួម​ជា​មួយ​ថ្ងៃ​គត់ មាន ២៤ ម៉ោង; ក្នុង​យប់​មួយ​ថ្ងៃ​មួយ​ដែល​ហៅ​រួម​ថា​មួយ​ថ្ងៃ មាន​ម៉ោង ១ តែ​ម្ដង​គត់ ... មាន​ម៉ោង ១២ តែ​ម្ដង​គត់; រាប់​ម៉ោង​បែប​នេះ​ជា​ដំណើរ​ទៀងទាត់​ដែល​ពួក​ហោរ​គ្រប់​ប្រទេស​និយម​ប្រើ​សព្វ​ថ្ងៃ​នេះ (ម. ព. ថ្ងៃ និង យប់ ផង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៤៩</text:p>
          </table:table-cell>
          <table:table-cell table:style-name="តារាង1.A2" office:value-type="string">
            <text:p text:style-name="P5">ម៉ោងជ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ប្រមោយ​ដំរី), ស. ង្វង <text:s/>អ. ថ. ងួង “ប្រមោយ” + <text:span text:style-name="T1">ជŒាង</text:span> អ. ថ. ឆាង “ដំរី” = ប្រមោយ​ដំរ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០</text:p>
          </table:table-cell>
          <table:table-cell table:style-name="តារាង1.A2" office:value-type="string">
            <text:p text:style-name="P5">មោទក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ទៈកៈភាប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ទក + ភាវ) ភាព​ឬ​ភាវៈ​ជា​អ្ន​ក​រីករាយ, ភាវៈ​នៃ​សេចក្ដី​ត្រេកអរ, សេចក្ដី​អរ​គុណ : មាន​មោទក​ភាព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១</text:p>
          </table:table-cell>
          <table:table-cell table:style-name="តារាង1.A2" office:value-type="string">
            <text:p text:style-name="P5">មោទន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ទៈន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ារ​រីករាយ, ការ​ស្រស់ស្រាយ​សប្បាយ​ចិត្ត, សេចក្ដី​ត្រេកអរ (មិន​សូវ​ប្រើ, ច្រើន​ប្រើ អនុមោទនា ជា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២</text:p>
          </table:table-cell>
          <table:table-cell table:style-name="តារាង1.A2" office:value-type="string">
            <text:p text:style-name="P5">មោន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នៈភាប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ន + ភាវ; មៅន) ភាវៈ​ស្ងៀម, ដំណើរ​ស្ងៀម (មិន​ស្ដី) ។ វេវ. តុណ្ហី​ភាព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៣</text:p>
          </table:table-cell>
          <table:table-cell table:style-name="តារាង1.A2" office:value-type="string">
            <text:p text:style-name="P5">មោនេយ្យ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នៃ-យៈ ភាប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នេយ្យ) ភាព​ឬ​ភាវៈ ជា​អ្នក​ប្រាជ្ញ, បែប​បទ​ឬ​សណ្ដាប់​ធ្នាប់​របស់​អ្នក​ប្រាជ្ញ : អ្នក​ប្រាជ្ញ​មាន​លម្អ​ដោយ​មោនេយ្យ​ភាព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៤</text:p>
          </table:table-cell>
          <table:table-cell table:style-name="តារាង1.A2" office:value-type="string">
            <text:p text:style-name="P5">មោរកលា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រៈកៈល៉ាប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ោរ “ក្ងោក” + កលាប “សំណុំ, បាច់”) សំណុំ​ឬ​បាច់​កន្ទុយ​ក្ងោក : កាន់​មោរកលាប​រ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៥</text:p>
          </table:table-cell>
          <table:table-cell table:style-name="តារាង1.A2" office:value-type="string">
            <text:p text:style-name="P5">មោរ៉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រា <text:s/>អ. ថ. ម៉ូរ៉ា) ឈ្មោះ​កែវ​មួយ​ប្រភេទ​សម្បុរ​ឡាយ (ជា​ពួក​ត្បូង) ប្រើ​ជា ម៉ូរ៉ា ក៏​មាន (តាម​ទម្លាប់​ហ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៦</text:p>
          </table:table-cell>
          <table:table-cell table:style-name="តារាង1.A2" office:value-type="string">
            <text:p text:style-name="P5">មោល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លិ; មៅលិ) ជុក, កំប៉ោយ; ផ្នួង​សក់ : កាត់​មោលី ។ <text:s/>ខ្មែរ​ហៅ​កំពូល​ស្រួច​ដែល​ធ្វើ​របរ​ស្មី​កួច​មូល​លើ​ព្រះ​សិរស៍​ព្រះ​ពុទ្ធ​រូប​ថា មោលី ដែរ : ព្រះ​មោលី; សាង​ព្រះ​ពុទ្ធ​រូប​ប្រាក់​មោលី​មា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៧</text:p>
          </table:table-cell>
          <table:table-cell table:style-name="តារាង1.A2" office:value-type="string">
            <text:p text:style-name="P5">មោហ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ហ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ោហ) អវិជ្ជា, សេចក្ដី​វង្វេង, សេចក្ដី​ល្ងង់ ឬ​ភ័ន្ត​ស្មារតី​មិន​យល់​ការណ៍​ពិត, មិន​ស្គាល់​ខុស​ត្រូវ ។ និយាយ​ថា មោហ៍ ឬ មោហា ក៏​មាន : មោហ៍​គ្រប, មោហ៍​បាំង, មោហោ​គ្រប <text:s/>គឺ​ងងឹត​វិងស៊ុង​ភ្លេច​ស្មារតី​ភ័ន្ត​ច្រឡំ ពុំ​យល់​ការ​ខុស​ត្រូវ​បណ្ដាល​ឲ្យ​ធ្វើ​អំពើ​អាក្រក់​ឥត​ញញើត ។ មោហ​ចិត្ត (មោហៈចិត) ចិត្ត​ដែល​លាយ​ឡំ​ដោយ​មោហៈ, ចិត្ត​ងងឹត​ល្ងង់ ។ មោហ​ប្រព័ន្ធន៍ (មោហ៍ប-ប្រព័ន) ចំណង​មោហៈ, មោហៈ​ដែល​ចង​ឆ្វាក់; អ្នក​ដែល​មាន​មោហៈ​ចង​ឆ្វាក់ ។ មោហ​មូល <text:s/>(មោហៈ--) មោហៈ​ដែល​ជា​ឫស​អកុសល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ោហ៍​គ្រប មោហ៍​បាំង មោហោ​គ្រប </text:p>
            <text:p text:style-name="P1">មោហ​ចិត្ត</text:p>
            <text:p text:style-name="P1">មោហ​ប្រព័ន្ធន៍ </text:p>
            <text:p text:style-name="P1">មោហ​មូល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៥៨</text:p>
          </table:table-cell>
          <table:table-cell table:style-name="តារាង1.A2" office:value-type="string">
            <text:p text:style-name="P5">មោហ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ក្នុង​ពាក្យ មោហៈ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៥៩</text:p>
          </table:table-cell>
          <table:table-cell table:style-name="តារាង1.A2" office:value-type="string">
            <text:p text:style-name="P5">មោហន្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ហន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ោហ “សេចក្ដី​វង្វេង, ...” + អន្ធ “ខ្វាក់; មនុស្ស​ខ្វាក់”) មោហៈ​ដែល​មាន​អាការ​ដូច​ជា​ខ្វាក់​ឬ​ដូច​ជា​មនុស្ស​ខ្វាក់ ។ ប្រើ​ជា គុ. ក៏​មាន : ចិត្ត​មោហន្ធ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០</text:p>
          </table:table-cell>
          <table:table-cell table:style-name="តារាង1.A2" office:value-type="string">
            <text:p text:style-name="P5">មោហន្ធ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ោហន់-ធៈ ក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ោហ “សេចក្ដី​វង្វេង, ...” + អន្ធការ “សភាវៈ​ដែល​ធ្វើ​ឲ្យ​ដូច​ជា​ខ្វាក់ គឺ​សេចក្ដី​ងងឹត, យប់”) មោហៈ​ដែល​ដូច​ជា​សេចក្ដី​ងងឹត​ឬ​ដូច​ជា​យប់, សេចក្ដី​ងងឹត​សូន្យ​ឈឹង​ពុំ​យល់​ខុស​ត្រូវ : កម្ចាត់​បង់​នូវ​មោហន្ធកា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១</text:p>
          </table:table-cell>
          <table:table-cell table:style-name="តារាង1.A2" office:value-type="string">
            <text:p text:style-name="P5">មោហាគ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គៈតិ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&lt; មោហ + អគតិ) ដំណើរ​លម្អៀង​ព្រោះ​មោហៈ គឺ​សេចក្ដី​លម្អៀង​បំពាក់​បំពាន​ព្រោះ​ការ​មិន​យល់​ខុស​ត្រូវ : វិនិច្ឆ័យ​ក្ដី​ដោយ​មោហាគតិ (ម. ព. អគតិ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២</text:p>
          </table:table-cell>
          <table:table-cell table:style-name="តារាង1.A2" office:value-type="string">
            <text:p text:style-name="P5">មោហ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ើល​ក្នុង​ពាក្យ មោហ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៣</text:p>
          </table:table-cell>
          <table:table-cell table:style-name="តារាង1.A2" office:value-type="string">
            <text:p text:style-name="P5">មោះ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គឺ, គឺ​ថា, គឺ​ជា, ដែល​ជា, ដែល​ត្រូវ​ថា​ជា ។ ពាក្យ​សម្រាប់​ប្រើ​ខៃ​សព្ទ ឬ​ខៃ​សេចក្ដី គឺ​ប្រើ​ជម្រាល ឬ​ផ្ទេរ​សព្ទ​ផ្ទេរ​សេចក្ដី​ដែល​ជា​វេវចនៈ​នឹង​គ្នា ឬ​ដែល​ស្មើ​គ្នា​ឲ្យ​ជ្រាល​ពី​មួយ​ទៅ​លើ​មួយ, ច្រើន​តែ​ដាក់​ពាក្យ ថា មក​ផង, ដូច​ជា : ភ្លេច​មោះ​ថា​មិន​ចាំ, មិន​ចាំ​មោះ​ថា​នឹក​មិន​ឃើញ; មិន​ល្អ​មោះ​ថា​អាក្រក់ ។ល។ (សព្វ​ថ្ងៃ​នេះ​មិន​សូវ​ប្រើ, ច្រើន​ប្រើ​តែ​ពាក្យ គឺ, គឺ​ថា) ។ ប្រើ​ជា គឺ​មោះ <text:s/>សំដៅ​សេចក្ដី​ថា គឺ​ថា ក៏​មាន : គឺ​មោះ​ខ្ញុំ​នឹង​ដែល​បាន​ទៅ​ស្រុក​នោះ​សូម្បី​តែ​ម្ដង​ក៏​ទេ​សោ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េចក្ដី​សៅហ្មង, ដំណើរ​ឆ្គាំឆ្គង, មន្ទិល : ឥត​មាន​មោះ ។ មោះ​ពុំ​គាប់ ឬ មោះ​មិន​គាប់ <text:s/>សេចក្ដី​សៅហ្មង ឬ​ដំណើរ​ឆ្គាំឆ្គង ពុំ​គប្បី​ឬ​មិន​សម​គួរ ។ មោះ​មន្ទិល មន្ទិល​សៅហ្មង មោះមៃ ឬ​មោះហ្មង <text:s/>ការ​ទាស់​ហេតុ​ទាស់​ដំណើរ, សេចក្ដី​ហ្មង​ឆ្គង, សេចក្ដី​ខុស​ឆ្គ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ោះ​មិន​គាប់ <text:s/></text:p>
            <text:p text:style-name="P1">មោះ​មន្ទិល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៦៤</text:p>
          </table:table-cell>
          <table:table-cell table:style-name="តារាង1.A2" office:value-type="string">
            <text:p text:style-name="P5">មោះមុ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ក្លាហាន, អង់អាច, ដែល​មាន​ចិត្ត​មុត ឥត​ញញើត : ចិត្ត​មោះមុត, មនុស្ស​មោះមុត ។ ប្រើ​ជា កិ. វិ. ក៏​មាន : ធ្វើ​ការ​មោះមុត (កុំ​សរសេរ មុះមុ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៥</text:p>
          </table:table-cell>
          <table:table-cell table:style-name="តារាង1.A2" office:value-type="string">
            <text:p text:style-name="P5">ម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ចិ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 ឬ មជួយ) សំបក​ក្រចៅ : ទិញ​មៅ​ធ្វើ​ខ្សែ​ចែវ (ហៅ​តាម​ទម្លាប់​ដោយ​ស្រុ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៦</text:p>
          </table:table-cell>
          <table:table-cell table:style-name="តារាង1.A2" office:value-type="string">
            <text:p text:style-name="P5">ម៉ៅ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រួប​រួម​ទាំងអស់, ទទួល​ដោយ​បូក​រួម​ទាំង​ស្រុង, ទទួល​មុខ​ការ​ឈ្នួល​រួប​រួម​សព្វ​គ្រប់, ជួល​ឲ្យ​ធ្វើ​ការ​ដោយ​បូក​រួម​មុខ​ការ​ត្រាតែ​ហើយ​ស្រេច : ម៉ៅ​សង់​ផ្ទះ​ឲ្យ​គេ, ជួល​ម៉ៅ ។ និយាយ​ម៉ៅ និយាយ​បូក​រួម​ទាំងអស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(មៅ អ. ថ. ម៉ៅ <text:s/>ជា កិ. “ស្រវឹង”; គុ. “ដែល​មាន​រស​នាំ​ឲ្យ​ស្រវឹង”) ពាក្យ​សម្រាប់​និយាយ​ផ្សំ​នឹង​ពាក្យ មួ <text:s/>ថា : មួម៉ៅ ខឹង​រញូរញេញ, ខឹង​ដាល​វ៉ាល​មិន​ស្រាក : កុំ​ចូល​ទៅ, លោក​កំពុង​មួម៉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ួម៉ៅ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៦៧</text:p>
          </table:table-cell>
          <table:table-cell table:style-name="តារាង1.A2" office:value-type="string">
            <text:p text:style-name="P5">មំស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័ង-ស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ំស; មាំស អ. ថ. ម៉ាម-សៈ) <text:s/>សាច់; (រ. ស.) : ព្រះ​មំសៈ (សាច់​សរីរ​កាយ​នៃ​ក្សត្រិយ៍) ។ សម្រាប់​អ្នក​បួស, សម្រាប់​គ្រហស្ថ​អ្នក​កាន់​សីល ឬ​សម្រាប់​និយាយ​ទៅ​រក​ឥស្សរ​ជន ច្រើន​ហៅ​សាច់​សត្វ​ទាំងពួង​ថា មំសំ (ម័ង-ស័ង តែ​តាម​ទម្លាប់​មក​ច្រើន​តែ អ. ថ. មាំងស៊ាំង) : មំសំ​មាន់, មំសំ​ជ្រូក ឬ មំសំ​សូករៈ, មំសំ​គោ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៨</text:p>
          </table:table-cell>
          <table:table-cell table:style-name="តារាង1.A2" office:value-type="string">
            <text:p text:style-name="P5">មំស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ំស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៦៩</text:p>
          </table:table-cell>
          <table:table-cell table:style-name="តារាង1.A2" office:value-type="string">
            <text:p text:style-name="P5">ម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រឹងប៉ឹង, ខ្ជាប់, ជាប់, ស៊ប់, ស្និទ្ធ​ជិត, ប្រាដក​ប្រជា, សម្បើម, មែន : មាឌ​មាំ, ធំ​មាំ; កាន់​មាំ, ចាប់​មាំ ។ មាំទាំ <text:s/>ឬ មាំមួន ខ្ជាប់ខ្ជួន, ស៊ប់សួន​ណាស់ ។ ធ្វើ​មុខ​មាំ <text:s/>ធ្វើ​មុខ​សម្បើម ។ ប្រកាន់​មាំ ប្រកាន់​ខ្ជាប់, ប្រកាន់​ស៊ប់ ។ មុតមាំ មុត​មែន, ប្រាកដ​ប្រជា, យ៉ាង​សំខាន់ : ចេះ​មុតមាំ, ធ្វើ​ការ​មុតមាំ ។ មែន​មាំ <text:s/>មាំ​មែនទែន; ប្រាកដ​ប្រជា​មែន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ាំទាំ </text:p>
            <text:p text:style-name="P1">ធ្វើ​មុខ​មាំ <text:s/></text:p>
            <text:p text:style-name="P1">ប្រកាន់​មាំ</text:p>
            <text:p text:style-name="P1">មុតមាំ </text:p>
            <text:p text:style-name="P1">មែនមាំ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៧០</text:p>
          </table:table-cell>
          <table:table-cell table:style-name="តារាង1.A2" office:value-type="string">
            <text:p text:style-name="P5">ម៉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យ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ផ្អក : ម៉ាំ​ត្រី​ក្រាញ់, ម៉ាំ​កំភ្លាញ, ម៉ាំ​ត្រី​រ៉ស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១</text:p>
          </table:table-cell>
          <table:table-cell table:style-name="តារាង1.A2" office:value-type="string">
            <text:p text:style-name="P5">ម៉ាំ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1">ប៉័ង : វាយ​ម៉ាំង, ធាក់​ម៉ាំង ។ និយាយ​ម៉ាំង​ៗ និយាយ​ខ្ជាំង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២</text:p>
          </table:table-cell>
          <table:table-cell table:style-name="តារាង1.A2" office:value-type="string">
            <text:p text:style-name="P5">ម្កា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មួយ​ប្រភេទ ស្លឹក​ខ្ចី​និង​ផ្លែ​មាន​រស​ជូរ​ឆ្ងាញ់; មាន​ពីរ​ប្រភេទ​គឺ ម្កាក់​ព្រៃ ឬ ហៅ​ត្រឹមតែ ម្កាក់ <text:s/>ទទេ, ម្កាក់​ស្រុក ឬ ម្កាក់​បារាំង; ទាំង​ពីរ​ប្រភេទ​នេះ ស្លឹក​ខ្ចី​និង​ផ្លែ​ប្រើ​ជា​អន្លក់​ឬ​ស្ល​ម្ជូរ​បាន តែ​ម្កាក់​ព្រៃ​មាន​រស​ជូរ​ជា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៣</text:p>
          </table:table-cell>
          <table:table-cell table:style-name="តារាង1.A2" office:value-type="string">
            <text:p text:style-name="P5">ម្ក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សំខ្យា.</text:p>
          </table:table-cell>
          <table:table-cell table:style-name="តារាង1.D2" office:value-type="string">
            <text:p text:style-name="P1"><text:s/>ប្រើ​ជា ន. (ព. សា.) មួយ​កាល : ធ្លាប់​បាន​ឃើញ​ម្ដង​ម្កាល​ដែរ ធ្លាប់​បាន​ឃើញ​មួយ​ដង​មួយ​កាល​ដែរ (ប្រើ​បាន​ចំពោះ​តែ​ជាមួយ​នឹង​ពាក្យ ម្ដង ដូច្នេះ​ឯ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៤</text:p>
          </table:table-cell>
          <table:table-cell table:style-name="តារាង1.A2" office:value-type="string">
            <text:p text:style-name="P5">ម្ខ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ួយ​ខាង : ឈឺ​ភ្នែក​ម្ខាង, ខ្វាក់​ម្ខាង, ជើង​ម្ខាង, ពួក​ម្ខា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៥</text:p>
          </table:table-cell>
          <table:table-cell table:style-name="តារាង1.A2" office:value-type="string">
            <text:p text:style-name="P5">ម្ង៉ិកម៉្ង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ធ្វើ​ឫក​មាយា​ង៉ិកង៉ក់ : ឫក​ម្ង៉ិកម៉្ងក់, ធ្វើ​ម្ង៉ិកម្ង៉ក់ (ច្រើន​តែ​ស្ត្រី ឬ​កូន​ក្មេង​តូ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៦</text:p>
          </table:table-cell>
          <table:table-cell table:style-name="តារាង1.A2" office:value-type="string">
            <text:p text:style-name="P5">ម្ង៉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សំខ្យា.</text:p>
          </table:table-cell>
          <table:table-cell table:style-name="តារាង1.D2" office:value-type="string">
            <text:p text:style-name="P1">ប្រើ​ជា ន. (ព. សា.) មួយ​ថ្ងៃ : ធ្វើ​ការ​ម្ង៉ៃ​ទាល់​ល្ងាច ធ្វើ​ការ​មួយ​ថ្ងៃ​ទាល់​ល្ងាច ។ ម្ង៉ៃ​នឹង និ. (ព. សា.) បំណាច់​នឹង, បើ​បាន​ជា : ម្ង៉ៃ​នឹង​ទៅ​គួរ​ឲ្យ​មាន​ប្រយោជន៍​ខ្លះ បំណាច់​នឹង​ទៅ​គួរ​ឲ្យ​មាន​ប្រយោជន៍​ខ្លះ; ម្ង៉ៃ​នឹង​ជជែក ត្រូវ​ជជែក​ឲ្យ​ទាល់​តែ​ឃើញ​ខុស​ឃើញ​ត្រូវ បើ​បាន​ជា​ជជែក ត្រូវ​ជជែក​ឲ្យ​ទាល់​តែ​ឃើញ​ខុស​ឃើញ​ត្រូវ ។ ម្ង៉ៃ​នឹង​ចេះ​ឲ្យ​គេ​កោត ម្ង៉ៃ​នឹង​ឆោត​ឲ្យ​គេ​អាណិត; ម្ង៉ៃ​នឹង​ស្លាប់ សុំ​ឲ្យ​តែ​បាន​ស៊ី​មួយ​ឆ្អែត​សិន ។ ម្ង៉ៃ​ៗ​ធ្វើ​ការ​ទាល់​ៗ​ល្ងាច ធ្វើ​ការ​ទាល់​ៗ​ល្ងាច​រាល់​តែ​ថ្ងៃ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ង៉ៃ​នឹង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៧៧</text:p>
          </table:table-cell>
          <table:table-cell table:style-name="តារាង1.A2" office:value-type="string">
            <text:p text:style-name="P5">ម្ច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រស​ចត់ (ប្រើ​ចំពោះ​តែ​គ្រឿង​ជ្រលក់​និង​ព័ណ៌) : ទឹក​ម្ចត់, ព័ណ៌​ម្ចត់ ទឹក​ជ្រលក់​ដែល​មាន​រស​ចត់ ឬ​ព័ណ៌​ដែល​កើត​អំពី​ការ​ជ្រលក់​ដោយ​ទឹក​ចត់ ដូច​យ៉ាង​ទឹក​ជ្រលក់​ចីវរ ឬ​ព័ណ៌​ចីវរ​របស់​ពួក​បព្វជិត​ពុទ្ធ​សាសនិក (បុរាណ​ហៅ អម្ចត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៨</text:p>
          </table:table-cell>
          <table:table-cell table:style-name="តារាង1.A2" office:value-type="string">
            <text:p text:style-name="P5">ម្ចា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សា.</text:p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មួយ​ចាក់ ។ ពាក្យ​សាមញ្ញ​ជា​គ្រាម​ភាសា សម្រាប់​និយាយ​ផ្សំ​ជាមួយ​នឹង​ពាក្យ ម្ចាន (មួយ​ចាន) ថា : កុំ​ឲ្យ​វា​ច្រើន​ពេក, ឲ្យ​តែ​ត្រឹមតែ​ម្ចាក់​ម្ចាន​បាន​ហើយ ។ និយាយ​ផ្សំ​ជាមួយ​នឹង​ពាក្យ ម្ចុប <text:s/>(មួយ​ចុប) ថា : ខ្ញុំ​ឥត​ដែល​បាន​ដើរ​ទៅ​ត្រង់​ទី​ហ្នឹង​ម្ចាក់​ម្ចុប​សោះ​ទេ ។ ផ្សំ​ជាមួយ​នឹង​ពាក្យ ម្ចូក (មួយ​ចូក) ថា : ឲ្យ​អញ​ខ្ចី​អង្ករ​ម្ចាក់​ម្ចូក​មក៍​ហង !; គ្នា​មក​សុំ​ទាន, គួរ​ឲ្យ​អង្ករ​គ្នា​ម្ចាក់​ម្ចូក​ទៅ ! ។ ផ្សំ​ជាមួយ​នឹង​ពាក្យ ម្ចែស (មួយ​ចែស) វា​ថា​ខ្ញុំ​ត្បក​ក្បាល​វា, ខ្ញុំ​ឥត​ដែល​បាន​ត្បក​ក្បាល​វា​ម្ចាក់​ម្ចែស​ពី​អង្កាល​ទេ !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៧៩</text:p>
          </table:table-cell>
          <table:table-cell table:style-name="តារាង1.A2" office:value-type="string">
            <text:p text:style-name="P5">ម្ចា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សា. </text:p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មួយ​ចាន, មួយ​ចុប, មួយ​ចូក, មួយ​ចែស (មើល​ក្នុង​ពាក្យ ម្ចាក់) ។</text:p>
          </table:table-cell>
          <table:table-cell table:style-name="តារាង1.D2" office:value-type="string">
            <text:p text:style-name="P2">ម្ចុប</text:p>
            <text:p text:style-name="P2">ម្ចូក</text:p>
            <text:p text:style-name="P2"><text:s/>ម្ចែស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០</text:p>
          </table:table-cell>
          <table:table-cell table:style-name="តារាង1.A2" office:value-type="string">
            <text:p text:style-name="P5">ម្ចាស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អ្នក​មាន​អំណាច​កាន់​កាប់​អ្វី​ៗ ដែល​ជា​របស់​ខ្លួន, ឥស្សរ​ជន : ម្ចាស់​ទ្រព្យ, ម្ចាស់​បំណុល, ម្ចាស់​ផ្ទះ ។ល។ ម្ចាស់​ខ្លួន សាមី​ខ្លួន, ខ្លួន​របស់​ឯង ឬ​ខ្លួន​របស់​គេ ។ ម្ចាស់​ជីវិត, ម្ចាស់​ជីវិត​លើ​ត្បូង ឬ ម្ចាស់​ផែន​ដី <text:s/>ព្រះ​រាជា (ក្សត្រិយ៍​ទ្រង់​រាជ្យ), ត្រូវ​ប្រើ​ពាក្យ​ថា ព្រះ​ករុណា ផ្សំ​ខាង​ដើម​ជា​ដរាប : ព្រះ​ករុណា​ជា​ម្ចាស់​ជីវិត, ... (បុរាណ​ប្រើ​ជា អម្ចាស់) ។ ព្រះ​អង្គ​ម្ចាស់ ព្រះ​រាជ​បុត្រ ឬ ព្រះ​រាជ​បុត្រី​នៃ​ក្សត្រ​ទ្រង់​រាជ្យ ឬ​ក្សត្រិយ៍​ទី​ឧភយោ​រាជ, ក្សត្រិយ៍​ទី​ឧបរាជ, ទី​ឧបយុវ​រាជ, ឬ​ក៏​បុត្រា​បុត្រី​ដែល​កើត​អំពី​ព្រះ​រាជ​បុត្រ​រួម​នឹង​ព្រះ​រាជ​បុត្រី ។ អ្នក​អង្គ​ម្ចាស់ បុត្រា​បុត្រី​ដែល​មាន​ព្រះ​អង្គ​ម្ចាស់​ជា​បិតា ឬ​បុត្រា​បុត្រី​ដែល​កើត​អំពី​អ្នក​អង្គ​ម្ចាស់​រួម​គ្នា​ជា​មាតា​បិតា (ពាក្យ​ធម្មតា​ដែល​ប្រើ​ជា​ប្រក្រតី​ថា ម្ចាស់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ចាស់​ខ្លួន</text:p>
            <text:p text:style-name="P1">ម្ចាស់​ជីវិត</text:p>
            <text:p text:style-name="P1">ព្រះ​អង្គ​ម្ចាស់ </text:p>
            <text:p text:style-name="P1">អ្នក​អង្គ​ម្ចាស់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៨១</text:p>
          </table:table-cell>
          <table:table-cell table:style-name="តារាង1.A2" office:value-type="string">
            <text:p text:style-name="P5">ម្ចាស់​ជីវិ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ចាស់, ជីវិត និង ត្បូង) ។</text:p>
          </table:table-cell>
          <table:table-cell table:style-name="តារាង1.D2" office:value-type="string">
            <text:p text:style-name="P2">--លើ​ត្បូ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២</text:p>
          </table:table-cell>
          <table:table-cell table:style-name="តារាង1.A2" office:value-type="string">
            <text:p text:style-name="P5">ម្ចាស់​ផែនដ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ចាស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៣</text:p>
          </table:table-cell>
          <table:table-cell table:style-name="តារាង1.A2" office:value-type="string">
            <text:p text:style-name="P5">ម្ជុ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គ្រឿង​ដេរ​ធ្វើ​ដោយ​ដែក មាន​រូប​មូល​តូច ចុង​ស្រួច ត្រង់​គល់​មាន​ប្រហោង​សម្រាប់​ដោត​ចេស, ប្រហោង​នុះ​ឯង​ហៅ​ថា គូទ​ម្ជុល ឬ ច្បោះ​ម្ជុល, បុរាណ​ហៅ​ថា តពោក​អញ្ជុល ឬ ត្រពោក​ម្ជុល (ម. ព. តពោក និង ត្រពោក ផង) ។ ម្ជុល​ក្ដោង ម្ជុល​ធំ​សម្រាប់​ដេរ​ក្ដោង​ទូក ។ ម្ជុល​ខ្ទាស់ ម្ជុល​ឥត​គូទ​មាន​តែ​គល់​ត្រមោង សម្រាប់​ប្រើ​ខ្ទាស់​ជាដើម ។ ព. ប្រ. ដូច​ម្ជុល​និង​ចេស <text:s/>ដែល​មាន​អធ្យាស្រ័យ​ត្រូវ​គ្នា​រួម​ចិត្ត​គំនិត​គ្នា​ជានិច្ច : ស្រឡាញ់​គ្នា​ដូច​ម្ជុល​និង​ចេស ។</text:p>
          </table:table-cell>
          <table:table-cell table:style-name="តារាង1.D2" office:value-type="string">
            <text:p text:style-name="P2">អញ្ជុល</text:p>
          </table:table-cell>
          <table:table-cell table:style-name="តារាង1.I2" office:value-type="string">
            <text:p text:style-name="P1">ម្ជុល​ក្ដោង</text:p>
            <text:p text:style-name="P1">ម្ជុល​ខ្ទាស់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៨៤</text:p>
          </table:table-cell>
          <table:table-cell table:style-name="តារាង1.A2" office:value-type="string">
            <text:p text:style-name="P5">ម្ជូ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វត្ថុ​ដែល​មាន​រស​ជូរ, ស្លឹក​ឬ​ផ្លែ​សម្រាប់​ប្រើ​ជា​គ្រឿង​ជូរ : ម្ជូរ​សណ្ដាន់, ម្ជូរ​ស្លឹក​ថ្នឹង, ម្ជូរ​ក្រូច​ឆ្មា, ម្ជូរ​អម្ពិល ។ល។ ឈ្មោះ​សម្ល​ដែល​បង់​ម្ជូរ : សម្ល​ម្ជូរ ។ ម្ជូរ​ម្ចត់ វត្ថុ​ជូរ​និង​វត្ថុ​ចត់; ពាក្យ​សម្រាប់​ហៅ​គ្រឿង​ជូរ​និង​ចត់​រួម​គ្នា (ព. សា.) ។ ទឹក​ម្ជូរ ទឹក​ដែល​លាយ​ដោយ​វត្ថុ​មាន​រស​ជូ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ជូរ​ម្ចត់ </text:p>
            <text:p text:style-name="P1"/>
          </table:table-cell>
        </table:table-row>
        <table:table-row>
          <table:table-cell table:style-name="តារាង1.A2" office:value-type="string">
            <text:p text:style-name="P3">៩៦៨៥</text:p>
          </table:table-cell>
          <table:table-cell table:style-name="តារាង1.A2" office:value-type="string">
            <text:p text:style-name="P5">ម្ញ៉ិកម្ញ៉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ធ្វើ​ឫក​ឬ​អាការ​ញ៉ិកញ៉ក់ : ឫក​ម្ញ៉ិកម្ញ៉ក់; ធ្វើ​ម្ញ៉ិកម្ញ៉ក់ (ច្រើន​តែ​ស្រ្ត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៦</text:p>
          </table:table-cell>
          <table:table-cell table:style-name="តារាង1.A2" office:value-type="string">
            <text:p text:style-name="P5">ម្ញ៉ែម្ញ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បញ្ចេញ​វាចា​លាយ​ដោយ​សូរ​ឮ​ញ៉ែវែងៗ​ហាក់​ដូច​ជា​ត្រអៀន ដោយ​អាការ​មាយា​ឬ​រំអុក​ឲ្យ : ធ្វើ​ម្ញ៉ែម្ញ៉ ( ច្រើន​តែ​ស្រ្តី​ឬ​កូន​ក្មេង​តូច 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៧</text:p>
          </table:table-cell>
          <table:table-cell table:style-name="តារាង1.A2" office:value-type="string">
            <text:p text:style-name="P5">ម្ដ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ជើង ដ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មួយ​ដង : ឲ្យ​ម្ដង ១០, ឲ្យ​ម្ដង ២, ឲ្យ​ម្ដង​ទៀត ៣០, ... ។ ម្ដង​ណា ដង​ណា, គ្រា​ណា, លើក​ណា ។ ម្ដង​នេះ ឬ ម្ដង​ណេះ ដង​នេះ, គ្រា​នេះ លើក​នេះ ។ ថា​ម្ដង​ម្នាក់ ថា​មួយ​ដង​ម្នាក់, ថា​មួយ​នាក់​មួយ​ដង ។ អុញ​ស្រេច​តែ​ម្ដង ! <text:span text:style-name="T3">អុញ, ស្រេច ! ស្រេច​ហើយ ! អស់​កើត​ហើយ !; ម្ដង​ម្កាល (ម. ព. ម្កាល) ។ ម្ដង​ម្យាម (ម. ព. ម្យាម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ដង​ណា </text:p>
            <text:p text:style-name="P1">ម្ដង​នេះ </text:p>
            <text:p text:style-name="P7">ម្ដង​ម្កាល</text:p>
            <text:p text:style-name="P7">ម្ដង​ម្យាម </text:p>
            <text:p text:style-name="P7"/>
          </table:table-cell>
        </table:table-row>
        <table:table-row>
          <table:table-cell table:style-name="តារាង1.A2" office:value-type="string">
            <text:p text:style-name="P3">៩៦៨៨</text:p>
          </table:table-cell>
          <table:table-cell table:style-name="តារាង1.A2" office:value-type="string">
            <text:p text:style-name="P5">ម្ដ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ជើង ដ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និបាត​សម្រាប់​និយាយ​ផ្សំ​នឹង​ពាក្យ ម្ដេច ថា : ម្ដេច​ម្ដា ម្ដេច​ក៏​ដោយ, ម្ដេច​ក្ដ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៨៩</text:p>
          </table:table-cell>
          <table:table-cell table:style-name="តារាង1.A2" office:value-type="string">
            <text:p text:style-name="P5">ម្ដ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ជើង ដ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ាតា, ម៉ែ ។ ម្ដាយ​កូន ! ម៉ែ​កូន ! (ម. ព. ម៉ែ !) ។ ម្ដាយ​ក្មេក ម្ដាយ​របស់​ប្ដី​ឬ​របស់​ប្រពន្ធ ។ ម្ដាយ​ចិញ្ចឹម ស្ត្រី​ដែល​ចិញ្ចឹម​រក្សា​ទុក​ស្មើ​ម្ដាយ ។ ម្ដាយ​ចុង ម្ដាយ​ក្រោយ គឺ​ប្រពន្ធ​ចុង​របស់​ឪពុក ។ ម្ដាយ​ដើម ទេវតា​ឬ​បិសាច​ស្រី​ដែល​ជា​ម្ដាយ​ពី​ក្នុង​ជាតិ​មុន ។ ម្ដាយ​ធម៌ ស្ត្រី​មិន​មែន​ញាតិ​ដែល​គេ​សុំ​ធ្វើ​ម្ដាយ ។ ម្ដាយ​ធំ ស្រ្តី​ដែល​ត្រូវ​ជា​បង​របស់​មាតា​ឬ​របស់​បិតា : ម្ដាយ​ធំ​បង្កើត, ម្ដាយ​ធំ​ជីដូន​មួយ, ម្ដាយ​ធំ​ជីទួត​មួយ, ម្ដាយ​ធំ​ជីលួត​មួយ... ។ ម្ដាយ​បង្កើត ម្ដាយ​ដែល​បង្កើត ។ ម្ដាយ​មីង ស្ត្រី​ដែល​ត្រូវ​ជា​ប្អូន​របស់​មាតា​ឬ​របស់​បិតា : ម្ដាយ​មីង​បង្កើត, ម្ដាយ​មីង​ជីដូន​មួយ, ម្ដាយ​មីង​ជីទួត​មួយ, ម្ដាយ​មីង​ជីលួត​មួយ...។ ម្ដាយ​មីង​សន្ទៃ ម្ដាយ​មីង​ដែល​ជា​ញាតិ​ឆ្ងាយ​ហើយ​ឬ​ដែល​ជា​ញាតិ​ពន្ធ (ព. ស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ដាយ​ក្មេក </text:p>
            <text:p text:style-name="P1">ម្ដាយ​ចិញ្ចឹម</text:p>
            <text:p text:style-name="P1">ម្ដាយ​ចុង </text:p>
            <text:p text:style-name="P1">ម្ដាយ​ដើម</text:p>
            <text:p text:style-name="P1">ម្ដាយ​ធម៌ </text:p>
            <text:p text:style-name="P1">ម្ដាយ​ធំ</text:p>
            <text:p text:style-name="P1">ម្ដាយ​បង្កើត</text:p>
            <text:p text:style-name="P1"><text:s/>ម្ដាយ​មីង</text:p>
            <text:p text:style-name="P1">ម្ដាយ​មីង​សន្ទៃ</text:p>
          </table:table-cell>
        </table:table-row>
        <table:table-row>
          <table:table-cell table:style-name="តារាង1.A2" office:value-type="string">
            <text:p text:style-name="P3">៩៦៩០</text:p>
          </table:table-cell>
          <table:table-cell table:style-name="តារាង1.A2" office:value-type="string">
            <text:p text:style-name="P5">ម្ដេ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ជើង ដ, ម្ដិ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អ្វី, យ៉ាង​ណា : ម្ដេច​ក៏​ដោយ អ្វី​ក៏​ដោយ, យ៉ាង​ណា​ក៏​ដោយ : ម្ដេច​ក្ដី យ៉ាង​ណា​ក្ដី; ម្ដេច​ទៅ​អេះ ? យ៉ាង​ណា​ទៅ​អេះ ?; ម្ដេច​ហ៏ ? យ៉ាង​ណា​ហ៏ ?; ធ្វើ​ម្ដេច​ហ្ន៎ ! ធ្វើ​យ៉ាង​ណា​ហ្ន៎ ! ។ល។ ពាក្យ​សាមញ្ញ​ថា ម៉េច ប្រើ​សរសេរ​បាន​តែ​ដោយ​សេចក្ដី​ស្និទ្ធស្នាល : ម៉េច​ក៏​ដោយ, ម៉េច​ទៅ ?, ថា​ម៉េច ?, យ៉ាង​ម៉េច ?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៩១</text:p>
          </table:table-cell>
          <table:table-cell table:style-name="តារាង1.A2" office:value-type="string">
            <text:p text:style-name="P5">ម្ដុ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ជើង ដ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មួយ​ដុំ : អ្នក​នៅ​ម្ដុំ​ណា ? នៅ​ម្ដុំ​ទួល​ទំពូង, នៅ​ម្ដុំ​ទួល​គោក, នៅ​ម្ដុំ​ភូមិ​ខ្ញុំ​គ្មាន​មនុស្ស​ខិល​ខូច​ទ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៩២</text:p>
          </table:table-cell>
          <table:table-cell table:style-name="តារាង1.A2" office:value-type="string">
            <text:p text:style-name="P5">ម្ទេ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ហិណ្ឌី មរិចៈ) ឈ្មោះ​ឈើ​ដំណាំ​មួយ​ប្រភេទ ដើម​តូច​ៗ​ទាប​ៗ​ផ្លែ​ប្រើ​ជា​គ្រឿង​ហឹរ; មាន​ឈ្មោះ​ច្រើន​បែប​គឺ ម្ទេស​ខ្មាំង, ម្ទេស​ផ្លោក ឬ ម្ទេស​សំពៅ, ម្ទេស​ល័ខ, ម្ទេស​ដៃ​នាង 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ទេស​ខ្មាំង ម្ទេស​ផ្លោក <text:s/>ម្ទេស​ល័ខ ម្ទេស​ដៃ​នាង </text:p>
          </table:table-cell>
        </table:table-row>
        <table:table-row>
          <table:table-cell table:style-name="តារាង1.A2" office:value-type="string">
            <text:p text:style-name="P3">៩៦៩៣</text:p>
          </table:table-cell>
          <table:table-cell table:style-name="តារាង1.A2" office:value-type="string">
            <text:p text:style-name="P5">ម្ន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សាមញ្ញ​ប្រើ​ជា​បរិវារ​របស់​ពាក្យ មនុស្ស​ថា : មនុស្ស​ម្នា មនុស្ស​សាមញ្ញ, មនុស្ស​រយ, មនុស្ស​អ្នក​ធ្វើ​ការ​បម្រើ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៩៤</text:p>
          </table:table-cell>
          <table:table-cell table:style-name="តារាង1.A2" office:value-type="string">
            <text:p text:style-name="P5">ម្នាក់ 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ស.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ួយ​នាក់ : មនុស្ស​ម្នាក់; គ្នា​ពីរ​<text:span text:style-name="T5">នាក់ ចាស់​ម្នាក់ ក្មេង​ម្នាក់ ។ ម្នាក់​ទៀត មួយ​នាក់​ទៀត, អ្នក​មួយ​ទៀត ។ ម្នាក់​ឯង ម្នាក់​គត់ ។ល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>ម្នាក់​ទៀត </text:p>
            <text:p text:style-name="P14">ម្នាក់​ឯង</text:p>
          </table:table-cell>
        </table:table-row>
        <table:table-row>
          <table:table-cell table:style-name="តារាង1.A2" office:value-type="string">
            <text:p text:style-name="P3">៩៦៩៥</text:p>
          </table:table-cell>
          <table:table-cell table:style-name="តារាង1.A2" office:value-type="string">
            <text:p text:style-name="P5">ម្ន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4">ឋានន្តរ​សម្រាប់​ស្ត្រី​ព្រះ​ស្នំ : ព្រះ​ម្នាង.. ; អ្នក​ម្នាង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3">៩៦៩៦</text:p>
          </table:table-cell>
          <table:table-cell table:style-name="តារាង1.A2" office:value-type="string">
            <text:p text:style-name="P5">ម្នាងសិ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ិល៉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មើល​ពាក្យ មនោ​សិល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៩៧</text:p>
          </table:table-cell>
          <table:table-cell table:style-name="តារាង1.A2" office:value-type="string">
            <text:p text:style-name="P5">ម្នាល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អា. និ.</text:p>
          </table:table-cell>
          <table:table-cell table:style-name="តារាង1.D2" office:value-type="string">
            <text:p text:style-name="P1">នែ, ហៃ; ពាក្យ​ជា​អាលបន​និបាត​សម្រាប់​អ្នក​ធំ​និយាយ​ទៅ​រក​អ្នក​តូច ឬ​មាតា​បិតា​និយាយ​ទៅ​រក​កូន : ម្នាល​កូន, ម្នាល​បា, ម្នាល​នាង ។ <text:s/>(ព. ទេ.) : ម្នាល​ប្រស្ដែង​ប្រេត​អើយ ចុះ​យើង​ចាក់​ទឹក ៣០ បាត្រ​ទៅ​ក្នុង​មាត់​ហើយ ម្ដេច​ក៏​ប្រស្ដែង​ថា​ពុំ​បាន ដឹង​ថា​មាន​ទឹក​ក្នុង​ពោះ​ដូច្នេះ​ហៈ ?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ខ្យា</text:p>
          </table:table-cell>
          <table:table-cell table:style-name="តារាង1.D2" office:value-type="string">
            <text:p text:style-name="P1">ប្រើ​ជា ន. (ព. សា.) មួយ​នាល : អង្ករ​ម្នា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៦៩៨</text:p>
          </table:table-cell>
          <table:table-cell table:style-name="តារាង1.A2" office:value-type="string">
            <text:p text:style-name="P5">ម្នាស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ដំណាំ​ពួក​មួយ ស្លឹក​មាន​បន្លា​សណ្ឋាន​ស្រដៀង​នឹង​ស្លឹក​រំចេក ផ្លែ​មាន​ក្រឡា​ដេរដាស​ជុំ​វិញ ហៅ​ថា ភ្នែក សំបក​ផ្លែ​ក្រាស់ វេលា​ទុំ​មាន​ក្លិន​ក្រអូប មាន​រស​ផ្អែម​លាយ​ភ្លាវ​ឬ​ជូរ​បន្តិច​ៗ ប្រើ​ជា​អាហារ; ម្នាស់​មាន​ឈ្មោះ​ផ្សេង​ៗ​គ្នា​មាន ម្នាស់​ប្រាសាទ, ម្នាស់​ឃ្វាំ ឬ ម្នាស់​ខម, ម្នាស់​សំពៅ 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នាស់​ប្រាសាទ ម្នាស់​ឃ្វាំ <text:s text:c="2"/>ម្នាស់​សំពៅ </text:p>
          </table:table-cell>
        </table:table-row>
        <table:table-row>
          <table:table-cell table:style-name="តារាង1.A2" office:value-type="string">
            <text:p text:style-name="P3">៩៦៩៩</text:p>
          </table:table-cell>
          <table:table-cell table:style-name="តារាង1.A2" office:value-type="string">
            <text:p text:style-name="P5">ម្និ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ក្រុង​មួយ​របស់​កោះ​លុយ​សុង​និង​ហ្វីលិពី្វន; ពួក​មនុស្ស​អ្នក​ក្រុង​នេះ​ក៏​ហៅ ម្និល ឬ មនិល ដែរ (សរសេរ​ជា ម៉ានិល ក៏​បាន) ។</text:p>
          </table:table-cell>
          <table:table-cell table:style-name="តារាង1.D2" office:value-type="string">
            <text:p text:style-name="P2">មនិល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០</text:p>
          </table:table-cell>
          <table:table-cell table:style-name="តារាង1.A2" office:value-type="string">
            <text:p text:style-name="P5">ម្នីម្ន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6">រវៀស​រវៃ, រូតរះ, រួសរាន់, ប្រញាប់​ប្រញាល់ : ទៅ​ម្នីម្នា, ចេញ​ម្នីម្នា; ម្នីម្នា​ទៅ !, ម្នីម្នា​ឡើង ! ។ ប្រើ​ជា គុ. ក៏​បាន : ដំណើរ​ម្នីម្នា, មាន​ការ​ម្នីម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១</text:p>
          </table:table-cell>
          <table:table-cell table:style-name="តារាង1.A2" office:value-type="string">
            <text:p text:style-name="P5">ម្នេ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1">ព្រួយ​ប៉ផ្អុក​ឥត​ស្រាក, ព្រួយ​ចំបែង​ចិត្ត : ចេះ​តែ​ម្នេញ​ក្នុង​ចិត្ត ។ ប្រើ​ជា ន. ឬ គុ. ក៏​បាន : មាន​ម្នេញ; ទុក្ខ​ម្នេ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២</text:p>
          </table:table-cell>
          <table:table-cell table:style-name="តារាង1.A2" office:value-type="string">
            <text:p text:style-name="P5">ម្នោម្នេ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ន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៣</text:p>
          </table:table-cell>
          <table:table-cell table:style-name="តារាង1.A2" office:value-type="string">
            <text:p text:style-name="P5">ម្នោម្ន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ន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៤</text:p>
          </table:table-cell>
          <table:table-cell table:style-name="តារាង1.A2" office:value-type="string">
            <text:p text:style-name="P5">ម្នៅ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មិន​នៅ​ៗ (មិន​ព្រម​នៅ​ស្ងៀម), អត់​បើ​អត់; ពាក្យ​សម្រាប់​និយាយ​ផ្ដើម​សេចក្ដី​បន្ទោស ដោយ​មាន​ស្ដាយ​ក្រោយ : ម្នៅ​ៗ​យក​ខ្លួន​ទៅ​រង​រវល់​ឥត​ប្រយោជន៍ ! <text:s/>ព. ទ. បុ. ម្នៅ​ៗ​យក​ជ័រ​ព្នៅ​ត្បៀត​ក្លៀក <text:s/>អត់​បើ​អត់​កំពុង​នៅ​សុខ​ៗ ធ្វើ​ឲ្យ​កើត​ហេតុ​នាំ​ឲ្យ​មាន​រវល់​ដល់​ខ្លួ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៥</text:p>
          </table:table-cell>
          <table:table-cell table:style-name="តារាង1.A2" office:value-type="string">
            <text:p text:style-name="P5">ម្ភ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 សំ.</text:p>
          </table:table-cell>
          <table:table-cell table:style-name="តារាង1.D2" office:value-type="string">
            <text:p text:style-name="P1">ចំនួន ១០ ពីរ​ដង (២០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០៦</text:p>
          </table:table-cell>
          <table:table-cell table:style-name="តារាង1.A2" office:value-type="string">
            <text:p text:style-name="P5">ម្យប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ខ្យា</text:p>
          </table:table-cell>
          <table:table-cell table:style-name="តារាង1.D2" office:value-type="string">
            <text:p text:style-name="P1">ប្រើ​ជា ន. (ព. សា.) មួយ​យប់ : ទ្រាំ​ជំងឺ​អត់​ងងុយ​ពេញ​ម្ង៉ៃ​ម្យប់; ខំ​ប្រឹង​ធ្វើ​ការ​ពេញ​ម្យប់​ទាល់​ភ្លឺ ។ ម្យប់​ម្យាម <text:s/>មួយ​យាម​ក្នុង​មួយ​យប់ : ដាក់​គ្នា​ឲ្យ​យាម​៣​នាក់ ម្យប់​ម្យាម​ម្នាក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យប់​ម្យាម 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០៧</text:p>
          </table:table-cell>
          <table:table-cell table:style-name="តារាង1.A2" office:value-type="string">
            <text:p text:style-name="P5">ម្យ៉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មួយ​យ៉ាង ។ ម្យ៉ាង​ដែរ មួយ​យ៉ាង​ដែរ ។ ម្យ៉ាង​ទៀត <text:s/>មួយ​យ៉ាង​ទៀត ។ ម្យ៉ាង​វិញ​ទៀត មួយ​យ៉ាង​ថែម​ទៀត, មួយ​យ៉ាង​ផ្សេង​ទៀត, មួយ​យ៉ាង​ដទៃ​ទៀត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យ៉ាង​ដែរ </text:p>
            <text:p text:style-name="P1">ម្យ៉ាង​ទៀត</text:p>
            <text:p text:style-name="P1">ម្យ៉ាង​វិញ​ទៀត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០៨</text:p>
          </table:table-cell>
          <table:table-cell table:style-name="តារាង1.A2" office:value-type="string">
            <text:p text:style-name="P5">ម្យ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ខ្យា</text:p>
          </table:table-cell>
          <table:table-cell table:style-name="តារាង1.D2" office:value-type="string">
            <text:p text:style-name="P1">ប្រើ​ជា ន. (ព. សា.) មួយ​យាម; មួយ​ពេល : ម្យប់​មាន​៣​យាម, ដាក់​មនុស្ស ៣ នាក់​ឲ្យ​យាម​ផ្លាស់​ពេល​គ្នា​ម្យាម​ម្នាក់ ។ ម្ដង​ម្យាម ម្ដង​ម្កាល (មួយ​ដង​មួយ​កាល គឺ​យូរ​ៗ​មួយ​ដង) <text:s/>: ខ្ញុំ​ធ្លាប់​ទៅ​សួរ​សុខ​ទុក្ខ​គាត់​ម្ដង​ម្យាម​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<text:s/>ម្ដង​ម្យាម</text:p>
          </table:table-cell>
        </table:table-row>
        <table:table-row>
          <table:table-cell table:style-name="តារាង1.A2" office:value-type="string">
            <text:p text:style-name="P3">៩៧០៩</text:p>
          </table:table-cell>
          <table:table-cell table:style-name="តារាង1.A2" office:value-type="string">
            <text:p text:style-name="P5">ម្យីម្យ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ព. សា.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ដូច​គ្នា​នឹង មយីមយា ដែរ (មើល​ក្នុង​ពាក្យ មយី និង មាយ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០</text:p>
          </table:table-cell>
          <table:table-cell table:style-name="តារាង1.A2" office:value-type="string">
            <text:p text:style-name="P5">ម្យីម្យ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ព. សា.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ដូច​គ្នា​នឹង មយីមយា ដែរ (ប្រើ​តាម​ទម្លាប់​ស្រួល​មាត់ ឬ​ប្រើ​ក្នុង​កាព្យ​ដែល​មាន​ទំនង​ឲ្យ​ប្រើ) ។ មើល​ក្នុង​ពាក្យ មយី, មាយា, មាយ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១</text:p>
          </table:table-cell>
          <table:table-cell table:style-name="តារាង1.A2" office:value-type="string">
            <text:p text:style-name="P5">ម្យ៉ែម្យ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សា. </text:p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1">(ព. សា.) ម្ញ៉ែម្ញ៉​ដោយ​បញ្ចេញ​អាការ​កិរិយា​ម្ញ៉ិកម្ញ៉ក់​ក្នុង​លក្ខណៈ​មាយា : វា​ចេះ​តែ​មក​និយាយ​ម្យ៉ែម្យ៉​នាំ​ឲ្យ​អផ្សុក រក​តែ​ធ្វើ​ការ​អី​ពុំ​កើ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២</text:p>
          </table:table-cell>
          <table:table-cell table:style-name="តារាង1.A2" office:value-type="string">
            <text:p text:style-name="P5">ម្រ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សំខ្យា.</text:p>
          </table:table-cell>
          <table:table-cell table:style-name="តារាង1.D2" office:value-type="string">
            <text:p text:style-name="P1"><text:s/>ប្រើ​ជា ន. (ព. សា.) មួយ​រយ​គឺ​ដប់ ១០ ដង (១០០) : របស់​នេះ​ថ្លៃ​ម្រយ​រៀ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៣</text:p>
          </table:table-cell>
          <table:table-cell table:style-name="តារាង1.A2" office:value-type="string">
            <text:p text:style-name="P5">ម្រ័ក្ស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្រាក់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រក្សណ; មក្ខន “ជ័រ​ឬ​ប្រេង​សម្រាប់​លាប​លន; ការ​លាប​លន; ដំណើរ​លុប​បំបិទ​គុណ​គេ”) ឈ្មោះ ជ័រ​កើត​អំពី​ដើម​គ្រើល​មាន​សម្បុរ​ខ្មៅ​ក្លិន​ហាង​ឆួល សម្រាប់​ប្រើ​ការ​លាប​លន : លាប​ម្រ័ក្សណ៍ ។ ម្រ័ក្សណ៍​បារាំង ម្រ័ក្សណ៍​ដែល​នាំ​មក​ពី​ប្រទេស​បារាំង ។ ម្រ័ក្សណ៍​រោល ចំហាយ​ម្រ័ក្សណ៍​ដែល​រោល​ស្បែក​មនុស្ស​ឲ្យ​ឡើង​ផេរ​កន្ទឹស​ស្កៀប​ខ្លាំង​បណ្ដាល​ឲ្យ​ចង់​តែ​អេះ (សរសេរ​ក្លាយ​ជា ម្រាក់ យូរ​អង្វែង​ណាស់​មក​ហើយ, ត្រូវ​សរសេរ ម្រ័ក្សណ៍ <text:s/>វិញ​ទើប​ត្រឹមត្រូវ​តាម​ប្រភព​នៃ​ពាក្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រ័ក្សណ៍​បារាំង</text:p>
            <text:p text:style-name="P1">ម្រ័ក្សណ៍​រោល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១៤</text:p>
          </table:table-cell>
          <table:table-cell table:style-name="តារាង1.A2" office:value-type="string">
            <text:p text:style-name="P5">ម្រា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បុ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ក្លើ​ស្រី គឺ​ក្លើ​ស្រី​និង​ស្រី ឬ​ពាក្យ​ប្រុស​ហៅ​ស្រី​ជា​ប្រពន្ធ​របស់​ក្លើ : ម្រាក់​អើយ, សុខ​សប្បាយ​ទេ​ឬ ? ។ ក្លើ​ម្រាក់ ក្លើ​និង​ម្រាក់ គឺ​ក្លើ​ប្រុស​និង​ក្លើ​ស្រី : សុំ​គ្នា​ជា​ក្លើ​ម្រាក់, ធ្វើ​ក្លើ​ម្រាក់​នឹង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ក្លើ​ម្រាក់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១៥</text:p>
          </table:table-cell>
          <table:table-cell table:style-name="តារាង1.A2" office:value-type="string">
            <text:p text:style-name="P5">ម៉្រ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ព. បុ.</text:p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ុំ​សម​បើ, ពុំ​គួរ​បើ; ម្ដេច​ឡើយ​ក៏ : ឱ​មទ្រី​អើយ ម្រ៉ាង​ឡើយ​ក៏​នាង​ដួល​ដេក​បាត់​ស្មារតី​ដូច្នេះ ! (ម. កណ្ឌ​មទ្រី​បព្វៈ) ។ កាល​ណា, កាល​ណា​ឡើយ, អង្កាល់​ទៅ​ហ្ន៎, អង្កាល់​ទៅ​អេះ; ធ្វើ​ម្ដេច : ម្រ៉ាង​នឹង​បាន​រួច​ចាក​ទុក្ខ​នេះ !, ម្រ៉ាង​ឡើយ​នឹង​បាន​ឆ្លង​មហា​សាគរ​ដ៏​ធំធេង​នេះ​រួច ! ។ ប្រហែល​ជា, ប្រហែល​ជា... ទេ​ដឹង ? : ចុះ​ឯ​ព្រះ​បាទ​ស្រី​វេស្សន្ដរ​ជា​ព្រះ​វរ​រាជ​បិតា​នៃ​យើង​ខ្ញុំ ម្រ៉ាង​ពុំ​មែន​ជា​ព្រះ​រាជ​បុត្រ​ព្រះ​អង្គ​ជា​អម្ចាស់​ទេ​ឬ ? (សម្ដី​ជាលី​កុមារ ឆ្លើយ​តប​នឹង​សម្ដី​មន្ត្រី​ទាំងឡាយ​ដែល​និយាយ​រិះគន់​ព្រះ​វេស្សន្ដរ ។ ម. កណ្ឌ​មហា​រាជ​បព្វៈ) ។</text:p>
          </table:table-cell>
          <table:table-cell table:style-name="តារាង1.D2" office:value-type="string">
            <text:p text:style-name="P2">ម្រ៉ាង​ឡើយ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៦</text:p>
          </table:table-cell>
          <table:table-cell table:style-name="តារាង1.A2" office:value-type="string">
            <text:p text:style-name="P5">ម្រ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សរីរាវយវៈ​ដែល​បែក​ជា​ខ្នែង​ចេញ​ពី​ទី​បំផុត​បាត​ដៃ​បាត​ជើង, ក្នុង​ម្ខាង​ៗ​មាន​ប្រាំ​ៗ : ម្រាម​ដៃ, ម្រាម​ជើង; រ. ស. ហៅ ព្រះ​អង្គុលី, ហៅ​ថា ព្រះ​អង្គុលី​ព្រះ​ហស្ត (ម្រាម​ដៃ), ព្រះ​អង្គុលី​ព្រះ​បាទ (ម្រាម​ជើ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៧</text:p>
          </table:table-cell>
          <table:table-cell table:style-name="តារាង1.A2" office:value-type="string">
            <text:p text:style-name="P5">ម្រីក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ដែល​ចេញ​អាការ​រីក​ៗ​រឿយ​ៗ : ធ្វើ​មុខ​ម្រីក​ៗ, មេ​អំបៅ​ធ្វើ​សា្លប​ម្រីក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៨</text:p>
          </table:table-cell>
          <table:table-cell table:style-name="តារាង1.A2" office:value-type="string">
            <text:p text:style-name="P5">ម្រឹកម្រ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ប៉ផ្អែប​ឥត​ស្រាក, ដែល​សង្រេង​សង្រៃ​មិន​ដាច់ : យំ​ម្រឹកម្រៃ, កើត​ទុក្ខ​ម្រឹកម្រ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១៩</text:p>
          </table:table-cell>
          <table:table-cell table:style-name="តារាង1.A2" office:value-type="string">
            <text:p text:style-name="P5">ម្រឹ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ម្រ៉ឹក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ិគ; មិគ) សត្វ​ចតុប្បាទ​ព្រៃ​ទួទៅ​មាន​សីហៈ, ខ្លា, ឈ្លូស, ប្រើស, ក្ដាន់, រមាំង ជាដើម : ពួក​ម្រឹគ, ហ្វូង​ម្រឹគ; ព្រាន​ម្រឹគ; បើ​ញី​ជា ម្រឹគី ។ ម្រឹគ​ជាតិ (ម. ព. មិគ​ជាត) ។ ម្រឹគជីវ័ន (ម្រឹគៈ--) អ្នក​ចិញ្ចឹម​ជីវិត​ដោយ​ការ​បាញ់​ម្រឹគ​យក​សាច់​ជា​ដើម​លក់​ដូរ (ព្រាន​ម្រឹគ) ។ ម្រឹគ​ទាយ​ពន ឬ--វ័ន (ម. ព. មិគ​ទាយ​ពន) ។ ម្រឹគ​ព័ន្ធន៍ (ដូច​គ្នា​នឹង មិគ​ព័ន្ធន៍ ដែរ) ។ ម្រឹគ​រាជ (ម. ព. មិគ​រាជ) ; បើ​ញី​ជា ម្រឹគ​រាជិនី (ស្ដេច​ម្រឹគ​ញី) ។ ម្រឹគី​ម្រឹគា <text:s/>ពួក​ម្រឹក​ញី​និង​ម្រឹក​ឈ្មោល ។ ម្រឹគេន្រ្ទ (--គេន) ស្ដេច​ម្រឹគ <text:s/>(ច្រើន​សំដៅ​សត្វ​សីហៈ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រឹគ​ជាតិ </text:p>
            <text:p text:style-name="P1">ម្រឹគជីវ័ន </text:p>
            <text:p text:style-name="P1">ម្រឹគទាយ​ពន</text:p>
            <text:p text:style-name="P1">ម្រឹគ​ព័ន្ធន៍ </text:p>
            <text:p text:style-name="P1">ម្រឹគ​រាជ </text:p>
            <text:p text:style-name="P1">ម្រឹគីម្រឹគា <text:s/></text:p>
            <text:p text:style-name="P1">ម្រឹគេន្រ្ទ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២០</text:p>
          </table:table-cell>
          <table:table-cell table:style-name="តារាង1.A2" office:value-type="string">
            <text:p text:style-name="P5">ម្រឹ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(ម្ឫត; មត) ដែល​ស្លាប់​ហើយ ។ ន. សេចក្ដី​ស្លាប់, បុគ្គល​ស្លាប់ (ម. ព. អម្រឹ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១</text:p>
          </table:table-cell>
          <table:table-cell table:style-name="តារាង1.A2" office:value-type="string">
            <text:p text:style-name="P5">ម្រឹត្យ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ត្យុ; មច្ចុ) សេចក្ដី​ស្លាប់, យមរាជ (ខ្មែរ​និយាយ​ក្លាយ​ជា ម្រឹត្យូវ <text:span text:style-name="T3">មក​យូរ​ហើយ) ។</text:span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២</text:p>
          </table:table-cell>
          <table:table-cell table:style-name="តារាង1.A2" office:value-type="string">
            <text:p text:style-name="P5">ម្រឹត្យុសយ្យ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ៃយ៉ា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ត្យុឝយ្យា; មច្ចុសេយ្យា) ទី​ដេក​ស្លាប់, ដំណេក​ស្លាប់, កន្លែង​ដេក​ស្លាប់ (ហៅ​ថា មច្ចុ​សេយ្យា ក៏​បាន)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៣</text:p>
          </table:table-cell>
          <table:table-cell table:style-name="តារាង1.A2" office:value-type="string">
            <text:p text:style-name="P5">ម្រឹត្យូ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រឹត្យុ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៤</text:p>
          </table:table-cell>
          <table:table-cell table:style-name="តារាង1.A2" office:value-type="string">
            <text:p text:style-name="P5">ម្រឹទិន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្ឫទិនី) ដី​ល្អ, ដី​មាន​ជី​ជាតិ (ព. កា.) : ម្រឹទិនី​ជា​ទី​គួរ​ពេញ​ចិត្ត មិន​ស្បិត​គាស់​រាន​ឲ្យ​មាន​របរ ដេក​ផ្សង​ព្រេង​ចាំ​ផល​ដ៏​បវរ អរ​មុន​ស៊ូ​ទ្រាំ​ខ្សត់​អត​ស៊ី​ប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៥</text:p>
          </table:table-cell>
          <table:table-cell table:style-name="តារាង1.A2" office:value-type="string">
            <text:p text:style-name="P5">ម្រុ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ឥ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រុម) ឈ្មោះ​ឈើ​មួយ​ប្រភេទ​មែក​ស្រួយ​ងាយ​បាក់ ជា​ជាតិ​ឈើ​ចាញ់​ទឹក, ស្លឹក​ខ្ចី​ប្រើ​ជា​បន្លែ​ស្ល​ស្រឡក់ ផ្លែ​វែង​ៗ សាច់​រឹង​មាន​សរសៃ ប្រើ​ជា​បន្លែ​ស្ល​ម្ជូរ​បាន (សរសេរ ម្រុំ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៦</text:p>
          </table:table-cell>
          <table:table-cell table:style-name="តារាង1.A2" office:value-type="string">
            <text:p text:style-name="P5">ម្រើមព្រ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ុខុម​សត្វ​មួយ​ប្រភេទ ពួក​សហស្សបទី កើត​នៅ​តែ​នឹង​ដី​សើម ជ្រក​អាស្រ័យ​នៅ​នឹង​ទី​សុក​មម៉ុក​ដែល​មាន​ស្លឹក​ឈើ​ឬ​សំរាម​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៧</text:p>
          </table:table-cell>
          <table:table-cell table:style-name="តារាង1.A2" office:value-type="string">
            <text:p text:style-name="P5">ម្រេ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រីច; មរិច; ហិណ្ឌី មរិចា) ឈ្មោះ​ដំណាំ​ឡើង​ជន្លង់​មួយ​ប្រភេទ ដើម​និង​ស្លឹក​ស្រដៀង​នឹង​ម្លូ​តែ​ស្លឹក​តូច​ៗ​ក្រាស់​រឹង​ជាង​ម្លូ ផ្លែ​ចេញ​ជា​ស្មែង គ្រាម់​មូល​ៗ​ល្អិត​ៗ​មាន​ក្លិន​ហឹរ​ប្រហើរ​ឆួល ប្រើ​ជា​គ្រឿង​ផ្សំ​ម្ហូប​ឬ​ជា​ថ្នាំ​ក្ដៅ, ជា​ដំណាំ​មាន​ប្រយោជន៍​សំខាន់​មួយ​ប្រភេទ ក្នុង​កម្ពុជ​រដ្ឋ​មាន​ដាំ​ក្នុង​ខែត្រ​កំពត​ច្រើន​ជាង​ទី​ឯ​ទៀត ។ ម្រេច​កោរ <text:s/>ឬ ម្រេច​ស ម្រេច​ដែល​គេ​បេះ​ផ្លែ​ទុំ ហើយ​ត្រាំ​ទឹក​ឲ្យ​រលួយ​សំបក​នៅ​តែ​គ្រាប់ មាន​សម្បុរ​ស​ដូច​គ្នា​នឹង​ម្រេច​អាចម៍​សត្វ​ដែរ (ម្រេច​នេះ​បែប​ដែល​សម្រាំង​មាន​តម្លៃ​ជាង​ម្រេច​ធម្មតា​ដែល​ហៅ​ថា ម្រេច​ខ្មៅ) ។ ម្រេច​អាចម៍​សត្វ (--អាច់​សាត់) គ្រាប់​ម្រេច​ដែល​ជា​អាចម៍​សត្វ​បក្សី​ចំ​ពួក​ខ្លះ មាន​ពពេច​ជាដើម ព្រោះ​វា​ចឹក​ស៊ី​ផ្លែ​ម្រេច​ទុំ (មាន​តម្លៃ​ស្មើ​គ្នា​នឹង​ម្រេច​ស​យ៉ាង​ល្អ) ។ សត្វ​ដែល​មាន​មាឌ​តូច​ទាប​រេញ​តាម​ពូជ ផ្សេង​ទីទៃ​ខុស​ពី​មាឌ​សត្វ​ពូជ​ឯ​ទៀត​ក្នុង​ជាតិ​ត្រូវ​គ្នា : ឆ្កែ​ម្រេច, មាន់​ម្រេច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រេច​កោរ </text:p>
            <text:p text:style-name="P1">ឆ្កែ​ម្រេច</text:p>
            <text:p text:style-name="P1">មាន់​ម្រេច </text:p>
          </table:table-cell>
        </table:table-row>
        <table:table-row>
          <table:table-cell table:style-name="តារាង1.A2" office:value-type="string">
            <text:p text:style-name="P3">៩៧២៨</text:p>
          </table:table-cell>
          <table:table-cell table:style-name="តារាង1.A2" office:value-type="string">
            <text:p text:style-name="P5">ម្រេច​កង្កែ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មៅ​មួយ​ប្រភេទ ដើម​រឹង​ស្រួយ មាន​ផ្លែ​គ្រាប់​ល្អិត ក្លិន​ប្រហើរ​ឆួល​ស្រដៀង​នឹង​ក្លិន​ផ្លែ​ម្រេច​ខ្ច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២៩</text:p>
          </table:table-cell>
          <table:table-cell table:style-name="តារាង1.A2" office:value-type="string">
            <text:p text:style-name="P5">ម្រេ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ះរេ៏ង <text:s/>អ. ថ. ម៉ៈរ៉ិង) ឈ្មោះ​រោគ​ពួក​មួយ មាន​ច្រើន​បែប​ បណ្ដាល​ឲ្យ​សាច់​ព្រោក​ជ្រោក​ជ្រាក​ធ្វើ​ឲ្យ​ស្គម ច្រើន​តែ​ចាប់​កើត​ត្រង់​ក ជា​រោគ​រឹង​ត្អឹង​រក្សា​ឲ្យ​ជា​បាន​ដោយ​កម្រ​ណាស់ : ម្រេញ​ក្រាប់, ម្រេញ​បណ្ដើរ​កូន, ម្រេញ​ទាម, ម្រេញ​បែក ...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០</text:p>
          </table:table-cell>
          <table:table-cell table:style-name="តារាង1.A2" office:value-type="string">
            <text:p text:style-name="P5">ម្រេញកង្វា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ិសាច​ពួក​មួយ តាម​ពាក្យ​បរម្បរា​ថា តែង​សម្ដែង​ខ្លួន​ឲ្យ​ឃើញ​រូប​ជា​កូន​ក្មេង នៅ​អាស្រ័យ​តាម​ដង​ព្រៃ ជា​បិសាច​គ្រប់គ្រង​ឃ្វាល​រក្សា​ពួក​សត្វ​ព្រៃ; អ្នក​ខ្លះ​ដែល​ប្រកាន់​ជឿ​ខ្មោច​បិសាច រមែង​រាប់អាន​បូជា​ដោយ​ផ្ទុកផ្ដាក់​ថា​ឲ្យ​ជួយ​ឃ្វាល​រក្សា​គោ​ក្របី​ឬ​ដំរី​សេះ​ឲ្យ​ផង : ព្រៃ​នុះ​មាន​ម្រេញ​កង្វាល​ពូកែ​ណាស់ (អ្នក​ស្រុក​ខ្លះ​ហៅ​ថា ខ្មោច​ព្រៃ ឬ បិសាច​ព្រៃ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១</text:p>
          </table:table-cell>
          <table:table-cell table:style-name="តារាង1.A2" office:value-type="string">
            <text:p text:style-name="P5">ម្រែ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មន្ទិល​ខ្មៅ​ដែល​កកើត​អំពី​ផ្សែង​ហុយ​កាន់​កក​ជា​ដុំ​ធូលី : ម្រែង​ប្រេង​កាត ម្រែង​ដែល​កើត​អំពី​ផ្សែង​អុជ​ប្រេង​កាត; ម្រែង​ភ្លើង <text:s/>ម្រែង​ដែល​កើត​អំពី​ផ្សែង​ភ្លើង​ចង្ក្រាន​ជាដើម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២</text:p>
          </table:table-cell>
          <table:table-cell table:style-name="តារាង1.A2" office:value-type="string">
            <text:p text:style-name="P5">ម្រោ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ភមរ​ជាតិ​ពួក​មួយ ស្រដៀង​នឹង​ឃ្មុំ​តែ​តូច​ៗ, មិន​ចេះ​ទិច​ទេ (ព្រោះ​គ្មាន​ទ្រនិច) ចេះ​តែ​ខាង​រោម​ខាំ​បន្តិច​ៗ, ត្រឹប​យក​ទឹក​ដម​និង​លម្អង​ផ្កា​ដូច​ឃ្មុំ តែ​ធ្វើ​សំបុក​នៅ​ក្នុង​រន្ធ​ឈើ មាន​ទឹក​ផ្អែម​ឈ្ងុយ មាន​ក្រមួន​ព័ណ៌​ខ្មៅ​ហៅ​ថា ជ័រ​ម្រោម; ម្រោម​មាន​ពីរ​យ៉ាង គឺ ម្រោម​ខ្សោយ <text:s/>ឬ ម្រោម​តូច <text:s/>មាន​រូប​តូច​ៗ​បន្តិច មាន​ទឹក​ផ្អែម​ឈ្ងុយ​ស្រាល : ម្រោម​ដំណើប <text:s/>ឬ ម្រោម​ធំ មាន​រូប​ធំ​ៗ​បន្តិច មាន​ទឹក​ផ្អែម​ឈ្ងុយ​ឆ្អ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៣</text:p>
          </table:table-cell>
          <table:table-cell table:style-name="តារាង1.A2" office:value-type="string">
            <text:p text:style-name="P5">ម្រុ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រុ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៤</text:p>
          </table:table-cell>
          <table:table-cell table:style-name="តារាង1.A2" office:value-type="string">
            <text:p text:style-name="P5">ម្រ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ះរះ <text:s/>អ. ថ. ម៉ៈរ៉ៈ) ឈ្មោះ​វល្លិ​ដំណាំ​ឡើង​ទ្រើង​មួយ​ប្រភេទ​មាន​ស្លឹក​ឆែក​ៗ ផ្លែ​មាន​ពក​រម៉ិងរម៉ង់; ស្លឹក, ត្រួយ​និង​ផ្លែ​មាន​រស​ល្វីង ប្រើ​ការ​ជា​បន្លែ ឬ​ផ្លែ​ប្រើ​ជា​អន្លក់​ក៏​បាន; ម្រះ​មាន​ឈ្មោះ​ផ្សេង​ៗ​មាន ម្រះ​ទេស, ម្រះ​ភ្លុក ជាដើម ។ ព. ប្រ. អ្វី​ៗ​ដែល​ដុះ​សាច់​រម៉ិងរម៉ង់​ដូច​ផ្លែ​ម្រះ : ភ្លុក​ដុះ​ម្រះ, ស្នែង​រមាំង​ដុះ​ម្រះ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៥</text:p>
          </table:table-cell>
          <table:table-cell table:style-name="តារាង1.A2" office:value-type="string">
            <text:p text:style-name="P5">ម្រះព្រ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ឈើ​តូច​មួយ​ប្រភេទ​ពួក​ជីរ ស្លឹក​និង​ផ្កា​មាន​ក្លិន​ហាង​ប្រហើរ ប្រើ​ជា​គ្រឿង​បង់​សម្ល​ម្ជូរ​បែប​ខ្លះ (ហៅ​ថា ម្រះ​ព្រៅ​តូច ឬ ម្រះ​ព្រៅ​សម្ល ក៏​បាន) ។ ឈ្មោះ​ឈើ​ធំ​មួយ​ប្រភេទ​មាន​ខ្លឹម​តែ​សាច់​ស្ពោត​ៗ ក្លិន​ស្រដៀង​នឹង​ព្រះ​ព្រៅ​តូច, គេ​ច្រើន​ប្រើ​ធ្វើ​ប្រអប់​ឬ​ហឹប (ហៅ​ថា ម្រះ​ព្រៅ​ធំ ឬ ម្រះ​ព្រៅ​ភ្នំ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៦</text:p>
          </table:table-cell>
          <table:table-cell table:style-name="តារាង1.A2" office:value-type="string">
            <text:p text:style-name="P5">ម្លប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ទី​ដែល​មាន​ស្រមោល​បាំង​កម្ដៅ​ព្រះ​អាទិត្យ : ម្លប់​ឈើ, ម្លប់​ផ្ទះ, ជ្រក​ម្លប់ ។ ព. ប្រ. តេជះ, អំណាច, ទី​ពំនាក់ : សូម​ជ្រក​កោន​ក្រោម​ម្លប់​ព្រះ​ពោធិ​សម្ភារ​បារមី​ព្រះ​ករុណា​ជា​ម្ចាស់​ជីវិត​លើ​ត្បូង; សូម​ជ្រក​កោន​ក្រោម​ម្លប់​ព្រះ​តេជ​ព្រះ​គុណ; នៅ​ក្នុង​ម្លប់​ចៅហ្វាយ​នាយ ។ ស្រី​ចូល​ម្លប់ <text:s/>ស្ត្រី​ដែល​ដល់​កាល​កំណត់​គ្រប់​ការ​ហើយ មាតា​បិតា​បង្ខាំង​ឲ្យ​នៅ​តែ​ក្នុង​ផ្ទះ មិន​ឲ្យ​ចេញ​ឲ្យ​ត្រូវ​ថ្ងៃ លុះ​ដល់​គ្រប់​ថ្ងៃ​កំណត់​ទើប​ឲ្យ​ចេញ​ពី​ម្លប់; ពិធី​ចូល​ម្លប់​នេះ​រាប់​ថា​ជា​មង្គល​មួយ​សម្រាប់​ស្រ្តី​ខ្មែរ, ហៅ​ថា មង្គល​ចូល​ម្លប់ ឬ ចូល​ម្លប់​បង្គ្រប់​ការ, ប៉ុន្តែ​មិន​មែន​សុទ្ធ​តែ​ធ្វើ​ទាំងអស់​គ្នា​ទេ (ច្រើន​តែ​មិន​បាច់​ធ្វើ) ក្នុង​សម័យ​សព្វ​ថ្ងៃ​នេះ​នៅ​មាន​ធ្វើ​តិច​គ្នា​ណាស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៧</text:p>
          </table:table-cell>
          <table:table-cell table:style-name="តារាង1.A2" office:value-type="string">
            <text:p text:style-name="P5">ម៉្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អម្បាល​ម៉ាន, អម្បាល​ណា, យ៉ាង​ណា, ណាស់​ណា; ពាក្យ​សម្រាប់​និយាយ​ផ្ទញ់​ឲ្យ​អ្នក​ដែល​លើក​ខ្លួន​ឯង​បង្អាប់​អ្នក​ដទៃ : ត្រង់​គេ​ចេះ​តែ​អាក្រក់ ចុះ​ខ្លួន​ល្អ​ម្ល៉ា​ទៅ !; ត្រង់​គេ​ឯង​ថា​គេ​ល្ងង់ ចុះ​ខ្លួន​ឯង​តើ​ចេះ​ម្ល៉ា​ទៅ !; នែ​កុំ​អួត​តែ​ខ្លួន​ពេក មិន​ម្ល៉ា​ទេ ! ...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៨</text:p>
          </table:table-cell>
          <table:table-cell table:style-name="តារាង1.A2" office:value-type="string">
            <text:p text:style-name="P5">ម្លាន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រស​ស្ទើរ​ផ្អែម​ស្ទើរ​ភ្លាវ​ជាដើម ឬ​ដែល​រអៀច​ៗ​នាំ​ឲ្យ​ទ្រលាន់​ឬ​ឆ្អើម​លំបាក​លេប​មិន​ចុះ : ផ្អែម​ម្លាន់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៣៩</text:p>
          </table:table-cell>
          <table:table-cell table:style-name="តារាង1.A2" office:value-type="string">
            <text:p text:style-name="P5">ម្លាយ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មាន​សព្ទ​វាចា​វែង​ៗ​រង្វើល​ៗ​ទាំង​មិន​សូវ​ច្បាស់​លាស់​ផង : សម្ដី​ម្លាយ​ៗ; និយាយ​ម្លា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០</text:p>
          </table:table-cell>
          <table:table-cell table:style-name="តារាង1.A2" office:value-type="string">
            <text:p text:style-name="P5">ម្លិ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; 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មល្លិកា ឬជា មល្លិ ក៏​មាន​ខ្លះ; មះលិ អ. ថ. ម៉ៈលិ) ឈើ​តូច​ពួក​មួយ ផ្កា​សម្បុរ​ស ក្លិន​ក្រអូប​ត្រជាក់, គេ​ដាំ​យក​ផ្កា​ប្រើ​ការ​បាន​ច្រើន​យ៉ាង ។ ម្លិះ​រួត ម្លិះ​ដែល​មាន​ផ្កា​ជា​រួត​ៗ​ច្រើន​ស្រទាប់; ម្លិះ​លា ម្លិះ​ដែល​មាន​ផ្កា​រីក​លា​ឥត​រួ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ម្លិះ​រួត</text:p>
            <text:p text:style-name="P1">ម្លិះ​លា</text:p>
            <text:p text:style-name="P1"/>
          </table:table-cell>
        </table:table-row>
        <table:table-row>
          <table:table-cell table:style-name="តារាង1.A2" office:value-type="string">
            <text:p text:style-name="P3">៩៧៤១</text:p>
          </table:table-cell>
          <table:table-cell table:style-name="តារាង1.A2" office:value-type="string">
            <text:p text:style-name="P5">ម្ល៉ឹ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យ៉ាង​ហ្នឹង, ដូច្នឹង ។ ពាក្យ​និបាត​ប្រាប់​អាការ​នៃ​សេចក្ដី​កំបាំង​ឲ្យ​ឃើញ​ជាក់​ច្បាស់ : ខូច​សម្ល៉ឹង​ៗ; ម្ល៉ឹង​ម្ល៉ឹង​ឬ ?; ដល់​ម្លឹង; ទាំង​ម្ល៉ឹង; ល្អ​ម្ល៉ឹង; ឈឺ​ធ្ងន់​ម្ល៉ឹង​ហើយ​នៅ​តែ​ក្អេងក្អាង​ទៀត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២</text:p>
          </table:table-cell>
          <table:table-cell table:style-name="តារាង1.A2" office:value-type="string">
            <text:p text:style-name="P5">ម្លឺត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ដក​ក​យឺត​ៗ​ដោយ​ខំ​ប្រឹង​លេប​ឬ​ខំ​ប្រឹង​ទាញ​ជាដើម : ដក​ក​ម្លឺត​ៗ; គោ​ប្រឹង​ទាញ​ន័ង្គល​ម្លឺត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៣</text:p>
          </table:table-cell>
          <table:table-cell table:style-name="តារាង1.A2" office:value-type="string">
            <text:p text:style-name="P5">ម្លូ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វល្លិ​ឡើង​ជន្លង់​ពួក​មួយ មាន​ឈ្មោះ​ច្រើន​យ៉ាង, ដើម​និង​ស្លឹក​មាន​រស​ហាង ក្លិន​ប្រហើរ​ឆួល​បន្តិច​ៗ, គេ​ដាំ​ជា​របរ​ប្រើ​ស្លឹក​ជា​គ្រឿង​ផ្សំ​ជាមួយ​នឹង​កំបោរ, ស្លា​ជាដើម ទំពា​បំបាត់​ក្លិន​មាត់​មិន​ឲ្យ​ធុំ​អាក្រក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៤</text:p>
          </table:table-cell>
          <table:table-cell table:style-name="តារាង1.A2" office:value-type="string">
            <text:p text:style-name="P5">ម្លូ​ទេ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តិណ​ជាតិ​មួយ​ប្រភេទ, ស្លឹក​ដែល​បេះ​ទុក​ឲ្យ​ស្រពាប់ មាន​ក្លិន​ប្រហើរ​ឈ្ងប់​ស្រដៀង​នឹង​ក្លិន​ស្លឹក​តើយ, គេ​ដាំ​យក​ស្លឹក​ប្រើ​ជា​គ្រឿង​អប់​សរសៃ​ថ្នាំ​ឬ​អប់​ស្លឹក​ម្លូ​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៥</text:p>
          </table:table-cell>
          <table:table-cell table:style-name="តារាង1.A2" office:value-type="string">
            <text:p text:style-name="P5">ម្លូ​ព្រ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ស្រុក​មួយ​ក្នុង​កម្ពុជ​រដ្ឋ នៅ​ក្នុង​អំណាច​ខែត្រ​កំពង់ធំ, សព្វ​ថ្ងៃ​នេះ នៅ​ក្នុង​ខែត្រ​ព្រះ​វិហា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៦</text:p>
          </table:table-cell>
          <table:table-cell table:style-name="តារាង1.A2" office:value-type="string">
            <text:p text:style-name="P5">ម្ល៉េ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យ៉ាង​នេះ, ដូច្នេះ : ម្ល៉េះ​តើ; ម្ល៉េះ​ម៉ឹង​ឬ ?; ម្ល៉េះ​សម​លំបាក​ណាស់​ដឹង ?; លំបាក​អ្វី​ម្ល៉េះ !; យូរ​ម្ល៉េះ ?; ឱ​ម្ល៉េះ​ៗ​អ៊ី​ថា : <text:s/>!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៧</text:p>
          </table:table-cell>
          <table:table-cell table:style-name="តារាង1.A2" office:value-type="string">
            <text:p text:style-name="P5">ម្សាញ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ឆ្នាំ​ទី ៦ (ពស់) : ឆ្នាំ​ម្សាញ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<text:s/>ឆ្នាំ​ម្សាញ់ </text:p>
          </table:table-cell>
        </table:table-row>
        <table:table-row>
          <table:table-cell table:style-name="តារាង1.A2" office:value-type="string">
            <text:p text:style-name="P3">៩៧៤៨</text:p>
          </table:table-cell>
          <table:table-cell table:style-name="តារាង1.A2" office:value-type="string">
            <text:p text:style-name="P5">ម្សិ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ាក្យ​និបាត​ប្រាប់​វេលា​ក្នុង​ថ្ងៃ​មួយ​មុន​ថ្ងៃ​នេះ (ថ្ងៃ​ទី ២ មុន​បន្ទាប់​ថ្ងៃ​នេះ) : ពី​ម្សិល, ពី​ថ្ងៃ​ម្សិល, ពី​ម្សិល​មិញ​គេ​បាន​មក​ជួប​នឹង​ខ្ញុំ​ហើយ ។</text:p>
          </table:table-cell>
          <table:table-cell table:style-name="តារាង1.D2" office:value-type="string">
            <text:p text:style-name="P2">ម្សិល​មិញ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៤៩</text:p>
          </table:table-cell>
          <table:table-cell table:style-name="តារាង1.A2" office:value-type="string">
            <text:p text:style-name="P5">ម្សិលម៉្ង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ាក្យ​និបាត​ប្រាប់​វេលា​ក្នុង​ថ្ងៃ​មួយ​មុន​ថ្ងៃ​ម្សិល (ម្សិល​មួយ​ថ្ងៃ គឺ​ថ្ងៃ​ទី ៣ មុន​ថ្ងៃ​នេះ) : ពី​ម្សិល​ម្ង៉ៃ ខ្ញុំ​មិន​បាន​ទៅ​ធ្វើ​ការ​ទ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០</text:p>
          </table:table-cell>
          <table:table-cell table:style-name="តារាង1.A2" office:value-type="string">
            <text:p text:style-name="P5">ម្សិលម្ង៉ៃ​មួយ​ន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1">ពាក្យ​និបាត​ប្រាប់​វេលា​ក្នុង​ថ្ងៃ​មួយ​មុន​ថ្ងៃ​ម្សិល​ម្ង៉ៃ (ថ្ងៃ​ទី ៤ មុន​ថ្ងៃ​នេះ) : គាត់​ចាប់​ឈឺ​ពី​ម្សិល​ម្ង៉ៃ​មួយ​ន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១</text:p>
          </table:table-cell>
          <table:table-cell table:style-name="តារាង1.A2" office:value-type="string">
            <text:p text:style-name="P5">ម្សៀ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ប្រយោជន៍, សេចក្ដី​កើត​ការ : មាន​ម្សៀត ។ ចោល​ម្សៀត មិន​កើត​ការ, មិន​បាន​ការ, ប្រើ​ការ​មិន​កើត : មនុស្ស​ចោល​ម្សៀត, របស់​ចោល​ម្រៀត ។ បង់​ម្សៀត <text:s/>បង់​ប្រយោជន៍, អសារ​ឥត​ការ, ដែល​គួរ​តែ​ចោល : ខូច​បង់​ម្សៀត (ម. ព. បង់​សៀត ផង) ។ មាន​ម្សៀត មាន​ប្រយោជន៍, បាន​ការ ។ ចោល​ម្សៀត ! មោឃៈ ! (ព. ទ្រ. ម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>ចោល​ម្សៀត</text:p>
            <text:p text:style-name="P1">បង់​ម្សៀត </text:p>
            <text:p text:style-name="P1">មាន​ម្សៀត </text:p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3">៩៧៥២</text:p>
          </table:table-cell>
          <table:table-cell table:style-name="តារាង1.A2" office:value-type="string">
            <text:p text:style-name="P5">ម្សេ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(ដិនប្រះសិវ <text:s/>អ. ថ. ឌិនប្រៈស៊ិវ) ផង់​ផ្ទុះ​ពួក​មួយ​មាន​ច្រើន​បែប​សម្រាប់​ប្រើ​ជា​គ្រឿង​ដុត​ឲ្យ​ផ្ទុះ​ឬ​ផ្សំ​ក្នុង​ការ​បាញ់​កាំភ្លើង​ជាដើម; ច្រើន​ហៅ​ថា រំសេវ ជាង : រំសេវ​កាំជ្រួច, រំសេវ​កាំភ្លើង, រំសេវ​ផាវ, រំសេវ​ភ្ញី​ទៀន ។ល។</text:p>
          </table:table-cell>
          <table:table-cell table:style-name="តារាង1.D2" office:value-type="string">
            <text:p text:style-name="P2">រំសេវ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៣</text:p>
          </table:table-cell>
          <table:table-cell table:style-name="តារាង1.A2" office:value-type="string">
            <text:p text:style-name="P5">ម្ស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ផង់​ដែល​ធ្វើ​ពី​អង្ករ, ពោត, សណ្ដែក​, មើម​ដំឡូង​ជាដើម : ម្សៅ​ខ្សាយ, ម្សៅ​ដំណើប, ម្សៅ​ជ្រែ, ម្សៅ​ឈូក, ម្សៅ​ដំឡូង, ម្សៅ​ពោត, ម្សៅ​សណ្ដែក, ម្សៅ​ល្មៀត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៤</text:p>
          </table:table-cell>
          <table:table-cell table:style-name="តារាង1.A2" office:value-type="string">
            <text:p text:style-name="P5">ម្ហប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បើក​មាត់​ហប​ៗ​រឿយ​ៗ, ដែល​ហប​ខ្លាំង : ហា​មាត់​ម្ហប​ៗ, ធ្វើ​មាត់​ម្ហប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៥</text:p>
          </table:table-cell>
          <table:table-cell table:style-name="តារាង1.A2" office:value-type="string">
            <text:p text:style-name="P5">ម្ហ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1">ពាក្យ​បរិវារ​របស់​ពាក្យ ម្ហូប ថា : ម្ហូប​ម្ហា ម្ហូប​ផ្សេង​ៗ​នេះ​ខ្លះ​នោះ​ខ្លះ ឬ​សរសេរ​ជា ម្ហូប​មហា <text:s/>ម្ហូប​ច្រើន​មុខ (?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៦</text:p>
          </table:table-cell>
          <table:table-cell table:style-name="តារាង1.A2" office:value-type="string">
            <text:p text:style-name="P5">ម្ហ៊ិះ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ហេះ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៧</text:p>
          </table:table-cell>
          <table:table-cell table:style-name="តារាង1.A2" office:value-type="string">
            <text:p text:style-name="P5">ម្ហូ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ភោជន​មាន​សម្ល​ជាដើម​សម្រាប់​ហូប គឺ​សម្រាប់​បរិភោគ​ផ្សំ​នឹង​បាយ​ឬ​បបរ ឬ​ក៏​ផ្សំ​ជាមួយ​នឹង​នំ​ដែល​ប្រើ​ជា​ជំនួស​បាយ : ម្ហូប​ក្រៀម, ម្ហូប​ទឹក, ម្ហូប​ឆ្ងាញ់​ពិសា; បរិភោគ​តែ​ម្ហូប​ទទេ (ឥត​បា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៨</text:p>
          </table:table-cell>
          <table:table-cell table:style-name="តារាង1.A2" office:value-type="string">
            <text:p text:style-name="P5">ម្ហើប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ហើប​ៗ​រឿ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៥៩</text:p>
          </table:table-cell>
          <table:table-cell table:style-name="តារាង1.A2" office:value-type="string">
            <text:p text:style-name="P5">ម្ហេប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1">ដែល​មាន​អាកា​រហេប​ៗ : ពោះ​ម្ហេប​ៗ; ឃ្លាន​បាយ​ម្ហេប​ៗ (ស្រុក​ខ្លះ​និយាយ​ថា ម្ហេត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០</text:p>
          </table:table-cell>
          <table:table-cell table:style-name="តារាង1.A2" office:value-type="string">
            <text:p text:style-name="P5">ម្ហេបម្ហ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1">ដែល​ធ្វើ​​​មាត់​ទុល​ហើប​ៗ​ដោយ​មាត់​ហប​ៗ​ព្រោះ​ខ្លាច​ឬ​ព្រោះ​ស្លន់​ខ្លាំង : និយាយ​ម្ហេប​ម្ហប (ម. ព. ត្រហេប​ត្រហប ផង) ។</text:p>
          </table:table-cell>
          <table:table-cell table:style-name="តារាង1.D2" office:value-type="string">
            <text:p text:style-name="P2">ម្ហែប​ម្ហប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១</text:p>
          </table:table-cell>
          <table:table-cell table:style-name="តារាង1.A2" office:value-type="string">
            <text:p text:style-name="P5">ម្ហេះ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ក្លិន​ធុំ​ស្អុយ​ខ្មោះ​បន្តិច​ៗ​យ៉ាង​ស្រាល : ក្លិន​ម្ហេះ​ៗ; ធុំ​ម្ហេះ <text:s/>និយាយ​ថា ម្ហ៊ិះ​ៗ ក៏​មាន (តាម​ទម្លាប់​ប្រើ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២</text:p>
          </table:table-cell>
          <table:table-cell table:style-name="តារាង1.A2" office:value-type="string">
            <text:p text:style-name="P5">ម្ហ៊ែត​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1">ដែល​មាន​រស​ជាតិ​ព្រហែត​ៗ ។ កិ. វិ. ដែល​មាន​ទឹក​មុខ​ចេញ​អាការ​ស្ពែត​ៗ : ធ្វើ​មុខ​ម្ហ៊ែត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៣</text:p>
          </table:table-cell>
          <table:table-cell table:style-name="តារាង1.A2" office:value-type="string">
            <text:p text:style-name="P5">ម្ហែបម្ហ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">(ម. ព. ម្ហេប​ម្ហប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៤</text:p>
          </table:table-cell>
          <table:table-cell table:style-name="តារាង1.A2" office:value-type="string">
            <text:p text:style-name="P5">ម្អ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តិណ​ជាតិ​ពួក​មួយ ដុះ​ក្នុង​ទឹក​រាក់​ឬ​នៅ​ដី​សើម​តាម​ទំនាប​ឬ​វាល​ស្រែ​ដោយ​អន្លើ​ៗ, មាន​ក្លិន​ហាង​ឆួល​លាយ​ក្រអូប​បន្តិច​ៗ, ផ្កា​សម្បុរ​ស្វាយ, ប្រើ​ជា​គ្រឿង​បង់​សម្ល​ម្ជូរ​បែប​ខ្លះ, ប្រើ​បាន​ទាំង​ស្រស់​ទាំង​ក្រៀម, ដែល​នៅ​ស្រស់​ប្រើ​ជា​អន្លក់​ក៏​បាន, ម្អម​មាន​ពីរ​ប្រភេទ​គឺ មួយ​ប្រភេទ​ដើម​និង​ស្លឹក​ខៀវ, មួយ​ប្រភេទ​ក្រហម​ចាស់ : សម្ល​ម្ជូរ​បង់​ម្អម ។ ព. កា. ថា : សម្ល​បង់​ម្អម អ្នក​ដែល​មិន​តម គេ​ច្រើន​រាប់អាន កាល​ដល់​រដូវ ពុំ​សូវ​ដែល​ខាន ដួស​ពីរ​បី​ចាន ពុំខាន​ទារ​ទៀ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3">៩៧៦៥</text:p>
          </table:table-cell>
          <table:table-cell table:style-name="តារាង1.A2" office:value-type="string">
            <text:p text:style-name="P5">ម្អម​ក្ដ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តិណ​ជាតិ​មួយ​ប្រភេទ ជា​ពួក​ម្អម​ដែរ តែ​ដើម​និង​ស្លឹក​ល្អិត​បន្តិច ក្លិន​ហាង​ប្រហាត​ជាង​ម្អម​ធម្មតា, ប្រើ​ជា​គ្រឿង​ស្ល​ម្ជូរ​មិន​កើត​ទេ បើ​ប្រើ​ជា​អន្លក់​ឬ​ជា​គ្រឿង​ភ្លា​បាន​ខ្លះ (តាម​ចំណូល​អ្នក​ដែល​ធ្លាប់​ត្រូវ​ការ​ប្រើ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0:41:42</dc:date>
    <meta:printed-by>S Thea Sam</meta:printed-by>
    <meta:print-date>2006-07-20T09:31:22</meta:print-date>
    <dc:language>en-US</dc:language>
    <meta:editing-cycles>185</meta:editing-cycles>
    <meta:editing-duration>P3DT5H40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54" meta:paragraph-count="3853" meta:word-count="14491" meta:character-count="18695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